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138in"/>
    </style:style>
    <style:style style:name="co3" style:family="table-column">
      <style:table-column-properties fo:break-before="auto" style:column-width="0.1925in"/>
    </style:style>
    <style:style style:name="co4" style:family="table-column">
      <style:table-column-properties fo:break-before="auto" style:column-width="3.3807in"/>
    </style:style>
    <style:style style:name="co5" style:family="table-column">
      <style:table-column-properties fo:break-before="auto" style:column-width="4.5701in"/>
    </style:style>
    <style:style style:name="co6" style:family="table-column">
      <style:table-column-properties fo:break-before="auto" style:column-width="6.1035in"/>
    </style:style>
    <style:style style:name="co7" style:family="table-column">
      <style:table-column-properties fo:break-before="auto" style:column-width="2.35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blAct" table:style-name="ta1">
        <table:table-column table:style-name="co1" table:number-columns-repeated="5" table:default-cell-style-name="ce1"/>
        <table:table-column table:style-name="co2" table:default-cell-style-name="Default"/>
        <table:table-column table:style-name="co3" table:number-columns-repeated="7" table:default-cell-style-name="ce1"/>
        <table:table-column table:style-name="co1" table:default-cell-style-name="Default"/>
        <table:table-column table:style-name="co4" table:default-cell-style-name="Default"/>
        <table:table-row table:style-name="ro1">
          <table:table-cell table:number-columns-repeated="6"/>
          <table:table-cell table:number-columns-repeated="2" office:value-type="string" calcext:value-type="string">
            <text:p>[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1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/>
          <table:table-cell table:style-name="Default" table:number-columns-repeated="7"/>
          <table:table-cell/>
          <table:table-cell table:formula="of:=CONCATENATE([.G$1];[.H$1];[.I$1];[.A2];[.J$1];[.K$1];[.I$1];[.B2];[.J$1];[.K$1];[.I$1];[.C2];[.J$1];[.K$1];[.I$1];[.D2];[.J$1];[.K$1];[.I$1];[.E2];[.J$1];[.L$1];[.M$1];[.K$1])" office:value-type="string" office:string-value="[[“A01“,“AMP“,“A“,“W“,“Inactive“]]," calcext:value-type="string">
            <text:p>[[“A01“,“AMP“,“A“,“W“,“Inactive“]],</text:p>
          </table:table-cell>
        </table:table-row>
        <table:table-row table:style-name="ro1">
          <table:table-cell office:value-type="string" calcext:value-type="string">
            <text:p>A02</text:p>
          </table:table-cell>
          <table:table-cell office:value-type="string" calcext:value-type="string">
            <text:p>Inbo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3];[.J$1];[.K$1];[.I$1];[.B3];[.J$1];[.K$1];[.I$1];[.C3];[.J$1];[.K$1];[.I$1];[.D3];[.J$1];[.K$1];[.I$1];[.E3];[.J$1];[.L$1];[.M$1];[.K$1])" office:value-type="string" office:string-value="[[“A02“,“Inbox“,“A“,“W“,“Active“]]," calcext:value-type="string">
            <text:p>[[“A02“,“Inbox“,“A“,“W“,“Active“]],</text:p>
          </table:table-cell>
        </table:table-row>
        <table:table-row table:style-name="ro1">
          <table:table-cell office:value-type="string" calcext:value-type="string">
            <text:p>A03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4];[.J$1];[.K$1];[.I$1];[.B4];[.J$1];[.K$1];[.I$1];[.C4];[.J$1];[.K$1];[.I$1];[.D4];[.J$1];[.K$1];[.I$1];[.E4];[.J$1];[.L$1];[.M$1];[.K$1])" office:value-type="string" office:string-value="[[“A03“,“Expenses“,“A“,“W“,“Inactive“]]," calcext:value-type="string">
            <text:p>[[“A03“,“Expenses“,“A“,“W“,“Inactive“]],</text:p>
          </table:table-cell>
        </table:table-row>
        <table:table-row table:style-name="ro1">
          <table:table-cell office:value-type="string" calcext:value-type="string">
            <text:p>A04</text:p>
          </table:table-cell>
          <table:table-cell office:value-type="string" calcext:value-type="string">
            <text:p>Desktop Revie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5];[.J$1];[.K$1];[.I$1];[.B5];[.J$1];[.K$1];[.I$1];[.C5];[.J$1];[.K$1];[.I$1];[.D5];[.J$1];[.K$1];[.I$1];[.E5];[.J$1];[.L$1];[.M$1];[.K$1])" office:value-type="string" office:string-value="[[“A04“,“Desktop Review“,“A“,“W“,“Active“]]," calcext:value-type="string">
            <text:p>[[“A04“,“Desktop Review“,“A“,“W“,“Active“]],</text:p>
          </table:table-cell>
        </table:table-row>
        <table:table-row table:style-name="ro1">
          <table:table-cell office:value-type="string" calcext:value-type="string">
            <text:p>A05</text:p>
          </table:table-cell>
          <table:table-cell office:value-type="string" calcext:value-type="string">
            <text:p>Training Admi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LA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6];[.J$1];[.K$1];[.I$1];[.B6];[.J$1];[.K$1];[.I$1];[.C6];[.J$1];[.K$1];[.I$1];[.D6];[.J$1];[.K$1];[.I$1];[.E6];[.J$1];[.L$1];[.M$1];[.K$1])" office:value-type="string" office:string-value="[[“A05“,“Training Admin“,“A“,“TLA“,“Active“]]," calcext:value-type="string">
            <text:p>[[“A05“,“Training Admin“,“A“,“TLA“,“Active“]],</text:p>
          </table:table-cell>
        </table:table-row>
        <table:table-row table:style-name="ro1">
          <table:table-cell office:value-type="string" calcext:value-type="string">
            <text:p>A06</text:p>
          </table:table-cell>
          <table:table-cell office:value-type="string" calcext:value-type="string">
            <text:p>CPA Lic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7];[.J$1];[.K$1];[.I$1];[.B7];[.J$1];[.K$1];[.I$1];[.C7];[.J$1];[.K$1];[.I$1];[.D7];[.J$1];[.K$1];[.I$1];[.E7];[.J$1];[.L$1];[.M$1];[.K$1])" office:value-type="string" office:string-value="[[“A06“,“CPA License“,“A“,“W“,“Inactive“]]," calcext:value-type="string">
            <text:p>[[“A06“,“CPA License“,“A“,“W“,“Inactive“]],</text:p>
          </table:table-cell>
        </table:table-row>
        <table:table-row table:style-name="ro1">
          <table:table-cell office:value-type="string" calcext:value-type="string">
            <text:p>A07</text:p>
          </table:table-cell>
          <table:table-cell office:value-type="string" calcext:value-type="string">
            <text:p>Tech 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8];[.J$1];[.K$1];[.I$1];[.B8];[.J$1];[.K$1];[.I$1];[.C8];[.J$1];[.K$1];[.I$1];[.D8];[.J$1];[.K$1];[.I$1];[.E8];[.J$1];[.L$1];[.M$1];[.K$1])" office:value-type="string" office:string-value="[[“A07“,“Tech Support“,“A“,“W“,“Active“]]," calcext:value-type="string">
            <text:p>[[“A07“,“Tech Support“,“A“,“W“,“Active“]],</text:p>
          </table:table-cell>
        </table:table-row>
        <table:table-row table:style-name="ro1">
          <table:table-cell office:value-type="string" calcext:value-type="string">
            <text:p>A08</text:p>
          </table:table-cell>
          <table:table-cell office:value-type="string" calcext:value-type="string">
            <text:p>Time Mgm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9];[.J$1];[.K$1];[.I$1];[.B9];[.J$1];[.K$1];[.I$1];[.C9];[.J$1];[.K$1];[.I$1];[.D9];[.J$1];[.K$1];[.I$1];[.E9];[.J$1];[.L$1];[.M$1];[.K$1])" office:value-type="string" office:string-value="[[“A08“,“Time Mgmt“,“A“,“W“,“Active“]]," calcext:value-type="string">
            <text:p>[[“A08“,“Time Mgmt“,“A“,“W“,“Active“]],</text:p>
          </table:table-cell>
        </table:table-row>
        <table:table-row table:style-name="ro1">
          <table:table-cell office:value-type="string" calcext:value-type="string">
            <text:p>A09</text:p>
          </table:table-cell>
          <table:table-cell office:value-type="string" calcext:value-type="string">
            <text:p>Timeshee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0];[.J$1];[.K$1];[.I$1];[.B10];[.J$1];[.K$1];[.I$1];[.C10];[.J$1];[.K$1];[.I$1];[.D10];[.J$1];[.K$1];[.I$1];[.E10];[.J$1];[.L$1];[.M$1];[.K$1])" office:value-type="string" office:string-value="[[“A09“,“Timesheet“,“A“,“W“,“Inactive“]]," calcext:value-type="string">
            <text:p>[[“A09“,“Timesheet“,“A“,“W“,“Inactive“]],</text:p>
          </table:table-cell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Travel Book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1];[.J$1];[.K$1];[.I$1];[.B11];[.J$1];[.K$1];[.I$1];[.C11];[.J$1];[.K$1];[.I$1];[.D11];[.J$1];[.K$1];[.I$1];[.E11];[.J$1];[.L$1];[.M$1];[.K$1])" office:value-type="string" office:string-value="[[“A10“,“Travel Booking“,“A“,“W“,“Inactive“]]," calcext:value-type="string">
            <text:p>[[“A10“,“Travel Booking“,“A“,“W“,“Inactive“]],</text:p>
          </table:table-cell>
        </table:table-row>
        <table:table-row table:style-name="ro1">
          <table:table-cell office:value-type="string" calcext:value-type="string">
            <text:p>B01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2];[.J$1];[.K$1];[.I$1];[.B12];[.J$1];[.K$1];[.I$1];[.C12];[.J$1];[.K$1];[.I$1];[.D12];[.J$1];[.K$1];[.I$1];[.E12];[.J$1];[.L$1];[.M$1];[.K$1])" office:value-type="string" office:string-value="[[“B01“,“Bathroom“,“R“,“P“,“Active“]]," calcext:value-type="string">
            <text:p>[[“B01“,“Bathroom“,“R“,“P“,“Active“]],</text:p>
          </table:table-cell>
        </table:table-row>
        <table:table-row table:style-name="ro1">
          <table:table-cell office:value-type="string" calcext:value-type="string">
            <text:p>B02</text:p>
          </table:table-cell>
          <table:table-cell office:value-type="string" calcext:value-type="string">
            <text:p>Ea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3];[.J$1];[.K$1];[.I$1];[.B13];[.J$1];[.K$1];[.I$1];[.C13];[.J$1];[.K$1];[.I$1];[.D13];[.J$1];[.K$1];[.I$1];[.E13];[.J$1];[.L$1];[.M$1];[.K$1])" office:value-type="string" office:string-value="[[“B02“,“Eat“,“3“,“P“,“Active“]]," calcext:value-type="string">
            <text:p>[[“B02“,“Eat“,“3“,“P“,“Active“]],</text:p>
          </table:table-cell>
        </table:table-row>
        <table:table-row table:style-name="ro1">
          <table:table-cell office:value-type="string" calcext:value-type="string">
            <text:p>B04</text:p>
          </table:table-cell>
          <table:table-cell office:value-type="string" calcext:value-type="string">
            <text:p>Lun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4];[.J$1];[.K$1];[.I$1];[.B14];[.J$1];[.K$1];[.I$1];[.C14];[.J$1];[.K$1];[.I$1];[.D14];[.J$1];[.K$1];[.I$1];[.E14];[.J$1];[.L$1];[.M$1];[.K$1])" office:value-type="string" office:string-value="[[“B04“,“Lunch“,“3“,“P“,“Inactive“]]," calcext:value-type="string">
            <text:p>[[“B04“,“Lunch“,“3“,“P“,“Inactive“]],</text:p>
          </table:table-cell>
        </table:table-row>
        <table:table-row table:style-name="ro1">
          <table:table-cell office:value-type="string" calcext:value-type="string">
            <text:p>B05</text:p>
          </table:table-cell>
          <table:table-cell office:value-type="string" calcext:value-type="string">
            <text:p>Order Food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5];[.J$1];[.K$1];[.I$1];[.B15];[.J$1];[.K$1];[.I$1];[.C15];[.J$1];[.K$1];[.I$1];[.D15];[.J$1];[.K$1];[.I$1];[.E15];[.J$1];[.L$1];[.M$1];[.K$1])" office:value-type="string" office:string-value="[[“B05“,“Order Food“,“P“,“P“,“Active“]]," calcext:value-type="string">
            <text:p>[[“B05“,“Order Food“,“P“,“P“,“Active“]],</text:p>
          </table:table-cell>
        </table:table-row>
        <table:table-row table:style-name="ro1">
          <table:table-cell office:value-type="string" calcext:value-type="string">
            <text:p>B06</text:p>
          </table:table-cell>
          <table:table-cell office:value-type="string" calcext:value-type="string">
            <text:p>Beverag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6];[.J$1];[.K$1];[.I$1];[.B16];[.J$1];[.K$1];[.I$1];[.C16];[.J$1];[.K$1];[.I$1];[.D16];[.J$1];[.K$1];[.I$1];[.E16];[.J$1];[.L$1];[.M$1];[.K$1])" office:value-type="string" office:string-value="[[“B06“,“Beverage“,“B“,“P“,“Active“]]," calcext:value-type="string">
            <text:p>[[“B06“,“Beverage“,“B“,“P“,“Active“]],</text:p>
          </table:table-cell>
        </table:table-row>
        <table:table-row table:style-name="ro1">
          <table:table-cell office:value-type="string" calcext:value-type="string">
            <text:p>D01</text:p>
          </table:table-cell>
          <table:table-cell office:value-type="string" calcext:value-type="string">
            <text:p>Monthly Review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7];[.J$1];[.K$1];[.I$1];[.B17];[.J$1];[.K$1];[.I$1];[.C17];[.J$1];[.K$1];[.I$1];[.D17];[.J$1];[.K$1];[.I$1];[.E17];[.J$1];[.L$1];[.M$1];[.K$1])" office:value-type="string" office:string-value="[[“D01“,“Monthly Review“,“D“,“D“,“Active“]]," calcext:value-type="string">
            <text:p>[[“D01“,“Monthly Review“,“D“,“D“,“Active“]],</text:p>
          </table:table-cell>
        </table:table-row>
        <table:table-row table:style-name="ro1">
          <table:table-cell office:value-type="string" calcext:value-type="string">
            <text:p>D02</text:p>
          </table:table-cell>
          <table:table-cell office:value-type="string" calcext:value-type="string">
            <text:p>Weekly Review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8];[.J$1];[.K$1];[.I$1];[.B18];[.J$1];[.K$1];[.I$1];[.C18];[.J$1];[.K$1];[.I$1];[.D18];[.J$1];[.K$1];[.I$1];[.E18];[.J$1];[.L$1];[.M$1];[.K$1])" office:value-type="string" office:string-value="[[“D02“,“Weekly Review“,“D“,“D“,“Inactive“]]," calcext:value-type="string">
            <text:p>[[“D02“,“Weekly Review“,“D“,“D“,“Inactive“]],</text:p>
          </table:table-cell>
        </table:table-row>
        <table:table-row table:style-name="ro1">
          <table:table-cell office:value-type="string" calcext:value-type="string">
            <text:p>D03</text:p>
          </table:table-cell>
          <table:table-cell office:value-type="string" calcext:value-type="string">
            <text:p>Dev Plan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9];[.J$1];[.K$1];[.I$1];[.B19];[.J$1];[.K$1];[.I$1];[.C19];[.J$1];[.K$1];[.I$1];[.D19];[.J$1];[.K$1];[.I$1];[.E19];[.J$1];[.L$1];[.M$1];[.K$1])" office:value-type="string" office:string-value="[[“D03“,“Dev Plan“,“D“,“D“,“Active“]]," calcext:value-type="string">
            <text:p>[[“D03“,“Dev Plan“,“D“,“D“,“Active“]],</text:p>
          </table:table-cell>
        </table:table-row>
        <table:table-row table:style-name="ro1">
          <table:table-cell office:value-type="string" calcext:value-type="string">
            <text:p>D04</text:p>
          </table:table-cell>
          <table:table-cell office:value-type="string" calcext:value-type="string">
            <text:p>One-on-On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20];[.J$1];[.K$1];[.I$1];[.B20];[.J$1];[.K$1];[.I$1];[.C20];[.J$1];[.K$1];[.I$1];[.D20];[.J$1];[.K$1];[.I$1];[.E20];[.J$1];[.L$1];[.M$1];[.K$1])" office:value-type="string" office:string-value="[[“D04“,“One-on-One“,“D“,“DS“,“Active“]]," calcext:value-type="string">
            <text:p>[[“D04“,“One-on-One“,“D“,“DS“,“Active“]],</text:p>
          </table:table-cell>
        </table:table-row>
        <table:table-row table:style-name="ro1">
          <table:table-cell office:value-type="string" calcext:value-type="string">
            <text:p>D05</text:p>
          </table:table-cell>
          <table:table-cell office:value-type="string" calcext:value-type="string">
            <text:p>One-on-One Prep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21];[.J$1];[.K$1];[.I$1];[.B21];[.J$1];[.K$1];[.I$1];[.C21];[.J$1];[.K$1];[.I$1];[.D21];[.J$1];[.K$1];[.I$1];[.E21];[.J$1];[.L$1];[.M$1];[.K$1])" office:value-type="string" office:string-value="[[“D05“,“One-on-One Prep“,“D“,“D“,“Inactive“]]," calcext:value-type="string">
            <text:p>[[“D05“,“One-on-One Prep“,“D“,“D“,“Inactive“]],</text:p>
          </table:table-cell>
        </table:table-row>
        <table:table-row table:style-name="ro1">
          <table:table-cell office:value-type="string" calcext:value-type="string">
            <text:p>D06</text:p>
          </table:table-cell>
          <table:table-cell office:value-type="string" calcext:value-type="string">
            <text:p>Coaching (D)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22];[.J$1];[.K$1];[.I$1];[.B22];[.J$1];[.K$1];[.I$1];[.C22];[.J$1];[.K$1];[.I$1];[.D22];[.J$1];[.K$1];[.I$1];[.E22];[.J$1];[.L$1];[.M$1];[.K$1])" office:value-type="string" office:string-value="[[“D06“,“Coaching (D)“,“D“,“D“,“Inactive“]]," calcext:value-type="string">
            <text:p>[[“D06“,“Coaching (D)“,“D“,“D“,“Inactive“]],</text:p>
          </table:table-cell>
        </table:table-row>
        <table:table-row table:style-name="ro1">
          <table:table-cell office:value-type="string" calcext:value-type="string">
            <text:p>I01</text:p>
          </table:table-cell>
          <table:table-cell office:value-type="string" calcext:value-type="string">
            <text:p>IIA Meetings &amp; Email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23];[.J$1];[.K$1];[.I$1];[.B23];[.J$1];[.K$1];[.I$1];[.C23];[.J$1];[.K$1];[.I$1];[.D23];[.J$1];[.K$1];[.I$1];[.E23];[.J$1];[.L$1];[.M$1];[.K$1])" office:value-type="string" office:string-value="[[“I01“,“IIA Meetings &amp; Emails“,“I“,“I“,“Inactive“]]," calcext:value-type="string">
            <text:p>[[“I01“,“IIA Meetings &amp; Emails“,“I“,“I“,“Inactive“]],</text:p>
          </table:table-cell>
        </table:table-row>
        <table:table-row table:style-name="ro1">
          <table:table-cell office:value-type="string" calcext:value-type="string">
            <text:p>I02</text:p>
          </table:table-cell>
          <table:table-cell office:value-type="string" calcext:value-type="string">
            <text:p>IIA Recon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24];[.J$1];[.K$1];[.I$1];[.B24];[.J$1];[.K$1];[.I$1];[.C24];[.J$1];[.K$1];[.I$1];[.D24];[.J$1];[.K$1];[.I$1];[.E24];[.J$1];[.L$1];[.M$1];[.K$1])" office:value-type="string" office:string-value="[[“I02“,“IIA Recons“,“I“,“I“,“Inactive“]]," calcext:value-type="string">
            <text:p>[[“I02“,“IIA Recons“,“I“,“I“,“Inactive“]],</text:p>
          </table:table-cell>
        </table:table-row>
        <table:table-row table:style-name="ro1">
          <table:table-cell office:value-type="string" calcext:value-type="string">
            <text:p>I03</text:p>
          </table:table-cell>
          <table:table-cell office:value-type="string" calcext:value-type="string">
            <text:p>Board Material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25];[.J$1];[.K$1];[.I$1];[.B25];[.J$1];[.K$1];[.I$1];[.C25];[.J$1];[.K$1];[.I$1];[.D25];[.J$1];[.K$1];[.I$1];[.E25];[.J$1];[.L$1];[.M$1];[.K$1])" office:value-type="string" office:string-value="[[“I03“,“Board Materials“,“I“,“I“,“Inactive“]]," calcext:value-type="string">
            <text:p>[[“I03“,“Board Materials“,“I“,“I“,“Inactive“]],</text:p>
          </table:table-cell>
        </table:table-row>
        <table:table-row table:style-name="ro1">
          <table:table-cell office:value-type="string" calcext:value-type="string">
            <text:p>I04</text:p>
          </table:table-cell>
          <table:table-cell office:value-type="string" calcext:value-type="string">
            <text:p>Slot Reporting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26];[.J$1];[.K$1];[.I$1];[.B26];[.J$1];[.K$1];[.I$1];[.C26];[.J$1];[.K$1];[.I$1];[.D26];[.J$1];[.K$1];[.I$1];[.E26];[.J$1];[.L$1];[.M$1];[.K$1])" office:value-type="string" office:string-value="[[“I04“,“Slot Reporting“,“I“,“I“,“Inactive“]]," calcext:value-type="string">
            <text:p>[[“I04“,“Slot Reporting“,“I“,“I“,“Inactive“]],</text:p>
          </table:table-cell>
        </table:table-row>
        <table:table-row table:style-name="ro1">
          <table:table-cell office:value-type="string" calcext:value-type="string">
            <text:p>I05</text:p>
          </table:table-cell>
          <table:table-cell office:value-type="string" calcext:value-type="string">
            <text:p>Post Office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27];[.J$1];[.K$1];[.I$1];[.B27];[.J$1];[.K$1];[.I$1];[.C27];[.J$1];[.K$1];[.I$1];[.D27];[.J$1];[.K$1];[.I$1];[.E27];[.J$1];[.L$1];[.M$1];[.K$1])" office:value-type="string" office:string-value="[[“I05“,“Post Office“,“I“,“I“,“Inactive“]]," calcext:value-type="string">
            <text:p>[[“I05“,“Post Office“,“I“,“I“,“Inactive“]],</text:p>
          </table:table-cell>
        </table:table-row>
        <table:table-row table:style-name="ro1">
          <table:table-cell office:value-type="string" calcext:value-type="string">
            <text:p>I06</text:p>
          </table:table-cell>
          <table:table-cell office:value-type="string" calcext:value-type="string">
            <text:p>Invoicing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28];[.J$1];[.K$1];[.I$1];[.B28];[.J$1];[.K$1];[.I$1];[.C28];[.J$1];[.K$1];[.I$1];[.D28];[.J$1];[.K$1];[.I$1];[.E28];[.J$1];[.L$1];[.M$1];[.K$1])" office:value-type="string" office:string-value="[[“I06“,“Invoicing“,“I“,“I“,“Inactive“]]," calcext:value-type="string">
            <text:p>[[“I06“,“Invoicing“,“I“,“I“,“Inactive“]],</text:p>
          </table:table-cell>
        </table:table-row>
        <table:table-row table:style-name="ro1">
          <table:table-cell office:value-type="string" calcext:value-type="string">
            <text:p>L01</text:p>
          </table:table-cell>
          <table:table-cell office:value-type="string" calcext:value-type="string">
            <text:p>Assimil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29];[.J$1];[.K$1];[.I$1];[.B29];[.J$1];[.K$1];[.I$1];[.C29];[.J$1];[.K$1];[.I$1];[.D29];[.J$1];[.K$1];[.I$1];[.E29];[.J$1];[.L$1];[.M$1];[.K$1])" office:value-type="string" office:string-value="[[“L01“,“Assimil“,“L“,“L“,“Inactive“]]," calcext:value-type="string">
            <text:p>[[“L01“,“Assimil“,“L“,“L“,“Inactive“]],</text:p>
          </table:table-cell>
        </table:table-row>
        <table:table-row table:style-name="ro1">
          <table:table-cell office:value-type="string" calcext:value-type="string">
            <text:p>L02</text:p>
          </table:table-cell>
          <table:table-cell office:value-type="string" calcext:value-type="string">
            <text:p>Brain Training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30];[.J$1];[.K$1];[.I$1];[.B30];[.J$1];[.K$1];[.I$1];[.C30];[.J$1];[.K$1];[.I$1];[.D30];[.J$1];[.K$1];[.I$1];[.E30];[.J$1];[.L$1];[.M$1];[.K$1])" office:value-type="string" office:string-value="[[“L02“,“Brain Training“,“L“,“L“,“Inactive“]]," calcext:value-type="string">
            <text:p>[[“L02“,“Brain Training“,“L“,“L“,“Inactive“]],</text:p>
          </table:table-cell>
        </table:table-row>
        <table:table-row table:style-name="ro1">
          <table:table-cell office:value-type="string" calcext:value-type="string">
            <text:p>L03</text:p>
          </table:table-cell>
          <table:table-cell office:value-type="string" calcext:value-type="string">
            <text:p>Car Repai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31];[.J$1];[.K$1];[.I$1];[.B31];[.J$1];[.K$1];[.I$1];[.C31];[.J$1];[.K$1];[.I$1];[.D31];[.J$1];[.K$1];[.I$1];[.E31];[.J$1];[.L$1];[.M$1];[.K$1])" office:value-type="string" office:string-value="[[“L03“,“Car Repairs“,“1“,“PL“,“Active“]]," calcext:value-type="string">
            <text:p>[[“L03“,“Car Repairs“,“1“,“PL“,“Active“]],</text:p>
          </table:table-cell>
        </table:table-row>
        <table:table-row table:style-name="ro1">
          <table:table-cell office:value-type="string" calcext:value-type="string">
            <text:p>L04</text:p>
          </table:table-cell>
          <table:table-cell office:value-type="string" calcext:value-type="string">
            <text:p>Coffee Break Languages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32];[.J$1];[.K$1];[.I$1];[.B32];[.J$1];[.K$1];[.I$1];[.C32];[.J$1];[.K$1];[.I$1];[.D32];[.J$1];[.K$1];[.I$1];[.E32];[.J$1];[.L$1];[.M$1];[.K$1])" office:value-type="string" office:string-value="[[“L04“,“Coffee Break Languages“,“L“,“L“,“Inactive“]]," calcext:value-type="string">
            <text:p>[[“L04“,“Coffee Break Languages“,“L“,“L“,“Inactive“]],</text:p>
          </table:table-cell>
        </table:table-row>
        <table:table-row table:style-name="ro1">
          <table:table-cell office:value-type="string" calcext:value-type="string">
            <text:p>L05</text:p>
          </table:table-cell>
          <table:table-cell office:value-type="string" calcext:value-type="string">
            <text:p>DuoLingo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33];[.J$1];[.K$1];[.I$1];[.B33];[.J$1];[.K$1];[.I$1];[.C33];[.J$1];[.K$1];[.I$1];[.D33];[.J$1];[.K$1];[.I$1];[.E33];[.J$1];[.L$1];[.M$1];[.K$1])" office:value-type="string" office:string-value="[[“L05“,“DuoLingo“,“L“,“L“,“Inactive“]]," calcext:value-type="string">
            <text:p>[[“L05“,“DuoLingo“,“L“,“L“,“Inactive“]],</text:p>
          </table:table-cell>
        </table:table-row>
        <table:table-row table:style-name="ro1">
          <table:table-cell office:value-type="string" calcext:value-type="string">
            <text:p>L06</text:p>
          </table:table-cell>
          <table:table-cell office:value-type="string" calcext:value-type="string">
            <text:p>Grammar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34];[.J$1];[.K$1];[.I$1];[.B34];[.J$1];[.K$1];[.I$1];[.C34];[.J$1];[.K$1];[.I$1];[.D34];[.J$1];[.K$1];[.I$1];[.E34];[.J$1];[.L$1];[.M$1];[.K$1])" office:value-type="string" office:string-value="[[“L06“,“Grammar“,“L“,“L“,“Inactive“]]," calcext:value-type="string">
            <text:p>[[“L06“,“Grammar“,“L“,“L“,“Inactive“]],</text:p>
          </table:table-cell>
        </table:table-row>
        <table:table-row table:style-name="ro1">
          <table:table-cell office:value-type="string" calcext:value-type="string">
            <text:p>L07</text:p>
          </table:table-cell>
          <table:table-cell office:value-type="string" calcext:value-type="string">
            <text:p>Math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35];[.J$1];[.K$1];[.I$1];[.B35];[.J$1];[.K$1];[.I$1];[.C35];[.J$1];[.K$1];[.I$1];[.D35];[.J$1];[.K$1];[.I$1];[.E35];[.J$1];[.L$1];[.M$1];[.K$1])" office:value-type="string" office:string-value="[[“L07“,“Math“,“L“,“L“,“Inactive“]]," calcext:value-type="string">
            <text:p>[[“L07“,“Math“,“L“,“L“,“Inactive“]],</text:p>
          </table:table-cell>
        </table:table-row>
        <table:table-row table:style-name="ro1">
          <table:table-cell office:value-type="string" calcext:value-type="string">
            <text:p>I09</text:p>
          </table:table-cell>
          <table:table-cell office:value-type="string" calcext:value-type="string">
            <text:p>Payment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36];[.J$1];[.K$1];[.I$1];[.B36];[.J$1];[.K$1];[.I$1];[.C36];[.J$1];[.K$1];[.I$1];[.D36];[.J$1];[.K$1];[.I$1];[.E36];[.J$1];[.L$1];[.M$1];[.K$1])" office:value-type="string" office:string-value="[[“I09“,“Payments“,“I“,“I“,“Inactive“]]," calcext:value-type="string">
            <text:p>[[“I09“,“Payments“,“I“,“I“,“Inactive“]],</text:p>
          </table:table-cell>
        </table:table-row>
        <table:table-row table:style-name="ro1">
          <table:table-cell office:value-type="string" calcext:value-type="string">
            <text:p>L09</text:p>
          </table:table-cell>
          <table:table-cell office:value-type="string" calcext:value-type="string">
            <text:p>Rosetta Stone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37];[.J$1];[.K$1];[.I$1];[.B37];[.J$1];[.K$1];[.I$1];[.C37];[.J$1];[.K$1];[.I$1];[.D37];[.J$1];[.K$1];[.I$1];[.E37];[.J$1];[.L$1];[.M$1];[.K$1])" office:value-type="string" office:string-value="[[“L09“,“Rosetta Stone“,“L“,“L“,“Inactive“]]," calcext:value-type="string">
            <text:p>[[“L09“,“Rosetta Stone“,“L“,“L“,“Inactive“]],</text:p>
          </table:table-cell>
        </table:table-row>
        <table:table-row table:style-name="ro1">
          <table:table-cell office:value-type="string" calcext:value-type="string">
            <text:p>L10</text:p>
          </table:table-cell>
          <table:table-cell office:value-type="string" calcext:value-type="string">
            <text:p>VB Training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38];[.J$1];[.K$1];[.I$1];[.B38];[.J$1];[.K$1];[.I$1];[.C38];[.J$1];[.K$1];[.I$1];[.D38];[.J$1];[.K$1];[.I$1];[.E38];[.J$1];[.L$1];[.M$1];[.K$1])" office:value-type="string" office:string-value="[[“L10“,“VB Training“,“L“,“L“,“Inactive“]]," calcext:value-type="string">
            <text:p>[[“L10“,“VB Training“,“L“,“L“,“Inactive“]],</text:p>
          </table:table-cell>
        </table:table-row>
        <table:table-row table:style-name="ro1">
          <table:table-cell office:value-type="string" calcext:value-type="string">
            <text:p>L12</text:p>
          </table:table-cell>
          <table:table-cell office:value-type="string" calcext:value-type="string">
            <text:p>Python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39];[.J$1];[.K$1];[.I$1];[.B39];[.J$1];[.K$1];[.I$1];[.C39];[.J$1];[.K$1];[.I$1];[.D39];[.J$1];[.K$1];[.I$1];[.E39];[.J$1];[.L$1];[.M$1];[.K$1])" office:value-type="string" office:string-value="[[“L12“,“Python“,“L“,“L“,“Inactive“]]," calcext:value-type="string">
            <text:p>[[“L12“,“Python“,“L“,“L“,“Inactive“]],</text:p>
          </table:table-cell>
        </table:table-row>
        <table:table-row table:style-name="ro1">
          <table:table-cell office:value-type="string" calcext:value-type="string">
            <text:p>L13</text:p>
          </table:table-cell>
          <table:table-cell office:value-type="string" calcext:value-type="string">
            <text:p>Jav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40];[.J$1];[.K$1];[.I$1];[.B40];[.J$1];[.K$1];[.I$1];[.C40];[.J$1];[.K$1];[.I$1];[.D40];[.J$1];[.K$1];[.I$1];[.E40];[.J$1];[.L$1];[.M$1];[.K$1])" office:value-type="string" office:string-value="[[“L13“,“Java“,“L“,“L“,“Inactive“]]," calcext:value-type="string">
            <text:p>[[“L13“,“Java“,“L“,“L“,“Inactive“]],</text:p>
          </table:table-cell>
        </table:table-row>
        <table:table-row table:style-name="ro1">
          <table:table-cell office:value-type="string" calcext:value-type="string">
            <text:p>L14</text:p>
          </table:table-cell>
          <table:table-cell office:value-type="string" calcext:value-type="string">
            <text:p>Web Dev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41];[.J$1];[.K$1];[.I$1];[.B41];[.J$1];[.K$1];[.I$1];[.C41];[.J$1];[.K$1];[.I$1];[.D41];[.J$1];[.K$1];[.I$1];[.E41];[.J$1];[.L$1];[.M$1];[.K$1])" office:value-type="string" office:string-value="[[“L14“,“Web Dev“,“L“,“L“,“Active“]]," calcext:value-type="string">
            <text:p>[[“L14“,“Web Dev“,“L“,“L“,“Active“]],</text:p>
          </table:table-cell>
        </table:table-row>
        <table:table-row table:style-name="ro1">
          <table:table-cell office:value-type="string" calcext:value-type="string">
            <text:p>M01</text:p>
          </table:table-cell>
          <table:table-cell office:value-type="string" calcext:value-type="string">
            <text:p>Risk or Control Mt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42];[.J$1];[.K$1];[.I$1];[.B42];[.J$1];[.K$1];[.I$1];[.C42];[.J$1];[.K$1];[.I$1];[.D42];[.J$1];[.K$1];[.I$1];[.E42];[.J$1];[.L$1];[.M$1];[.K$1])" office:value-type="string" office:string-value="[[“M01“,“Risk or Control Mtg“,“M“,“WD“,“Active“]]," calcext:value-type="string">
            <text:p>[[“M01“,“Risk or Control Mtg“,“M“,“WD“,“Active“]],</text:p>
          </table:table-cell>
        </table:table-row>
        <table:table-row table:style-name="ro1">
          <table:table-cell office:value-type="string" calcext:value-type="string">
            <text:p>M02</text:p>
          </table:table-cell>
          <table:table-cell office:value-type="string" calcext:value-type="string">
            <text:p>Business Mt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43];[.J$1];[.K$1];[.I$1];[.B43];[.J$1];[.K$1];[.I$1];[.C43];[.J$1];[.K$1];[.I$1];[.D43];[.J$1];[.K$1];[.I$1];[.E43];[.J$1];[.L$1];[.M$1];[.K$1])" office:value-type="string" office:string-value="[[“M02“,“Business Mtg“,“M“,“W“,“Active“]]," calcext:value-type="string">
            <text:p>[[“M02“,“Business Mtg“,“M“,“W“,“Active“]],</text:p>
          </table:table-cell>
        </table:table-row>
        <table:table-row table:style-name="ro1">
          <table:table-cell office:value-type="string" calcext:value-type="string">
            <text:p>M03</text:p>
          </table:table-cell>
          <table:table-cell office:value-type="string" calcext:value-type="string">
            <text:p>Committee Meeti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44];[.J$1];[.K$1];[.I$1];[.B44];[.J$1];[.K$1];[.I$1];[.C44];[.J$1];[.K$1];[.I$1];[.D44];[.J$1];[.K$1];[.I$1];[.E44];[.J$1];[.L$1];[.M$1];[.K$1])" office:value-type="string" office:string-value="[[“M03“,“Committee Meeting“,“M“,“W“,“Inactive“]]," calcext:value-type="string">
            <text:p>[[“M03“,“Committee Meeting“,“M“,“W“,“Inactive“]],</text:p>
          </table:table-cell>
        </table:table-row>
        <table:table-row table:style-name="ro1">
          <table:table-cell office:value-type="string" calcext:value-type="string">
            <text:p>M04</text:p>
          </table:table-cell>
          <table:table-cell office:value-type="string" calcext:value-type="string">
            <text:p>Corporate Meeting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45];[.J$1];[.K$1];[.I$1];[.B45];[.J$1];[.K$1];[.I$1];[.C45];[.J$1];[.K$1];[.I$1];[.D45];[.J$1];[.K$1];[.I$1];[.E45];[.J$1];[.L$1];[.M$1];[.K$1])" office:value-type="string" office:string-value="[[“M04“,“Corporate Meeting “,“M“,“W“,“Inactive“]]," calcext:value-type="string">
            <text:p>[[“M04“,“Corporate Meeting “,“M“,“W“,“Inactive“]],</text:p>
          </table:table-cell>
        </table:table-row>
        <table:table-row table:style-name="ro1">
          <table:table-cell office:value-type="string" calcext:value-type="string">
            <text:p>M05</text:p>
          </table:table-cell>
          <table:table-cell office:value-type="string" calcext:value-type="string">
            <text:p>Interviewi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46];[.J$1];[.K$1];[.I$1];[.B46];[.J$1];[.K$1];[.I$1];[.C46];[.J$1];[.K$1];[.I$1];[.D46];[.J$1];[.K$1];[.I$1];[.E46];[.J$1];[.L$1];[.M$1];[.K$1])" office:value-type="string" office:string-value="[[“M05“,“Interviewing“,“M“,“WD“,“Inactive“]]," calcext:value-type="string">
            <text:p>[[“M05“,“Interviewing“,“M“,“WD“,“Inactive“]],</text:p>
          </table:table-cell>
        </table:table-row>
        <table:table-row table:style-name="ro1">
          <table:table-cell office:value-type="string" calcext:value-type="string">
            <text:p>M06</text:p>
          </table:table-cell>
          <table:table-cell office:value-type="string" calcext:value-type="string">
            <text:p>Meeting Pre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47];[.J$1];[.K$1];[.I$1];[.B47];[.J$1];[.K$1];[.I$1];[.C47];[.J$1];[.K$1];[.I$1];[.D47];[.J$1];[.K$1];[.I$1];[.E47];[.J$1];[.L$1];[.M$1];[.K$1])" office:value-type="string" office:string-value="[[“M06“,“Meeting Prep“,“M“,“WD“,“Inactive“]]," calcext:value-type="string">
            <text:p>[[“M06“,“Meeting Prep“,“M“,“WD“,“Inactive“]],</text:p>
          </table:table-cell>
        </table:table-row>
        <table:table-row table:style-name="ro1">
          <table:table-cell office:value-type="string" calcext:value-type="string">
            <text:p>M07</text:p>
          </table:table-cell>
          <table:table-cell office:value-type="string" calcext:value-type="string">
            <text:p>Phone: Wor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48];[.J$1];[.K$1];[.I$1];[.B48];[.J$1];[.K$1];[.I$1];[.C48];[.J$1];[.K$1];[.I$1];[.D48];[.J$1];[.K$1];[.I$1];[.E48];[.J$1];[.L$1];[.M$1];[.K$1])" office:value-type="string" office:string-value="[[“M07“,“Phone: Work“,“M“,“W“,“Inactive“]]," calcext:value-type="string">
            <text:p>[[“M07“,“Phone: Work“,“M“,“W“,“Inactive“]],</text:p>
          </table:table-cell>
        </table:table-row>
        <table:table-row table:style-name="ro1">
          <table:table-cell office:value-type="string" calcext:value-type="string">
            <text:p>M08</text:p>
          </table:table-cell>
          <table:table-cell office:value-type="string" calcext:value-type="string">
            <text:p>Planning Mt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49];[.J$1];[.K$1];[.I$1];[.B49];[.J$1];[.K$1];[.I$1];[.C49];[.J$1];[.K$1];[.I$1];[.D49];[.J$1];[.K$1];[.I$1];[.E49];[.J$1];[.L$1];[.M$1];[.K$1])" office:value-type="string" office:string-value="[[“M08“,“Planning Mtg“,“M“,“W“,“Inactive“]]," calcext:value-type="string">
            <text:p>[[“M08“,“Planning Mtg“,“M“,“W“,“Inactive“]],</text:p>
          </table:table-cell>
        </table:table-row>
        <table:table-row table:style-name="ro1">
          <table:table-cell office:value-type="string" calcext:value-type="string">
            <text:p>M09</text:p>
          </table:table-cell>
          <table:table-cell office:value-type="string" calcext:value-type="string">
            <text:p>Schedule Mtg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50];[.J$1];[.K$1];[.I$1];[.B50];[.J$1];[.K$1];[.I$1];[.C50];[.J$1];[.K$1];[.I$1];[.D50];[.J$1];[.K$1];[.I$1];[.E50];[.J$1];[.L$1];[.M$1];[.K$1])" office:value-type="string" office:string-value="[[“M09“,“Schedule Mtgs“,“A“,“WD“,“Active“]]," calcext:value-type="string">
            <text:p>[[“M09“,“Schedule Mtgs“,“A“,“WD“,“Active“]],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Team Mt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51];[.J$1];[.K$1];[.I$1];[.B51];[.J$1];[.K$1];[.I$1];[.C51];[.J$1];[.K$1];[.I$1];[.D51];[.J$1];[.K$1];[.I$1];[.E51];[.J$1];[.L$1];[.M$1];[.K$1])" office:value-type="string" office:string-value="[[“M10“,“Team Mtg“,“M“,“W“,“Active“]]," calcext:value-type="string">
            <text:p>[[“M10“,“Team Mtg“,“M“,“W“,“Active“]],</text:p>
          </table:table-cell>
        </table:table-row>
        <table:table-row table:style-name="ro1">
          <table:table-cell office:value-type="string" calcext:value-type="string">
            <text:p>M11</text:p>
          </table:table-cell>
          <table:table-cell office:value-type="string" calcext:value-type="string">
            <text:p>Volunteeri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52];[.J$1];[.K$1];[.I$1];[.B52];[.J$1];[.K$1];[.I$1];[.C52];[.J$1];[.K$1];[.I$1];[.D52];[.J$1];[.K$1];[.I$1];[.E52];[.J$1];[.L$1];[.M$1];[.K$1])" office:value-type="string" office:string-value="[[“M11“,“Volunteering“,“M“,“W“,“Inactive“]]," calcext:value-type="string">
            <text:p>[[“M11“,“Volunteering“,“M“,“W“,“Inactive“]],</text:p>
          </table:table-cell>
        </table:table-row>
        <table:table-row table:style-name="ro1">
          <table:table-cell office:value-type="string" calcext:value-type="string">
            <text:p>N01</text:p>
          </table:table-cell>
          <table:table-cell office:value-type="string" calcext:value-type="string">
            <text:p>Untracked Tim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53];[.J$1];[.K$1];[.I$1];[.B53];[.J$1];[.K$1];[.I$1];[.C53];[.J$1];[.K$1];[.I$1];[.D53];[.J$1];[.K$1];[.I$1];[.E53];[.J$1];[.L$1];[.M$1];[.K$1])" office:value-type="string" office:string-value="[[“N01“,“Untracked Time“,“N“,“N“,“Active“]]," calcext:value-type="string">
            <text:p>[[“N01“,“Untracked Time“,“N“,“N“,“Active“]],</text:p>
          </table:table-cell>
        </table:table-row>
        <table:table-row table:style-name="ro1">
          <table:table-cell office:value-type="string" calcext:value-type="string">
            <text:p>N02</text:p>
          </table:table-cell>
          <table:table-cell office:value-type="string" calcext:value-type="string">
            <text:p>Dr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54];[.J$1];[.K$1];[.I$1];[.B54];[.J$1];[.K$1];[.I$1];[.C54];[.J$1];[.K$1];[.I$1];[.D54];[.J$1];[.K$1];[.I$1];[.E54];[.J$1];[.L$1];[.M$1];[.K$1])" office:value-type="string" office:string-value="[[“N02“,“Drive“,“2“,“PS“,“Active“]]," calcext:value-type="string">
            <text:p>[[“N02“,“Drive“,“2“,“PS“,“Active“]],</text:p>
          </table:table-cell>
        </table:table-row>
        <table:table-row table:style-name="ro1">
          <table:table-cell office:value-type="string" calcext:value-type="string">
            <text:p>N03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L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55];[.J$1];[.K$1];[.I$1];[.B55];[.J$1];[.K$1];[.I$1];[.C55];[.J$1];[.K$1];[.I$1];[.D55];[.J$1];[.K$1];[.I$1];[.E55];[.J$1];[.L$1];[.M$1];[.K$1])" office:value-type="string" office:string-value="[[“N03“,“TV“,“P“,“LPS“,“Active“]]," calcext:value-type="string">
            <text:p>[[“N03“,“TV“,“P“,“LPS“,“Active“]],</text:p>
          </table:table-cell>
        </table:table-row>
        <table:table-row table:style-name="ro1">
          <table:table-cell office:value-type="string" calcext:value-type="string">
            <text:p>P01</text:p>
          </table:table-cell>
          <table:table-cell office:value-type="string" calcext:value-type="string">
            <text:p>Database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56];[.J$1];[.K$1];[.I$1];[.B56];[.J$1];[.K$1];[.I$1];[.C56];[.J$1];[.K$1];[.I$1];[.D56];[.J$1];[.K$1];[.I$1];[.E56];[.J$1];[.L$1];[.M$1];[.K$1])" office:value-type="string" office:string-value="[[“P01“,“Database“,“P“,“P“,“Active“]]," calcext:value-type="string">
            <text:p>[[“P01“,“Database“,“P“,“P“,“Active“]],</text:p>
          </table:table-cell>
        </table:table-row>
        <table:table-row table:style-name="ro1">
          <table:table-cell office:value-type="string" calcext:value-type="string">
            <text:p>P02</text:p>
          </table:table-cell>
          <table:table-cell office:value-type="string" calcext:value-type="string">
            <text:p>Job Searc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P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57];[.J$1];[.K$1];[.I$1];[.B57];[.J$1];[.K$1];[.I$1];[.C57];[.J$1];[.K$1];[.I$1];[.D57];[.J$1];[.K$1];[.I$1];[.E57];[.J$1];[.L$1];[.M$1];[.K$1])" office:value-type="string" office:string-value="[[“P02“,“Job Search“,“D“,“DPW“,“Inactive“]]," calcext:value-type="string">
            <text:p>[[“P02“,“Job Search“,“D“,“DPW“,“Inactive“]],</text:p>
          </table:table-cell>
        </table:table-row>
        <table:table-row table:style-name="ro1">
          <table:table-cell office:value-type="string" calcext:value-type="string">
            <text:p>P04</text:p>
          </table:table-cell>
          <table:table-cell office:value-type="string" calcext:value-type="string">
            <text:p>Finances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58];[.J$1];[.K$1];[.I$1];[.B58];[.J$1];[.K$1];[.I$1];[.C58];[.J$1];[.K$1];[.I$1];[.D58];[.J$1];[.K$1];[.I$1];[.E58];[.J$1];[.L$1];[.M$1];[.K$1])" office:value-type="string" office:string-value="[[“P04“,“Finances“,“P“,“P“,“Active“]]," calcext:value-type="string">
            <text:p>[[“P04“,“Finances“,“P“,“P“,“Active“]],</text:p>
          </table:table-cell>
        </table:table-row>
        <table:table-row table:style-name="ro1">
          <table:table-cell office:value-type="string" calcext:value-type="string">
            <text:p>P05</text:p>
          </table:table-cell>
          <table:table-cell office:value-type="string" calcext:value-type="string">
            <text:p>Personal: Admin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59];[.J$1];[.K$1];[.I$1];[.B59];[.J$1];[.K$1];[.I$1];[.C59];[.J$1];[.K$1];[.I$1];[.D59];[.J$1];[.K$1];[.I$1];[.E59];[.J$1];[.L$1];[.M$1];[.K$1])" office:value-type="string" office:string-value="[[“P05“,“Personal: Admin“,“P“,“P“,“Active“]]," calcext:value-type="string">
            <text:p>[[“P05“,“Personal: Admin“,“P“,“P“,“Active“]],</text:p>
          </table:table-cell>
        </table:table-row>
        <table:table-row table:style-name="ro1">
          <table:table-cell office:value-type="string" calcext:value-type="string">
            <text:p>P06</text:p>
          </table:table-cell>
          <table:table-cell office:value-type="string" calcext:value-type="string">
            <text:p>Retirement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60];[.J$1];[.K$1];[.I$1];[.B60];[.J$1];[.K$1];[.I$1];[.C60];[.J$1];[.K$1];[.I$1];[.D60];[.J$1];[.K$1];[.I$1];[.E60];[.J$1];[.L$1];[.M$1];[.K$1])" office:value-type="string" office:string-value="[[“P06“,“Retirement“,“P“,“P“,“Inactive“]]," calcext:value-type="string">
            <text:p>[[“P06“,“Retirement“,“P“,“P“,“Inactive“]],</text:p>
          </table:table-cell>
        </table:table-row>
        <table:table-row table:style-name="ro1">
          <table:table-cell office:value-type="string" calcext:value-type="string">
            <text:p>P07</text:p>
          </table:table-cell>
          <table:table-cell office:value-type="string" calcext:value-type="string">
            <text:p>Tax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61];[.J$1];[.K$1];[.I$1];[.B61];[.J$1];[.K$1];[.I$1];[.C61];[.J$1];[.K$1];[.I$1];[.D61];[.J$1];[.K$1];[.I$1];[.E61];[.J$1];[.L$1];[.M$1];[.K$1])" office:value-type="string" office:string-value="[[“P07“,“Taxes“,“1“,“P“,“Inactive“]]," calcext:value-type="string">
            <text:p>[[“P07“,“Taxes“,“1“,“P“,“Inactive“]],</text:p>
          </table:table-cell>
        </table:table-row>
        <table:table-row table:style-name="ro1">
          <table:table-cell office:value-type="string" calcext:value-type="string">
            <text:p>P08</text:p>
          </table:table-cell>
          <table:table-cell office:value-type="string" calcext:value-type="string">
            <text:p>Taxes (S)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62];[.J$1];[.K$1];[.I$1];[.B62];[.J$1];[.K$1];[.I$1];[.C62];[.J$1];[.K$1];[.I$1];[.D62];[.J$1];[.K$1];[.I$1];[.E62];[.J$1];[.L$1];[.M$1];[.K$1])" office:value-type="string" office:string-value="[[“P08“,“Taxes (S)“,“P“,“S“,“Inactive“]]," calcext:value-type="string">
            <text:p>[[“P08“,“Taxes (S)“,“P“,“S“,“Inactive“]],</text:p>
          </table:table-cell>
        </table:table-row>
        <table:table-row table:style-name="ro1">
          <table:table-cell office:value-type="string" calcext:value-type="string">
            <text:p>P09</text:p>
          </table:table-cell>
          <table:table-cell office:value-type="string" calcext:value-type="string">
            <text:p>Brush Teet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63];[.J$1];[.K$1];[.I$1];[.B63];[.J$1];[.K$1];[.I$1];[.C63];[.J$1];[.K$1];[.I$1];[.D63];[.J$1];[.K$1];[.I$1];[.E63];[.J$1];[.L$1];[.M$1];[.K$1])" office:value-type="string" office:string-value="[[“P09“,“Brush Teeth“,“R“,“P“,“Active“]]," calcext:value-type="string">
            <text:p>[[“P09“,“Brush Teeth“,“R“,“P“,“Active“]],</text:p>
          </table:table-cell>
        </table:table-row>
        <table:table-row table:style-name="ro1">
          <table:table-cell office:value-type="string" calcext:value-type="string">
            <text:p>P10</text:p>
          </table:table-cell>
          <table:table-cell office:value-type="string" calcext:value-type="string">
            <text:p>Car Search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64];[.J$1];[.K$1];[.I$1];[.B64];[.J$1];[.K$1];[.I$1];[.C64];[.J$1];[.K$1];[.I$1];[.D64];[.J$1];[.K$1];[.I$1];[.E64];[.J$1];[.L$1];[.M$1];[.K$1])" office:value-type="string" office:string-value="[[“P10“,“Car Search“,“P“,“P“,“Inactive“]]," calcext:value-type="string">
            <text:p>[[“P10“,“Car Search“,“P“,“P“,“Inactive“]],</text:p>
          </table:table-cell>
        </table:table-row>
        <table:table-row table:style-name="ro1">
          <table:table-cell office:value-type="string" calcext:value-type="string">
            <text:p>P11</text:p>
          </table:table-cell>
          <table:table-cell office:value-type="string" calcext:value-type="string">
            <text:p>Clean H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65];[.J$1];[.K$1];[.I$1];[.B65];[.J$1];[.K$1];[.I$1];[.C65];[.J$1];[.K$1];[.I$1];[.D65];[.J$1];[.K$1];[.I$1];[.E65];[.J$1];[.L$1];[.M$1];[.K$1])" office:value-type="string" office:string-value="[[“P11“,“Clean House“,“1“,“P“,“Active“]]," calcext:value-type="string">
            <text:p>[[“P11“,“Clean House“,“1“,“P“,“Active“]],</text:p>
          </table:table-cell>
        </table:table-row>
        <table:table-row table:style-name="ro1">
          <table:table-cell office:value-type="string" calcext:value-type="string">
            <text:p>P12</text:p>
          </table:table-cell>
          <table:table-cell office:value-type="string" calcext:value-type="string">
            <text:p>Fingernail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66];[.J$1];[.K$1];[.I$1];[.B66];[.J$1];[.K$1];[.I$1];[.C66];[.J$1];[.K$1];[.I$1];[.D66];[.J$1];[.K$1];[.I$1];[.E66];[.J$1];[.L$1];[.M$1];[.K$1])" office:value-type="string" office:string-value="[[“P12“,“Fingernails“,“R“,“P“,“Active“]]," calcext:value-type="string">
            <text:p>[[“P12“,“Fingernails“,“R“,“P“,“Active“]],</text:p>
          </table:table-cell>
        </table:table-row>
        <table:table-row table:style-name="ro1">
          <table:table-cell office:value-type="string" calcext:value-type="string">
            <text:p>P13</text:p>
          </table:table-cell>
          <table:table-cell office:value-type="string" calcext:value-type="string">
            <text:p>Cook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67];[.J$1];[.K$1];[.I$1];[.B67];[.J$1];[.K$1];[.I$1];[.C67];[.J$1];[.K$1];[.I$1];[.D67];[.J$1];[.K$1];[.I$1];[.E67];[.J$1];[.L$1];[.M$1];[.K$1])" office:value-type="string" office:string-value="[[“P13“,“Cook“,“P“,“P“,“Active“]]," calcext:value-type="string">
            <text:p>[[“P13“,“Cook“,“P“,“P“,“Active“]],</text:p>
          </table:table-cell>
        </table:table-row>
        <table:table-row table:style-name="ro1">
          <table:table-cell office:value-type="string" calcext:value-type="string">
            <text:p>P14</text:p>
          </table:table-cell>
          <table:table-cell office:value-type="string" calcext:value-type="string">
            <text:p>Dinn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68];[.J$1];[.K$1];[.I$1];[.B68];[.J$1];[.K$1];[.I$1];[.C68];[.J$1];[.K$1];[.I$1];[.D68];[.J$1];[.K$1];[.I$1];[.E68];[.J$1];[.L$1];[.M$1];[.K$1])" office:value-type="string" office:string-value="[[“P14“,“Dinner“,“3“,“P“,“Inactive“]]," calcext:value-type="string">
            <text:p>[[“P14“,“Dinner“,“3“,“P“,“Inactive“]],</text:p>
          </table:table-cell>
        </table:table-row>
        <table:table-row table:style-name="ro1">
          <table:table-cell office:value-type="string" calcext:value-type="string">
            <text:p>P15</text:p>
          </table:table-cell>
          <table:table-cell office:value-type="string" calcext:value-type="string">
            <text:p>Doctor/Dentist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69];[.J$1];[.K$1];[.I$1];[.B69];[.J$1];[.K$1];[.I$1];[.C69];[.J$1];[.K$1];[.I$1];[.D69];[.J$1];[.K$1];[.I$1];[.E69];[.J$1];[.L$1];[.M$1];[.K$1])" office:value-type="string" office:string-value="[[“P15“,“Doctor/Dentist“,“P“,“P“,“Active“]]," calcext:value-type="string">
            <text:p>[[“P15“,“Doctor/Dentist“,“P“,“P“,“Active“]],</text:p>
          </table:table-cell>
        </table:table-row>
        <table:table-row table:style-name="ro1">
          <table:table-cell office:value-type="string" calcext:value-type="string">
            <text:p>P16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70];[.J$1];[.K$1];[.I$1];[.B70];[.J$1];[.K$1];[.I$1];[.C70];[.J$1];[.K$1];[.I$1];[.D70];[.J$1];[.K$1];[.I$1];[.E70];[.J$1];[.L$1];[.M$1];[.K$1])" office:value-type="string" office:string-value="[[“P16“,“Dog“,“P“,“PS“,“Active“]]," calcext:value-type="string">
            <text:p>[[“P16“,“Dog“,“P“,“PS“,“Active“]],</text:p>
          </table:table-cell>
        </table:table-row>
        <table:table-row table:style-name="ro1">
          <table:table-cell office:value-type="string" calcext:value-type="string">
            <text:p>P17</text:p>
          </table:table-cell>
          <table:table-cell office:value-type="string" calcext:value-type="string">
            <text:p>Fantasy Football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71];[.J$1];[.K$1];[.I$1];[.B71];[.J$1];[.K$1];[.I$1];[.C71];[.J$1];[.K$1];[.I$1];[.D71];[.J$1];[.K$1];[.I$1];[.E71];[.J$1];[.L$1];[.M$1];[.K$1])" office:value-type="string" office:string-value="[[“P17“,“Fantasy Football“,“P“,“P“,“Inactive“]]," calcext:value-type="string">
            <text:p>[[“P17“,“Fantasy Football“,“P“,“P“,“Inactive“]],</text:p>
          </table:table-cell>
        </table:table-row>
        <table:table-row table:style-name="ro1">
          <table:table-cell office:value-type="string" calcext:value-type="string">
            <text:p>P18</text:p>
          </table:table-cell>
          <table:table-cell office:value-type="string" calcext:value-type="string">
            <text:p>Food Tracking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72];[.J$1];[.K$1];[.I$1];[.B72];[.J$1];[.K$1];[.I$1];[.C72];[.J$1];[.K$1];[.I$1];[.D72];[.J$1];[.K$1];[.I$1];[.E72];[.J$1];[.L$1];[.M$1];[.K$1])" office:value-type="string" office:string-value="[[“P18“,“Food Tracking“,“P“,“P“,“Inactive“]]," calcext:value-type="string">
            <text:p>[[“P18“,“Food Tracking“,“P“,“P“,“Inactive“]],</text:p>
          </table:table-cell>
        </table:table-row>
        <table:table-row table:style-name="ro1">
          <table:table-cell office:value-type="string" calcext:value-type="string">
            <text:p>P19</text:p>
          </table:table-cell>
          <table:table-cell office:value-type="string" calcext:value-type="string">
            <text:p>Shopping: Furniture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73];[.J$1];[.K$1];[.I$1];[.B73];[.J$1];[.K$1];[.I$1];[.C73];[.J$1];[.K$1];[.I$1];[.D73];[.J$1];[.K$1];[.I$1];[.E73];[.J$1];[.L$1];[.M$1];[.K$1])" office:value-type="string" office:string-value="[[“P19“,“Shopping: Furniture“,“P“,“P“,“Inactive“]]," calcext:value-type="string">
            <text:p>[[“P19“,“Shopping: Furniture“,“P“,“P“,“Inactive“]],</text:p>
          </table:table-cell>
        </table:table-row>
        <table:table-row table:style-name="ro1">
          <table:table-cell office:value-type="string" calcext:value-type="string">
            <text:p>P20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74];[.J$1];[.K$1];[.I$1];[.B74];[.J$1];[.K$1];[.I$1];[.C74];[.J$1];[.K$1];[.I$1];[.D74];[.J$1];[.K$1];[.I$1];[.E74];[.J$1];[.L$1];[.M$1];[.K$1])" office:value-type="string" office:string-value="[[“P20“,“Dress“,“R“,“P“,“Active“]]," calcext:value-type="string">
            <text:p>[[“P20“,“Dress“,“R“,“P“,“Active“]],</text:p>
          </table:table-cell>
        </table:table-row>
        <table:table-row table:style-name="ro1">
          <table:table-cell office:value-type="string" calcext:value-type="string">
            <text:p>P21</text:p>
          </table:table-cell>
          <table:table-cell office:value-type="string" calcext:value-type="string">
            <text:p>Shopping: Gifts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75];[.J$1];[.K$1];[.I$1];[.B75];[.J$1];[.K$1];[.I$1];[.C75];[.J$1];[.K$1];[.I$1];[.D75];[.J$1];[.K$1];[.I$1];[.E75];[.J$1];[.L$1];[.M$1];[.K$1])" office:value-type="string" office:string-value="[[“P21“,“Shopping: Gifts“,“P“,“P“,“Inactive“]]," calcext:value-type="string">
            <text:p>[[“P21“,“Shopping: Gifts“,“P“,“P“,“Inactive“]],</text:p>
          </table:table-cell>
        </table:table-row>
        <table:table-row table:style-name="ro1">
          <table:table-cell office:value-type="string" calcext:value-type="string">
            <text:p>P22</text:p>
          </table:table-cell>
          <table:table-cell office:value-type="string" calcext:value-type="string">
            <text:p>Hairc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76];[.J$1];[.K$1];[.I$1];[.B76];[.J$1];[.K$1];[.I$1];[.C76];[.J$1];[.K$1];[.I$1];[.D76];[.J$1];[.K$1];[.I$1];[.E76];[.J$1];[.L$1];[.M$1];[.K$1])" office:value-type="string" office:string-value="[[“P22“,“Haircut“,“1“,“P“,“Active“]]," calcext:value-type="string">
            <text:p>[[“P22“,“Haircut“,“1“,“P“,“Active“]],</text:p>
          </table:table-cell>
        </table:table-row>
        <table:table-row table:style-name="ro1">
          <table:table-cell office:value-type="string" calcext:value-type="string">
            <text:p>P23</text:p>
          </table:table-cell>
          <table:table-cell office:value-type="string" calcext:value-type="string">
            <text:p>Home/Apt 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77];[.J$1];[.K$1];[.I$1];[.B77];[.J$1];[.K$1];[.I$1];[.C77];[.J$1];[.K$1];[.I$1];[.D77];[.J$1];[.K$1];[.I$1];[.E77];[.J$1];[.L$1];[.M$1];[.K$1])" office:value-type="string" office:string-value="[[“P23“,“Home/Apt Search“,“1“,“P“,“Inactive“]]," calcext:value-type="string">
            <text:p>[[“P23“,“Home/Apt Search“,“1“,“P“,“Inactive“]],</text:p>
          </table:table-cell>
        </table:table-row>
        <table:table-row table:style-name="ro1">
          <table:table-cell office:value-type="string" calcext:value-type="string">
            <text:p>P24</text:p>
          </table:table-cell>
          <table:table-cell office:value-type="string" calcext:value-type="string">
            <text:p>Internet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78];[.J$1];[.K$1];[.I$1];[.B78];[.J$1];[.K$1];[.I$1];[.C78];[.J$1];[.K$1];[.I$1];[.D78];[.J$1];[.K$1];[.I$1];[.E78];[.J$1];[.L$1];[.M$1];[.K$1])" office:value-type="string" office:string-value="[[“P24“,“Internet“,“P“,“P“,“Active“]]," calcext:value-type="string">
            <text:p>[[“P24“,“Internet“,“P“,“P“,“Active“]],</text:p>
          </table:table-cell>
        </table:table-row>
        <table:table-row table:style-name="ro1">
          <table:table-cell office:value-type="string" calcext:value-type="string">
            <text:p>P25</text:p>
          </table:table-cell>
          <table:table-cell office:value-type="string" calcext:value-type="string">
            <text:p>Investments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79];[.J$1];[.K$1];[.I$1];[.B79];[.J$1];[.K$1];[.I$1];[.C79];[.J$1];[.K$1];[.I$1];[.D79];[.J$1];[.K$1];[.I$1];[.E79];[.J$1];[.L$1];[.M$1];[.K$1])" office:value-type="string" office:string-value="[[“P25“,“Investments“,“P“,“P“,“Active“]]," calcext:value-type="string">
            <text:p>[[“P25“,“Investments“,“P“,“P“,“Active“]],</text:p>
          </table:table-cell>
        </table:table-row>
        <table:table-row table:style-name="ro1">
          <table:table-cell office:value-type="string" calcext:value-type="string">
            <text:p>P26</text:p>
          </table:table-cell>
          <table:table-cell office:value-type="string" calcext:value-type="string">
            <text:p>JO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80];[.J$1];[.K$1];[.I$1];[.B80];[.J$1];[.K$1];[.I$1];[.C80];[.J$1];[.K$1];[.I$1];[.D80];[.J$1];[.K$1];[.I$1];[.E80];[.J$1];[.L$1];[.M$1];[.K$1])" office:value-type="string" office:string-value="[[“P26“,“JO“,“P“,“P“,“Active“]]," calcext:value-type="string">
            <text:p>[[“P26“,“JO“,“P“,“P“,“Active“]],</text:p>
          </table:table-cell>
        </table:table-row>
        <table:table-row table:style-name="ro1">
          <table:table-cell office:value-type="string" calcext:value-type="string">
            <text:p>P29</text:p>
          </table:table-cell>
          <table:table-cell office:value-type="string" calcext:value-type="string">
            <text:p>Sh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81];[.J$1];[.K$1];[.I$1];[.B81];[.J$1];[.K$1];[.I$1];[.C81];[.J$1];[.K$1];[.I$1];[.D81];[.J$1];[.K$1];[.I$1];[.E81];[.J$1];[.L$1];[.M$1];[.K$1])" office:value-type="string" office:string-value="[[“P29“,“Shower“,“R“,“P“,“Active“]]," calcext:value-type="string">
            <text:p>[[“P29“,“Shower“,“R“,“P“,“Active“]],</text:p>
          </table:table-cell>
        </table:table-row>
        <table:table-row table:style-name="ro1">
          <table:table-cell office:value-type="string" calcext:value-type="string">
            <text:p>P30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82];[.J$1];[.K$1];[.I$1];[.B82];[.J$1];[.K$1];[.I$1];[.C82];[.J$1];[.K$1];[.I$1];[.D82];[.J$1];[.K$1];[.I$1];[.E82];[.J$1];[.L$1];[.M$1];[.K$1])" office:value-type="string" office:string-value="[[“P30“,“Walk“,“H“,“PS“,“Active“]]," calcext:value-type="string">
            <text:p>[[“P30“,“Walk“,“H“,“PS“,“Active“]],</text:p>
          </table:table-cell>
        </table:table-row>
        <table:table-row table:style-name="ro1">
          <table:table-cell office:value-type="string" calcext:value-type="string">
            <text:p>P31</text:p>
          </table:table-cell>
          <table:table-cell office:value-type="string" calcext:value-type="string">
            <text:p>Gy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83];[.J$1];[.K$1];[.I$1];[.B83];[.J$1];[.K$1];[.I$1];[.C83];[.J$1];[.K$1];[.I$1];[.D83];[.J$1];[.K$1];[.I$1];[.E83];[.J$1];[.L$1];[.M$1];[.K$1])" office:value-type="string" office:string-value="[[“P31“,“Gym“,“H“,“P“,“Active“]]," calcext:value-type="string">
            <text:p>[[“P31“,“Gym“,“H“,“P“,“Active“]],</text:p>
          </table:table-cell>
        </table:table-row>
        <table:table-row table:style-name="ro1">
          <table:table-cell office:value-type="string" calcext:value-type="string">
            <text:p>P32</text:p>
          </table:table-cell>
          <table:table-cell office:value-type="string" calcext:value-type="string">
            <text:p>Pac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84];[.J$1];[.K$1];[.I$1];[.B84];[.J$1];[.K$1];[.I$1];[.C84];[.J$1];[.K$1];[.I$1];[.D84];[.J$1];[.K$1];[.I$1];[.E84];[.J$1];[.L$1];[.M$1];[.K$1])" office:value-type="string" office:string-value="[[“P32“,“Pack“,“R“,“P“,“Active“]]," calcext:value-type="string">
            <text:p>[[“P32“,“Pack“,“R“,“P“,“Active“]],</text:p>
          </table:table-cell>
        </table:table-row>
        <table:table-row table:style-name="ro1">
          <table:table-cell office:value-type="string" calcext:value-type="string">
            <text:p>P33</text:p>
          </table:table-cell>
          <table:table-cell office:value-type="string" calcext:value-type="string">
            <text:p>Shave &amp; Hai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85];[.J$1];[.K$1];[.I$1];[.B85];[.J$1];[.K$1];[.I$1];[.C85];[.J$1];[.K$1];[.I$1];[.D85];[.J$1];[.K$1];[.I$1];[.E85];[.J$1];[.L$1];[.M$1];[.K$1])" office:value-type="string" office:string-value="[[“P33“,“Shave &amp; Hair“,“R“,“P“,“Active“]]," calcext:value-type="string">
            <text:p>[[“P33“,“Shave &amp; Hair“,“R“,“P“,“Active“]],</text:p>
          </table:table-cell>
        </table:table-row>
        <table:table-row table:style-name="ro1">
          <table:table-cell office:value-type="string" calcext:value-type="string">
            <text:p>P34</text:p>
          </table:table-cell>
          <table:table-cell office:value-type="string" calcext:value-type="string">
            <text:p>Laund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86];[.J$1];[.K$1];[.I$1];[.B86];[.J$1];[.K$1];[.I$1];[.C86];[.J$1];[.K$1];[.I$1];[.D86];[.J$1];[.K$1];[.I$1];[.E86];[.J$1];[.L$1];[.M$1];[.K$1])" office:value-type="string" office:string-value="[[“P34“,“Laundry“,“1“,“P“,“Active“]]," calcext:value-type="string">
            <text:p>[[“P34“,“Laundry“,“1“,“P“,“Active“]],</text:p>
          </table:table-cell>
        </table:table-row>
        <table:table-row table:style-name="ro1">
          <table:table-cell office:value-type="string" calcext:value-type="string">
            <text:p>P35</text:p>
          </table:table-cell>
          <table:table-cell office:value-type="string" calcext:value-type="string">
            <text:p>Dish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87];[.J$1];[.K$1];[.I$1];[.B87];[.J$1];[.K$1];[.I$1];[.C87];[.J$1];[.K$1];[.I$1];[.D87];[.J$1];[.K$1];[.I$1];[.E87];[.J$1];[.L$1];[.M$1];[.K$1])" office:value-type="string" office:string-value="[[“P35“,“Dishes“,“1“,“P“,“Active“]]," calcext:value-type="string">
            <text:p>[[“P35“,“Dishes“,“1“,“P“,“Active“]],</text:p>
          </table:table-cell>
        </table:table-row>
        <table:table-row table:style-name="ro1">
          <table:table-cell office:value-type="string" calcext:value-type="string">
            <text:p>P36</text:p>
          </table:table-cell>
          <table:table-cell office:value-type="string" calcext:value-type="string">
            <text:p>Grocerie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88];[.J$1];[.K$1];[.I$1];[.B88];[.J$1];[.K$1];[.I$1];[.C88];[.J$1];[.K$1];[.I$1];[.D88];[.J$1];[.K$1];[.I$1];[.E88];[.J$1];[.L$1];[.M$1];[.K$1])" office:value-type="string" office:string-value="[[“P36“,“Groceries“,“P“,“PS“,“Active“]]," calcext:value-type="string">
            <text:p>[[“P36“,“Groceries“,“P“,“PS“,“Active“]],</text:p>
          </table:table-cell>
        </table:table-row>
        <table:table-row table:style-name="ro1">
          <table:table-cell office:value-type="string" calcext:value-type="string">
            <text:p>P37</text:p>
          </table:table-cell>
          <table:table-cell office:value-type="string" calcext:value-type="string">
            <text:p>Lawn &amp; Gard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89];[.J$1];[.K$1];[.I$1];[.B89];[.J$1];[.K$1];[.I$1];[.C89];[.J$1];[.K$1];[.I$1];[.D89];[.J$1];[.K$1];[.I$1];[.E89];[.J$1];[.L$1];[.M$1];[.K$1])" office:value-type="string" office:string-value="[[“P37“,“Lawn &amp; Garden“,“1“,“P“,“Active“]]," calcext:value-type="string">
            <text:p>[[“P37“,“Lawn &amp; Garden“,“1“,“P“,“Active“]],</text:p>
          </table:table-cell>
        </table:table-row>
        <table:table-row table:style-name="ro1">
          <table:table-cell office:value-type="string" calcext:value-type="string">
            <text:p>W47</text:p>
          </table:table-cell>
          <table:table-cell office:value-type="string" calcext:value-type="string">
            <text:p>Quality Assurance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90];[.J$1];[.K$1];[.I$1];[.B90];[.J$1];[.K$1];[.I$1];[.C90];[.J$1];[.K$1];[.I$1];[.D90];[.J$1];[.K$1];[.I$1];[.E90];[.J$1];[.L$1];[.M$1];[.K$1])" office:value-type="string" office:string-value="[[“W47“,“Quality Assurance“,“W“,“W“,“Active“]]," calcext:value-type="string">
            <text:p>[[“W47“,“Quality Assurance“,“W“,“W“,“Active“]],</text:p>
          </table:table-cell>
        </table:table-row>
        <table:table-row table:style-name="ro1">
          <table:table-cell office:value-type="string" calcext:value-type="string">
            <text:p>P39</text:p>
          </table:table-cell>
          <table:table-cell office:value-type="string" calcext:value-type="string">
            <text:p>Shopping: Hom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91];[.J$1];[.K$1];[.I$1];[.B91];[.J$1];[.K$1];[.I$1];[.C91];[.J$1];[.K$1];[.I$1];[.D91];[.J$1];[.K$1];[.I$1];[.E91];[.J$1];[.L$1];[.M$1];[.K$1])" office:value-type="string" office:string-value="[[“P39“,“Shopping: Home“,“P“,“PS“,“Active“]]," calcext:value-type="string">
            <text:p>[[“P39“,“Shopping: Home“,“P“,“PS“,“Active“]],</text:p>
          </table:table-cell>
        </table:table-row>
        <table:table-row table:style-name="ro1">
          <table:table-cell office:value-type="string" calcext:value-type="string">
            <text:p>P40</text:p>
          </table:table-cell>
          <table:table-cell office:value-type="string" calcext:value-type="string">
            <text:p>G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92];[.J$1];[.K$1];[.I$1];[.B92];[.J$1];[.K$1];[.I$1];[.C92];[.J$1];[.K$1];[.I$1];[.D92];[.J$1];[.K$1];[.I$1];[.E92];[.J$1];[.L$1];[.M$1];[.K$1])" office:value-type="string" office:string-value="[[“P40“,“Gas“,“2“,“P“,“Active“]]," calcext:value-type="string">
            <text:p>[[“P40“,“Gas“,“2“,“P“,“Active“]],</text:p>
          </table:table-cell>
        </table:table-row>
        <table:table-row table:style-name="ro1">
          <table:table-cell office:value-type="string" calcext:value-type="string">
            <text:p>P41</text:p>
          </table:table-cell>
          <table:table-cell office:value-type="string" calcext:value-type="string">
            <text:p>Tra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93];[.J$1];[.K$1];[.I$1];[.B93];[.J$1];[.K$1];[.I$1];[.C93];[.J$1];[.K$1];[.I$1];[.D93];[.J$1];[.K$1];[.I$1];[.E93];[.J$1];[.L$1];[.M$1];[.K$1])" office:value-type="string" office:string-value="[[“P41“,“Trash“,“1“,“P“,“Active“]]," calcext:value-type="string">
            <text:p>[[“P41“,“Trash“,“1“,“P“,“Active“]],</text:p>
          </table:table-cell>
        </table:table-row>
        <table:table-row table:style-name="ro1">
          <table:table-cell office:value-type="string" calcext:value-type="string">
            <text:p>S01</text:p>
          </table:table-cell>
          <table:table-cell office:value-type="string" calcext:value-type="string">
            <text:p>Socia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94];[.J$1];[.K$1];[.I$1];[.B94];[.J$1];[.K$1];[.I$1];[.C94];[.J$1];[.K$1];[.I$1];[.D94];[.J$1];[.K$1];[.I$1];[.E94];[.J$1];[.L$1];[.M$1];[.K$1])" office:value-type="string" office:string-value="[[“S01“,“Social“,“S“,“S“,“Active“]]," calcext:value-type="string">
            <text:p>[[“S01“,“Social“,“S“,“S“,“Active“]],</text:p>
          </table:table-cell>
        </table:table-row>
        <table:table-row table:style-name="ro1">
          <table:table-cell office:value-type="string" calcext:value-type="string">
            <text:p>S02</text:p>
          </table:table-cell>
          <table:table-cell office:value-type="string" calcext:value-type="string">
            <text:p>Sex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95];[.J$1];[.K$1];[.I$1];[.B95];[.J$1];[.K$1];[.I$1];[.C95];[.J$1];[.K$1];[.I$1];[.D95];[.J$1];[.K$1];[.I$1];[.E95];[.J$1];[.L$1];[.M$1];[.K$1])" office:value-type="string" office:string-value="[[“S02“,“Sex“,“S“,“S“,“Active“]]," calcext:value-type="string">
            <text:p>[[“S02“,“Sex“,“S“,“S“,“Active“]],</text:p>
          </table:table-cell>
        </table:table-row>
        <table:table-row table:style-name="ro1">
          <table:table-cell office:value-type="string" calcext:value-type="string">
            <text:p>S03</text:p>
          </table:table-cell>
          <table:table-cell office:value-type="string" calcext:value-type="string">
            <text:p>Lunch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96];[.J$1];[.K$1];[.I$1];[.B96];[.J$1];[.K$1];[.I$1];[.C96];[.J$1];[.K$1];[.I$1];[.D96];[.J$1];[.K$1];[.I$1];[.E96];[.J$1];[.L$1];[.M$1];[.K$1])" office:value-type="string" office:string-value="[[“S03“,“Lunch (S)“,“S“,“S“,“Inactive“]]," calcext:value-type="string">
            <text:p>[[“S03“,“Lunch (S)“,“S“,“S“,“Inactive“]],</text:p>
          </table:table-cell>
        </table:table-row>
        <table:table-row table:style-name="ro1">
          <table:table-cell office:value-type="string" calcext:value-type="string">
            <text:p>S04</text:p>
          </table:table-cell>
          <table:table-cell office:value-type="string" calcext:value-type="string">
            <text:p>Coffee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97];[.J$1];[.K$1];[.I$1];[.B97];[.J$1];[.K$1];[.I$1];[.C97];[.J$1];[.K$1];[.I$1];[.D97];[.J$1];[.K$1];[.I$1];[.E97];[.J$1];[.L$1];[.M$1];[.K$1])" office:value-type="string" office:string-value="[[“S04“,“Coffee (S)“,“S“,“S“,“Active“]]," calcext:value-type="string">
            <text:p>[[“S04“,“Coffee (S)“,“S“,“S“,“Active“]],</text:p>
          </table:table-cell>
        </table:table-row>
        <table:table-row table:style-name="ro1">
          <table:table-cell office:value-type="string" calcext:value-type="string">
            <text:p>S05</text:p>
          </table:table-cell>
          <table:table-cell office:value-type="string" calcext:value-type="string">
            <text:p>Breakfast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98];[.J$1];[.K$1];[.I$1];[.B98];[.J$1];[.K$1];[.I$1];[.C98];[.J$1];[.K$1];[.I$1];[.D98];[.J$1];[.K$1];[.I$1];[.E98];[.J$1];[.L$1];[.M$1];[.K$1])" office:value-type="string" office:string-value="[[“S05“,“Breakfast (S)“,“S“,“S“,“Inactive“]]," calcext:value-type="string">
            <text:p>[[“S05“,“Breakfast (S)“,“S“,“S“,“Inactive“]],</text:p>
          </table:table-cell>
        </table:table-row>
        <table:table-row table:style-name="ro1">
          <table:table-cell office:value-type="string" calcext:value-type="string">
            <text:p>S06</text:p>
          </table:table-cell>
          <table:table-cell office:value-type="string" calcext:value-type="string">
            <text:p>Research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99];[.J$1];[.K$1];[.I$1];[.B99];[.J$1];[.K$1];[.I$1];[.C99];[.J$1];[.K$1];[.I$1];[.D99];[.J$1];[.K$1];[.I$1];[.E99];[.J$1];[.L$1];[.M$1];[.K$1])" office:value-type="string" office:string-value="[[“S06“,“Research (S)“,“S“,“S“,“Inactive“]]," calcext:value-type="string">
            <text:p>[[“S06“,“Research (S)“,“S“,“S“,“Inactive“]],</text:p>
          </table:table-cell>
        </table:table-row>
        <table:table-row table:style-name="ro1">
          <table:table-cell office:value-type="string" calcext:value-type="string">
            <text:p>S07</text:p>
          </table:table-cell>
          <table:table-cell office:value-type="string" calcext:value-type="string">
            <text:p>Meal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00];[.J$1];[.K$1];[.I$1];[.B100];[.J$1];[.K$1];[.I$1];[.C100];[.J$1];[.K$1];[.I$1];[.D100];[.J$1];[.K$1];[.I$1];[.E100];[.J$1];[.L$1];[.M$1];[.K$1])" office:value-type="string" office:string-value="[[“S07“,“Meal (S)“,“S“,“S“,“Active“]]," calcext:value-type="string">
            <text:p>[[“S07“,“Meal (S)“,“S“,“S“,“Active“]],</text:p>
          </table:table-cell>
        </table:table-row>
        <table:table-row table:style-name="ro1">
          <table:table-cell office:value-type="string" calcext:value-type="string">
            <text:p>S08</text:p>
          </table:table-cell>
          <table:table-cell office:value-type="string" calcext:value-type="string">
            <text:p>Travel Planning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01];[.J$1];[.K$1];[.I$1];[.B101];[.J$1];[.K$1];[.I$1];[.C101];[.J$1];[.K$1];[.I$1];[.D101];[.J$1];[.K$1];[.I$1];[.E101];[.J$1];[.L$1];[.M$1];[.K$1])" office:value-type="string" office:string-value="[[“S08“,“Travel Planning (S)“,“S“,“S“,“Inactive“]]," calcext:value-type="string">
            <text:p>[[“S08“,“Travel Planning (S)“,“S“,“S“,“Inactive“]],</text:p>
          </table:table-cell>
        </table:table-row>
        <table:table-row table:style-name="ro1">
          <table:table-cell office:value-type="string" calcext:value-type="string">
            <text:p>S09</text:p>
          </table:table-cell>
          <table:table-cell office:value-type="string" calcext:value-type="string">
            <text:p>Event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02];[.J$1];[.K$1];[.I$1];[.B102];[.J$1];[.K$1];[.I$1];[.C102];[.J$1];[.K$1];[.I$1];[.D102];[.J$1];[.K$1];[.I$1];[.E102];[.J$1];[.L$1];[.M$1];[.K$1])" office:value-type="string" office:string-value="[[“S09“,“Events“,“S“,“S“,“Active“]]," calcext:value-type="string">
            <text:p>[[“S09“,“Events“,“S“,“S“,“Active“]],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Shopping (S)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03];[.J$1];[.K$1];[.I$1];[.B103];[.J$1];[.K$1];[.I$1];[.C103];[.J$1];[.K$1];[.I$1];[.D103];[.J$1];[.K$1];[.I$1];[.E103];[.J$1];[.L$1];[.M$1];[.K$1])" office:value-type="string" office:string-value="[[“S10“,“Shopping (S)“,“S“,“S“,“Active“]]," calcext:value-type="string">
            <text:p>[[“S10“,“Shopping (S)“,“S“,“S“,“Active“]],</text:p>
          </table:table-cell>
        </table:table-row>
        <table:table-row table:style-name="ro1">
          <table:table-cell office:value-type="string" calcext:value-type="string">
            <text:p>T02</text:p>
          </table:table-cell>
          <table:table-cell office:value-type="string" calcext:value-type="string">
            <text:p>Exam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04];[.J$1];[.K$1];[.I$1];[.B104];[.J$1];[.K$1];[.I$1];[.C104];[.J$1];[.K$1];[.I$1];[.D104];[.J$1];[.K$1];[.I$1];[.E104];[.J$1];[.L$1];[.M$1];[.K$1])" office:value-type="string" office:string-value="[[“T02“,“Exam“,“L“,“L“,“Inactive“]]," calcext:value-type="string">
            <text:p>[[“T02“,“Exam“,“L“,“L“,“Inactive“]],</text:p>
          </table:table-cell>
        </table:table-row>
        <table:table-row table:style-name="ro1">
          <table:table-cell office:value-type="string" calcext:value-type="string">
            <text:p>T03</text:p>
          </table:table-cell>
          <table:table-cell office:value-type="string" calcext:value-type="string">
            <text:p>Study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05];[.J$1];[.K$1];[.I$1];[.B105];[.J$1];[.K$1];[.I$1];[.C105];[.J$1];[.K$1];[.I$1];[.D105];[.J$1];[.K$1];[.I$1];[.E105];[.J$1];[.L$1];[.M$1];[.K$1])" office:value-type="string" office:string-value="[[“T03“,“Study“,“L“,“L“,“Inactive“]]," calcext:value-type="string">
            <text:p>[[“T03“,“Study“,“L“,“L“,“Inactive“]],</text:p>
          </table:table-cell>
        </table:table-row>
        <table:table-row table:style-name="ro1">
          <table:table-cell office:value-type="string" calcext:value-type="string">
            <text:p>T04</text:p>
          </table:table-cell>
          <table:table-cell office:value-type="string" calcext:value-type="string">
            <text:p>Training</text:p>
          </table:table-cell>
          <table:table-cell table:number-columns-repeated="2" office:value-type="string" calcext:value-type="string">
            <text:p>T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06];[.J$1];[.K$1];[.I$1];[.B106];[.J$1];[.K$1];[.I$1];[.C106];[.J$1];[.K$1];[.I$1];[.D106];[.J$1];[.K$1];[.I$1];[.E106];[.J$1];[.L$1];[.M$1];[.K$1])" office:value-type="string" office:string-value="[[“T04“,“Training“,“T“,“T“,“Active“]]," calcext:value-type="string">
            <text:p>[[“T04“,“Training“,“T“,“T“,“Active“]],</text:p>
          </table:table-cell>
        </table:table-row>
        <table:table-row table:style-name="ro1">
          <table:table-cell office:value-type="string" calcext:value-type="string">
            <text:p>W00</text:p>
          </table:table-cell>
          <table:table-cell office:value-type="string" calcext:value-type="string">
            <text:p>Admin (W)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07];[.J$1];[.K$1];[.I$1];[.B107];[.J$1];[.K$1];[.I$1];[.C107];[.J$1];[.K$1];[.I$1];[.D107];[.J$1];[.K$1];[.I$1];[.E107];[.J$1];[.L$1];[.M$1];[.K$1])" office:value-type="string" office:string-value="[[“W00“,“Admin (W)“,“W“,“W“,“Inactive“]]," calcext:value-type="string">
            <text:p>[[“W00“,“Admin (W)“,“W“,“W“,“Inactive“]],</text:p>
          </table:table-cell>
        </table:table-row>
        <table:table-row table:style-name="ro1">
          <table:table-cell office:value-type="string" calcext:value-type="string">
            <text:p>W01</text:p>
          </table:table-cell>
          <table:table-cell office:value-type="string" calcext:value-type="string">
            <text:p>Agenda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08];[.J$1];[.K$1];[.I$1];[.B108];[.J$1];[.K$1];[.I$1];[.C108];[.J$1];[.K$1];[.I$1];[.D108];[.J$1];[.K$1];[.I$1];[.E108];[.J$1];[.L$1];[.M$1];[.K$1])" office:value-type="string" office:string-value="[[“W01“,“Agenda“,“W“,“W“,“Active“]]," calcext:value-type="string">
            <text:p>[[“W01“,“Agenda“,“W“,“W“,“Active“]],</text:p>
          </table:table-cell>
        </table:table-row>
        <table:table-row table:style-name="ro1">
          <table:table-cell office:value-type="string" calcext:value-type="string">
            <text:p>W02</text:p>
          </table:table-cell>
          <table:table-cell office:value-type="string" calcext:value-type="string">
            <text:p>Annual Plan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09];[.J$1];[.K$1];[.I$1];[.B109];[.J$1];[.K$1];[.I$1];[.C109];[.J$1];[.K$1];[.I$1];[.D109];[.J$1];[.K$1];[.I$1];[.E109];[.J$1];[.L$1];[.M$1];[.K$1])" office:value-type="string" office:string-value="[[“W02“,“Annual Plan“,“W“,“W“,“Inactive“]]," calcext:value-type="string">
            <text:p>[[“W02“,“Annual Plan“,“W“,“W“,“Inactive“]],</text:p>
          </table:table-cell>
        </table:table-row>
        <table:table-row table:style-name="ro1">
          <table:table-cell office:value-type="string" calcext:value-type="string">
            <text:p>W04</text:p>
          </table:table-cell>
          <table:table-cell office:value-type="string" calcext:value-type="string">
            <text:p>Reporting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10];[.J$1];[.K$1];[.I$1];[.B110];[.J$1];[.K$1];[.I$1];[.C110];[.J$1];[.K$1];[.I$1];[.D110];[.J$1];[.K$1];[.I$1];[.E110];[.J$1];[.L$1];[.M$1];[.K$1])" office:value-type="string" office:string-value="[[“W04“,“Reporting“,“W“,“W“,“Active“]]," calcext:value-type="string">
            <text:p>[[“W04“,“Reporting“,“W“,“W“,“Active“]],</text:p>
          </table:table-cell>
        </table:table-row>
        <table:table-row table:style-name="ro1">
          <table:table-cell office:value-type="string" calcext:value-type="string">
            <text:p>W06</text:p>
          </table:table-cell>
          <table:table-cell office:value-type="string" calcext:value-type="string">
            <text:p>CE Testing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11];[.J$1];[.K$1];[.I$1];[.B111];[.J$1];[.K$1];[.I$1];[.C111];[.J$1];[.K$1];[.I$1];[.D111];[.J$1];[.K$1];[.I$1];[.E111];[.J$1];[.L$1];[.M$1];[.K$1])" office:value-type="string" office:string-value="[[“W06“,“CE Testing“,“W“,“W“,“Inactive“]]," calcext:value-type="string">
            <text:p>[[“W06“,“CE Testing“,“W“,“W“,“Inactive“]],</text:p>
          </table:table-cell>
        </table:table-row>
        <table:table-row table:style-name="ro1">
          <table:table-cell office:value-type="string" calcext:value-type="string">
            <text:p>W07</text:p>
          </table:table-cell>
          <table:table-cell office:value-type="string" calcext:value-type="string">
            <text:p>Closing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12];[.J$1];[.K$1];[.I$1];[.B112];[.J$1];[.K$1];[.I$1];[.C112];[.J$1];[.K$1];[.I$1];[.D112];[.J$1];[.K$1];[.I$1];[.E112];[.J$1];[.L$1];[.M$1];[.K$1])" office:value-type="string" office:string-value="[[“W07“,“Closing“,“W“,“W“,“Inactive“]]," calcext:value-type="string">
            <text:p>[[“W07“,“Closing“,“W“,“W“,“Inactive“]],</text:p>
          </table:table-cell>
        </table:table-row>
        <table:table-row table:style-name="ro1">
          <table:table-cell office:value-type="string" calcext:value-type="string">
            <text:p>W08</text:p>
          </table:table-cell>
          <table:table-cell office:value-type="string" calcext:value-type="string">
            <text:p>Coaching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13];[.J$1];[.K$1];[.I$1];[.B113];[.J$1];[.K$1];[.I$1];[.C113];[.J$1];[.K$1];[.I$1];[.D113];[.J$1];[.K$1];[.I$1];[.E113];[.J$1];[.L$1];[.M$1];[.K$1])" office:value-type="string" office:string-value="[[“W08“,“Coaching“,“W“,“W“,“Inactive“]]," calcext:value-type="string">
            <text:p>[[“W08“,“Coaching“,“W“,“W“,“Inactive“]],</text:p>
          </table:table-cell>
        </table:table-row>
        <table:table-row table:style-name="ro1">
          <table:table-cell office:value-type="string" calcext:value-type="string">
            <text:p>W09</text:p>
          </table:table-cell>
          <table:table-cell office:value-type="string" calcext:value-type="string">
            <text:p>DE Doc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14];[.J$1];[.K$1];[.I$1];[.B114];[.J$1];[.K$1];[.I$1];[.C114];[.J$1];[.K$1];[.I$1];[.D114];[.J$1];[.K$1];[.I$1];[.E114];[.J$1];[.L$1];[.M$1];[.K$1])" office:value-type="string" office:string-value="[[“W09“,“DE Docs“,“W“,“W“,“Inactive“]]," calcext:value-type="string">
            <text:p>[[“W09“,“DE Docs“,“W“,“W“,“Inactive“]],</text:p>
          </table:table-cell>
        </table:table-row>
        <table:table-row table:style-name="ro1">
          <table:table-cell office:value-type="string" calcext:value-type="string">
            <text:p>W10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15];[.J$1];[.K$1];[.I$1];[.B115];[.J$1];[.K$1];[.I$1];[.C115];[.J$1];[.K$1];[.I$1];[.D115];[.J$1];[.K$1];[.I$1];[.E115];[.J$1];[.L$1];[.M$1];[.K$1])" office:value-type="string" office:string-value="[[“W10“,“Email“,“W“,“WD“,“Active“]]," calcext:value-type="string">
            <text:p>[[“W10“,“Email“,“W“,“WD“,“Active“]],</text:p>
          </table:table-cell>
        </table:table-row>
        <table:table-row table:style-name="ro1">
          <table:table-cell office:value-type="string" calcext:value-type="string">
            <text:p>W11</text:p>
          </table:table-cell>
          <table:table-cell office:value-type="string" calcext:value-type="string">
            <text:p>Engagement Memo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16];[.J$1];[.K$1];[.I$1];[.B116];[.J$1];[.K$1];[.I$1];[.C116];[.J$1];[.K$1];[.I$1];[.D116];[.J$1];[.K$1];[.I$1];[.E116];[.J$1];[.L$1];[.M$1];[.K$1])" office:value-type="string" office:string-value="[[“W11“,“Engagement Memo“,“W“,“W“,“Inactive“]]," calcext:value-type="string">
            <text:p>[[“W11“,“Engagement Memo“,“W“,“W“,“Inactive“]],</text:p>
          </table:table-cell>
        </table:table-row>
        <table:table-row table:style-name="ro1">
          <table:table-cell office:value-type="string" calcext:value-type="string">
            <text:p>W12</text:p>
          </table:table-cell>
          <table:table-cell office:value-type="string" calcext:value-type="string">
            <text:p>Research: Extern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17];[.J$1];[.K$1];[.I$1];[.B117];[.J$1];[.K$1];[.I$1];[.C117];[.J$1];[.K$1];[.I$1];[.D117];[.J$1];[.K$1];[.I$1];[.E117];[.J$1];[.L$1];[.M$1];[.K$1])" office:value-type="string" office:string-value="[[“W12“,“Research: External“,“A“,“W“,“Inactive“]]," calcext:value-type="string">
            <text:p>[[“W12“,“Research: External“,“A“,“W“,“Inactive“]],</text:p>
          </table:table-cell>
        </table:table-row>
        <table:table-row table:style-name="ro1">
          <table:table-cell office:value-type="string" calcext:value-type="string">
            <text:p>W15</text:p>
          </table:table-cell>
          <table:table-cell office:value-type="string" calcext:value-type="string">
            <text:p>Issue Memo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18];[.J$1];[.K$1];[.I$1];[.B118];[.J$1];[.K$1];[.I$1];[.C118];[.J$1];[.K$1];[.I$1];[.D118];[.J$1];[.K$1];[.I$1];[.E118];[.J$1];[.L$1];[.M$1];[.K$1])" office:value-type="string" office:string-value="[[“W15“,“Issue Memo“,“W“,“W“,“Active“]]," calcext:value-type="string">
            <text:p>[[“W15“,“Issue Memo“,“W“,“W“,“Active“]],</text:p>
          </table:table-cell>
        </table:table-row>
        <table:table-row table:style-name="ro1">
          <table:table-cell office:value-type="string" calcext:value-type="string">
            <text:p>W17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19];[.J$1];[.K$1];[.I$1];[.B119];[.J$1];[.K$1];[.I$1];[.C119];[.J$1];[.K$1];[.I$1];[.D119];[.J$1];[.K$1];[.I$1];[.E119];[.J$1];[.L$1];[.M$1];[.K$1])" office:value-type="string" office:string-value="[[“W17“,“Research“,“W“,“WD“,“Active“]]," calcext:value-type="string">
            <text:p>[[“W17“,“Research“,“W“,“WD“,“Active“]],</text:p>
          </table:table-cell>
        </table:table-row>
        <table:table-row table:style-name="ro1">
          <table:table-cell office:value-type="string" calcext:value-type="string">
            <text:p>W19</text:p>
          </table:table-cell>
          <table:table-cell office:value-type="string" calcext:value-type="string">
            <text:p>Issue Validation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20];[.J$1];[.K$1];[.I$1];[.B120];[.J$1];[.K$1];[.I$1];[.C120];[.J$1];[.K$1];[.I$1];[.D120];[.J$1];[.K$1];[.I$1];[.E120];[.J$1];[.L$1];[.M$1];[.K$1])" office:value-type="string" office:string-value="[[“W19“,“Issue Validation“,“W“,“W“,“Inactive“]]," calcext:value-type="string">
            <text:p>[[“W19“,“Issue Validation“,“W“,“W“,“Inactive“]],</text:p>
          </table:table-cell>
        </table:table-row>
        <table:table-row table:style-name="ro1">
          <table:table-cell office:value-type="string" calcext:value-type="string">
            <text:p>W20</text:p>
          </table:table-cell>
          <table:table-cell office:value-type="string" calcext:value-type="string">
            <text:p>Meeting Notes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WD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21];[.J$1];[.K$1];[.I$1];[.B121];[.J$1];[.K$1];[.I$1];[.C121];[.J$1];[.K$1];[.I$1];[.D121];[.J$1];[.K$1];[.I$1];[.E121];[.J$1];[.L$1];[.M$1];[.K$1])" office:value-type="string" office:string-value="[[“W20“,“Meeting Notes“,“W“,“WD“,“Inactive“]]," calcext:value-type="string">
            <text:p>[[“W20“,“Meeting Notes“,“W“,“WD“,“Inactive“]],</text:p>
          </table:table-cell>
        </table:table-row>
        <table:table-row table:style-name="ro1">
          <table:table-cell office:value-type="string" calcext:value-type="string">
            <text:p>W21</text:p>
          </table:table-cell>
          <table:table-cell office:value-type="string" calcext:value-type="string">
            <text:p>Planning Memo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22];[.J$1];[.K$1];[.I$1];[.B122];[.J$1];[.K$1];[.I$1];[.C122];[.J$1];[.K$1];[.I$1];[.D122];[.J$1];[.K$1];[.I$1];[.E122];[.J$1];[.L$1];[.M$1];[.K$1])" office:value-type="string" office:string-value="[[“W21“,“Planning Memo“,“W“,“W“,“Inactive“]]," calcext:value-type="string">
            <text:p>[[“W21“,“Planning Memo“,“W“,“W“,“Inactive“]],</text:p>
          </table:table-cell>
        </table:table-row>
        <table:table-row table:style-name="ro1">
          <table:table-cell office:value-type="string" calcext:value-type="string">
            <text:p>W22</text:p>
          </table:table-cell>
          <table:table-cell office:value-type="string" calcext:value-type="string">
            <text:p>Planning: General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23];[.J$1];[.K$1];[.I$1];[.B123];[.J$1];[.K$1];[.I$1];[.C123];[.J$1];[.K$1];[.I$1];[.D123];[.J$1];[.K$1];[.I$1];[.E123];[.J$1];[.L$1];[.M$1];[.K$1])" office:value-type="string" office:string-value="[[“W22“,“Planning: General“,“W“,“W“,“Inactive“]]," calcext:value-type="string">
            <text:p>[[“W22“,“Planning: General“,“W“,“W“,“Inactive“]],</text:p>
          </table:table-cell>
        </table:table-row>
        <table:table-row table:style-name="ro1">
          <table:table-cell office:value-type="string" calcext:value-type="string">
            <text:p>W25</text:p>
          </table:table-cell>
          <table:table-cell office:value-type="string" calcext:value-type="string">
            <text:p>Project Economic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24];[.J$1];[.K$1];[.I$1];[.B124];[.J$1];[.K$1];[.I$1];[.C124];[.J$1];[.K$1];[.I$1];[.D124];[.J$1];[.K$1];[.I$1];[.E124];[.J$1];[.L$1];[.M$1];[.K$1])" office:value-type="string" office:string-value="[[“W25“,“Project Economics“,“W“,“W“,“Inactive“]]," calcext:value-type="string">
            <text:p>[[“W25“,“Project Economics“,“W“,“W“,“Inactive“]],</text:p>
          </table:table-cell>
        </table:table-row>
        <table:table-row table:style-name="ro1">
          <table:table-cell office:value-type="string" calcext:value-type="string">
            <text:p>W27</text:p>
          </table:table-cell>
          <table:table-cell office:value-type="string" calcext:value-type="string">
            <text:p>Business Profile Revie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25];[.J$1];[.K$1];[.I$1];[.B125];[.J$1];[.K$1];[.I$1];[.C125];[.J$1];[.K$1];[.I$1];[.D125];[.J$1];[.K$1];[.I$1];[.E125];[.J$1];[.L$1];[.M$1];[.K$1])" office:value-type="string" office:string-value="[[“W27“,“Business Profile Review“,“W“,“W“,“Active“]]," calcext:value-type="string">
            <text:p>[[“W27“,“Business Profile Review“,“W“,“W“,“Active“]],</text:p>
          </table:table-cell>
        </table:table-row>
        <table:table-row table:style-name="ro1">
          <table:table-cell office:value-type="string" calcext:value-type="string">
            <text:p>W29</text:p>
          </table:table-cell>
          <table:table-cell office:value-type="string" calcext:value-type="string">
            <text:p>Process Risk Control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26];[.J$1];[.K$1];[.I$1];[.B126];[.J$1];[.K$1];[.I$1];[.C126];[.J$1];[.K$1];[.I$1];[.D126];[.J$1];[.K$1];[.I$1];[.E126];[.J$1];[.L$1];[.M$1];[.K$1])" office:value-type="string" office:string-value="[[“W29“,“Process Risk Control“,“W“,“W“,“Active“]]," calcext:value-type="string">
            <text:p>[[“W29“,“Process Risk Control“,“W“,“W“,“Active“]],</text:p>
          </table:table-cell>
        </table:table-row>
        <table:table-row table:style-name="ro1">
          <table:table-cell office:value-type="string" calcext:value-type="string">
            <text:p>W30</text:p>
          </table:table-cell>
          <table:table-cell office:value-type="string" calcext:value-type="string">
            <text:p>Doc Request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27];[.J$1];[.K$1];[.I$1];[.B127];[.J$1];[.K$1];[.I$1];[.C127];[.J$1];[.K$1];[.I$1];[.D127];[.J$1];[.K$1];[.I$1];[.E127];[.J$1];[.L$1];[.M$1];[.K$1])" office:value-type="string" office:string-value="[[“W30“,“Doc Request“,“W“,“W“,“Active“]]," calcext:value-type="string">
            <text:p>[[“W30“,“Doc Request“,“W“,“W“,“Active“]],</text:p>
          </table:table-cell>
        </table:table-row>
        <table:table-row table:style-name="ro1">
          <table:table-cell office:value-type="string" calcext:value-type="string">
            <text:p>W32</text:p>
          </table:table-cell>
          <table:table-cell office:value-type="string" calcext:value-type="string">
            <text:p>Review Note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28];[.J$1];[.K$1];[.I$1];[.B128];[.J$1];[.K$1];[.I$1];[.C128];[.J$1];[.K$1];[.I$1];[.D128];[.J$1];[.K$1];[.I$1];[.E128];[.J$1];[.L$1];[.M$1];[.K$1])" office:value-type="string" office:string-value="[[“W32“,“Review Notes“,“W“,“W“,“Inactive“]]," calcext:value-type="string">
            <text:p>[[“W32“,“Review Notes“,“W“,“W“,“Inactive“]],</text:p>
          </table:table-cell>
        </table:table-row>
        <table:table-row table:style-name="ro1">
          <table:table-cell office:value-type="string" calcext:value-type="string">
            <text:p>W33</text:p>
          </table:table-cell>
          <table:table-cell office:value-type="string" calcext:value-type="string">
            <text:p>Risk Assessment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29];[.J$1];[.K$1];[.I$1];[.B129];[.J$1];[.K$1];[.I$1];[.C129];[.J$1];[.K$1];[.I$1];[.D129];[.J$1];[.K$1];[.I$1];[.E129];[.J$1];[.L$1];[.M$1];[.K$1])" office:value-type="string" office:string-value="[[“W33“,“Risk Assessment“,“W“,“W“,“Active“]]," calcext:value-type="string">
            <text:p>[[“W33“,“Risk Assessment“,“W“,“W“,“Active“]],</text:p>
          </table:table-cell>
        </table:table-row>
        <table:table-row table:style-name="ro1">
          <table:table-cell office:value-type="string" calcext:value-type="string">
            <text:p>W35</text:p>
          </table:table-cell>
          <table:table-cell office:value-type="string" calcext:value-type="string">
            <text:p>Sampling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30];[.J$1];[.K$1];[.I$1];[.B130];[.J$1];[.K$1];[.I$1];[.C130];[.J$1];[.K$1];[.I$1];[.D130];[.J$1];[.K$1];[.I$1];[.E130];[.J$1];[.L$1];[.M$1];[.K$1])" office:value-type="string" office:string-value="[[“W35“,“Sampling“,“W“,“W“,“Inactive“]]," calcext:value-type="string">
            <text:p>[[“W35“,“Sampling“,“W“,“W“,“Inactive“]],</text:p>
          </table:table-cell>
        </table:table-row>
        <table:table-row table:style-name="ro1">
          <table:table-cell office:value-type="string" calcext:value-type="string">
            <text:p>P49</text:p>
          </table:table-cell>
          <table:table-cell office:value-type="string" calcext:value-type="string">
            <text:p>Air Trav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31];[.J$1];[.K$1];[.I$1];[.B131];[.J$1];[.K$1];[.I$1];[.C131];[.J$1];[.K$1];[.I$1];[.D131];[.J$1];[.K$1];[.I$1];[.E131];[.J$1];[.L$1];[.M$1];[.K$1])" office:value-type="string" office:string-value="[[“P49“,“Air Travel“,“2“,“PS“,“Active“]]," calcext:value-type="string">
            <text:p>[[“P49“,“Air Travel“,“2“,“PS“,“Active“]],</text:p>
          </table:table-cell>
        </table:table-row>
        <table:table-row table:style-name="ro1">
          <table:table-cell office:value-type="string" calcext:value-type="string">
            <text:p>W38</text:p>
          </table:table-cell>
          <table:table-cell office:value-type="string" calcext:value-type="string">
            <text:p>Status Report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32];[.J$1];[.K$1];[.I$1];[.B132];[.J$1];[.K$1];[.I$1];[.C132];[.J$1];[.K$1];[.I$1];[.D132];[.J$1];[.K$1];[.I$1];[.E132];[.J$1];[.L$1];[.M$1];[.K$1])" office:value-type="string" office:string-value="[[“W38“,“Status Report“,“W“,“W“,“Active“]]," calcext:value-type="string">
            <text:p>[[“W38“,“Status Report“,“W“,“W“,“Active“]],</text:p>
          </table:table-cell>
        </table:table-row>
        <table:table-row table:style-name="ro1">
          <table:table-cell office:value-type="string" calcext:value-type="string">
            <text:p>W39</text:p>
          </table:table-cell>
          <table:table-cell office:value-type="string" calcext:value-type="string">
            <text:p>Process Flo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33];[.J$1];[.K$1];[.I$1];[.B133];[.J$1];[.K$1];[.I$1];[.C133];[.J$1];[.K$1];[.I$1];[.D133];[.J$1];[.K$1];[.I$1];[.E133];[.J$1];[.L$1];[.M$1];[.K$1])" office:value-type="string" office:string-value="[[“W39“,“Process Flow“,“W“,“W“,“Inactive“]]," calcext:value-type="string">
            <text:p>[[“W39“,“Process Flow“,“W“,“W“,“Inactive“]],</text:p>
          </table:table-cell>
        </table:table-row>
        <table:table-row table:style-name="ro1">
          <table:table-cell office:value-type="string" calcext:value-type="string">
            <text:p>W40</text:p>
          </table:table-cell>
          <table:table-cell office:value-type="string" calcext:value-type="string">
            <text:p>Workpaper Revie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34];[.J$1];[.K$1];[.I$1];[.B134];[.J$1];[.K$1];[.I$1];[.C134];[.J$1];[.K$1];[.I$1];[.D134];[.J$1];[.K$1];[.I$1];[.E134];[.J$1];[.L$1];[.M$1];[.K$1])" office:value-type="string" office:string-value="[[“W40“,“Workpaper Review“,“W“,“W“,“Inactive“]]," calcext:value-type="string">
            <text:p>[[“W40“,“Workpaper Review“,“W“,“W“,“Inactive“]],</text:p>
          </table:table-cell>
        </table:table-row>
        <table:table-row table:style-name="ro1">
          <table:table-cell office:value-type="string" calcext:value-type="string">
            <text:p>W42</text:p>
          </table:table-cell>
          <table:table-cell office:value-type="string" calcext:value-type="string">
            <text:p>Checklist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35];[.J$1];[.K$1];[.I$1];[.B135];[.J$1];[.K$1];[.I$1];[.C135];[.J$1];[.K$1];[.I$1];[.D135];[.J$1];[.K$1];[.I$1];[.E135];[.J$1];[.L$1];[.M$1];[.K$1])" office:value-type="string" office:string-value="[[“W42“,“Checklists“,“A“,“W“,“Inactive“]]," calcext:value-type="string">
            <text:p>[[“W42“,“Checklists“,“A“,“W“,“Inactive“]],</text:p>
          </table:table-cell>
        </table:table-row>
        <table:table-row table:style-name="ro1">
          <table:table-cell office:value-type="string" calcext:value-type="string">
            <text:p>W43</text:p>
          </table:table-cell>
          <table:table-cell office:value-type="string" calcext:value-type="string">
            <text:p>Audit Form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36];[.J$1];[.K$1];[.I$1];[.B136];[.J$1];[.K$1];[.I$1];[.C136];[.J$1];[.K$1];[.I$1];[.D136];[.J$1];[.K$1];[.I$1];[.E136];[.J$1];[.L$1];[.M$1];[.K$1])" office:value-type="string" office:string-value="[[“W43“,“Audit Form“,“W“,“W“,“Inactive“]]," calcext:value-type="string">
            <text:p>[[“W43“,“Audit Form“,“W“,“W“,“Inactive“]],</text:p>
          </table:table-cell>
        </table:table-row>
        <table:table-row table:style-name="ro1">
          <table:table-cell office:value-type="string" calcext:value-type="string">
            <text:p>W44</text:p>
          </table:table-cell>
          <table:table-cell office:value-type="string" calcext:value-type="string">
            <text:p>Staff IPA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37];[.J$1];[.K$1];[.I$1];[.B137];[.J$1];[.K$1];[.I$1];[.C137];[.J$1];[.K$1];[.I$1];[.D137];[.J$1];[.K$1];[.I$1];[.E137];[.J$1];[.L$1];[.M$1];[.K$1])" office:value-type="string" office:string-value="[[“W44“,“Staff IPAs“,“W“,“W“,“Inactive“]]," calcext:value-type="string">
            <text:p>[[“W44“,“Staff IPAs“,“W“,“W“,“Inactive“]],</text:p>
          </table:table-cell>
        </table:table-row>
        <table:table-row table:style-name="ro1">
          <table:table-cell office:value-type="string" calcext:value-type="string">
            <text:p>W46</text:p>
          </table:table-cell>
          <table:table-cell office:value-type="string" calcext:value-type="string">
            <text:p>Issue Report Meeti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38];[.J$1];[.K$1];[.I$1];[.B138];[.J$1];[.K$1];[.I$1];[.C138];[.J$1];[.K$1];[.I$1];[.D138];[.J$1];[.K$1];[.I$1];[.E138];[.J$1];[.L$1];[.M$1];[.K$1])" office:value-type="string" office:string-value="[[“W46“,“Issue Report Meeting“,“M“,“W“,“Inactive“]]," calcext:value-type="string">
            <text:p>[[“W46“,“Issue Report Meeting“,“M“,“W“,“Inactive“]],</text:p>
          </table:table-cell>
        </table:table-row>
        <table:table-row table:style-name="ro1">
          <table:table-cell office:value-type="string" calcext:value-type="string">
            <text:p>P42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39];[.J$1];[.K$1];[.I$1];[.B139];[.J$1];[.K$1];[.I$1];[.C139];[.J$1];[.K$1];[.I$1];[.D139];[.J$1];[.K$1];[.I$1];[.E139];[.J$1];[.L$1];[.M$1];[.K$1])" office:value-type="string" office:string-value="[[“P42“,“Run“,“H“,“P“,“Active“]]," calcext:value-type="string">
            <text:p>[[“P42“,“Run“,“H“,“P“,“Active“]],</text:p>
          </table:table-cell>
        </table:table-row>
        <table:table-row table:style-name="ro1">
          <table:table-cell office:value-type="string" calcext:value-type="string">
            <text:p>P43</text:p>
          </table:table-cell>
          <table:table-cell office:value-type="string" calcext:value-type="string">
            <text:p>Home Repai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40];[.J$1];[.K$1];[.I$1];[.B140];[.J$1];[.K$1];[.I$1];[.C140];[.J$1];[.K$1];[.I$1];[.D140];[.J$1];[.K$1];[.I$1];[.E140];[.J$1];[.L$1];[.M$1];[.K$1])" office:value-type="string" office:string-value="[[“P43“,“Home Repairs“,“1“,“P“,“Active“]]," calcext:value-type="string">
            <text:p>[[“P43“,“Home Repairs“,“1“,“P“,“Active“]],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Pool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41];[.J$1];[.K$1];[.I$1];[.B141];[.J$1];[.K$1];[.I$1];[.C141];[.J$1];[.K$1];[.I$1];[.D141];[.J$1];[.K$1];[.I$1];[.E141];[.J$1];[.L$1];[.M$1];[.K$1])" office:value-type="string" office:string-value="[[“S11“,“Pool“,“S“,“S“,“Active“]]," calcext:value-type="string">
            <text:p>[[“S11“,“Pool“,“S“,“S“,“Active“]],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Beach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42];[.J$1];[.K$1];[.I$1];[.B142];[.J$1];[.K$1];[.I$1];[.C142];[.J$1];[.K$1];[.I$1];[.D142];[.J$1];[.K$1];[.I$1];[.E142];[.J$1];[.L$1];[.M$1];[.K$1])" office:value-type="string" office:string-value="[[“S12“,“Beach“,“S“,“S“,“Active“]]," calcext:value-type="string">
            <text:p>[[“S12“,“Beach“,“S“,“S“,“Active“]],</text:p>
          </table:table-cell>
        </table:table-row>
        <table:table-row table:style-name="ro1">
          <table:table-cell office:value-type="string" calcext:value-type="string">
            <text:p>L15</text:p>
          </table:table-cell>
          <table:table-cell office:value-type="string" calcext:value-type="string">
            <text:p>News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43];[.J$1];[.K$1];[.I$1];[.B143];[.J$1];[.K$1];[.I$1];[.C143];[.J$1];[.K$1];[.I$1];[.D143];[.J$1];[.K$1];[.I$1];[.E143];[.J$1];[.L$1];[.M$1];[.K$1])" office:value-type="string" office:string-value="[[“L15“,“News“,“L“,“L“,“Inactive“]]," calcext:value-type="string">
            <text:p>[[“L15“,“News“,“L“,“L“,“Inactive“]],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Bar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44];[.J$1];[.K$1];[.I$1];[.B144];[.J$1];[.K$1];[.I$1];[.C144];[.J$1];[.K$1];[.I$1];[.D144];[.J$1];[.K$1];[.I$1];[.E144];[.J$1];[.L$1];[.M$1];[.K$1])" office:value-type="string" office:string-value="[[“S13“,“Bar“,“S“,“S“,“Active“]]," calcext:value-type="string">
            <text:p>[[“S13“,“Bar“,“S“,“S“,“Active“]],</text:p>
          </table:table-cell>
        </table:table-row>
        <table:table-row table:style-name="ro1">
          <table:table-cell office:value-type="string" calcext:value-type="string">
            <text:p>D07</text:p>
          </table:table-cell>
          <table:table-cell office:value-type="string" calcext:value-type="string">
            <text:p>Daily Review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45];[.J$1];[.K$1];[.I$1];[.B145];[.J$1];[.K$1];[.I$1];[.C145];[.J$1];[.K$1];[.I$1];[.D145];[.J$1];[.K$1];[.I$1];[.E145];[.J$1];[.L$1];[.M$1];[.K$1])" office:value-type="string" office:string-value="[[“D07“,“Daily Review“,“D“,“D“,“Active“]]," calcext:value-type="string">
            <text:p>[[“D07“,“Daily Review“,“D“,“D“,“Active“]],</text:p>
          </table:table-cell>
        </table:table-row>
        <table:table-row table:style-name="ro1">
          <table:table-cell office:value-type="string" calcext:value-type="string">
            <text:p>P44</text:p>
          </table:table-cell>
          <table:table-cell office:value-type="string" calcext:value-type="string">
            <text:p>Dry Clea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46];[.J$1];[.K$1];[.I$1];[.B146];[.J$1];[.K$1];[.I$1];[.C146];[.J$1];[.K$1];[.I$1];[.D146];[.J$1];[.K$1];[.I$1];[.E146];[.J$1];[.L$1];[.M$1];[.K$1])" office:value-type="string" office:string-value="[[“P44“,“Dry Cleaning“,“1“,“P“,“Inactive“]]," calcext:value-type="string">
            <text:p>[[“P44“,“Dry Cleaning“,“1“,“P“,“Inactive“]],</text:p>
          </table:table-cell>
        </table:table-row>
        <table:table-row table:style-name="ro1">
          <table:table-cell office:value-type="string" calcext:value-type="string">
            <text:p>P45</text:p>
          </table:table-cell>
          <table:table-cell office:value-type="string" calcext:value-type="string">
            <text:p>Pick-up Food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47];[.J$1];[.K$1];[.I$1];[.B147];[.J$1];[.K$1];[.I$1];[.C147];[.J$1];[.K$1];[.I$1];[.D147];[.J$1];[.K$1];[.I$1];[.E147];[.J$1];[.L$1];[.M$1];[.K$1])" office:value-type="string" office:string-value="[[“P45“,“Pick-up Food“,“P“,“P“,“Active“]]," calcext:value-type="string">
            <text:p>[[“P45“,“Pick-up Food“,“P“,“P“,“Active“]],</text:p>
          </table:table-cell>
        </table:table-row>
        <table:table-row table:style-name="ro1">
          <table:table-cell office:value-type="string" calcext:value-type="string">
            <text:p>I07</text:p>
          </table:table-cell>
          <table:table-cell office:value-type="string" calcext:value-type="string">
            <text:p>Financial Statement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48];[.J$1];[.K$1];[.I$1];[.B148];[.J$1];[.K$1];[.I$1];[.C148];[.J$1];[.K$1];[.I$1];[.D148];[.J$1];[.K$1];[.I$1];[.E148];[.J$1];[.L$1];[.M$1];[.K$1])" office:value-type="string" office:string-value="[[“I07“,“Financial Statements“,“I“,“I“,“Inactive“]]," calcext:value-type="string">
            <text:p>[[“I07“,“Financial Statements“,“I“,“I“,“Inactive“]],</text:p>
          </table:table-cell>
        </table:table-row>
        <table:table-row table:style-name="ro1">
          <table:table-cell office:value-type="string" calcext:value-type="string">
            <text:p>I08</text:p>
          </table:table-cell>
          <table:table-cell office:value-type="string" calcext:value-type="string">
            <text:p>Journal Entries</text:p>
          </table:table-cell>
          <table:table-cell table:number-columns-repeated="2" office:value-type="string" calcext:value-type="string">
            <text:p>I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49];[.J$1];[.K$1];[.I$1];[.B149];[.J$1];[.K$1];[.I$1];[.C149];[.J$1];[.K$1];[.I$1];[.D149];[.J$1];[.K$1];[.I$1];[.E149];[.J$1];[.L$1];[.M$1];[.K$1])" office:value-type="string" office:string-value="[[“I08“,“Journal Entries“,“I“,“I“,“Inactive“]]," calcext:value-type="string">
            <text:p>[[“I08“,“Journal Entries“,“I“,“I“,“Inactive“]],</text:p>
          </table:table-cell>
        </table:table-row>
        <table:table-row table:style-name="ro1">
          <table:table-cell office:value-type="string" calcext:value-type="string">
            <text:p>P46</text:p>
          </table:table-cell>
          <table:table-cell office:value-type="string" calcext:value-type="string">
            <text:p>Wedding Plan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50];[.J$1];[.K$1];[.I$1];[.B150];[.J$1];[.K$1];[.I$1];[.C150];[.J$1];[.K$1];[.I$1];[.D150];[.J$1];[.K$1];[.I$1];[.E150];[.J$1];[.L$1];[.M$1];[.K$1])" office:value-type="string" office:string-value="[[“P46“,“Wedding Planning“,“1“,“P“,“Inactive“]]," calcext:value-type="string">
            <text:p>[[“P46“,“Wedding Planning“,“1“,“P“,“Inactive“]],</text:p>
          </table:table-cell>
        </table:table-row>
        <table:table-row table:style-name="ro1">
          <table:table-cell office:value-type="string" calcext:value-type="string">
            <text:p>P47</text:p>
          </table:table-cell>
          <table:table-cell office:value-type="string" calcext:value-type="string">
            <text:p>Shopping: Online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51];[.J$1];[.K$1];[.I$1];[.B151];[.J$1];[.K$1];[.I$1];[.C151];[.J$1];[.K$1];[.I$1];[.D151];[.J$1];[.K$1];[.I$1];[.E151];[.J$1];[.L$1];[.M$1];[.K$1])" office:value-type="string" office:string-value="[[“P47“,“Shopping: Online“,“P“,“P“,“Active“]]," calcext:value-type="string">
            <text:p>[[“P47“,“Shopping: Online“,“P“,“P“,“Active“]],</text:p>
          </table:table-cell>
        </table:table-row>
        <table:table-row table:style-name="ro1">
          <table:table-cell office:value-type="string" calcext:value-type="string">
            <text:p>P48</text:p>
          </table:table-cell>
          <table:table-cell office:value-type="string" calcext:value-type="string">
            <text:p>Clean 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52];[.J$1];[.K$1];[.I$1];[.B152];[.J$1];[.K$1];[.I$1];[.C152];[.J$1];[.K$1];[.I$1];[.D152];[.J$1];[.K$1];[.I$1];[.E152];[.J$1];[.L$1];[.M$1];[.K$1])" office:value-type="string" office:string-value="[[“P48“,“Clean Car“,“1“,“P“,“Active“]]," calcext:value-type="string">
            <text:p>[[“P48“,“Clean Car“,“1“,“P“,“Active“]],</text:p>
          </table:table-cell>
        </table:table-row>
        <table:table-row table:style-name="ro1">
          <table:table-cell office:value-type="string" calcext:value-type="string">
            <text:p>N04</text:p>
          </table:table-cell>
          <table:table-cell office:value-type="string" calcext:value-type="string">
            <text:p>Slee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53];[.J$1];[.K$1];[.I$1];[.B153];[.J$1];[.K$1];[.I$1];[.C153];[.J$1];[.K$1];[.I$1];[.D153];[.J$1];[.K$1];[.I$1];[.E153];[.J$1];[.L$1];[.M$1];[.K$1])" office:value-type="string" office:string-value="[[“N04“,“Sleep“,“N“,“N“,“Active“]]," calcext:value-type="string">
            <text:p>[[“N04“,“Sleep“,“N“,“N“,“Active“]],</text:p>
          </table:table-cell>
        </table:table-row>
        <table:table-row table:style-name="ro1">
          <table:table-cell office:value-type="string" calcext:value-type="string">
            <text:p>P50</text:p>
          </table:table-cell>
          <table:table-cell office:value-type="string" calcext:value-type="string">
            <text:p>Public Trans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54];[.J$1];[.K$1];[.I$1];[.B154];[.J$1];[.K$1];[.I$1];[.C154];[.J$1];[.K$1];[.I$1];[.D154];[.J$1];[.K$1];[.I$1];[.E154];[.J$1];[.L$1];[.M$1];[.K$1])" office:value-type="string" office:string-value="[[“P50“,“Public Trans.“,“2“,“PS“,“Active“]]," calcext:value-type="string">
            <text:p>[[“P50“,“Public Trans.“,“2“,“PS“,“Active“]],</text:p>
          </table:table-cell>
        </table:table-row>
        <table:table-row table:style-name="ro1">
          <table:table-cell office:value-type="string" calcext:value-type="string">
            <text:p>W48</text:p>
          </table:table-cell>
          <table:table-cell office:value-type="string" calcext:value-type="string">
            <text:p>Reg Analysi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55];[.J$1];[.K$1];[.I$1];[.B155];[.J$1];[.K$1];[.I$1];[.C155];[.J$1];[.K$1];[.I$1];[.D155];[.J$1];[.K$1];[.I$1];[.E155];[.J$1];[.L$1];[.M$1];[.K$1])" office:value-type="string" office:string-value="[[“W48“,“Reg Analysis“,“W“,“W“,“Inactive“]]," calcext:value-type="string">
            <text:p>[[“W48“,“Reg Analysis“,“W“,“W“,“Inactive“]],</text:p>
          </table:table-cell>
        </table:table-row>
        <table:table-row table:style-name="ro1">
          <table:table-cell office:value-type="string" calcext:value-type="string">
            <text:p>P51</text:p>
          </table:table-cell>
          <table:table-cell office:value-type="string" calcext:value-type="string">
            <text:p>Air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56];[.J$1];[.K$1];[.I$1];[.B156];[.J$1];[.K$1];[.I$1];[.C156];[.J$1];[.K$1];[.I$1];[.D156];[.J$1];[.K$1];[.I$1];[.E156];[.J$1];[.L$1];[.M$1];[.K$1])" office:value-type="string" office:string-value="[[“P51“,“Airport“,“2“,“PS“,“Active“]]," calcext:value-type="string">
            <text:p>[[“P51“,“Airport“,“2“,“PS“,“Active“]],</text:p>
          </table:table-cell>
        </table:table-row>
        <table:table-row table:style-name="ro1">
          <table:table-cell office:value-type="string" calcext:value-type="string">
            <text:p>M12</text:p>
          </table:table-cell>
          <table:table-cell office:value-type="string" calcext:value-type="string">
            <text:p>Regulator Mt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57];[.J$1];[.K$1];[.I$1];[.B157];[.J$1];[.K$1];[.I$1];[.C157];[.J$1];[.K$1];[.I$1];[.D157];[.J$1];[.K$1];[.I$1];[.E157];[.J$1];[.L$1];[.M$1];[.K$1])" office:value-type="string" office:string-value="[[“M12“,“Regulator Mtg“,“M“,“W“,“Inactive“]]," calcext:value-type="string">
            <text:p>[[“M12“,“Regulator Mtg“,“M“,“W“,“Inactive“]],</text:p>
          </table:table-cell>
        </table:table-row>
        <table:table-row table:style-name="ro1">
          <table:table-cell office:value-type="string" calcext:value-type="string">
            <text:p>P52</text:p>
          </table:table-cell>
          <table:table-cell office:value-type="string" calcext:value-type="string">
            <text:p>Commute (pre-split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58];[.J$1];[.K$1];[.I$1];[.B158];[.J$1];[.K$1];[.I$1];[.C158];[.J$1];[.K$1];[.I$1];[.D158];[.J$1];[.K$1];[.I$1];[.E158];[.J$1];[.L$1];[.M$1];[.K$1])" office:value-type="string" office:string-value="[[“P52“,“Commute (pre-split)“,“2“,“W“,“Inactive“]]," calcext:value-type="string">
            <text:p>[[“P52“,“Commute (pre-split)“,“2“,“W“,“Inactive“]],</text:p>
          </table:table-cell>
        </table:table-row>
        <table:table-row table:style-name="ro1">
          <table:table-cell office:value-type="string" calcext:value-type="string">
            <text:p>L16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L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59];[.J$1];[.K$1];[.I$1];[.B159];[.J$1];[.K$1];[.I$1];[.C159];[.J$1];[.K$1];[.I$1];[.D159];[.J$1];[.K$1];[.I$1];[.E159];[.J$1];[.L$1];[.M$1];[.K$1])" office:value-type="string" office:string-value="[[“L16“,“Read“,“L“,“TLP“,“Active“]]," calcext:value-type="string">
            <text:p>[[“L16“,“Read“,“L“,“TLP“,“Active“]],</text:p>
          </table:table-cell>
        </table:table-row>
        <table:table-row table:style-name="ro1">
          <table:table-cell office:value-type="string" calcext:value-type="string">
            <text:p>D08</text:p>
          </table:table-cell>
          <table:table-cell office:value-type="string" calcext:value-type="string">
            <text:p>Job Interview Pre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60];[.J$1];[.K$1];[.I$1];[.B160];[.J$1];[.K$1];[.I$1];[.C160];[.J$1];[.K$1];[.I$1];[.D160];[.J$1];[.K$1];[.I$1];[.E160];[.J$1];[.L$1];[.M$1];[.K$1])" office:value-type="string" office:string-value="[[“D08“,“Job Interview Prep“,“D“,“DP“,“Inactive“]]," calcext:value-type="string">
            <text:p>[[“D08“,“Job Interview Prep“,“D“,“DP“,“Inactive“]],</text:p>
          </table:table-cell>
        </table:table-row>
        <table:table-row table:style-name="ro1">
          <table:table-cell office:value-type="string" calcext:value-type="string">
            <text:p>D09</text:p>
          </table:table-cell>
          <table:table-cell office:value-type="string" calcext:value-type="string">
            <text:p>Job Intervie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61];[.J$1];[.K$1];[.I$1];[.B161];[.J$1];[.K$1];[.I$1];[.C161];[.J$1];[.K$1];[.I$1];[.D161];[.J$1];[.K$1];[.I$1];[.E161];[.J$1];[.L$1];[.M$1];[.K$1])" office:value-type="string" office:string-value="[[“D09“,“Job Interview“,“D“,“DP“,“Inactive“]]," calcext:value-type="string">
            <text:p>[[“D09“,“Job Interview“,“D“,“DP“,“Inactive“]],</text:p>
          </table:table-cell>
        </table:table-row>
        <table:table-row table:style-name="ro1">
          <table:table-cell office:value-type="string" calcext:value-type="string">
            <text:p>P53</text:p>
          </table:table-cell>
          <table:table-cell office:value-type="string" calcext:value-type="string">
            <text:p>Cryptocurrency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62];[.J$1];[.K$1];[.I$1];[.B162];[.J$1];[.K$1];[.I$1];[.C162];[.J$1];[.K$1];[.I$1];[.D162];[.J$1];[.K$1];[.I$1];[.E162];[.J$1];[.L$1];[.M$1];[.K$1])" office:value-type="string" office:string-value="[[“P53“,“Cryptocurrency“,“P“,“P“,“Active“]]," calcext:value-type="string">
            <text:p>[[“P53“,“Cryptocurrency“,“P“,“P“,“Active“]],</text:p>
          </table:table-cell>
        </table:table-row>
        <table:table-row table:style-name="ro1">
          <table:table-cell office:value-type="string" calcext:value-type="string">
            <text:p>P54</text:p>
          </table:table-cell>
          <table:table-cell office:value-type="string" calcext:value-type="string">
            <text:p>Fishing / Kayakin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63];[.J$1];[.K$1];[.I$1];[.B163];[.J$1];[.K$1];[.I$1];[.C163];[.J$1];[.K$1];[.I$1];[.D163];[.J$1];[.K$1];[.I$1];[.E163];[.J$1];[.L$1];[.M$1];[.K$1])" office:value-type="string" office:string-value="[[“P54“,“Fishing / Kayaking“,“H“,“PS“,“Inactive“]]," calcext:value-type="string">
            <text:p>[[“P54“,“Fishing / Kayaking“,“H“,“PS“,“Inactive“]],</text:p>
          </table:table-cell>
        </table:table-row>
        <table:table-row table:style-name="ro1">
          <table:table-cell office:value-type="string" calcext:value-type="string">
            <text:p>L17</text:p>
          </table:table-cell>
          <table:table-cell office:value-type="string" calcext:value-type="string">
            <text:p>Lecture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64];[.J$1];[.K$1];[.I$1];[.B164];[.J$1];[.K$1];[.I$1];[.C164];[.J$1];[.K$1];[.I$1];[.D164];[.J$1];[.K$1];[.I$1];[.E164];[.J$1];[.L$1];[.M$1];[.K$1])" office:value-type="string" office:string-value="[[“L17“,“Lectures“,“L“,“TL“,“Inactive“]]," calcext:value-type="string">
            <text:p>[[“L17“,“Lectures“,“L“,“TL“,“Inactive“]],</text:p>
          </table:table-cell>
        </table:table-row>
        <table:table-row table:style-name="ro1">
          <table:table-cell office:value-type="string" calcext:value-type="string">
            <text:p>P55</text:p>
          </table:table-cell>
          <table:table-cell office:value-type="string" calcext:value-type="string">
            <text:p>Convo DB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65];[.J$1];[.K$1];[.I$1];[.B165];[.J$1];[.K$1];[.I$1];[.C165];[.J$1];[.K$1];[.I$1];[.D165];[.J$1];[.K$1];[.I$1];[.E165];[.J$1];[.L$1];[.M$1];[.K$1])" office:value-type="string" office:string-value="[[“P55“,“Convo DB“,“P“,“P“,“Inactive“]]," calcext:value-type="string">
            <text:p>[[“P55“,“Convo DB“,“P“,“P“,“Inactive“]],</text:p>
          </table:table-cell>
        </table:table-row>
        <table:table-row table:style-name="ro1">
          <table:table-cell office:value-type="string" calcext:value-type="string">
            <text:p>L18</text:p>
          </table:table-cell>
          <table:table-cell office:value-type="string" calcext:value-type="string">
            <text:p>Flashcard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66];[.J$1];[.K$1];[.I$1];[.B166];[.J$1];[.K$1];[.I$1];[.C166];[.J$1];[.K$1];[.I$1];[.D166];[.J$1];[.K$1];[.I$1];[.E166];[.J$1];[.L$1];[.M$1];[.K$1])" office:value-type="string" office:string-value="[[“L18“,“Flashcards“,“L“,“TL“,“Inactive“]]," calcext:value-type="string">
            <text:p>[[“L18“,“Flashcards“,“L“,“TL“,“Inactive“]],</text:p>
          </table:table-cell>
        </table:table-row>
        <table:table-row table:style-name="ro1">
          <table:table-cell office:value-type="string" calcext:value-type="string">
            <text:p>W49</text:p>
          </table:table-cell>
          <table:table-cell office:value-type="string" calcext:value-type="string">
            <text:p>Announcement Letter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67];[.J$1];[.K$1];[.I$1];[.B167];[.J$1];[.K$1];[.I$1];[.C167];[.J$1];[.K$1];[.I$1];[.D167];[.J$1];[.K$1];[.I$1];[.E167];[.J$1];[.L$1];[.M$1];[.K$1])" office:value-type="string" office:string-value="[[“W49“,“Announcement Letter“,“W“,“W“,“Inactive“]]," calcext:value-type="string">
            <text:p>[[“W49“,“Announcement Letter“,“W“,“W“,“Inactive“]],</text:p>
          </table:table-cell>
        </table:table-row>
        <table:table-row table:style-name="ro1">
          <table:table-cell office:value-type="string" calcext:value-type="string">
            <text:p>P56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68];[.J$1];[.K$1];[.I$1];[.B168];[.J$1];[.K$1];[.I$1];[.C168];[.J$1];[.K$1];[.I$1];[.D168];[.J$1];[.K$1];[.I$1];[.E168];[.J$1];[.L$1];[.M$1];[.K$1])" office:value-type="string" office:string-value="[[“P56“,“Hiking“,“H“,“PS“,“Active“]]," calcext:value-type="string">
            <text:p>[[“P56“,“Hiking“,“H“,“PS“,“Active“]],</text:p>
          </table:table-cell>
        </table:table-row>
        <table:table-row table:style-name="ro1">
          <table:table-cell office:value-type="string" calcext:value-type="string">
            <text:p>P57</text:p>
          </table:table-cell>
          <table:table-cell office:value-type="string" calcext:value-type="string">
            <text:p>Bikin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69];[.J$1];[.K$1];[.I$1];[.B169];[.J$1];[.K$1];[.I$1];[.C169];[.J$1];[.K$1];[.I$1];[.D169];[.J$1];[.K$1];[.I$1];[.E169];[.J$1];[.L$1];[.M$1];[.K$1])" office:value-type="string" office:string-value="[[“P57“,“Biking“,“H“,“PS“,“Inactive“]]," calcext:value-type="string">
            <text:p>[[“P57“,“Biking“,“H“,“PS“,“Inactive“]],</text:p>
          </table:table-cell>
        </table:table-row>
        <table:table-row table:style-name="ro1">
          <table:table-cell office:value-type="string" calcext:value-type="string">
            <text:p>P61</text:p>
          </table:table-cell>
          <table:table-cell office:value-type="string" calcext:value-type="string">
            <text:p>Sheets &amp; Towe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70];[.J$1];[.K$1];[.I$1];[.B170];[.J$1];[.K$1];[.I$1];[.C170];[.J$1];[.K$1];[.I$1];[.D170];[.J$1];[.K$1];[.I$1];[.E170];[.J$1];[.L$1];[.M$1];[.K$1])" office:value-type="string" office:string-value="[[“P61“,“Sheets &amp; Towels“,“1“,“P“,“Active“]]," calcext:value-type="string">
            <text:p>[[“P61“,“Sheets &amp; Towels“,“1“,“P“,“Active“]],</text:p>
          </table:table-cell>
        </table:table-row>
        <table:table-row table:style-name="ro1">
          <table:table-cell office:value-type="string" calcext:value-type="string">
            <text:p>W50</text:p>
          </table:table-cell>
          <table:table-cell office:value-type="string" calcext:value-type="string">
            <text:p>Procedures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71];[.J$1];[.K$1];[.I$1];[.B171];[.J$1];[.K$1];[.I$1];[.C171];[.J$1];[.K$1];[.I$1];[.D171];[.J$1];[.K$1];[.I$1];[.E171];[.J$1];[.L$1];[.M$1];[.K$1])" office:value-type="string" office:string-value="[[“W50“,“Procedures“,“W“,“W“,“Active“]]," calcext:value-type="string">
            <text:p>[[“W50“,“Procedures“,“W“,“W“,“Active“]],</text:p>
          </table:table-cell>
        </table:table-row>
        <table:table-row table:style-name="ro1">
          <table:table-cell office:value-type="string" calcext:value-type="string">
            <text:p>P58</text:p>
          </table:table-cell>
          <table:table-cell office:value-type="string" calcext:value-type="string">
            <text:p>Clean Kitch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72];[.J$1];[.K$1];[.I$1];[.B172];[.J$1];[.K$1];[.I$1];[.C172];[.J$1];[.K$1];[.I$1];[.D172];[.J$1];[.K$1];[.I$1];[.E172];[.J$1];[.L$1];[.M$1];[.K$1])" office:value-type="string" office:string-value="[[“P58“,“Clean Kitchen“,“1“,“P“,“Active“]]," calcext:value-type="string">
            <text:p>[[“P58“,“Clean Kitchen“,“1“,“P“,“Active“]],</text:p>
          </table:table-cell>
        </table:table-row>
        <table:table-row table:style-name="ro1">
          <table:table-cell office:value-type="string" calcext:value-type="string">
            <text:p>P59</text:p>
          </table:table-cell>
          <table:table-cell office:value-type="string" calcext:value-type="string">
            <text:p>Vacu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73];[.J$1];[.K$1];[.I$1];[.B173];[.J$1];[.K$1];[.I$1];[.C173];[.J$1];[.K$1];[.I$1];[.D173];[.J$1];[.K$1];[.I$1];[.E173];[.J$1];[.L$1];[.M$1];[.K$1])" office:value-type="string" office:string-value="[[“P59“,“Vacuum“,“1“,“P“,“Active“]]," calcext:value-type="string">
            <text:p>[[“P59“,“Vacuum“,“1“,“P“,“Active“]],</text:p>
          </table:table-cell>
        </table:table-row>
        <table:table-row table:style-name="ro1">
          <table:table-cell office:value-type="string" calcext:value-type="string">
            <text:p>P65</text:p>
          </table:table-cell>
          <table:table-cell office:value-type="string" calcext:value-type="string">
            <text:p>Negativity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74];[.J$1];[.K$1];[.I$1];[.B174];[.J$1];[.K$1];[.I$1];[.C174];[.J$1];[.K$1];[.I$1];[.D174];[.J$1];[.K$1];[.I$1];[.E174];[.J$1];[.L$1];[.M$1];[.K$1])" office:value-type="string" office:string-value="[[“P65“,“Negativity“,“P“,“P“,“Active“]]," calcext:value-type="string">
            <text:p>[[“P65“,“Negativity“,“P“,“P“,“Active“]],</text:p>
          </table:table-cell>
        </table:table-row>
        <table:table-row table:style-name="ro1">
          <table:table-cell office:value-type="string" calcext:value-type="string">
            <text:p>W51</text:p>
          </table:table-cell>
          <table:table-cell office:value-type="string" calcext:value-type="string">
            <text:p>Presentation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75];[.J$1];[.K$1];[.I$1];[.B175];[.J$1];[.K$1];[.I$1];[.C175];[.J$1];[.K$1];[.I$1];[.D175];[.J$1];[.K$1];[.I$1];[.E175];[.J$1];[.L$1];[.M$1];[.K$1])" office:value-type="string" office:string-value="[[“W51“,“Presentation“,“W“,“W“,“Inactive“]]," calcext:value-type="string">
            <text:p>[[“W51“,“Presentation“,“W“,“W“,“Inactive“]],</text:p>
          </table:table-cell>
        </table:table-row>
        <table:table-row table:style-name="ro1">
          <table:table-cell office:value-type="string" calcext:value-type="string">
            <text:p>P60</text:p>
          </table:table-cell>
          <table:table-cell office:value-type="string" calcext:value-type="string">
            <text:p>Flos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76];[.J$1];[.K$1];[.I$1];[.B176];[.J$1];[.K$1];[.I$1];[.C176];[.J$1];[.K$1];[.I$1];[.D176];[.J$1];[.K$1];[.I$1];[.E176];[.J$1];[.L$1];[.M$1];[.K$1])" office:value-type="string" office:string-value="[[“P60“,“Floss“,“R“,“P“,“Active“]]," calcext:value-type="string">
            <text:p>[[“P60“,“Floss“,“R“,“P“,“Active“]],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Games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77];[.J$1];[.K$1];[.I$1];[.B177];[.J$1];[.K$1];[.I$1];[.C177];[.J$1];[.K$1];[.I$1];[.D177];[.J$1];[.K$1];[.I$1];[.E177];[.J$1];[.L$1];[.M$1];[.K$1])" office:value-type="string" office:string-value="[[“S14“,“Games“,“S“,“S“,“Inactive“]]," calcext:value-type="string">
            <text:p>[[“S14“,“Games“,“S“,“S“,“Inactive“]],</text:p>
          </table:table-cell>
        </table:table-row>
        <table:table-row table:style-name="ro1">
          <table:table-cell office:value-type="string" calcext:value-type="string">
            <text:p>P63</text:p>
          </table:table-cell>
          <table:table-cell office:value-type="string" calcext:value-type="string">
            <text:p>Meditat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78];[.J$1];[.K$1];[.I$1];[.B178];[.J$1];[.K$1];[.I$1];[.C178];[.J$1];[.K$1];[.I$1];[.D178];[.J$1];[.K$1];[.I$1];[.E178];[.J$1];[.L$1];[.M$1];[.K$1])" office:value-type="string" office:string-value="[[“P63“,“Meditate“,“H“,“P“,“Active“]]," calcext:value-type="string">
            <text:p>[[“P63“,“Meditate“,“H“,“P“,“Active“]],</text:p>
          </table:table-cell>
        </table:table-row>
        <table:table-row table:style-name="ro1">
          <table:table-cell office:value-type="string" calcext:value-type="string">
            <text:p>P62</text:p>
          </table:table-cell>
          <table:table-cell office:value-type="string" calcext:value-type="string">
            <text:p>Deco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79];[.J$1];[.K$1];[.I$1];[.B179];[.J$1];[.K$1];[.I$1];[.C179];[.J$1];[.K$1];[.I$1];[.D179];[.J$1];[.K$1];[.I$1];[.E179];[.J$1];[.L$1];[.M$1];[.K$1])" office:value-type="string" office:string-value="[[“P62“,“Decorate“,“1“,“P“,“Inactive“]]," calcext:value-type="string">
            <text:p>[[“P62“,“Decorate“,“1“,“P“,“Inactive“]],</text:p>
          </table:table-cell>
        </table:table-row>
        <table:table-row table:style-name="ro1">
          <table:table-cell office:value-type="string" calcext:value-type="string">
            <text:p>P64</text:p>
          </table:table-cell>
          <table:table-cell office:value-type="string" calcext:value-type="string">
            <text:p>M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80];[.J$1];[.K$1];[.I$1];[.B180];[.J$1];[.K$1];[.I$1];[.C180];[.J$1];[.K$1];[.I$1];[.D180];[.J$1];[.K$1];[.I$1];[.E180];[.J$1];[.L$1];[.M$1];[.K$1])" office:value-type="string" office:string-value="[[“P64“,“Mail“,“1“,“P“,“Active“]]," calcext:value-type="string">
            <text:p>[[“P64“,“Mail“,“1“,“P“,“Active“]],</text:p>
          </table:table-cell>
        </table:table-row>
        <table:table-row table:style-name="ro1">
          <table:table-cell office:value-type="string" calcext:value-type="string">
            <text:p>W52</text:p>
          </table:table-cell>
          <table:table-cell office:value-type="string" calcext:value-type="string">
            <text:p>Property Search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81];[.J$1];[.K$1];[.I$1];[.B181];[.J$1];[.K$1];[.I$1];[.C181];[.J$1];[.K$1];[.I$1];[.D181];[.J$1];[.K$1];[.I$1];[.E181];[.J$1];[.L$1];[.M$1];[.K$1])" office:value-type="string" office:string-value="[[“W52“,“Property Search“,“W“,“W“,“Inactive“]]," calcext:value-type="string">
            <text:p>[[“W52“,“Property Search“,“W“,“W“,“Inactive“]],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Onboardin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82];[.J$1];[.K$1];[.I$1];[.B182];[.J$1];[.K$1];[.I$1];[.C182];[.J$1];[.K$1];[.I$1];[.D182];[.J$1];[.K$1];[.I$1];[.E182];[.J$1];[.L$1];[.M$1];[.K$1])" office:value-type="string" office:string-value="[[“D10“,“Onboarding“,“D“,“DW“,“Active“]]," calcext:value-type="string">
            <text:p>[[“D10“,“Onboarding“,“D“,“DW“,“Active“]],</text:p>
          </table:table-cell>
        </table:table-row>
        <table:table-row table:style-name="ro1">
          <table:table-cell office:value-type="string" calcext:value-type="string">
            <text:p>B07</text:p>
          </table:table-cell>
          <table:table-cell office:value-type="string" calcext:value-type="string">
            <text:p>Bathroom 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83];[.J$1];[.K$1];[.I$1];[.B183];[.J$1];[.K$1];[.I$1];[.C183];[.J$1];[.K$1];[.I$1];[.D183];[.J$1];[.K$1];[.I$1];[.E183];[.J$1];[.L$1];[.M$1];[.K$1])" office:value-type="string" office:string-value="[[“B07“,“Bathroom 2“,“R“,“P“,“Active“]]," calcext:value-type="string">
            <text:p>[[“B07“,“Bathroom 2“,“R“,“P“,“Active“]],</text:p>
          </table:table-cell>
        </table:table-row>
        <table:table-row table:style-name="ro1">
          <table:table-cell office:value-type="string" calcext:value-type="string">
            <text:p>L19</text:p>
          </table:table-cell>
          <table:table-cell office:value-type="string" calcext:value-type="string">
            <text:p>Crossword 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84];[.J$1];[.K$1];[.I$1];[.B184];[.J$1];[.K$1];[.I$1];[.C184];[.J$1];[.K$1];[.I$1];[.D184];[.J$1];[.K$1];[.I$1];[.E184];[.J$1];[.L$1];[.M$1];[.K$1])" office:value-type="string" office:string-value="[[“L19“,“Crossword “,“L“,“L“,“Active“]]," calcext:value-type="string">
            <text:p>[[“L19“,“Crossword “,“L“,“L“,“Active“]],</text:p>
          </table:table-cell>
        </table:table-row>
        <table:table-row table:style-name="ro1">
          <table:table-cell office:value-type="string" calcext:value-type="string">
            <text:p>L20</text:p>
          </table:table-cell>
          <table:table-cell office:value-type="string" calcext:value-type="string">
            <text:p>Writing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85];[.J$1];[.K$1];[.I$1];[.B185];[.J$1];[.K$1];[.I$1];[.C185];[.J$1];[.K$1];[.I$1];[.D185];[.J$1];[.K$1];[.I$1];[.E185];[.J$1];[.L$1];[.M$1];[.K$1])" office:value-type="string" office:string-value="[[“L20“,“Writing“,“L“,“L“,“Inactive“]]," calcext:value-type="string">
            <text:p>[[“L20“,“Writing“,“L“,“L“,“Inactive“]],</text:p>
          </table:table-cell>
        </table:table-row>
        <table:table-row table:style-name="ro1">
          <table:table-cell office:value-type="string" calcext:value-type="string">
            <text:p>C01</text:p>
          </table:table-cell>
          <table:table-cell office:value-type="string" calcext:value-type="string">
            <text:p>Diaper 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86];[.J$1];[.K$1];[.I$1];[.B186];[.J$1];[.K$1];[.I$1];[.C186];[.J$1];[.K$1];[.I$1];[.D186];[.J$1];[.K$1];[.I$1];[.E186];[.J$1];[.L$1];[.M$1];[.K$1])" office:value-type="string" office:string-value="[[“C01“,“Diaper 1“,“1“,“P“,“Active“]]," calcext:value-type="string">
            <text:p>[[“C01“,“Diaper 1“,“1“,“P“,“Active“]],</text:p>
          </table:table-cell>
        </table:table-row>
        <table:table-row table:style-name="ro1">
          <table:table-cell office:value-type="string" calcext:value-type="string">
            <text:p>C02</text:p>
          </table:table-cell>
          <table:table-cell office:value-type="string" calcext:value-type="string">
            <text:p>Diaper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87];[.J$1];[.K$1];[.I$1];[.B187];[.J$1];[.K$1];[.I$1];[.C187];[.J$1];[.K$1];[.I$1];[.D187];[.J$1];[.K$1];[.I$1];[.E187];[.J$1];[.L$1];[.M$1];[.K$1])" office:value-type="string" office:string-value="[[“C02“,“Diaper 2“,“1“,“P“,“Active“]]," calcext:value-type="string">
            <text:p>[[“C02“,“Diaper 2“,“1“,“P“,“Active“]],</text:p>
          </table:table-cell>
        </table:table-row>
        <table:table-row table:style-name="ro1">
          <table:table-cell office:value-type="string" calcext:value-type="string">
            <text:p>W54</text:p>
          </table:table-cell>
          <table:table-cell office:value-type="string" calcext:value-type="string">
            <text:p>Policy Review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88];[.J$1];[.K$1];[.I$1];[.B188];[.J$1];[.K$1];[.I$1];[.C188];[.J$1];[.K$1];[.I$1];[.D188];[.J$1];[.K$1];[.I$1];[.E188];[.J$1];[.L$1];[.M$1];[.K$1])" office:value-type="string" office:string-value="[[“W54“,“Policy Review“,“W“,“W“,“Active“]]," calcext:value-type="string">
            <text:p>[[“W54“,“Policy Review“,“W“,“W“,“Active“]],</text:p>
          </table:table-cell>
        </table:table-row>
        <table:table-row table:style-name="ro1">
          <table:table-cell office:value-type="string" calcext:value-type="string">
            <text:p>C03</text:p>
          </table:table-cell>
          <table:table-cell office:value-type="string" calcext:value-type="string">
            <text:p>Fee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89];[.J$1];[.K$1];[.I$1];[.B189];[.J$1];[.K$1];[.I$1];[.C189];[.J$1];[.K$1];[.I$1];[.D189];[.J$1];[.K$1];[.I$1];[.E189];[.J$1];[.L$1];[.M$1];[.K$1])" office:value-type="string" office:string-value="[[“C03“,“Feeding“,“1“,“P“,“Active“]]," calcext:value-type="string">
            <text:p>[[“C03“,“Feeding“,“1“,“P“,“Active“]],</text:p>
          </table:table-cell>
        </table:table-row>
        <table:table-row table:style-name="ro1">
          <table:table-cell office:value-type="string" calcext:value-type="string">
            <text:p>C04</text:p>
          </table:table-cell>
          <table:table-cell office:value-type="string" calcext:value-type="string">
            <text:p>Baby Ba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90];[.J$1];[.K$1];[.I$1];[.B190];[.J$1];[.K$1];[.I$1];[.C190];[.J$1];[.K$1];[.I$1];[.D190];[.J$1];[.K$1];[.I$1];[.E190];[.J$1];[.L$1];[.M$1];[.K$1])" office:value-type="string" office:string-value="[[“C04“,“Baby Bath“,“1“,“P“,“Active“]]," calcext:value-type="string">
            <text:p>[[“C04“,“Baby Bath“,“1“,“P“,“Active“]],</text:p>
          </table:table-cell>
        </table:table-row>
        <table:table-row table:style-name="ro1">
          <table:table-cell office:value-type="string" calcext:value-type="string">
            <text:p>W53</text:p>
          </table:table-cell>
          <table:table-cell office:value-type="string" calcext:value-type="string">
            <text:p>Leave Prep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91];[.J$1];[.K$1];[.I$1];[.B191];[.J$1];[.K$1];[.I$1];[.C191];[.J$1];[.K$1];[.I$1];[.D191];[.J$1];[.K$1];[.I$1];[.E191];[.J$1];[.L$1];[.M$1];[.K$1])" office:value-type="string" office:string-value="[[“W53“,“Leave Prep“,“W“,“W“,“Inactive“]]," calcext:value-type="string">
            <text:p>[[“W53“,“Leave Prep“,“W“,“W“,“Inactive“]],</text:p>
          </table:table-cell>
        </table:table-row>
        <table:table-row table:style-name="ro1">
          <table:table-cell office:value-type="string" calcext:value-type="string">
            <text:p>C05</text:p>
          </table:table-cell>
          <table:table-cell office:value-type="string" calcext:value-type="string">
            <text:p>Pediatr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92];[.J$1];[.K$1];[.I$1];[.B192];[.J$1];[.K$1];[.I$1];[.C192];[.J$1];[.K$1];[.I$1];[.D192];[.J$1];[.K$1];[.I$1];[.E192];[.J$1];[.L$1];[.M$1];[.K$1])" office:value-type="string" office:string-value="[[“C05“,“Pediatrician“,“1“,“P“,“Inactive“]]," calcext:value-type="string">
            <text:p>[[“C05“,“Pediatrician“,“1“,“P“,“Inactive“]],</text:p>
          </table:table-cell>
        </table:table-row>
        <table:table-row table:style-name="ro1">
          <table:table-cell office:value-type="string" calcext:value-type="string">
            <text:p>P66</text:p>
          </table:table-cell>
          <table:table-cell office:value-type="string" calcext:value-type="string">
            <text:p>Home Organiz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93];[.J$1];[.K$1];[.I$1];[.B193];[.J$1];[.K$1];[.I$1];[.C193];[.J$1];[.K$1];[.I$1];[.D193];[.J$1];[.K$1];[.I$1];[.E193];[.J$1];[.L$1];[.M$1];[.K$1])" office:value-type="string" office:string-value="[[“P66“,“Home Organization“,“1“,“P“,“Inactive“]]," calcext:value-type="string">
            <text:p>[[“P66“,“Home Organization“,“1“,“P“,“Inactive“]],</text:p>
          </table:table-cell>
        </table:table-row>
        <table:table-row table:style-name="ro1">
          <table:table-cell office:value-type="string" calcext:value-type="string">
            <text:p>C06</text:p>
          </table:table-cell>
          <table:table-cell office:value-type="string" calcext:value-type="string">
            <text:p>Cry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94];[.J$1];[.K$1];[.I$1];[.B194];[.J$1];[.K$1];[.I$1];[.C194];[.J$1];[.K$1];[.I$1];[.D194];[.J$1];[.K$1];[.I$1];[.E194];[.J$1];[.L$1];[.M$1];[.K$1])" office:value-type="string" office:string-value="[[“C06“,“Crying“,“1“,“P“,“Inactive“]]," calcext:value-type="string">
            <text:p>[[“C06“,“Crying“,“1“,“P“,“Inactive“]],</text:p>
          </table:table-cell>
        </table:table-row>
        <table:table-row table:style-name="ro1">
          <table:table-cell office:value-type="string" calcext:value-type="string">
            <text:p>C07</text:p>
          </table:table-cell>
          <table:table-cell office:value-type="string" calcext:value-type="string">
            <text:p>Tummy 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95];[.J$1];[.K$1];[.I$1];[.B195];[.J$1];[.K$1];[.I$1];[.C195];[.J$1];[.K$1];[.I$1];[.D195];[.J$1];[.K$1];[.I$1];[.E195];[.J$1];[.L$1];[.M$1];[.K$1])" office:value-type="string" office:string-value="[[“C07“,“Tummy Time“,“1“,“P“,“Inactive“]]," calcext:value-type="string">
            <text:p>[[“C07“,“Tummy Time“,“1“,“P“,“Inactive“]],</text:p>
          </table:table-cell>
        </table:table-row>
        <table:table-row table:style-name="ro1">
          <table:table-cell office:value-type="string" calcext:value-type="string">
            <text:p>C08</text:p>
          </table:table-cell>
          <table:table-cell office:value-type="string" calcext:value-type="string">
            <text:p>Read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96];[.J$1];[.K$1];[.I$1];[.B196];[.J$1];[.K$1];[.I$1];[.C196];[.J$1];[.K$1];[.I$1];[.D196];[.J$1];[.K$1];[.I$1];[.E196];[.J$1];[.L$1];[.M$1];[.K$1])" office:value-type="string" office:string-value="[[“C08“,“Reading“,“1“,“P“,“Active“]]," calcext:value-type="string">
            <text:p>[[“C08“,“Reading“,“1“,“P“,“Active“]],</text:p>
          </table:table-cell>
        </table:table-row>
        <table:table-row table:style-name="ro1">
          <table:table-cell office:value-type="string" calcext:value-type="string">
            <text:p>C09</text:p>
          </table:table-cell>
          <table:table-cell office:value-type="string" calcext:value-type="string">
            <text:p>Pl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97];[.J$1];[.K$1];[.I$1];[.B197];[.J$1];[.K$1];[.I$1];[.C197];[.J$1];[.K$1];[.I$1];[.D197];[.J$1];[.K$1];[.I$1];[.E197];[.J$1];[.L$1];[.M$1];[.K$1])" office:value-type="string" office:string-value="[[“C09“,“Play“,“1“,“P“,“Active“]]," calcext:value-type="string">
            <text:p>[[“C09“,“Play“,“1“,“P“,“Active“]],</text:p>
          </table:table-cell>
        </table:table-row>
        <table:table-row table:style-name="ro1">
          <table:table-cell office:value-type="string" calcext:value-type="string">
            <text:p>B08</text:p>
          </table:table-cell>
          <table:table-cell office:value-type="string" calcext:value-type="string">
            <text:p>Bathroom 1-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98];[.J$1];[.K$1];[.I$1];[.B198];[.J$1];[.K$1];[.I$1];[.C198];[.J$1];[.K$1];[.I$1];[.D198];[.J$1];[.K$1];[.I$1];[.E198];[.J$1];[.L$1];[.M$1];[.K$1])" office:value-type="string" office:string-value="[[“B08“,“Bathroom 1-S“,“R“,“P“,“Inactive“]]," calcext:value-type="string">
            <text:p>[[“B08“,“Bathroom 1-S“,“R“,“P“,“Inactive“]],</text:p>
          </table:table-cell>
        </table:table-row>
        <table:table-row table:style-name="ro1">
          <table:table-cell office:value-type="string" calcext:value-type="string">
            <text:p>B09</text:p>
          </table:table-cell>
          <table:table-cell office:value-type="string" calcext:value-type="string">
            <text:p>Eat (Slow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99];[.J$1];[.K$1];[.I$1];[.B199];[.J$1];[.K$1];[.I$1];[.C199];[.J$1];[.K$1];[.I$1];[.D199];[.J$1];[.K$1];[.I$1];[.E199];[.J$1];[.L$1];[.M$1];[.K$1])" office:value-type="string" office:string-value="[[“B09“,“Eat (Slow)“,“3“,“P“,“Active“]]," calcext:value-type="string">
            <text:p>[[“B09“,“Eat (Slow)“,“3“,“P“,“Active“]],</text:p>
          </table:table-cell>
        </table:table-row>
        <table:table-row table:style-name="ro1">
          <table:table-cell office:value-type="string" calcext:value-type="string">
            <text:p>P67</text:p>
          </table:table-cell>
          <table:table-cell office:value-type="string" calcext:value-type="string">
            <text:p>Yog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200];[.J$1];[.K$1];[.I$1];[.B200];[.J$1];[.K$1];[.I$1];[.C200];[.J$1];[.K$1];[.I$1];[.D200];[.J$1];[.K$1];[.I$1];[.E200];[.J$1];[.L$1];[.M$1];[.K$1])" office:value-type="string" office:string-value="[[“P67“,“Yoga“,“H“,“P“,“Active“]]," calcext:value-type="string">
            <text:p>[[“P67“,“Yoga“,“H“,“P“,“Active“]],</text:p>
          </table:table-cell>
        </table:table-row>
        <table:table-row table:style-name="ro1" table:number-rows-repeated="104837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blProj" table:style-name="ta1">
        <table:table-column table:style-name="co1" table:number-columns-repeated="5" table:default-cell-style-name="ce1"/>
        <table:table-column table:style-name="co2" table:default-cell-style-name="Default"/>
        <table:table-column table:style-name="co3" table:number-columns-repeated="7" table:default-cell-style-name="ce1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6"/>
          <table:table-cell table:number-columns-repeated="2" office:value-type="string" calcext:value-type="string">
            <text:p>[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]</text:p>
          </table:table-cell>
          <table:table-cell table:number-columns-repeated="2"/>
        </table:table-row>
        <table:table-row table:style-name="ro1">
          <table:table-cell office:value-type="float" office:value="150141" calcext:value-type="float">
            <text:p>150141</text:p>
          </table:table-cell>
          <table:table-cell office:value-type="string" calcext:value-type="string">
            <text:p>Wells Cap 2015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/>
          <table:table-cell table:style-name="Default" table:number-columns-repeated="7"/>
          <table:table-cell/>
          <table:table-cell table:formula="of:=CONCATENATE([.G$1];[.H$1];[.I$1];[.A2];[.J$1];[.K$1];[.I$1];[.B2];[.J$1];[.K$1];[.I$1];[.C2];[.J$1];[.K$1];[.I$1];[.D2];[.J$1];[.K$1];[.I$1];[.E2];[.J$1];[.L$1];[.M$1];[.K$1])" office:value-type="string" office:string-value="[[“150141“,“Wells Cap 2015“,“Closed“,“W“,“Inactive“]]," calcext:value-type="string">
            <text:p>[[“150141“,“Wells Cap 2015“,“Closed“,“W“,“Inactive“]],</text:p>
          </table:table-cell>
        </table:table-row>
        <table:table-row table:style-name="ro1">
          <table:table-cell office:value-type="float" office:value="150143" calcext:value-type="float">
            <text:p>150143</text:p>
          </table:table-cell>
          <table:table-cell office:value-type="string" calcext:value-type="string">
            <text:p>GCM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3];[.J$1];[.K$1];[.I$1];[.B3];[.J$1];[.K$1];[.I$1];[.C3];[.J$1];[.K$1];[.I$1];[.D3];[.J$1];[.K$1];[.I$1];[.E3];[.J$1];[.L$1];[.M$1];[.K$1])" office:value-type="string" office:string-value="[[“150143“,“GCM“,“Closed“,“W“,“Active“]]," calcext:value-type="string">
            <text:p>[[“150143“,“GCM“,“Closed“,“W“,“Active“]],</text:p>
          </table:table-cell>
        </table:table-row>
        <table:table-row table:style-name="ro1">
          <table:table-cell office:value-type="float" office:value="150145" calcext:value-type="float">
            <text:p>150145</text:p>
          </table:table-cell>
          <table:table-cell office:value-type="string" calcext:value-type="string">
            <text:p>Rock Creek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4];[.J$1];[.K$1];[.I$1];[.B4];[.J$1];[.K$1];[.I$1];[.C4];[.J$1];[.K$1];[.I$1];[.D4];[.J$1];[.K$1];[.I$1];[.E4];[.J$1];[.L$1];[.M$1];[.K$1])" office:value-type="string" office:string-value="[[“150145“,“Rock Creek“,“Closed“,“W“,“Inactive“]]," calcext:value-type="string">
            <text:p>[[“150145“,“Rock Creek“,“Closed“,“W“,“Inactive“]],</text:p>
          </table:table-cell>
        </table:table-row>
        <table:table-row table:style-name="ro1">
          <table:table-cell office:value-type="float" office:value="150182" calcext:value-type="float">
            <text:p>150182</text:p>
          </table:table-cell>
          <table:table-cell office:value-type="string" calcext:value-type="string">
            <text:p>Basel DI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5];[.J$1];[.K$1];[.I$1];[.B5];[.J$1];[.K$1];[.I$1];[.C5];[.J$1];[.K$1];[.I$1];[.D5];[.J$1];[.K$1];[.I$1];[.E5];[.J$1];[.L$1];[.M$1];[.K$1])" office:value-type="string" office:string-value="[[“150182“,“Basel DI“,“Closed“,“W“,“Active“]]," calcext:value-type="string">
            <text:p>[[“150182“,“Basel DI“,“Closed“,“W“,“Active“]],</text:p>
          </table:table-cell>
        </table:table-row>
        <table:table-row table:style-name="ro1">
          <table:table-cell office:value-type="float" office:value="150848" calcext:value-type="float">
            <text:p>150848</text:p>
          </table:table-cell>
          <table:table-cell office:value-type="string" calcext:value-type="string">
            <text:p>RCIS Retro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6];[.J$1];[.K$1];[.I$1];[.B6];[.J$1];[.K$1];[.I$1];[.C6];[.J$1];[.K$1];[.I$1];[.D6];[.J$1];[.K$1];[.I$1];[.E6];[.J$1];[.L$1];[.M$1];[.K$1])" office:value-type="string" office:string-value="[[“150848“,“RCIS Retro“,“Closed“,“W“,“Active“]]," calcext:value-type="string">
            <text:p>[[“150848“,“RCIS Retro“,“Closed“,“W“,“Active“]],</text:p>
          </table:table-cell>
        </table:table-row>
        <table:table-row table:style-name="ro1">
          <table:table-cell office:value-type="float" office:value="160038" calcext:value-type="float">
            <text:p>160038</text:p>
          </table:table-cell>
          <table:table-cell office:value-type="string" calcext:value-type="string">
            <text:p>FM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7];[.J$1];[.K$1];[.I$1];[.B7];[.J$1];[.K$1];[.I$1];[.C7];[.J$1];[.K$1];[.I$1];[.D7];[.J$1];[.K$1];[.I$1];[.E7];[.J$1];[.L$1];[.M$1];[.K$1])" office:value-type="string" office:string-value="[[“160038“,“FMG“,“Closed“,“W“,“Inactive“]]," calcext:value-type="string">
            <text:p>[[“160038“,“FMG“,“Closed“,“W“,“Inactive“]],</text:p>
          </table:table-cell>
        </table:table-row>
        <table:table-row table:style-name="ro1">
          <table:table-cell office:value-type="float" office:value="160041" calcext:value-type="float">
            <text:p>160041</text:p>
          </table:table-cell>
          <table:table-cell office:value-type="string" calcext:value-type="string">
            <text:p>WFAM-WIM Int.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8];[.J$1];[.K$1];[.I$1];[.B8];[.J$1];[.K$1];[.I$1];[.C8];[.J$1];[.K$1];[.I$1];[.D8];[.J$1];[.K$1];[.I$1];[.E8];[.J$1];[.L$1];[.M$1];[.K$1])" office:value-type="string" office:string-value="[[“160041“,“WFAM-WIM Int.“,“Closed“,“W“,“Active“]]," calcext:value-type="string">
            <text:p>[[“160041“,“WFAM-WIM Int.“,“Closed“,“W“,“Active“]],</text:p>
          </table:table-cell>
        </table:table-row>
        <table:table-row table:style-name="ro1">
          <table:table-cell office:value-type="string" calcext:value-type="string">
            <text:p>2012-RM-08</text:p>
          </table:table-cell>
          <table:table-cell office:value-type="string" calcext:value-type="string">
            <text:p>Enterprise Risk Mgm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9];[.J$1];[.K$1];[.I$1];[.B9];[.J$1];[.K$1];[.I$1];[.C9];[.J$1];[.K$1];[.I$1];[.D9];[.J$1];[.K$1];[.I$1];[.E9];[.J$1];[.L$1];[.M$1];[.K$1])" office:value-type="string" office:string-value="[[“2012-RM-08“,“Enterprise Risk Mgmt“,“Closed“,“W“,“Active“]]," calcext:value-type="string">
            <text:p>[[“2012-RM-08“,“Enterprise Risk Mgmt“,“Closed“,“W“,“Active“]],</text:p>
          </table:table-cell>
        </table:table-row>
        <table:table-row table:style-name="ro1">
          <table:table-cell office:value-type="string" calcext:value-type="string">
            <text:p>2013-AM-04</text:p>
          </table:table-cell>
          <table:table-cell office:value-type="string" calcext:value-type="string">
            <text:p>Lifecycle/Lifestyl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0];[.J$1];[.K$1];[.I$1];[.B10];[.J$1];[.K$1];[.I$1];[.C10];[.J$1];[.K$1];[.I$1];[.D10];[.J$1];[.K$1];[.I$1];[.E10];[.J$1];[.L$1];[.M$1];[.K$1])" office:value-type="string" office:string-value="[[“2013-AM-04“,“Lifecycle/Lifestyle“,“Closed“,“W“,“Inactive“]]," calcext:value-type="string">
            <text:p>[[“2013-AM-04“,“Lifecycle/Lifestyle“,“Closed“,“W“,“Inactive“]],</text:p>
          </table:table-cell>
        </table:table-row>
        <table:table-row table:style-name="ro1">
          <table:table-cell office:value-type="string" calcext:value-type="string">
            <text:p>2013-AM-05</text:p>
          </table:table-cell>
          <table:table-cell office:value-type="string" calcext:value-type="string">
            <text:p>Quantitative Portfolio Mgm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1];[.J$1];[.K$1];[.I$1];[.B11];[.J$1];[.K$1];[.I$1];[.C11];[.J$1];[.K$1];[.I$1];[.D11];[.J$1];[.K$1];[.I$1];[.E11];[.J$1];[.L$1];[.M$1];[.K$1])" office:value-type="string" office:string-value="[[“2013-AM-05“,“Quantitative Portfolio Mgmt“,“Closed“,“W“,“Inactive“]]," calcext:value-type="string">
            <text:p>[[“2013-AM-05“,“Quantitative Portfolio Mgmt“,“Closed“,“W“,“Inactive“]],</text:p>
          </table:table-cell>
        </table:table-row>
        <table:table-row table:style-name="ro1">
          <table:table-cell office:value-type="string" calcext:value-type="string">
            <text:p>2013-AM-09</text:p>
          </table:table-cell>
          <table:table-cell office:value-type="string" calcext:value-type="string">
            <text:p>Polar Star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2];[.J$1];[.K$1];[.I$1];[.B12];[.J$1];[.K$1];[.I$1];[.C12];[.J$1];[.K$1];[.I$1];[.D12];[.J$1];[.K$1];[.I$1];[.E12];[.J$1];[.L$1];[.M$1];[.K$1])" office:value-type="string" office:string-value="[[“2013-AM-09“,“Polar Star“,“Closed“,“W“,“Active“]]," calcext:value-type="string">
            <text:p>[[“2013-AM-09“,“Polar Star“,“Closed“,“W“,“Active“]],</text:p>
          </table:table-cell>
        </table:table-row>
        <table:table-row table:style-name="ro1">
          <table:table-cell office:value-type="string" calcext:value-type="string">
            <text:p>2013-AM-10</text:p>
          </table:table-cell>
          <table:table-cell office:value-type="string" calcext:value-type="string">
            <text:p>Radar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3];[.J$1];[.K$1];[.I$1];[.B13];[.J$1];[.K$1];[.I$1];[.C13];[.J$1];[.K$1];[.I$1];[.D13];[.J$1];[.K$1];[.I$1];[.E13];[.J$1];[.L$1];[.M$1];[.K$1])" office:value-type="string" office:string-value="[[“2013-AM-10“,“Radar“,“Closed“,“W“,“Active“]]," calcext:value-type="string">
            <text:p>[[“2013-AM-10“,“Radar“,“Closed“,“W“,“Active“]],</text:p>
          </table:table-cell>
        </table:table-row>
        <table:table-row table:style-name="ro1">
          <table:table-cell office:value-type="string" calcext:value-type="string">
            <text:p>2013-AM-12</text:p>
          </table:table-cell>
          <table:table-cell office:value-type="string" calcext:value-type="string">
            <text:p>Asset Allocat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4];[.J$1];[.K$1];[.I$1];[.B14];[.J$1];[.K$1];[.I$1];[.C14];[.J$1];[.K$1];[.I$1];[.D14];[.J$1];[.K$1];[.I$1];[.E14];[.J$1];[.L$1];[.M$1];[.K$1])" office:value-type="string" office:string-value="[[“2013-AM-12“,“Asset Allocation“,“Closed“,“W“,“Inactive“]]," calcext:value-type="string">
            <text:p>[[“2013-AM-12“,“Asset Allocation“,“Closed“,“W“,“Inactive“]],</text:p>
          </table:table-cell>
        </table:table-row>
        <table:table-row table:style-name="ro1">
          <table:table-cell office:value-type="string" calcext:value-type="string">
            <text:p>2013-AM-15</text:p>
          </table:table-cell>
          <table:table-cell office:value-type="string" calcext:value-type="string">
            <text:p>AM European Offic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5];[.J$1];[.K$1];[.I$1];[.B15];[.J$1];[.K$1];[.I$1];[.C15];[.J$1];[.K$1];[.I$1];[.D15];[.J$1];[.K$1];[.I$1];[.E15];[.J$1];[.L$1];[.M$1];[.K$1])" office:value-type="string" office:string-value="[[“2013-AM-15“,“AM European Offices“,“Closed“,“W“,“Active“]]," calcext:value-type="string">
            <text:p>[[“2013-AM-15“,“AM European Offices“,“Closed“,“W“,“Active“]],</text:p>
          </table:table-cell>
        </table:table-row>
        <table:table-row table:style-name="ro1">
          <table:table-cell office:value-type="string" calcext:value-type="string">
            <text:p>2013-RM-03</text:p>
          </table:table-cell>
          <table:table-cell office:value-type="string" calcext:value-type="string">
            <text:p>Risk Appetit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6];[.J$1];[.K$1];[.I$1];[.B16];[.J$1];[.K$1];[.I$1];[.C16];[.J$1];[.K$1];[.I$1];[.D16];[.J$1];[.K$1];[.I$1];[.E16];[.J$1];[.L$1];[.M$1];[.K$1])" office:value-type="string" office:string-value="[[“2013-RM-03“,“Risk Appetite“,“Closed“,“W“,“Active“]]," calcext:value-type="string">
            <text:p>[[“2013-RM-03“,“Risk Appetite“,“Closed“,“W“,“Active“]],</text:p>
          </table:table-cell>
        </table:table-row>
        <table:table-row table:style-name="ro1">
          <table:table-cell office:value-type="string" calcext:value-type="string">
            <text:p>2013-RM-05</text:p>
          </table:table-cell>
          <table:table-cell office:value-type="string" calcext:value-type="string">
            <text:p>Model Govern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7];[.J$1];[.K$1];[.I$1];[.B17];[.J$1];[.K$1];[.I$1];[.C17];[.J$1];[.K$1];[.I$1];[.D17];[.J$1];[.K$1];[.I$1];[.E17];[.J$1];[.L$1];[.M$1];[.K$1])" office:value-type="string" office:string-value="[[“2013-RM-05“,“Model Governance“,“Closed“,“W“,“Active“]]," calcext:value-type="string">
            <text:p>[[“2013-RM-05“,“Model Governance“,“Closed“,“W“,“Active“]],</text:p>
          </table:table-cell>
        </table:table-row>
        <table:table-row table:style-name="ro1">
          <table:table-cell office:value-type="string" calcext:value-type="string">
            <text:p>2013-SP-01</text:p>
          </table:table-cell>
          <table:table-cell office:value-type="string" calcext:value-type="string">
            <text:p>IPFS Flowcharting Projec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8];[.J$1];[.K$1];[.I$1];[.B18];[.J$1];[.K$1];[.I$1];[.C18];[.J$1];[.K$1];[.I$1];[.D18];[.J$1];[.K$1];[.I$1];[.E18];[.J$1];[.L$1];[.M$1];[.K$1])" office:value-type="string" office:string-value="[[“2013-SP-01“,“IPFS Flowcharting Project“,“Closed“,“W“,“Inactive“]]," calcext:value-type="string">
            <text:p>[[“2013-SP-01“,“IPFS Flowcharting Project“,“Closed“,“W“,“Inactive“]],</text:p>
          </table:table-cell>
        </table:table-row>
        <table:table-row table:style-name="ro1">
          <table:table-cell office:value-type="string" calcext:value-type="string">
            <text:p>2013-SP-02</text:p>
          </table:table-cell>
          <table:table-cell office:value-type="string" calcext:value-type="string">
            <text:p>Real Estate Authorization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9];[.J$1];[.K$1];[.I$1];[.B19];[.J$1];[.K$1];[.I$1];[.C19];[.J$1];[.K$1];[.I$1];[.D19];[.J$1];[.K$1];[.I$1];[.E19];[.J$1];[.L$1];[.M$1];[.K$1])" office:value-type="string" office:string-value="[[“2013-SP-02“,“Real Estate Authorizations“,“Closed“,“W“,“Active“]]," calcext:value-type="string">
            <text:p>[[“2013-SP-02“,“Real Estate Authorizations“,“Closed“,“W“,“Active“]],</text:p>
          </table:table-cell>
        </table:table-row>
        <table:table-row table:style-name="ro1">
          <table:table-cell office:value-type="string" calcext:value-type="string">
            <text:p>2014-AM-05</text:p>
          </table:table-cell>
          <table:table-cell office:value-type="string" calcext:value-type="string">
            <text:p>AM Sales Suppor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20];[.J$1];[.K$1];[.I$1];[.B20];[.J$1];[.K$1];[.I$1];[.C20];[.J$1];[.K$1];[.I$1];[.D20];[.J$1];[.K$1];[.I$1];[.E20];[.J$1];[.L$1];[.M$1];[.K$1])" office:value-type="string" office:string-value="[[“2014-AM-05“,“AM Sales Support“,“Closed“,“W“,“Active“]]," calcext:value-type="string">
            <text:p>[[“2014-AM-05“,“AM Sales Support“,“Closed“,“W“,“Active“]],</text:p>
          </table:table-cell>
        </table:table-row>
        <table:table-row table:style-name="ro1">
          <table:table-cell office:value-type="string" calcext:value-type="string">
            <text:p>2014-AM-06</text:p>
          </table:table-cell>
          <table:table-cell office:value-type="string" calcext:value-type="string">
            <text:p>Performance Reportin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21];[.J$1];[.K$1];[.I$1];[.B21];[.J$1];[.K$1];[.I$1];[.C21];[.J$1];[.K$1];[.I$1];[.D21];[.J$1];[.K$1];[.I$1];[.E21];[.J$1];[.L$1];[.M$1];[.K$1])" office:value-type="string" office:string-value="[[“2014-AM-06“,“Performance Reporting“,“Closed“,“W“,“Inactive“]]," calcext:value-type="string">
            <text:p>[[“2014-AM-06“,“Performance Reporting“,“Closed“,“W“,“Inactive“]],</text:p>
          </table:table-cell>
        </table:table-row>
        <table:table-row table:style-name="ro1">
          <table:table-cell office:value-type="string" calcext:value-type="string">
            <text:p>2014-AM-08</text:p>
          </table:table-cell>
          <table:table-cell office:value-type="string" calcext:value-type="string">
            <text:p>Henderson Advisory (UK)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22];[.J$1];[.K$1];[.I$1];[.B22];[.J$1];[.K$1];[.I$1];[.C22];[.J$1];[.K$1];[.I$1];[.D22];[.J$1];[.K$1];[.I$1];[.E22];[.J$1];[.L$1];[.M$1];[.K$1])" office:value-type="string" office:string-value="[[“2014-AM-08“,“Henderson Advisory (UK)“,“Closed“,“W“,“Inactive“]]," calcext:value-type="string">
            <text:p>[[“2014-AM-08“,“Henderson Advisory (UK)“,“Closed“,“W“,“Inactive“]],</text:p>
          </table:table-cell>
        </table:table-row>
        <table:table-row table:style-name="ro1">
          <table:table-cell office:value-type="string" calcext:value-type="string">
            <text:p>2014-AM-14</text:p>
          </table:table-cell>
          <table:table-cell office:value-type="string" calcext:value-type="string">
            <text:p>THRE Group Fin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23];[.J$1];[.K$1];[.I$1];[.B23];[.J$1];[.K$1];[.I$1];[.C23];[.J$1];[.K$1];[.I$1];[.D23];[.J$1];[.K$1];[.I$1];[.E23];[.J$1];[.L$1];[.M$1];[.K$1])" office:value-type="string" office:string-value="[[“2014-AM-14“,“THRE Group Finance“,“Closed“,“W“,“Inactive“]]," calcext:value-type="string">
            <text:p>[[“2014-AM-14“,“THRE Group Finance“,“Closed“,“W“,“Inactive“]],</text:p>
          </table:table-cell>
        </table:table-row>
        <table:table-row table:style-name="ro1">
          <table:table-cell office:value-type="string" calcext:value-type="string">
            <text:p>2014-AM-15</text:p>
          </table:table-cell>
          <table:table-cell office:value-type="string" calcext:value-type="string">
            <text:p>THRE Investment Committe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24];[.J$1];[.K$1];[.I$1];[.B24];[.J$1];[.K$1];[.I$1];[.C24];[.J$1];[.K$1];[.I$1];[.D24];[.J$1];[.K$1];[.I$1];[.E24];[.J$1];[.L$1];[.M$1];[.K$1])" office:value-type="string" office:string-value="[[“2014-AM-15“,“THRE Investment Committee“,“Closed“,“W“,“Inactive“]]," calcext:value-type="string">
            <text:p>[[“2014-AM-15“,“THRE Investment Committee“,“Closed“,“W“,“Inactive“]],</text:p>
          </table:table-cell>
        </table:table-row>
        <table:table-row table:style-name="ro1">
          <table:table-cell office:value-type="string" calcext:value-type="string">
            <text:p>2014-AM-18</text:p>
          </table:table-cell>
          <table:table-cell office:value-type="string" calcext:value-type="string">
            <text:p>Structured Product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25];[.J$1];[.K$1];[.I$1];[.B25];[.J$1];[.K$1];[.I$1];[.C25];[.J$1];[.K$1];[.I$1];[.D25];[.J$1];[.K$1];[.I$1];[.E25];[.J$1];[.L$1];[.M$1];[.K$1])" office:value-type="string" office:string-value="[[“2014-AM-18“,“Structured Products“,“Closed“,“W“,“Inactive“]]," calcext:value-type="string">
            <text:p>[[“2014-AM-18“,“Structured Products“,“Closed“,“W“,“Inactive“]],</text:p>
          </table:table-cell>
        </table:table-row>
        <table:table-row table:style-name="ro1">
          <table:table-cell office:value-type="string" calcext:value-type="string">
            <text:p>2014-AM-19</text:p>
          </table:table-cell>
          <table:table-cell office:value-type="string" calcext:value-type="string">
            <text:p>Westchester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26];[.J$1];[.K$1];[.I$1];[.B26];[.J$1];[.K$1];[.I$1];[.C26];[.J$1];[.K$1];[.I$1];[.D26];[.J$1];[.K$1];[.I$1];[.E26];[.J$1];[.L$1];[.M$1];[.K$1])" office:value-type="string" office:string-value="[[“2014-AM-19“,“Westchester“,“Closed“,“W“,“Inactive“]]," calcext:value-type="string">
            <text:p>[[“2014-AM-19“,“Westchester“,“Closed“,“W“,“Inactive“]],</text:p>
          </table:table-cell>
        </table:table-row>
        <table:table-row table:style-name="ro1">
          <table:table-cell office:value-type="string" calcext:value-type="string">
            <text:p>2014-FA-08</text:p>
          </table:table-cell>
          <table:table-cell office:value-type="string" calcext:value-type="string">
            <text:p>FS Close Proces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27];[.J$1];[.K$1];[.I$1];[.B27];[.J$1];[.K$1];[.I$1];[.C27];[.J$1];[.K$1];[.I$1];[.D27];[.J$1];[.K$1];[.I$1];[.E27];[.J$1];[.L$1];[.M$1];[.K$1])" office:value-type="string" office:string-value="[[“2014-FA-08“,“FS Close Process“,“Closed“,“W“,“Inactive“]]," calcext:value-type="string">
            <text:p>[[“2014-FA-08“,“FS Close Process“,“Closed“,“W“,“Inactive“]],</text:p>
          </table:table-cell>
        </table:table-row>
        <table:table-row table:style-name="ro1">
          <table:table-cell office:value-type="string" calcext:value-type="string">
            <text:p>2014-FA-11</text:p>
          </table:table-cell>
          <table:table-cell office:value-type="string" calcext:value-type="string">
            <text:p>MF Taxes, Actions and Dist.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28];[.J$1];[.K$1];[.I$1];[.B28];[.J$1];[.K$1];[.I$1];[.C28];[.J$1];[.K$1];[.I$1];[.D28];[.J$1];[.K$1];[.I$1];[.E28];[.J$1];[.L$1];[.M$1];[.K$1])" office:value-type="string" office:string-value="[[“2014-FA-11“,“MF Taxes, Actions and Dist.“,“Closed“,“W“,“Inactive“]]," calcext:value-type="string">
            <text:p>[[“2014-FA-11“,“MF Taxes, Actions and Dist.“,“Closed“,“W“,“Inactive“]],</text:p>
          </table:table-cell>
        </table:table-row>
        <table:table-row table:style-name="ro1">
          <table:table-cell office:value-type="string" calcext:value-type="string">
            <text:p>2014-FA-12</text:p>
          </table:table-cell>
          <table:table-cell office:value-type="string" calcext:value-type="string">
            <text:p>Yardi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29];[.J$1];[.K$1];[.I$1];[.B29];[.J$1];[.K$1];[.I$1];[.C29];[.J$1];[.K$1];[.I$1];[.D29];[.J$1];[.K$1];[.I$1];[.E29];[.J$1];[.L$1];[.M$1];[.K$1])" office:value-type="string" office:string-value="[[“2014-FA-12“,“Yardi“,“Closed“,“W“,“Inactive“]]," calcext:value-type="string">
            <text:p>[[“2014-FA-12“,“Yardi“,“Closed“,“W“,“Inactive“]],</text:p>
          </table:table-cell>
        </table:table-row>
        <table:table-row table:style-name="ro1">
          <table:table-cell office:value-type="string" calcext:value-type="string">
            <text:p>2014-IT-18</text:p>
          </table:table-cell>
          <table:table-cell office:value-type="string" calcext:value-type="string">
            <text:p>THRE ITGC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30];[.J$1];[.K$1];[.I$1];[.B30];[.J$1];[.K$1];[.I$1];[.C30];[.J$1];[.K$1];[.I$1];[.D30];[.J$1];[.K$1];[.I$1];[.E30];[.J$1];[.L$1];[.M$1];[.K$1])" office:value-type="string" office:string-value="[[“2014-IT-18“,“THRE ITGC“,“Closed“,“W“,“Inactive“]]," calcext:value-type="string">
            <text:p>[[“2014-IT-18“,“THRE ITGC“,“Closed“,“W“,“Inactive“]],</text:p>
          </table:table-cell>
        </table:table-row>
        <table:table-row table:style-name="ro1">
          <table:table-cell office:value-type="string" calcext:value-type="string">
            <text:p>2014-RM-04</text:p>
          </table:table-cell>
          <table:table-cell office:value-type="string" calcext:value-type="string">
            <text:p>Securities Pricing &amp; Valuat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31];[.J$1];[.K$1];[.I$1];[.B31];[.J$1];[.K$1];[.I$1];[.C31];[.J$1];[.K$1];[.I$1];[.D31];[.J$1];[.K$1];[.I$1];[.E31];[.J$1];[.L$1];[.M$1];[.K$1])" office:value-type="string" office:string-value="[[“2014-RM-04“,“Securities Pricing &amp; Valuation“,“Closed“,“W“,“Active“]]," calcext:value-type="string">
            <text:p>[[“2014-RM-04“,“Securities Pricing &amp; Valuation“,“Closed“,“W“,“Active“]],</text:p>
          </table:table-cell>
        </table:table-row>
        <table:table-row table:style-name="ro1">
          <table:table-cell office:value-type="string" calcext:value-type="string">
            <text:p>2014-RM-06</text:p>
          </table:table-cell>
          <table:table-cell office:value-type="string" calcext:value-type="string">
            <text:p>Enterprise Risk Managemen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32];[.J$1];[.K$1];[.I$1];[.B32];[.J$1];[.K$1];[.I$1];[.C32];[.J$1];[.K$1];[.I$1];[.D32];[.J$1];[.K$1];[.I$1];[.E32];[.J$1];[.L$1];[.M$1];[.K$1])" office:value-type="string" office:string-value="[[“2014-RM-06“,“Enterprise Risk Management“,“Closed“,“W“,“Inactive“]]," calcext:value-type="string">
            <text:p>[[“2014-RM-06“,“Enterprise Risk Management“,“Closed“,“W“,“Inactive“]],</text:p>
          </table:table-cell>
        </table:table-row>
        <table:table-row table:style-name="ro1">
          <table:table-cell office:value-type="string" calcext:value-type="string">
            <text:p>2014-SP-01</text:p>
          </table:table-cell>
          <table:table-cell office:value-type="string" calcext:value-type="string">
            <text:p>Model Risk Special Projec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33];[.J$1];[.K$1];[.I$1];[.B33];[.J$1];[.K$1];[.I$1];[.C33];[.J$1];[.K$1];[.I$1];[.D33];[.J$1];[.K$1];[.I$1];[.E33];[.J$1];[.L$1];[.M$1];[.K$1])" office:value-type="string" office:string-value="[[“2014-SP-01“,“Model Risk Special Project“,“Closed“,“W“,“Inactive“]]," calcext:value-type="string">
            <text:p>[[“2014-SP-01“,“Model Risk Special Project“,“Closed“,“W“,“Inactive“]],</text:p>
          </table:table-cell>
        </table:table-row>
        <table:table-row table:style-name="ro1">
          <table:table-cell office:value-type="string" calcext:value-type="string">
            <text:p>2015-AM-08</text:p>
          </table:table-cell>
          <table:table-cell office:value-type="string" calcext:value-type="string">
            <text:p>THRE Compli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34];[.J$1];[.K$1];[.I$1];[.B34];[.J$1];[.K$1];[.I$1];[.C34];[.J$1];[.K$1];[.I$1];[.D34];[.J$1];[.K$1];[.I$1];[.E34];[.J$1];[.L$1];[.M$1];[.K$1])" office:value-type="string" office:string-value="[[“2015-AM-08“,“THRE Compliance“,“Closed“,“W“,“Inactive“]]," calcext:value-type="string">
            <text:p>[[“2015-AM-08“,“THRE Compliance“,“Closed“,“W“,“Inactive“]],</text:p>
          </table:table-cell>
        </table:table-row>
        <table:table-row table:style-name="ro1">
          <table:table-cell office:value-type="string" calcext:value-type="string">
            <text:p>2015-AM-09</text:p>
          </table:table-cell>
          <table:table-cell office:value-type="string" calcext:value-type="string">
            <text:p>THRE Operation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35];[.J$1];[.K$1];[.I$1];[.B35];[.J$1];[.K$1];[.I$1];[.C35];[.J$1];[.K$1];[.I$1];[.D35];[.J$1];[.K$1];[.I$1];[.E35];[.J$1];[.L$1];[.M$1];[.K$1])" office:value-type="string" office:string-value="[[“2015-AM-09“,“THRE Operations“,“Closed“,“W“,“Inactive“]]," calcext:value-type="string">
            <text:p>[[“2015-AM-09“,“THRE Operations“,“Closed“,“W“,“Inactive“]],</text:p>
          </table:table-cell>
        </table:table-row>
        <table:table-row table:style-name="ro1">
          <table:table-cell office:value-type="string" calcext:value-type="string">
            <text:p>2015-AM-12</text:p>
          </table:table-cell>
          <table:table-cell office:value-type="string" calcext:value-type="string">
            <text:p>THRE Fund Fin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36];[.J$1];[.K$1];[.I$1];[.B36];[.J$1];[.K$1];[.I$1];[.C36];[.J$1];[.K$1];[.I$1];[.D36];[.J$1];[.K$1];[.I$1];[.E36];[.J$1];[.L$1];[.M$1];[.K$1])" office:value-type="string" office:string-value="[[“2015-AM-12“,“THRE Fund Finance“,“Closed“,“W“,“Inactive“]]," calcext:value-type="string">
            <text:p>[[“2015-AM-12“,“THRE Fund Finance“,“Closed“,“W“,“Inactive“]],</text:p>
          </table:table-cell>
        </table:table-row>
        <table:table-row table:style-name="ro1">
          <table:table-cell office:value-type="string" calcext:value-type="string">
            <text:p>2015-TH-01</text:p>
          </table:table-cell>
          <table:table-cell office:value-type="string" calcext:value-type="string">
            <text:p>THRE - General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37];[.J$1];[.K$1];[.I$1];[.B37];[.J$1];[.K$1];[.I$1];[.C37];[.J$1];[.K$1];[.I$1];[.D37];[.J$1];[.K$1];[.I$1];[.E37];[.J$1];[.L$1];[.M$1];[.K$1])" office:value-type="string" office:string-value="[[“2015-TH-01“,“THRE - General“,“Closed“,“W“,“Inactive“]]," calcext:value-type="string">
            <text:p>[[“2015-TH-01“,“THRE - General“,“Closed“,“W“,“Inactive“]],</text:p>
          </table:table-cell>
        </table:table-row>
        <table:table-row table:style-name="ro1">
          <table:table-cell office:value-type="string" calcext:value-type="string">
            <text:p>2015-TH-02</text:p>
          </table:table-cell>
          <table:table-cell office:value-type="string" calcext:value-type="string">
            <text:p>Locational Strategy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38];[.J$1];[.K$1];[.I$1];[.B38];[.J$1];[.K$1];[.I$1];[.C38];[.J$1];[.K$1];[.I$1];[.D38];[.J$1];[.K$1];[.I$1];[.E38];[.J$1];[.L$1];[.M$1];[.K$1])" office:value-type="string" office:string-value="[[“2015-TH-02“,“Locational Strategy“,“Closed“,“W“,“Inactive“]]," calcext:value-type="string">
            <text:p>[[“2015-TH-02“,“Locational Strategy“,“Closed“,“W“,“Inactive“]],</text:p>
          </table:table-cell>
        </table:table-row>
        <table:table-row table:style-name="ro1">
          <table:table-cell office:value-type="string" calcext:value-type="string">
            <text:p>2015-TH-03</text:p>
          </table:table-cell>
          <table:table-cell office:value-type="string" calcext:value-type="string">
            <text:p>THRE Legal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39];[.J$1];[.K$1];[.I$1];[.B39];[.J$1];[.K$1];[.I$1];[.C39];[.J$1];[.K$1];[.I$1];[.D39];[.J$1];[.K$1];[.I$1];[.E39];[.J$1];[.L$1];[.M$1];[.K$1])" office:value-type="string" office:string-value="[[“2015-TH-03“,“THRE Legal“,“Closed“,“W“,“Inactive“]]," calcext:value-type="string">
            <text:p>[[“2015-TH-03“,“THRE Legal“,“Closed“,“W“,“Inactive“]],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Alyssa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40];[.J$1];[.K$1];[.I$1];[.B40];[.J$1];[.K$1];[.I$1];[.C40];[.J$1];[.K$1];[.I$1];[.D40];[.J$1];[.K$1];[.I$1];[.E40];[.J$1];[.L$1];[.M$1];[.K$1])" office:value-type="string" office:string-value="[[“AD“,“Alyssa“,“Closed“,“S“,“Inactive“]]," calcext:value-type="string">
            <text:p>[[“AD“,“Alyssa“,“Closed“,“S“,“Inactive“]],</text:p>
          </table:table-cell>
        </table:table-row>
        <table:table-row table:style-name="ro1"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41];[.J$1];[.K$1];[.I$1];[.B41];[.J$1];[.K$1];[.I$1];[.C41];[.J$1];[.K$1];[.I$1];[.D41];[.J$1];[.K$1];[.I$1];[.E41];[.J$1];[.L$1];[.M$1];[.K$1])" office:value-type="string" office:string-value="[[“ADMIN“,“ADMIN“,“Open“,“W“,“Active“]]," calcext:value-type="string">
            <text:p>[[“ADMIN“,“ADMIN“,“Open“,“W“,“Active“]],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Auburn Situat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42];[.J$1];[.K$1];[.I$1];[.B42];[.J$1];[.K$1];[.I$1];[.C42];[.J$1];[.K$1];[.I$1];[.D42];[.J$1];[.K$1];[.I$1];[.E42];[.J$1];[.L$1];[.M$1];[.K$1])" office:value-type="string" office:string-value="[[“AS“,“Auburn Situation“,“Closed“,“S“,“Active“]]," calcext:value-type="string">
            <text:p>[[“AS“,“Auburn Situation“,“Closed“,“S“,“Active“]],</text:p>
          </table:table-cell>
        </table:table-row>
        <table:table-row table:style-name="ro1">
          <table:table-cell table:number-columns-repeated="2" office:value-type="string" calcext:value-type="string">
            <text:p>BMP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43];[.J$1];[.K$1];[.I$1];[.B43];[.J$1];[.K$1];[.I$1];[.C43];[.J$1];[.K$1];[.I$1];[.D43];[.J$1];[.K$1];[.I$1];[.E43];[.J$1];[.L$1];[.M$1];[.K$1])" office:value-type="string" office:string-value="[[“BMP“,“BMP“,“Closed“,“W“,“Active“]]," calcext:value-type="string">
            <text:p>[[“BMP“,“BMP“,“Closed“,“W“,“Active“]],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overage Coord.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44];[.J$1];[.K$1];[.I$1];[.B44];[.J$1];[.K$1];[.I$1];[.C44];[.J$1];[.K$1];[.I$1];[.D44];[.J$1];[.K$1];[.I$1];[.E44];[.J$1];[.L$1];[.M$1];[.K$1])" office:value-type="string" office:string-value="[[“CC“,“Coverage Coord.“,“Closed“,“W“,“Inactive“]]," calcext:value-type="string">
            <text:p>[[“CC“,“Coverage Coord.“,“Closed“,“W“,“Inactive“]],</text:p>
          </table:table-cell>
        </table:table-row>
        <table:table-row table:style-name="ro1">
          <table:table-cell office:value-type="string" calcext:value-type="string">
            <text:p>CWSocial</text:p>
          </table:table-cell>
          <table:table-cell office:value-type="string" calcext:value-type="string">
            <text:p>Coworker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45];[.J$1];[.K$1];[.I$1];[.B45];[.J$1];[.K$1];[.I$1];[.C45];[.J$1];[.K$1];[.I$1];[.D45];[.J$1];[.K$1];[.I$1];[.E45];[.J$1];[.L$1];[.M$1];[.K$1])" office:value-type="string" office:string-value="[[“CWSocial“,“Coworkers“,“N/A“,“S“,“Inactive“]]," calcext:value-type="string">
            <text:p>[[“CWSocial“,“Coworkers“,“N/A“,“S“,“Inactive“]],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Division Initiativ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46];[.J$1];[.K$1];[.I$1];[.B46];[.J$1];[.K$1];[.I$1];[.C46];[.J$1];[.K$1];[.I$1];[.D46];[.J$1];[.K$1];[.I$1];[.E46];[.J$1];[.L$1];[.M$1];[.K$1])" office:value-type="string" office:string-value="[[“DI“,“Division Initiatives“,“Closed“,“W“,“Inactive“]]," calcext:value-type="string">
            <text:p>[[“DI“,“Division Initiatives“,“Closed“,“W“,“Inactive“]],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47];[.J$1];[.K$1];[.I$1];[.B47];[.J$1];[.K$1];[.I$1];[.C47];[.J$1];[.K$1];[.I$1];[.D47];[.J$1];[.K$1];[.I$1];[.E47];[.J$1];[.L$1];[.M$1];[.K$1])" office:value-type="string" office:string-value="[[“DOG“,“Dog“,“N/A“,“P“,“Inactive“]]," calcext:value-type="string">
            <text:p>[[“DOG“,“Dog“,“N/A“,“P“,“Inactive“]],</text:p>
          </table:table-cell>
        </table:table-row>
        <table:table-row table:style-name="ro1">
          <table:table-cell office:value-type="string" calcext:value-type="string">
            <text:p>EXGFs</text:p>
          </table:table-cell>
          <table:table-cell office:value-type="string" calcext:value-type="string">
            <text:p>Ex-GF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48];[.J$1];[.K$1];[.I$1];[.B48];[.J$1];[.K$1];[.I$1];[.C48];[.J$1];[.K$1];[.I$1];[.D48];[.J$1];[.K$1];[.I$1];[.E48];[.J$1];[.L$1];[.M$1];[.K$1])" office:value-type="string" office:string-value="[[“EXGFs“,“Ex-GFs“,“Closed“,“S“,“Inactive“]]," calcext:value-type="string">
            <text:p>[[“EXGFs“,“Ex-GFs“,“Closed“,“S“,“Inactive“]],</text:p>
          </table:table-cell>
        </table:table-row>
        <table:table-row table:style-name="ro1">
          <table:table-cell office:value-type="string" calcext:value-type="string">
            <text:p>F.Friends</text:p>
          </table:table-cell>
          <table:table-cell office:value-type="string" calcext:value-type="string">
            <text:p>Friends (F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49];[.J$1];[.K$1];[.I$1];[.B49];[.J$1];[.K$1];[.I$1];[.C49];[.J$1];[.K$1];[.I$1];[.D49];[.J$1];[.K$1];[.I$1];[.E49];[.J$1];[.L$1];[.M$1];[.K$1])" office:value-type="string" office:string-value="[[“F.Friends“,“Friends (F)“,“N/A“,“S“,“Inactive“]]," calcext:value-type="string">
            <text:p>[[“F.Friends“,“Friends (F)“,“N/A“,“S“,“Inactive“]],</text:p>
          </table:table-cell>
        </table:table-row>
        <table:table-row table:style-name="ro1">
          <table:table-cell office:value-type="string" calcext:value-type="string">
            <text:p>FAMILY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50];[.J$1];[.K$1];[.I$1];[.B50];[.J$1];[.K$1];[.I$1];[.C50];[.J$1];[.K$1];[.I$1];[.D50];[.J$1];[.K$1];[.I$1];[.E50];[.J$1];[.L$1];[.M$1];[.K$1])" office:value-type="string" office:string-value="[[“FAMILY“,“Family“,“N/A“,“S“,“Active“]]," calcext:value-type="string">
            <text:p>[[“FAMILY“,“Family“,“N/A“,“S“,“Active“]],</text:p>
          </table:table-cell>
        </table:table-row>
        <table:table-row table:style-name="ro1">
          <table:table-cell office:value-type="string" calcext:value-type="string">
            <text:p>FLANG</text:p>
          </table:table-cell>
          <table:table-cell office:value-type="string" calcext:value-type="string">
            <text:p>Foreign Language Skill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51];[.J$1];[.K$1];[.I$1];[.B51];[.J$1];[.K$1];[.I$1];[.C51];[.J$1];[.K$1];[.I$1];[.D51];[.J$1];[.K$1];[.I$1];[.E51];[.J$1];[.L$1];[.M$1];[.K$1])" office:value-type="string" office:string-value="[[“FLANG“,“Foreign Language Skills“,“Closed“,“L“,“Active“]]," calcext:value-type="string">
            <text:p>[[“FLANG“,“Foreign Language Skills“,“Closed“,“L“,“Active“]],</text:p>
          </table:table-cell>
        </table:table-row>
        <table:table-row table:style-name="ro1">
          <table:table-cell office:value-type="string" calcext:value-type="string">
            <text:p>FMI</text:p>
          </table:table-cell>
          <table:table-cell office:value-type="string" calcext:value-type="string">
            <text:p>Free Money Initiativ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52];[.J$1];[.K$1];[.I$1];[.B52];[.J$1];[.K$1];[.I$1];[.C52];[.J$1];[.K$1];[.I$1];[.D52];[.J$1];[.K$1];[.I$1];[.E52];[.J$1];[.L$1];[.M$1];[.K$1])" office:value-type="string" office:string-value="[[“FMI“,“Free Money Initiatives“,“Closed“,“P“,“Inactive“]]," calcext:value-type="string">
            <text:p>[[“FMI“,“Free Money Initiatives“,“Closed“,“P“,“Inactive“]],</text:p>
          </table:table-cell>
        </table:table-row>
        <table:table-row table:style-name="ro1">
          <table:table-cell office:value-type="string" calcext:value-type="string">
            <text:p>FRIENDS</text:p>
          </table:table-cell>
          <table:table-cell office:value-type="string" calcext:value-type="string">
            <text:p>Social - Friends (Pre-Trackin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53];[.J$1];[.K$1];[.I$1];[.B53];[.J$1];[.K$1];[.I$1];[.C53];[.J$1];[.K$1];[.I$1];[.D53];[.J$1];[.K$1];[.I$1];[.E53];[.J$1];[.L$1];[.M$1];[.K$1])" office:value-type="string" office:string-value="[[“FRIENDS“,“Social - Friends (Pre-Tracking“,“Closed“,“S“,“Active“]]," calcext:value-type="string">
            <text:p>[[“FRIENDS“,“Social - Friends (Pre-Tracking“,“Closed“,“S“,“Active“]],</text:p>
          </table:table-cell>
        </table:table-row>
        <table:table-row table:style-name="ro1">
          <table:table-cell table:number-columns-repeated="2" office:value-type="string" calcext:value-type="string">
            <text:p>IIA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54];[.J$1];[.K$1];[.I$1];[.B54];[.J$1];[.K$1];[.I$1];[.C54];[.J$1];[.K$1];[.I$1];[.D54];[.J$1];[.K$1];[.I$1];[.E54];[.J$1];[.L$1];[.M$1];[.K$1])" office:value-type="string" office:string-value="[[“IIA“,“IIA“,“Closed“,“I“,“Active“]]," calcext:value-type="string">
            <text:p>[[“IIA“,“IIA“,“Closed“,“I“,“Active“]],</text:p>
          </table:table-cell>
        </table:table-row>
        <table:table-row table:style-name="ro1">
          <table:table-cell office:value-type="string" calcext:value-type="string">
            <text:p>ISSUE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55];[.J$1];[.K$1];[.I$1];[.B55];[.J$1];[.K$1];[.I$1];[.C55];[.J$1];[.K$1];[.I$1];[.D55];[.J$1];[.K$1];[.I$1];[.E55];[.J$1];[.L$1];[.M$1];[.K$1])" office:value-type="string" office:string-value="[[“ISSUES“,“Issues“,“Open“,“W“,“Active“]]," calcext:value-type="string">
            <text:p>[[“ISSUES“,“Issues“,“Open“,“W“,“Active“]],</text:p>
          </table:table-cell>
        </table:table-row>
        <table:table-row table:style-name="ro1">
          <table:table-cell office:value-type="string" calcext:value-type="string">
            <text:p>LEARNING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56];[.J$1];[.K$1];[.I$1];[.B56];[.J$1];[.K$1];[.I$1];[.C56];[.J$1];[.K$1];[.I$1];[.D56];[.J$1];[.K$1];[.I$1];[.E56];[.J$1];[.L$1];[.M$1];[.K$1])" office:value-type="string" office:string-value="[[“LEARNING“,“Learning“,“N/A“,“L“,“Active“]]," calcext:value-type="string">
            <text:p>[[“LEARNING“,“Learning“,“N/A“,“L“,“Active“]],</text:p>
          </table:table-cell>
        </table:table-row>
        <table:table-row table:style-name="ro1">
          <table:table-cell office:value-type="string" calcext:value-type="string">
            <text:p>LMOVE</text:p>
          </table:table-cell>
          <table:table-cell office:value-type="string" calcext:value-type="string">
            <text:p>London Mov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57];[.J$1];[.K$1];[.I$1];[.B57];[.J$1];[.K$1];[.I$1];[.C57];[.J$1];[.K$1];[.I$1];[.D57];[.J$1];[.K$1];[.I$1];[.E57];[.J$1];[.L$1];[.M$1];[.K$1])" office:value-type="string" office:string-value="[[“LMOVE“,“London Move“,“Closed“,“P“,“Inactive“]]," calcext:value-type="string">
            <text:p>[[“LMOVE“,“London Move“,“Closed“,“P“,“Inactive“]],</text:p>
          </table:table-cell>
        </table:table-row>
        <table:table-row table:style-name="ro1">
          <table:table-cell office:value-type="string" calcext:value-type="string">
            <text:p>M.Friends</text:p>
          </table:table-cell>
          <table:table-cell office:value-type="string" calcext:value-type="string">
            <text:p>Friends (M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58];[.J$1];[.K$1];[.I$1];[.B58];[.J$1];[.K$1];[.I$1];[.C58];[.J$1];[.K$1];[.I$1];[.D58];[.J$1];[.K$1];[.I$1];[.E58];[.J$1];[.L$1];[.M$1];[.K$1])" office:value-type="string" office:string-value="[[“M.Friends“,“Friends (M)“,“N/A“,“S“,“Active“]]," calcext:value-type="string">
            <text:p>[[“M.Friends“,“Friends (M)“,“N/A“,“S“,“Active“]],</text:p>
          </table:table-cell>
        </table:table-row>
        <table:table-row table:style-name="ro1">
          <table:table-cell office:value-type="string" calcext:value-type="string">
            <text:p>MEET</text:p>
          </table:table-cell>
          <table:table-cell office:value-type="string" calcext:value-type="string">
            <text:p>Other Meeting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59];[.J$1];[.K$1];[.I$1];[.B59];[.J$1];[.K$1];[.I$1];[.C59];[.J$1];[.K$1];[.I$1];[.D59];[.J$1];[.K$1];[.I$1];[.E59];[.J$1];[.L$1];[.M$1];[.K$1])" office:value-type="string" office:string-value="[[“MEET“,“Other Meetings“,“Open“,“W“,“Active“]]," calcext:value-type="string">
            <text:p>[[“MEET“,“Other Meetings“,“Open“,“W“,“Active“]],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Unassigne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60];[.J$1];[.K$1];[.I$1];[.B60];[.J$1];[.K$1];[.I$1];[.C60];[.J$1];[.K$1];[.I$1];[.D60];[.J$1];[.K$1];[.I$1];[.E60];[.J$1];[.L$1];[.M$1];[.K$1])" office:value-type="string" office:string-value="[[“NA“,“Unassigned“,“N/A“,“N“,“Inactive“]]," calcext:value-type="string">
            <text:p>[[“NA“,“Unassigned“,“N/A“,“N“,“Inactive“]],</text:p>
          </table:table-cell>
        </table:table-row>
        <table:table-row table:style-name="ro1">
          <table:table-cell table:number-columns-repeated="2" office:value-type="string" calcext:value-type="string">
            <text:p>PC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61];[.J$1];[.K$1];[.I$1];[.B61];[.J$1];[.K$1];[.I$1];[.C61];[.J$1];[.K$1];[.I$1];[.D61];[.J$1];[.K$1];[.I$1];[.E61];[.J$1];[.L$1];[.M$1];[.K$1])" office:value-type="string" office:string-value="[[“PCD“,“PCD“,“N/A“,“D“,“Inactive“]]," calcext:value-type="string">
            <text:p>[[“PCD“,“PCD“,“N/A“,“D“,“Inactive“]],</text:p>
          </table:table-cell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62];[.J$1];[.K$1];[.I$1];[.B62];[.J$1];[.K$1];[.I$1];[.C62];[.J$1];[.K$1];[.I$1];[.D62];[.J$1];[.K$1];[.I$1];[.E62];[.J$1];[.L$1];[.M$1];[.K$1])" office:value-type="string" office:string-value="[[“PERSONAL“,“Personal“,“N/A“,“P“,“Inactive“]]," calcext:value-type="string">
            <text:p>[[“PERSONAL“,“Personal“,“N/A“,“P“,“Inactive“]],</text:p>
          </table:table-cell>
        </table:table-row>
        <table:table-row table:style-name="ro1">
          <table:table-cell office:value-type="string" calcext:value-type="string">
            <text:p>PFIN</text:p>
          </table:table-cell>
          <table:table-cell office:value-type="string" calcext:value-type="string">
            <text:p>Personal Financ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63];[.J$1];[.K$1];[.I$1];[.B63];[.J$1];[.K$1];[.I$1];[.C63];[.J$1];[.K$1];[.I$1];[.D63];[.J$1];[.K$1];[.I$1];[.E63];[.J$1];[.L$1];[.M$1];[.K$1])" office:value-type="string" office:string-value="[[“PFIN“,“Personal Finances“,“N/A“,“P“,“Active“]]," calcext:value-type="string">
            <text:p>[[“PFIN“,“Personal Finances“,“N/A“,“P“,“Active“]],</text:p>
          </table:table-cell>
        </table:table-row>
        <table:table-row table:style-name="ro1">
          <table:table-cell office:value-type="string" calcext:value-type="string">
            <text:p>PROG</text:p>
          </table:table-cell>
          <table:table-cell office:value-type="string" calcext:value-type="string">
            <text:p>Programming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64];[.J$1];[.K$1];[.I$1];[.B64];[.J$1];[.K$1];[.I$1];[.C64];[.J$1];[.K$1];[.I$1];[.D64];[.J$1];[.K$1];[.I$1];[.E64];[.J$1];[.L$1];[.M$1];[.K$1])" office:value-type="string" office:string-value="[[“PROG“,“Programming“,“Open“,“L“,“Inactive“]]," calcext:value-type="string">
            <text:p>[[“PROG“,“Programming“,“Open“,“L“,“Inactive“]],</text:p>
          </table:table-cell>
        </table:table-row>
        <table:table-row table:style-name="ro1">
          <table:table-cell table:number-columns-repeated="2" office:value-type="string" calcext:value-type="string">
            <text:p>PTO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65];[.J$1];[.K$1];[.I$1];[.B65];[.J$1];[.K$1];[.I$1];[.C65];[.J$1];[.K$1];[.I$1];[.D65];[.J$1];[.K$1];[.I$1];[.E65];[.J$1];[.L$1];[.M$1];[.K$1])" office:value-type="string" office:string-value="[[“PTO“,“PTO“,“Closed“,“N“,“Active“]]," calcext:value-type="string">
            <text:p>[[“PTO“,“PTO“,“Closed“,“N“,“Active“]],</text:p>
          </table:table-cell>
        </table:table-row>
        <table:table-row table:style-name="ro1">
          <table:table-cell office:value-type="string" calcext:value-type="string">
            <text:p>PURCHASES</text:p>
          </table:table-cell>
          <table:table-cell office:value-type="string" calcext:value-type="string">
            <text:p>Major Purchas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66];[.J$1];[.K$1];[.I$1];[.B66];[.J$1];[.K$1];[.I$1];[.C66];[.J$1];[.K$1];[.I$1];[.D66];[.J$1];[.K$1];[.I$1];[.E66];[.J$1];[.L$1];[.M$1];[.K$1])" office:value-type="string" office:string-value="[[“PURCHASES“,“Major Purchases“,“Closed“,“P“,“Active“]]," calcext:value-type="string">
            <text:p>[[“PURCHASES“,“Major Purchases“,“Closed“,“P“,“Active“]],</text:p>
          </table:table-cell>
        </table:table-row>
        <table:table-row table:style-name="ro1">
          <table:table-cell office:value-type="string" calcext:value-type="string">
            <text:p>TAX</text:p>
          </table:table-cell>
          <table:table-cell office:value-type="string" calcext:value-type="string">
            <text:p>Taxes (Personal)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67];[.J$1];[.K$1];[.I$1];[.B67];[.J$1];[.K$1];[.I$1];[.C67];[.J$1];[.K$1];[.I$1];[.D67];[.J$1];[.K$1];[.I$1];[.E67];[.J$1];[.L$1];[.M$1];[.K$1])" office:value-type="string" office:string-value="[[“TAX“,“Taxes (Personal)“,“N/A“,“P“,“Active“]]," calcext:value-type="string">
            <text:p>[[“TAX“,“Taxes (Personal)“,“N/A“,“P“,“Active“]],</text:p>
          </table:table-cell>
        </table:table-row>
        <table:table-row table:style-name="ro1">
          <table:table-cell office:value-type="string" calcext:value-type="string">
            <text:p>TIAACO</text:p>
          </table:table-cell>
          <table:table-cell office:value-type="string" calcext:value-type="string">
            <text:p>TIAA Carryover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68];[.J$1];[.K$1];[.I$1];[.B68];[.J$1];[.K$1];[.I$1];[.C68];[.J$1];[.K$1];[.I$1];[.D68];[.J$1];[.K$1];[.I$1];[.E68];[.J$1];[.L$1];[.M$1];[.K$1])" office:value-type="string" office:string-value="[[“TIAACO“,“TIAA Carryover“,“Closed“,“W“,“Inactive“]]," calcext:value-type="string">
            <text:p>[[“TIAACO“,“TIAA Carryover“,“Closed“,“W“,“Inactive“]],</text:p>
          </table:table-cell>
        </table:table-row>
        <table:table-row table:style-name="ro1">
          <table:table-cell office:value-type="string" calcext:value-type="string">
            <text:p>TIMEDB</text:p>
          </table:table-cell>
          <table:table-cell office:value-type="string" calcext:value-type="string">
            <text:p>Time DB Desig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69];[.J$1];[.K$1];[.I$1];[.B69];[.J$1];[.K$1];[.I$1];[.C69];[.J$1];[.K$1];[.I$1];[.D69];[.J$1];[.K$1];[.I$1];[.E69];[.J$1];[.L$1];[.M$1];[.K$1])" office:value-type="string" office:string-value="[[“TIMEDB“,“Time DB Design“,“N/A“,“P“,“Active“]]," calcext:value-type="string">
            <text:p>[[“TIMEDB“,“Time DB Design“,“N/A“,“P“,“Active“]],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70];[.J$1];[.K$1];[.I$1];[.B70];[.J$1];[.K$1];[.I$1];[.C70];[.J$1];[.K$1];[.I$1];[.D70];[.J$1];[.K$1];[.I$1];[.E70];[.J$1];[.L$1];[.M$1];[.K$1])" office:value-type="string" office:string-value="[[“TRAINING“,“Training“,“N/A“,“T“,“Active“]]," calcext:value-type="string">
            <text:p>[[“TRAINING“,“Training“,“N/A“,“T“,“Active“]],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71];[.J$1];[.K$1];[.I$1];[.B71];[.J$1];[.K$1];[.I$1];[.C71];[.J$1];[.K$1];[.I$1];[.D71];[.J$1];[.K$1];[.I$1];[.E71];[.J$1];[.L$1];[.M$1];[.K$1])" office:value-type="string" office:string-value="[[“NEWS“,“News“,“N/A“,“L“,“Inactive“]]," calcext:value-type="string">
            <text:p>[[“NEWS“,“News“,“N/A“,“L“,“Inactive“]],</text:p>
          </table:table-cell>
        </table:table-row>
        <table:table-row table:style-name="ro1">
          <table:table-cell office:value-type="string" calcext:value-type="string">
            <text:p>READ</text:p>
          </table:table-cell>
          <table:table-cell office:value-type="string" calcext:value-type="string">
            <text:p>Reading &amp; Researc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72];[.J$1];[.K$1];[.I$1];[.B72];[.J$1];[.K$1];[.I$1];[.C72];[.J$1];[.K$1];[.I$1];[.D72];[.J$1];[.K$1];[.I$1];[.E72];[.J$1];[.L$1];[.M$1];[.K$1])" office:value-type="string" office:string-value="[[“READ“,“Reading &amp; Research“,“N/A“,“L“,“Inactive“]]," calcext:value-type="string">
            <text:p>[[“READ“,“Reading &amp; Research“,“N/A“,“L“,“Inactive“]],</text:p>
          </table:table-cell>
        </table:table-row>
        <table:table-row table:style-name="ro1"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Supervision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73];[.J$1];[.K$1];[.I$1];[.B73];[.J$1];[.K$1];[.I$1];[.C73];[.J$1];[.K$1];[.I$1];[.D73];[.J$1];[.K$1];[.I$1];[.E73];[.J$1];[.L$1];[.M$1];[.K$1])" office:value-type="string" office:string-value="[[“160758“,“PCG Supervision“,“Closed“,“W“,“Inactive“]]," calcext:value-type="string">
            <text:p>[[“160758“,“PCG Supervision“,“Closed“,“W“,“Inactive“]],</text:p>
          </table:table-cell>
        </table:table-row>
        <table:table-row table:style-name="ro1"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74];[.J$1];[.K$1];[.I$1];[.B74];[.J$1];[.K$1];[.I$1];[.C74];[.J$1];[.K$1];[.I$1];[.D74];[.J$1];[.K$1];[.I$1];[.E74];[.J$1];[.L$1];[.M$1];[.K$1])" office:value-type="string" office:string-value="[[“160755“,“IPCS“,“Closed“,“W“,“Active“]]," calcext:value-type="string">
            <text:p>[[“160755“,“IPCS“,“Closed“,“W“,“Active“]],</text:p>
          </table:table-cell>
        </table:table-row>
        <table:table-row table:style-name="ro1">
          <table:table-cell office:value-type="string" calcext:value-type="string">
            <text:p>I.Friends</text:p>
          </table:table-cell>
          <table:table-cell office:value-type="string" calcext:value-type="string">
            <text:p>Inactive Friend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75];[.J$1];[.K$1];[.I$1];[.B75];[.J$1];[.K$1];[.I$1];[.C75];[.J$1];[.K$1];[.I$1];[.D75];[.J$1];[.K$1];[.I$1];[.E75];[.J$1];[.L$1];[.M$1];[.K$1])" office:value-type="string" office:string-value="[[“I.Friends“,“Inactive Friends“,“Closed“,“S“,“Inactive“]]," calcext:value-type="string">
            <text:p>[[“I.Friends“,“Inactive Friends“,“Closed“,“S“,“Inactive“]],</text:p>
          </table:table-cell>
        </table:table-row>
        <table:table-row table:style-name="ro1">
          <table:table-cell office:value-type="string" calcext:value-type="string">
            <text:p>REG</text:p>
          </table:table-cell>
          <table:table-cell office:value-type="string" calcext:value-type="string">
            <text:p>Regulatory Review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76];[.J$1];[.K$1];[.I$1];[.B76];[.J$1];[.K$1];[.I$1];[.C76];[.J$1];[.K$1];[.I$1];[.D76];[.J$1];[.K$1];[.I$1];[.E76];[.J$1];[.L$1];[.M$1];[.K$1])" office:value-type="string" office:string-value="[[“REG“,“Regulatory Reviews“,“Closed“,“W“,“Active“]]," calcext:value-type="string">
            <text:p>[[“REG“,“Regulatory Reviews“,“Closed“,“W“,“Active“]],</text:p>
          </table:table-cell>
        </table:table-row>
        <table:table-row table:style-name="ro1">
          <table:table-cell office:value-type="string" calcext:value-type="string">
            <text:p>CFA</text:p>
          </table:table-cell>
          <table:table-cell office:value-type="string" calcext:value-type="string">
            <text:p>CFA Exam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77];[.J$1];[.K$1];[.I$1];[.B77];[.J$1];[.K$1];[.I$1];[.C77];[.J$1];[.K$1];[.I$1];[.D77];[.J$1];[.K$1];[.I$1];[.E77];[.J$1];[.L$1];[.M$1];[.K$1])" office:value-type="string" office:string-value="[[“CFA“,“CFA Exam“,“Closed“,“L“,“Inactive“]]," calcext:value-type="string">
            <text:p>[[“CFA“,“CFA Exam“,“Closed“,“L“,“Inactive“]],</text:p>
          </table:table-cell>
        </table:table-row>
        <table:table-row table:style-name="ro1">
          <table:table-cell office:value-type="string" calcext:value-type="string">
            <text:p>TRANS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78];[.J$1];[.K$1];[.I$1];[.B78];[.J$1];[.K$1];[.I$1];[.C78];[.J$1];[.K$1];[.I$1];[.D78];[.J$1];[.K$1];[.I$1];[.E78];[.J$1];[.L$1];[.M$1];[.K$1])" office:value-type="string" office:string-value="[[“TRANS“,“Transport“,“Open“,“P“,“Active“]]," calcext:value-type="string">
            <text:p>[[“TRANS“,“Transport“,“Open“,“P“,“Active“]],</text:p>
          </table:table-cell>
        </table:table-row>
        <table:table-row table:style-name="ro1"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79];[.J$1];[.K$1];[.I$1];[.B79];[.J$1];[.K$1];[.I$1];[.C79];[.J$1];[.K$1];[.I$1];[.D79];[.J$1];[.K$1];[.I$1];[.E79];[.J$1];[.L$1];[.M$1];[.K$1])" office:value-type="string" office:string-value="[[“170754“,“WFAM Sales“,“Closed“,“W“,“Active“]]," calcext:value-type="string">
            <text:p>[[“170754“,“WFAM Sales“,“Closed“,“W“,“Active“]],</text:p>
          </table:table-cell>
        </table:table-row>
        <table:table-row table:style-name="ro1">
          <table:table-cell office:value-type="string" calcext:value-type="string">
            <text:p>PH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80];[.J$1];[.K$1];[.I$1];[.B80];[.J$1];[.K$1];[.I$1];[.C80];[.J$1];[.K$1];[.I$1];[.D80];[.J$1];[.K$1];[.I$1];[.E80];[.J$1];[.L$1];[.M$1];[.K$1])" office:value-type="string" office:string-value="[[“PHY“,“Physics“,“Closed“,“L“,“Active“]]," calcext:value-type="string">
            <text:p>[[“PHY“,“Physics“,“Closed“,“L“,“Active“]],</text:p>
          </table:table-cell>
        </table:table-row>
        <table:table-row table:style-name="ro1">
          <table:table-cell office:value-type="float" office:value="170746" calcext:value-type="float">
            <text:p>170746</text:p>
          </table:table-cell>
          <table:table-cell office:value-type="string" calcext:value-type="string">
            <text:p>WFAM Compli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81];[.J$1];[.K$1];[.I$1];[.B81];[.J$1];[.K$1];[.I$1];[.C81];[.J$1];[.K$1];[.I$1];[.D81];[.J$1];[.K$1];[.I$1];[.E81];[.J$1];[.L$1];[.M$1];[.K$1])" office:value-type="string" office:string-value="[[“170746“,“WFAM Compliance“,“Closed“,“W“,“Active“]]," calcext:value-type="string">
            <text:p>[[“170746“,“WFAM Compliance“,“Closed“,“W“,“Active“]],</text:p>
          </table:table-cell>
        </table:table-row>
        <table:table-row table:style-name="ro1">
          <table:table-cell office:value-type="float" office:value="170862.03" calcext:value-type="float">
            <text:p>170862.03</text:p>
          </table:table-cell>
          <table:table-cell office:value-type="string" calcext:value-type="string">
            <text:p>Reg O Retrospectiv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82];[.J$1];[.K$1];[.I$1];[.B82];[.J$1];[.K$1];[.I$1];[.C82];[.J$1];[.K$1];[.I$1];[.D82];[.J$1];[.K$1];[.I$1];[.E82];[.J$1];[.L$1];[.M$1];[.K$1])" office:value-type="string" office:string-value="[[“170862.03“,“Reg O Retrospective“,“Closed“,“W“,“Active“]]," calcext:value-type="string">
            <text:p>[[“170862.03“,“Reg O Retrospective“,“Closed“,“W“,“Active“]],</text:p>
          </table:table-cell>
        </table:table-row>
        <table:table-row table:style-name="ro1"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83];[.J$1];[.K$1];[.I$1];[.B83];[.J$1];[.K$1];[.I$1];[.C83];[.J$1];[.K$1];[.I$1];[.D83];[.J$1];[.K$1];[.I$1];[.E83];[.J$1];[.L$1];[.M$1];[.K$1])" office:value-type="string" office:string-value="[[“170745“,“Galliard“,“Closed“,“W“,“Active“]]," calcext:value-type="string">
            <text:p>[[“170745“,“Galliard“,“Closed“,“W“,“Active“]],</text:p>
          </table:table-cell>
        </table:table-row>
        <table:table-row table:style-name="ro1">
          <table:table-cell office:value-type="string" calcext:value-type="string">
            <text:p>M.CW</text:p>
          </table:table-cell>
          <table:table-cell office:value-type="string" calcext:value-type="string">
            <text:p>Coworkers (M)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84];[.J$1];[.K$1];[.I$1];[.B84];[.J$1];[.K$1];[.I$1];[.C84];[.J$1];[.K$1];[.I$1];[.D84];[.J$1];[.K$1];[.I$1];[.E84];[.J$1];[.L$1];[.M$1];[.K$1])" office:value-type="string" office:string-value="[[“M.CW“,“Coworkers (M)“,“Open“,“S“,“Active“]]," calcext:value-type="string">
            <text:p>[[“M.CW“,“Coworkers (M)“,“Open“,“S“,“Active“]],</text:p>
          </table:table-cell>
        </table:table-row>
        <table:table-row table:style-name="ro1">
          <table:table-cell office:value-type="string" calcext:value-type="string">
            <text:p>F.CW</text:p>
          </table:table-cell>
          <table:table-cell office:value-type="string" calcext:value-type="string">
            <text:p>Coworkers (F)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85];[.J$1];[.K$1];[.I$1];[.B85];[.J$1];[.K$1];[.I$1];[.C85];[.J$1];[.K$1];[.I$1];[.D85];[.J$1];[.K$1];[.I$1];[.E85];[.J$1];[.L$1];[.M$1];[.K$1])" office:value-type="string" office:string-value="[[“F.CW“,“Coworkers (F)“,“Open“,“S“,“Active“]]," calcext:value-type="string">
            <text:p>[[“F.CW“,“Coworkers (F)“,“Open“,“S“,“Active“]],</text:p>
          </table:table-cell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Normalizatio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86];[.J$1];[.K$1];[.I$1];[.B86];[.J$1];[.K$1];[.I$1];[.C86];[.J$1];[.K$1];[.I$1];[.D86];[.J$1];[.K$1];[.I$1];[.E86];[.J$1];[.L$1];[.M$1];[.K$1])" office:value-type="string" office:string-value="[[“NORM“,“Normalization“,“Open“,“P“,“Active“]]," calcext:value-type="string">
            <text:p>[[“NORM“,“Normalization“,“Open“,“P“,“Active“]],</text:p>
          </table:table-cell>
        </table:table-row>
        <table:table-row table:style-name="ro1">
          <table:table-cell office:value-type="float" office:value="170744" calcext:value-type="float">
            <text:p>170744</text:p>
          </table:table-cell>
          <table:table-cell office:value-type="string" calcext:value-type="string">
            <text:p>Wells Cap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87];[.J$1];[.K$1];[.I$1];[.B87];[.J$1];[.K$1];[.I$1];[.C87];[.J$1];[.K$1];[.I$1];[.D87];[.J$1];[.K$1];[.I$1];[.E87];[.J$1];[.L$1];[.M$1];[.K$1])" office:value-type="string" office:string-value="[[“170744“,“Wells Cap“,“Closed“,“W“,“Active“]]," calcext:value-type="string">
            <text:p>[[“170744“,“Wells Cap“,“Closed“,“W“,“Active“]],</text:p>
          </table:table-cell>
        </table:table-row>
        <table:table-row table:style-name="ro1">
          <table:table-cell office:value-type="string" calcext:value-type="string">
            <text:p>BPRM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88];[.J$1];[.K$1];[.I$1];[.B88];[.J$1];[.K$1];[.I$1];[.C88];[.J$1];[.K$1];[.I$1];[.D88];[.J$1];[.K$1];[.I$1];[.E88];[.J$1];[.L$1];[.M$1];[.K$1])" office:value-type="string" office:string-value="[[“BPRM“,“BPM“,“Open“,“W“,“Active“]]," calcext:value-type="string">
            <text:p>[[“BPRM“,“BPM“,“Open“,“W“,“Active“]],</text:p>
          </table:table-cell>
        </table:table-row>
        <table:table-row table:style-name="ro1">
          <table:table-cell table:number-columns-repeated="2" office:value-type="string" calcext:value-type="string">
            <text:p>SHRP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89];[.J$1];[.K$1];[.I$1];[.B89];[.J$1];[.K$1];[.I$1];[.C89];[.J$1];[.K$1];[.I$1];[.D89];[.J$1];[.K$1];[.I$1];[.E89];[.J$1];[.L$1];[.M$1];[.K$1])" office:value-type="string" office:string-value="[[“SHRP“,“SHRP“,“Open“,“W“,“Active“]]," calcext:value-type="string">
            <text:p>[[“SHRP“,“SHRP“,“Open“,“W“,“Active“]],</text:p>
          </table:table-cell>
        </table:table-row>
        <table:table-row table:style-name="ro1">
          <table:table-cell office:value-type="string" calcext:value-type="string">
            <text:p>POL</text:p>
          </table:table-cell>
          <table:table-cell office:value-type="string" calcext:value-type="string">
            <text:p>Policy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90];[.J$1];[.K$1];[.I$1];[.B90];[.J$1];[.K$1];[.I$1];[.C90];[.J$1];[.K$1];[.I$1];[.D90];[.J$1];[.K$1];[.I$1];[.E90];[.J$1];[.L$1];[.M$1];[.K$1])" office:value-type="string" office:string-value="[[“POL“,“Policy“,“Open“,“W“,“Active“]]," calcext:value-type="string">
            <text:p>[[“POL“,“Policy“,“Open“,“W“,“Active“]],</text:p>
          </table:table-cell>
        </table:table-row>
        <table:table-row table:style-name="ro1">
          <table:table-cell office:value-type="float" office:value="170075" calcext:value-type="float">
            <text:p>170075</text:p>
          </table:table-cell>
          <table:table-cell office:value-type="string" calcext:value-type="string">
            <text:p>Reinsur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91];[.J$1];[.K$1];[.I$1];[.B91];[.J$1];[.K$1];[.I$1];[.C91];[.J$1];[.K$1];[.I$1];[.D91];[.J$1];[.K$1];[.I$1];[.E91];[.J$1];[.L$1];[.M$1];[.K$1])" office:value-type="string" office:string-value="[[“170075“,“Reinsurance“,“Closed“,“W“,“Active“]]," calcext:value-type="string">
            <text:p>[[“170075“,“Reinsurance“,“Closed“,“W“,“Active“]],</text:p>
          </table:table-cell>
        </table:table-row>
        <table:table-row table:style-name="ro1">
          <table:table-cell office:value-type="string" calcext:value-type="string">
            <text:p>RITV</text:p>
          </table:table-cell>
          <table:table-cell office:value-type="string" calcext:value-type="string">
            <text:p>Reinsurance T&amp;V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92];[.J$1];[.K$1];[.I$1];[.B92];[.J$1];[.K$1];[.I$1];[.C92];[.J$1];[.K$1];[.I$1];[.D92];[.J$1];[.K$1];[.I$1];[.E92];[.J$1];[.L$1];[.M$1];[.K$1])" office:value-type="string" office:string-value="[[“RITV“,“Reinsurance T&amp;V“,“Closed“,“W“,“Active“]]," calcext:value-type="string">
            <text:p>[[“RITV“,“Reinsurance T&amp;V“,“Closed“,“W“,“Active“]],</text:p>
          </table:table-cell>
        </table:table-row>
        <table:table-row table:style-name="ro1">
          <table:table-cell table:number-columns-repeated="2" office:value-type="string" calcext:value-type="string">
            <text:p>MTA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93];[.J$1];[.K$1];[.I$1];[.B93];[.J$1];[.K$1];[.I$1];[.C93];[.J$1];[.K$1];[.I$1];[.D93];[.J$1];[.K$1];[.I$1];[.E93];[.J$1];[.L$1];[.M$1];[.K$1])" office:value-type="string" office:string-value="[[“MTA“,“MTA“,“Closed“,“W“,“Active“]]," calcext:value-type="string">
            <text:p>[[“MTA“,“MTA“,“Closed“,“W“,“Active“]],</text:p>
          </table:table-cell>
        </table:table-row>
        <table:table-row table:style-name="ro1">
          <table:table-cell table:number-columns-repeated="2" office:value-type="string" calcext:value-type="string">
            <text:p>DLP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94];[.J$1];[.K$1];[.I$1];[.B94];[.J$1];[.K$1];[.I$1];[.C94];[.J$1];[.K$1];[.I$1];[.D94];[.J$1];[.K$1];[.I$1];[.E94];[.J$1];[.L$1];[.M$1];[.K$1])" office:value-type="string" office:string-value="[[“DLP“,“DLP“,“Closed“,“W“,“Active“]]," calcext:value-type="string">
            <text:p>[[“DLP“,“DLP“,“Closed“,“W“,“Active“]],</text:p>
          </table:table-cell>
        </table:table-row>
        <table:table-row table:style-name="ro1">
          <table:table-cell office:value-type="string" calcext:value-type="string">
            <text:p>AUD</text:p>
          </table:table-cell>
          <table:table-cell office:value-type="string" calcext:value-type="string">
            <text:p>Audits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95];[.J$1];[.K$1];[.I$1];[.B95];[.J$1];[.K$1];[.I$1];[.C95];[.J$1];[.K$1];[.I$1];[.D95];[.J$1];[.K$1];[.I$1];[.E95];[.J$1];[.L$1];[.M$1];[.K$1])" office:value-type="string" office:string-value="[[“AUD“,“Audits“,“Open“,“W“,“Active“]]," calcext:value-type="string">
            <text:p>[[“AUD“,“Audits“,“Open“,“W“,“Active“]],</text:p>
          </table:table-cell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Product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96];[.J$1];[.K$1];[.I$1];[.B96];[.J$1];[.K$1];[.I$1];[.C96];[.J$1];[.K$1];[.I$1];[.D96];[.J$1];[.K$1];[.I$1];[.E96];[.J$1];[.L$1];[.M$1];[.K$1])" office:value-type="string" office:string-value="[[“NP“,“Products“,“Closed“,“W“,“Inactive“]]," calcext:value-type="string">
            <text:p>[[“NP“,“Products“,“Closed“,“W“,“Inactive“]],</text:p>
          </table:table-cell>
        </table:table-row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Reporting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97];[.J$1];[.K$1];[.I$1];[.B97];[.J$1];[.K$1];[.I$1];[.C97];[.J$1];[.K$1];[.I$1];[.D97];[.J$1];[.K$1];[.I$1];[.E97];[.J$1];[.L$1];[.M$1];[.K$1])" office:value-type="string" office:string-value="[[“REP“,“Reporting“,“Open“,“W“,“Active“]]," calcext:value-type="string">
            <text:p>[[“REP“,“Reporting“,“Open“,“W“,“Active“]],</text:p>
          </table:table-cell>
        </table:table-row>
        <table:table-row table:style-name="ro1">
          <table:table-cell office:value-type="string" calcext:value-type="string">
            <text:p>FCRM</text:p>
          </table:table-cell>
          <table:table-cell office:value-type="string" calcext:value-type="string">
            <text:p>Financial Crim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98];[.J$1];[.K$1];[.I$1];[.B98];[.J$1];[.K$1];[.I$1];[.C98];[.J$1];[.K$1];[.I$1];[.D98];[.J$1];[.K$1];[.I$1];[.E98];[.J$1];[.L$1];[.M$1];[.K$1])" office:value-type="string" office:string-value="[[“FCRM“,“Financial Crimes“,“Closed“,“W“,“Inactive“]]," calcext:value-type="string">
            <text:p>[[“FCRM“,“Financial Crimes“,“Closed“,“W“,“Inactive“]],</text:p>
          </table:table-cell>
        </table:table-row>
        <table:table-row table:style-name="ro1">
          <table:table-cell office:value-type="float" office:value="180161" calcext:value-type="float">
            <text:p>180161</text:p>
          </table:table-cell>
          <table:table-cell office:value-type="string" calcext:value-type="string">
            <text:p>Structured Product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99];[.J$1];[.K$1];[.I$1];[.B99];[.J$1];[.K$1];[.I$1];[.C99];[.J$1];[.K$1];[.I$1];[.D99];[.J$1];[.K$1];[.I$1];[.E99];[.J$1];[.L$1];[.M$1];[.K$1])" office:value-type="string" office:string-value="[[“180161“,“Structured Products“,“Closed“,“W“,“Inactive“]]," calcext:value-type="string">
            <text:p>[[“180161“,“Structured Products“,“Closed“,“W“,“Inactive“]],</text:p>
          </table:table-cell>
        </table:table-row>
        <table:table-row table:style-name="ro1">
          <table:table-cell office:value-type="string" calcext:value-type="string">
            <text:p>WMOV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00];[.J$1];[.K$1];[.I$1];[.B100];[.J$1];[.K$1];[.I$1];[.C100];[.J$1];[.K$1];[.I$1];[.D100];[.J$1];[.K$1];[.I$1];[.E100];[.J$1];[.L$1];[.M$1];[.K$1])" office:value-type="string" office:string-value="[[“WMOVE“,“Moving“,“Closed“,“P“,“Active“]]," calcext:value-type="string">
            <text:p>[[“WMOVE“,“Moving“,“Closed“,“P“,“Active“]],</text:p>
          </table:table-cell>
        </table:table-row>
        <table:table-row table:style-name="ro1">
          <table:table-cell office:value-type="float" office:value="180305" calcext:value-type="float">
            <text:p>180305</text:p>
          </table:table-cell>
          <table:table-cell office:value-type="string" calcext:value-type="string">
            <text:p>2018 MIP Audi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01];[.J$1];[.K$1];[.I$1];[.B101];[.J$1];[.K$1];[.I$1];[.C101];[.J$1];[.K$1];[.I$1];[.D101];[.J$1];[.K$1];[.I$1];[.E101];[.J$1];[.L$1];[.M$1];[.K$1])" office:value-type="string" office:string-value="[[“180305“,“2018 MIP Audit“,“Closed“,“W“,“Inactive“]]," calcext:value-type="string">
            <text:p>[[“180305“,“2018 MIP Audit“,“Closed“,“W“,“Inactive“]],</text:p>
          </table:table-cell>
        </table:table-row>
        <table:table-row table:style-name="ro1">
          <table:table-cell office:value-type="string" calcext:value-type="string">
            <text:p>SLA</text:p>
          </table:table-cell>
          <table:table-cell office:value-type="string" calcext:value-type="string">
            <text:p>SLA Management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02];[.J$1];[.K$1];[.I$1];[.B102];[.J$1];[.K$1];[.I$1];[.C102];[.J$1];[.K$1];[.I$1];[.D102];[.J$1];[.K$1];[.I$1];[.E102];[.J$1];[.L$1];[.M$1];[.K$1])" office:value-type="string" office:string-value="[[“SLA“,“SLA Management“,“Closed“,“W“,“Active“]]," calcext:value-type="string">
            <text:p>[[“SLA“,“SLA Management“,“Closed“,“W“,“Active“]],</text:p>
          </table:table-cell>
        </table:table-row>
        <table:table-row table:style-name="ro1">
          <table:table-cell office:value-type="string" calcext:value-type="string">
            <text:p>SP</text:p>
          </table:table-cell>
          <table:table-cell office:value-type="string" calcext:value-type="string">
            <text:p>Sales Practice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03];[.J$1];[.K$1];[.I$1];[.B103];[.J$1];[.K$1];[.I$1];[.C103];[.J$1];[.K$1];[.I$1];[.D103];[.J$1];[.K$1];[.I$1];[.E103];[.J$1];[.L$1];[.M$1];[.K$1])" office:value-type="string" office:string-value="[[“SP“,“Sales Practices“,“Closed“,“W“,“Active“]]," calcext:value-type="string">
            <text:p>[[“SP“,“Sales Practices“,“Closed“,“W“,“Active“]],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Self Assur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04];[.J$1];[.K$1];[.I$1];[.B104];[.J$1];[.K$1];[.I$1];[.C104];[.J$1];[.K$1];[.I$1];[.D104];[.J$1];[.K$1];[.I$1];[.E104];[.J$1];[.L$1];[.M$1];[.K$1])" office:value-type="string" office:string-value="[[“SA“,“Self Assurance“,“Closed“,“W“,“Inactive“]]," calcext:value-type="string">
            <text:p>[[“SA“,“Self Assurance“,“Closed“,“W“,“Inactive“]],</text:p>
          </table:table-cell>
        </table:table-row>
        <table:table-row table:style-name="ro1">
          <table:table-cell table:number-columns-repeated="2" office:value-type="string" calcext:value-type="string">
            <text:p>RCSA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05];[.J$1];[.K$1];[.I$1];[.B105];[.J$1];[.K$1];[.I$1];[.C105];[.J$1];[.K$1];[.I$1];[.D105];[.J$1];[.K$1];[.I$1];[.E105];[.J$1];[.L$1];[.M$1];[.K$1])" office:value-type="string" office:string-value="[[“RCSA“,“RCSA“,“Open“,“W“,“Inactive“]]," calcext:value-type="string">
            <text:p>[[“RCSA“,“RCSA“,“Open“,“W“,“Inactive“]],</text:p>
          </table:table-cell>
        </table:table-row>
        <table:table-row table:style-name="ro1">
          <table:table-cell table:number-columns-repeated="2" office:value-type="string" calcext:value-type="string">
            <text:p>BSDI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06];[.J$1];[.K$1];[.I$1];[.B106];[.J$1];[.K$1];[.I$1];[.C106];[.J$1];[.K$1];[.I$1];[.D106];[.J$1];[.K$1];[.I$1];[.E106];[.J$1];[.L$1];[.M$1];[.K$1])" office:value-type="string" office:string-value="[[“BSDI“,“BSDI“,“Open“,“W“,“Active“]]," calcext:value-type="string">
            <text:p>[[“BSDI“,“BSDI“,“Open“,“W“,“Active“]],</text:p>
          </table:table-cell>
        </table:table-row>
        <table:table-row table:style-name="ro1">
          <table:table-cell office:value-type="string" calcext:value-type="string">
            <text:p>RID</text:p>
          </table:table-cell>
          <table:table-cell office:value-type="string" calcext:value-type="string">
            <text:p>Risk (ID-Meas-App)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07];[.J$1];[.K$1];[.I$1];[.B107];[.J$1];[.K$1];[.I$1];[.C107];[.J$1];[.K$1];[.I$1];[.D107];[.J$1];[.K$1];[.I$1];[.E107];[.J$1];[.L$1];[.M$1];[.K$1])" office:value-type="string" office:string-value="[[“RID“,“Risk (ID-Meas-App)“,“Open“,“W“,“Inactive“]]," calcext:value-type="string">
            <text:p>[[“RID“,“Risk (ID-Meas-App)“,“Open“,“W“,“Inactive“]],</text:p>
          </table:table-cell>
        </table:table-row>
        <table:table-row table:style-name="ro1">
          <table:table-cell office:value-type="string" calcext:value-type="string">
            <text:p>OB</text:p>
          </table:table-cell>
          <table:table-cell office:value-type="string" calcext:value-type="string">
            <text:p>Onboarding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08];[.J$1];[.K$1];[.I$1];[.B108];[.J$1];[.K$1];[.I$1];[.C108];[.J$1];[.K$1];[.I$1];[.D108];[.J$1];[.K$1];[.I$1];[.E108];[.J$1];[.L$1];[.M$1];[.K$1])" office:value-type="string" office:string-value="[[“OB“,“Onboarding“,“Open“,“D“,“Active“]]," calcext:value-type="string">
            <text:p>[[“OB“,“Onboarding“,“Open“,“D“,“Active“]],</text:p>
          </table:table-cell>
        </table:table-row>
        <table:table-row table:style-name="ro1">
          <table:table-cell office:value-type="string" calcext:value-type="string">
            <text:p>VOL</text:p>
          </table:table-cell>
          <table:table-cell office:value-type="string" calcext:value-type="string">
            <text:p>Volcker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09];[.J$1];[.K$1];[.I$1];[.B109];[.J$1];[.K$1];[.I$1];[.C109];[.J$1];[.K$1];[.I$1];[.D109];[.J$1];[.K$1];[.I$1];[.E109];[.J$1];[.L$1];[.M$1];[.K$1])" office:value-type="string" office:string-value="[[“VOL“,“Volcker“,“Closed“,“W“,“Inactive“]]," calcext:value-type="string">
            <text:p>[[“VOL“,“Volcker“,“Closed“,“W“,“Inactive“]],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Trade Governance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10];[.J$1];[.K$1];[.I$1];[.B110];[.J$1];[.K$1];[.I$1];[.C110];[.J$1];[.K$1];[.I$1];[.D110];[.J$1];[.K$1];[.I$1];[.E110];[.J$1];[.L$1];[.M$1];[.K$1])" office:value-type="string" office:string-value="[[“TG“,“Trade Governance“,“Closed“,“W“,“Active“]]," calcext:value-type="string">
            <text:p>[[“TG“,“Trade Governance“,“Closed“,“W“,“Active“]],</text:p>
          </table:table-cell>
        </table:table-row>
        <table:table-row table:style-name="ro1">
          <table:table-cell office:value-type="string" calcext:value-type="string">
            <text:p>CHC</text:p>
          </table:table-cell>
          <table:table-cell office:value-type="string" calcext:value-type="string">
            <text:p>Childcar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11];[.J$1];[.K$1];[.I$1];[.B111];[.J$1];[.K$1];[.I$1];[.C111];[.J$1];[.K$1];[.I$1];[.D111];[.J$1];[.K$1];[.I$1];[.E111];[.J$1];[.L$1];[.M$1];[.K$1])" office:value-type="string" office:string-value="[[“CHC“,“Childcare“,“Open“,“P“,“Inactive“]]," calcext:value-type="string">
            <text:p>[[“CHC“,“Childcare“,“Open“,“P“,“Inactive“]],</text:p>
          </table:table-cell>
        </table:table-row>
        <table:table-row table:style-name="ro1">
          <table:table-cell office:value-type="string" calcext:value-type="string">
            <text:p>WRT</text:p>
          </table:table-cell>
          <table:table-cell office:value-type="string" calcext:value-type="string">
            <text:p>Writin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12];[.J$1];[.K$1];[.I$1];[.B112];[.J$1];[.K$1];[.I$1];[.C112];[.J$1];[.K$1];[.I$1];[.D112];[.J$1];[.K$1];[.I$1];[.E112];[.J$1];[.L$1];[.M$1];[.K$1])" office:value-type="string" office:string-value="[[“WRT“,“Writing“,“Closed“,“L“,“Inactive“]]," calcext:value-type="string">
            <text:p>[[“WRT“,“Writing“,“Closed“,“L“,“Inactive“]],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Tech Risk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13];[.J$1];[.K$1];[.I$1];[.B113];[.J$1];[.K$1];[.I$1];[.C113];[.J$1];[.K$1];[.I$1];[.D113];[.J$1];[.K$1];[.I$1];[.E113];[.J$1];[.L$1];[.M$1];[.K$1])" office:value-type="string" office:string-value="[[“TR“,“Tech Risk“,“Open“,“W“,“Inactive“]]," calcext:value-type="string">
            <text:p>[[“TR“,“Tech Risk“,“Open“,“W“,“Inactive“]],</text:p>
          </table:table-cell>
        </table:table-row>
        <table:table-row table:style-name="ro1">
          <table:table-cell office:value-type="string" calcext:value-type="string">
            <text:p>CR</text:p>
          </table:table-cell>
          <table:table-cell office:value-type="string" calcext:value-type="string">
            <text:p>Conduct Risk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14];[.J$1];[.K$1];[.I$1];[.B114];[.J$1];[.K$1];[.I$1];[.C114];[.J$1];[.K$1];[.I$1];[.D114];[.J$1];[.K$1];[.I$1];[.E114];[.J$1];[.L$1];[.M$1];[.K$1])" office:value-type="string" office:string-value="[[“CR“,“Conduct Risk“,“Closed“,“W“,“Inactive“]]," calcext:value-type="string">
            <text:p>[[“CR“,“Conduct Risk“,“Closed“,“W“,“Inactive“]],</text:p>
          </table:table-cell>
        </table:table-row>
        <table:table-row table:style-name="ro1">
          <table:table-cell office:value-type="string" calcext:value-type="string">
            <text:p>CRMP</text:p>
          </table:table-cell>
          <table:table-cell office:value-type="string" calcext:value-type="string">
            <text:p>CRMPS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15];[.J$1];[.K$1];[.I$1];[.B115];[.J$1];[.K$1];[.I$1];[.C115];[.J$1];[.K$1];[.I$1];[.D115];[.J$1];[.K$1];[.I$1];[.E115];[.J$1];[.L$1];[.M$1];[.K$1])" office:value-type="string" office:string-value="[[“CRMP“,“CRMPS“,“Closed“,“W“,“Active“]]," calcext:value-type="string">
            <text:p>[[“CRMP“,“CRMPS“,“Closed“,“W“,“Active“]],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Regulatory Control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16];[.J$1];[.K$1];[.I$1];[.B116];[.J$1];[.K$1];[.I$1];[.C116];[.J$1];[.K$1];[.I$1];[.D116];[.J$1];[.K$1];[.I$1];[.E116];[.J$1];[.L$1];[.M$1];[.K$1])" office:value-type="string" office:string-value="[[“RC“,“Regulatory Control“,“Open“,“W“,“Inactive“]]," calcext:value-type="string">
            <text:p>[[“RC“,“Regulatory Control“,“Open“,“W“,“Inactive“]],</text:p>
          </table:table-cell>
        </table:table-row>
        <table:table-row table:style-name="ro1">
          <table:table-cell office:value-type="string" calcext:value-type="string">
            <text:p>RT</text:p>
          </table:table-cell>
          <table:table-cell office:value-type="string" calcext:value-type="string">
            <text:p>Required Trainin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active</text:p>
          </table:table-cell>
          <table:table-cell table:number-columns-repeated="9"/>
          <table:table-cell table:formula="of:=CONCATENATE([.G$1];[.H$1];[.I$1];[.A117];[.J$1];[.K$1];[.I$1];[.B117];[.J$1];[.K$1];[.I$1];[.C117];[.J$1];[.K$1];[.I$1];[.D117];[.J$1];[.K$1];[.I$1];[.E117];[.J$1];[.L$1];[.M$1];[.K$1])" office:value-type="string" office:string-value="[[“RT“,“Required Training“,“Closed“,“W“,“Inactive“]]," calcext:value-type="string">
            <text:p>[[“RT“,“Required Training“,“Closed“,“W“,“Inactive“]],</text:p>
          </table:table-cell>
        </table:table-row>
        <table:table-row table:style-name="ro1">
          <table:table-cell office:value-type="string" calcext:value-type="string">
            <text:p>IRR</text:p>
          </table:table-cell>
          <table:table-cell office:value-type="string" calcext:value-type="string">
            <text:p>Intl. Reg. Reporting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ctive</text:p>
          </table:table-cell>
          <table:table-cell table:number-columns-repeated="9"/>
          <table:table-cell table:formula="of:=CONCATENATE([.G$1];[.H$1];[.I$1];[.A118];[.J$1];[.K$1];[.I$1];[.B118];[.J$1];[.K$1];[.I$1];[.C118];[.J$1];[.K$1];[.I$1];[.D118];[.J$1];[.K$1];[.I$1];[.E118];[.J$1];[.L$1];[.M$1];[.K$1])" office:value-type="string" office:string-value="[[“IRR“,“Intl. Reg. Reporting“,“Closed“,“W“,“Active“]]," calcext:value-type="string">
            <text:p>[[“IRR“,“Intl. Reg. Reporting“,“Closed“,“W“,“Active“]],</text:p>
          </table:table-cell>
        </table:table-row>
        <table:table-row table:style-name="ro1" table:number-rows-repeated="82">
          <table:table-cell table:number-columns-repeated="15"/>
        </table:table-row>
        <table:table-row table:style-name="ro1" table:number-rows-repeated="104837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blCont" table:style-name="ta1">
        <table:table-column table:style-name="co1" table:number-columns-repeated="5" table:default-cell-style-name="ce1"/>
        <table:table-column table:style-name="co2" table:default-cell-style-name="Default"/>
        <table:table-column table:style-name="co3" table:number-columns-repeated="7" table:default-cell-style-name="ce1"/>
        <table:table-column table:style-name="co3" table:default-cell-style-name="Default"/>
        <table:table-column table:style-name="co6" table:default-cell-style-name="Default"/>
        <table:table-row table:style-name="ro1">
          <table:table-cell table:number-columns-repeated="6"/>
          <table:table-cell table:number-columns-repeated="2" office:value-type="string" calcext:value-type="string">
            <text:p>[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]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50141" calcext:value-type="float">
            <text:p>150141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table:number-columns-repeated="7"/>
          <table:table-cell/>
          <table:table-cell table:formula="of:=CONCATENATE([.G$1];[.H$1];[.I$1];[.A2];[.J$1];[.K$1];[.I$1];[.B2];[.J$1];[.K$1];[.I$1];[.C2];[.J$1];[.K$1];[.I$1];[.D2];[.J$1];[.K$1];[.I$1];[.E2];[.J$1];[.L$1];[.M$1];[.K$1])" office:value-type="string" office:string-value="[[“150141“,“150141“,“General“,“N“,““]]," calcext:value-type="string">
            <text:p>[[“150141“,“150141“,“General“,“N“,““]],</text:p>
          </table:table-cell>
        </table:table-row>
        <table:table-row table:style-name="ro1">
          <table:table-cell office:value-type="float" office:value="150141.1" calcext:value-type="float">
            <text:p>150141.1</text:p>
          </table:table-cell>
          <table:table-cell office:value-type="float" office:value="150141" calcext:value-type="float">
            <text:p>150141</text:p>
          </table:table-cell>
          <table:table-cell office:value-type="string" calcext:value-type="string">
            <text:p>Portfolio Managemen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];[.J$1];[.K$1];[.I$1];[.B3];[.J$1];[.K$1];[.I$1];[.C3];[.J$1];[.K$1];[.I$1];[.D3];[.J$1];[.K$1];[.I$1];[.E3];[.J$1];[.L$1];[.M$1];[.K$1])" office:value-type="string" office:string-value="[[“150141.1“,“150141“,“Portfolio Management“,“N“,““]]," calcext:value-type="string">
            <text:p>[[“150141.1“,“150141“,“Portfolio Management“,“N“,““]],</text:p>
          </table:table-cell>
        </table:table-row>
        <table:table-row table:style-name="ro1">
          <table:table-cell office:value-type="float" office:value="150141.2" calcext:value-type="float">
            <text:p>150141.2</text:p>
          </table:table-cell>
          <table:table-cell office:value-type="float" office:value="150141" calcext:value-type="float">
            <text:p>150141</text:p>
          </table:table-cell>
          <table:table-cell office:value-type="string" calcext:value-type="string">
            <text:p>Trading</text:p>
          </table:table-cell>
          <table:table-cell table:number-columns-repeated="11"/>
          <table:table-cell table:formula="of:=CONCATENATE([.G$1];[.H$1];[.I$1];[.A4];[.J$1];[.K$1];[.I$1];[.B4];[.J$1];[.K$1];[.I$1];[.C4];[.J$1];[.K$1];[.I$1];[.D4];[.J$1];[.K$1];[.I$1];[.E4];[.J$1];[.L$1];[.M$1];[.K$1])" office:value-type="string" office:string-value="[[“150141.2“,“150141“,“Trading“,““,““]]," calcext:value-type="string">
            <text:p>[[“150141.2“,“150141“,“Trading“,““,““]],</text:p>
          </table:table-cell>
        </table:table-row>
        <table:table-row table:style-name="ro1">
          <table:table-cell table:number-columns-repeated="2" office:value-type="float" office:value="150143" calcext:value-type="float">
            <text:p>150143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5];[.J$1];[.K$1];[.I$1];[.B5];[.J$1];[.K$1];[.I$1];[.C5];[.J$1];[.K$1];[.I$1];[.D5];[.J$1];[.K$1];[.I$1];[.E5];[.J$1];[.L$1];[.M$1];[.K$1])" office:value-type="string" office:string-value="[[“150143“,“150143“,“General“,““,““]]," calcext:value-type="string">
            <text:p>[[“150143“,“150143“,“General“,““,““]],</text:p>
          </table:table-cell>
        </table:table-row>
        <table:table-row table:style-name="ro1">
          <table:table-cell office:value-type="float" office:value="150143.1" calcext:value-type="float">
            <text:p>150143.1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Physical Security</text:p>
          </table:table-cell>
          <table:table-cell table:number-columns-repeated="11"/>
          <table:table-cell table:formula="of:=CONCATENATE([.G$1];[.H$1];[.I$1];[.A6];[.J$1];[.K$1];[.I$1];[.B6];[.J$1];[.K$1];[.I$1];[.C6];[.J$1];[.K$1];[.I$1];[.D6];[.J$1];[.K$1];[.I$1];[.E6];[.J$1];[.L$1];[.M$1];[.K$1])" office:value-type="string" office:string-value="[[“150143.1“,“150143“,“Physical Security“,““,““]]," calcext:value-type="string">
            <text:p>[[“150143.1“,“150143“,“Physical Security“,““,““]],</text:p>
          </table:table-cell>
        </table:table-row>
        <table:table-row table:style-name="ro1">
          <table:table-cell office:value-type="float" office:value="150143.2" calcext:value-type="float">
            <text:p>150143.2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Record Retention</text:p>
          </table:table-cell>
          <table:table-cell table:number-columns-repeated="11"/>
          <table:table-cell table:formula="of:=CONCATENATE([.G$1];[.H$1];[.I$1];[.A7];[.J$1];[.K$1];[.I$1];[.B7];[.J$1];[.K$1];[.I$1];[.C7];[.J$1];[.K$1];[.I$1];[.D7];[.J$1];[.K$1];[.I$1];[.E7];[.J$1];[.L$1];[.M$1];[.K$1])" office:value-type="string" office:string-value="[[“150143.2“,“150143“,“Record Retention“,““,““]]," calcext:value-type="string">
            <text:p>[[“150143.2“,“150143“,“Record Retention“,““,““]],</text:p>
          </table:table-cell>
        </table:table-row>
        <table:table-row table:style-name="ro1">
          <table:table-cell office:value-type="float" office:value="150143.3" calcext:value-type="float">
            <text:p>150143.3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User Access</text:p>
          </table:table-cell>
          <table:table-cell table:number-columns-repeated="11"/>
          <table:table-cell table:formula="of:=CONCATENATE([.G$1];[.H$1];[.I$1];[.A8];[.J$1];[.K$1];[.I$1];[.B8];[.J$1];[.K$1];[.I$1];[.C8];[.J$1];[.K$1];[.I$1];[.D8];[.J$1];[.K$1];[.I$1];[.E8];[.J$1];[.L$1];[.M$1];[.K$1])" office:value-type="string" office:string-value="[[“150143.3“,“150143“,“User Access“,““,““]]," calcext:value-type="string">
            <text:p>[[“150143.3“,“150143“,“User Access“,““,““]],</text:p>
          </table:table-cell>
        </table:table-row>
        <table:table-row table:style-name="ro1">
          <table:table-cell office:value-type="float" office:value="150143.4" calcext:value-type="float">
            <text:p>150143.4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Trading</text:p>
          </table:table-cell>
          <table:table-cell table:number-columns-repeated="11"/>
          <table:table-cell table:formula="of:=CONCATENATE([.G$1];[.H$1];[.I$1];[.A9];[.J$1];[.K$1];[.I$1];[.B9];[.J$1];[.K$1];[.I$1];[.C9];[.J$1];[.K$1];[.I$1];[.D9];[.J$1];[.K$1];[.I$1];[.E9];[.J$1];[.L$1];[.M$1];[.K$1])" office:value-type="string" office:string-value="[[“150143.4“,“150143“,“Trading“,““,““]]," calcext:value-type="string">
            <text:p>[[“150143.4“,“150143“,“Trading“,““,““]],</text:p>
          </table:table-cell>
        </table:table-row>
        <table:table-row table:style-name="ro1">
          <table:table-cell office:value-type="float" office:value="150143.5" calcext:value-type="float">
            <text:p>150143.5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Operations</text:p>
          </table:table-cell>
          <table:table-cell table:number-columns-repeated="11"/>
          <table:table-cell table:formula="of:=CONCATENATE([.G$1];[.H$1];[.I$1];[.A10];[.J$1];[.K$1];[.I$1];[.B10];[.J$1];[.K$1];[.I$1];[.C10];[.J$1];[.K$1];[.I$1];[.D10];[.J$1];[.K$1];[.I$1];[.E10];[.J$1];[.L$1];[.M$1];[.K$1])" office:value-type="string" office:string-value="[[“150143.5“,“150143“,“Operations“,““,““]]," calcext:value-type="string">
            <text:p>[[“150143.5“,“150143“,“Operations“,““,““]],</text:p>
          </table:table-cell>
        </table:table-row>
        <table:table-row table:style-name="ro1">
          <table:table-cell office:value-type="float" office:value="150143.6" calcext:value-type="float">
            <text:p>150143.6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General Accounting</text:p>
          </table:table-cell>
          <table:table-cell table:number-columns-repeated="11"/>
          <table:table-cell table:formula="of:=CONCATENATE([.G$1];[.H$1];[.I$1];[.A11];[.J$1];[.K$1];[.I$1];[.B11];[.J$1];[.K$1];[.I$1];[.C11];[.J$1];[.K$1];[.I$1];[.D11];[.J$1];[.K$1];[.I$1];[.E11];[.J$1];[.L$1];[.M$1];[.K$1])" office:value-type="string" office:string-value="[[“150143.6“,“150143“,“General Accounting“,““,““]]," calcext:value-type="string">
            <text:p>[[“150143.6“,“150143“,“General Accounting“,““,““]],</text:p>
          </table:table-cell>
        </table:table-row>
        <table:table-row table:style-name="ro1">
          <table:table-cell office:value-type="float" office:value="150143.7" calcext:value-type="float">
            <text:p>150143.7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Fees</text:p>
          </table:table-cell>
          <table:table-cell table:number-columns-repeated="11"/>
          <table:table-cell table:formula="of:=CONCATENATE([.G$1];[.H$1];[.I$1];[.A12];[.J$1];[.K$1];[.I$1];[.B12];[.J$1];[.K$1];[.I$1];[.C12];[.J$1];[.K$1];[.I$1];[.D12];[.J$1];[.K$1];[.I$1];[.E12];[.J$1];[.L$1];[.M$1];[.K$1])" office:value-type="string" office:string-value="[[“150143.7“,“150143“,“Fees“,““,““]]," calcext:value-type="string">
            <text:p>[[“150143.7“,“150143“,“Fees“,““,““]],</text:p>
          </table:table-cell>
        </table:table-row>
        <table:table-row table:style-name="ro1">
          <table:table-cell office:value-type="float" office:value="150143.8" calcext:value-type="float">
            <text:p>150143.8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Compliance</text:p>
          </table:table-cell>
          <table:table-cell table:number-columns-repeated="11"/>
          <table:table-cell table:formula="of:=CONCATENATE([.G$1];[.H$1];[.I$1];[.A13];[.J$1];[.K$1];[.I$1];[.B13];[.J$1];[.K$1];[.I$1];[.C13];[.J$1];[.K$1];[.I$1];[.D13];[.J$1];[.K$1];[.I$1];[.E13];[.J$1];[.L$1];[.M$1];[.K$1])" office:value-type="string" office:string-value="[[“150143.8“,“150143“,“Compliance“,““,““]]," calcext:value-type="string">
            <text:p>[[“150143.8“,“150143“,“Compliance“,““,““]],</text:p>
          </table:table-cell>
        </table:table-row>
        <table:table-row table:style-name="ro1">
          <table:table-cell office:value-type="float" office:value="150143.9" calcext:value-type="float">
            <text:p>150143.9</text:p>
          </table:table-cell>
          <table:table-cell office:value-type="float" office:value="150143" calcext:value-type="float">
            <text:p>150143</text:p>
          </table:table-cell>
          <table:table-cell office:value-type="string" calcext:value-type="string">
            <text:p>Client Statements</text:p>
          </table:table-cell>
          <table:table-cell table:number-columns-repeated="11"/>
          <table:table-cell table:formula="of:=CONCATENATE([.G$1];[.H$1];[.I$1];[.A14];[.J$1];[.K$1];[.I$1];[.B14];[.J$1];[.K$1];[.I$1];[.C14];[.J$1];[.K$1];[.I$1];[.D14];[.J$1];[.K$1];[.I$1];[.E14];[.J$1];[.L$1];[.M$1];[.K$1])" office:value-type="string" office:string-value="[[“150143.9“,“150143“,“Client Statements“,““,““]]," calcext:value-type="string">
            <text:p>[[“150143.9“,“150143“,“Client Statements“,““,““]],</text:p>
          </table:table-cell>
        </table:table-row>
        <table:table-row table:style-name="ro1">
          <table:table-cell table:number-columns-repeated="2" office:value-type="float" office:value="150145" calcext:value-type="float">
            <text:p>150145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15];[.J$1];[.K$1];[.I$1];[.B15];[.J$1];[.K$1];[.I$1];[.C15];[.J$1];[.K$1];[.I$1];[.D15];[.J$1];[.K$1];[.I$1];[.E15];[.J$1];[.L$1];[.M$1];[.K$1])" office:value-type="string" office:string-value="[[“150145“,“150145“,“General“,““,““]]," calcext:value-type="string">
            <text:p>[[“150145“,“150145“,“General“,““,““]],</text:p>
          </table:table-cell>
        </table:table-row>
        <table:table-row table:style-name="ro1">
          <table:table-cell office:value-type="float" office:value="150145.01" calcext:value-type="float">
            <text:p>150145.01</text:p>
          </table:table-cell>
          <table:table-cell office:value-type="float" office:value="150145" calcext:value-type="float">
            <text:p>150145</text:p>
          </table:table-cell>
          <table:table-cell office:value-type="string" calcext:value-type="string">
            <text:p>Sales, Marketing, and New Accounts / Products</text:p>
          </table:table-cell>
          <table:table-cell table:number-columns-repeated="11"/>
          <table:table-cell table:formula="of:=CONCATENATE([.G$1];[.H$1];[.I$1];[.A16];[.J$1];[.K$1];[.I$1];[.B16];[.J$1];[.K$1];[.I$1];[.C16];[.J$1];[.K$1];[.I$1];[.D16];[.J$1];[.K$1];[.I$1];[.E16];[.J$1];[.L$1];[.M$1];[.K$1])" office:value-type="string" office:string-value="[[“150145.01“,“150145“,“Sales, Marketing, and New Accounts / Products“,““,““]]," calcext:value-type="string">
            <text:p>[[“150145.01“,“150145“,“Sales, Marketing, and New Accounts / Products“,““,““]],</text:p>
          </table:table-cell>
        </table:table-row>
        <table:table-row table:style-name="ro1">
          <table:table-cell office:value-type="float" office:value="150145.02" calcext:value-type="float">
            <text:p>150145.02</text:p>
          </table:table-cell>
          <table:table-cell office:value-type="float" office:value="150145" calcext:value-type="float">
            <text:p>150145</text:p>
          </table:table-cell>
          <table:table-cell office:value-type="string" calcext:value-type="string">
            <text:p>Investment Management</text:p>
          </table:table-cell>
          <table:table-cell table:number-columns-repeated="11"/>
          <table:table-cell table:formula="of:=CONCATENATE([.G$1];[.H$1];[.I$1];[.A17];[.J$1];[.K$1];[.I$1];[.B17];[.J$1];[.K$1];[.I$1];[.C17];[.J$1];[.K$1];[.I$1];[.D17];[.J$1];[.K$1];[.I$1];[.E17];[.J$1];[.L$1];[.M$1];[.K$1])" office:value-type="string" office:string-value="[[“150145.02“,“150145“,“Investment Management“,““,““]]," calcext:value-type="string">
            <text:p>[[“150145.02“,“150145“,“Investment Management“,““,““]],</text:p>
          </table:table-cell>
        </table:table-row>
        <table:table-row table:style-name="ro1">
          <table:table-cell office:value-type="float" office:value="150145.03" calcext:value-type="float">
            <text:p>150145.03</text:p>
          </table:table-cell>
          <table:table-cell office:value-type="float" office:value="150145" calcext:value-type="float">
            <text:p>150145</text:p>
          </table:table-cell>
          <table:table-cell office:value-type="string" calcext:value-type="string">
            <text:p>Back Office Functions</text:p>
          </table:table-cell>
          <table:table-cell table:number-columns-repeated="11"/>
          <table:table-cell table:formula="of:=CONCATENATE([.G$1];[.H$1];[.I$1];[.A18];[.J$1];[.K$1];[.I$1];[.B18];[.J$1];[.K$1];[.I$1];[.C18];[.J$1];[.K$1];[.I$1];[.D18];[.J$1];[.K$1];[.I$1];[.E18];[.J$1];[.L$1];[.M$1];[.K$1])" office:value-type="string" office:string-value="[[“150145.03“,“150145“,“Back Office Functions“,““,““]]," calcext:value-type="string">
            <text:p>[[“150145.03“,“150145“,“Back Office Functions“,““,““]],</text:p>
          </table:table-cell>
        </table:table-row>
        <table:table-row table:style-name="ro1">
          <table:table-cell office:value-type="float" office:value="150145.04" calcext:value-type="float">
            <text:p>150145.04</text:p>
          </table:table-cell>
          <table:table-cell office:value-type="float" office:value="150145" calcext:value-type="float">
            <text:p>150145</text:p>
          </table:table-cell>
          <table:table-cell office:value-type="string" calcext:value-type="string">
            <text:p>Risk Management / Portfolio Analytics</text:p>
          </table:table-cell>
          <table:table-cell table:number-columns-repeated="11"/>
          <table:table-cell table:formula="of:=CONCATENATE([.G$1];[.H$1];[.I$1];[.A19];[.J$1];[.K$1];[.I$1];[.B19];[.J$1];[.K$1];[.I$1];[.C19];[.J$1];[.K$1];[.I$1];[.D19];[.J$1];[.K$1];[.I$1];[.E19];[.J$1];[.L$1];[.M$1];[.K$1])" office:value-type="string" office:string-value="[[“150145.04“,“150145“,“Risk Management / Portfolio Analytics“,““,““]]," calcext:value-type="string">
            <text:p>[[“150145.04“,“150145“,“Risk Management / Portfolio Analytics“,““,““]],</text:p>
          </table:table-cell>
        </table:table-row>
        <table:table-row table:style-name="ro1">
          <table:table-cell office:value-type="float" office:value="150145.05" calcext:value-type="float">
            <text:p>150145.05</text:p>
          </table:table-cell>
          <table:table-cell office:value-type="float" office:value="150145" calcext:value-type="float">
            <text:p>150145</text:p>
          </table:table-cell>
          <table:table-cell office:value-type="string" calcext:value-type="string">
            <text:p>Physical and Information Security</text:p>
          </table:table-cell>
          <table:table-cell table:number-columns-repeated="11"/>
          <table:table-cell table:formula="of:=CONCATENATE([.G$1];[.H$1];[.I$1];[.A20];[.J$1];[.K$1];[.I$1];[.B20];[.J$1];[.K$1];[.I$1];[.C20];[.J$1];[.K$1];[.I$1];[.D20];[.J$1];[.K$1];[.I$1];[.E20];[.J$1];[.L$1];[.M$1];[.K$1])" office:value-type="string" office:string-value="[[“150145.05“,“150145“,“Physical and Information Security“,““,““]]," calcext:value-type="string">
            <text:p>[[“150145.05“,“150145“,“Physical and Information Security“,““,““]],</text:p>
          </table:table-cell>
        </table:table-row>
        <table:table-row table:style-name="ro1">
          <table:table-cell office:value-type="float" office:value="150145.07" calcext:value-type="float">
            <text:p>150145.07</text:p>
          </table:table-cell>
          <table:table-cell office:value-type="float" office:value="150145" calcext:value-type="float">
            <text:p>150145</text:p>
          </table:table-cell>
          <table:table-cell office:value-type="string" calcext:value-type="string">
            <text:p>BSA / AML / OFAC</text:p>
          </table:table-cell>
          <table:table-cell table:number-columns-repeated="11"/>
          <table:table-cell table:formula="of:=CONCATENATE([.G$1];[.H$1];[.I$1];[.A21];[.J$1];[.K$1];[.I$1];[.B21];[.J$1];[.K$1];[.I$1];[.C21];[.J$1];[.K$1];[.I$1];[.D21];[.J$1];[.K$1];[.I$1];[.E21];[.J$1];[.L$1];[.M$1];[.K$1])" office:value-type="string" office:string-value="[[“150145.07“,“150145“,“BSA / AML / OFAC“,““,““]]," calcext:value-type="string">
            <text:p>[[“150145.07“,“150145“,“BSA / AML / OFAC“,““,““]],</text:p>
          </table:table-cell>
        </table:table-row>
        <table:table-row table:style-name="ro1">
          <table:table-cell office:value-type="float" office:value="150145.06" calcext:value-type="float">
            <text:p>150145.06</text:p>
          </table:table-cell>
          <table:table-cell office:value-type="float" office:value="150145" calcext:value-type="float">
            <text:p>150145</text:p>
          </table:table-cell>
          <table:table-cell office:value-type="string" calcext:value-type="string">
            <text:p>Compliance</text:p>
          </table:table-cell>
          <table:table-cell table:number-columns-repeated="11"/>
          <table:table-cell table:formula="of:=CONCATENATE([.G$1];[.H$1];[.I$1];[.A22];[.J$1];[.K$1];[.I$1];[.B22];[.J$1];[.K$1];[.I$1];[.C22];[.J$1];[.K$1];[.I$1];[.D22];[.J$1];[.K$1];[.I$1];[.E22];[.J$1];[.L$1];[.M$1];[.K$1])" office:value-type="string" office:string-value="[[“150145.06“,“150145“,“Compliance“,““,““]]," calcext:value-type="string">
            <text:p>[[“150145.06“,“150145“,“Compliance“,““,““]],</text:p>
          </table:table-cell>
        </table:table-row>
        <table:table-row table:style-name="ro1">
          <table:table-cell table:number-columns-repeated="2" office:value-type="float" office:value="150182" calcext:value-type="float">
            <text:p>150182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23];[.J$1];[.K$1];[.I$1];[.B23];[.J$1];[.K$1];[.I$1];[.C23];[.J$1];[.K$1];[.I$1];[.D23];[.J$1];[.K$1];[.I$1];[.E23];[.J$1];[.L$1];[.M$1];[.K$1])" office:value-type="string" office:string-value="[[“150182“,“150182“,“General“,““,““]]," calcext:value-type="string">
            <text:p>[[“150182“,“150182“,“General“,““,““]],</text:p>
          </table:table-cell>
        </table:table-row>
        <table:table-row table:style-name="ro1">
          <table:table-cell office:value-type="float" office:value="150182.1" calcext:value-type="float">
            <text:p>150182.1</text:p>
          </table:table-cell>
          <table:table-cell office:value-type="float" office:value="150182" calcext:value-type="float">
            <text:p>150182</text:p>
          </table:table-cell>
          <table:table-cell office:value-type="string" calcext:value-type="string">
            <text:p>Issues Management Process</text:p>
          </table:table-cell>
          <table:table-cell table:number-columns-repeated="11"/>
          <table:table-cell table:formula="of:=CONCATENATE([.G$1];[.H$1];[.I$1];[.A24];[.J$1];[.K$1];[.I$1];[.B24];[.J$1];[.K$1];[.I$1];[.C24];[.J$1];[.K$1];[.I$1];[.D24];[.J$1];[.K$1];[.I$1];[.E24];[.J$1];[.L$1];[.M$1];[.K$1])" office:value-type="string" office:string-value="[[“150182.1“,“150182“,“Issues Management Process“,““,““]]," calcext:value-type="string">
            <text:p>[[“150182.1“,“150182“,“Issues Management Process“,““,““]],</text:p>
          </table:table-cell>
        </table:table-row>
        <table:table-row table:style-name="ro1">
          <table:table-cell office:value-type="float" office:value="150182.2" calcext:value-type="float">
            <text:p>150182.2</text:p>
          </table:table-cell>
          <table:table-cell office:value-type="float" office:value="150182" calcext:value-type="float">
            <text:p>150182</text:p>
          </table:table-cell>
          <table:table-cell office:value-type="string" calcext:value-type="string">
            <text:p>Data Integrity</text:p>
          </table:table-cell>
          <table:table-cell table:number-columns-repeated="11"/>
          <table:table-cell table:formula="of:=CONCATENATE([.G$1];[.H$1];[.I$1];[.A25];[.J$1];[.K$1];[.I$1];[.B25];[.J$1];[.K$1];[.I$1];[.C25];[.J$1];[.K$1];[.I$1];[.D25];[.J$1];[.K$1];[.I$1];[.E25];[.J$1];[.L$1];[.M$1];[.K$1])" office:value-type="string" office:string-value="[[“150182.2“,“150182“,“Data Integrity“,““,““]]," calcext:value-type="string">
            <text:p>[[“150182.2“,“150182“,“Data Integrity“,““,““]],</text:p>
          </table:table-cell>
        </table:table-row>
        <table:table-row table:style-name="ro1">
          <table:table-cell table:number-columns-repeated="2" office:value-type="float" office:value="150848" calcext:value-type="float">
            <text:p>150848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26];[.J$1];[.K$1];[.I$1];[.B26];[.J$1];[.K$1];[.I$1];[.C26];[.J$1];[.K$1];[.I$1];[.D26];[.J$1];[.K$1];[.I$1];[.E26];[.J$1];[.L$1];[.M$1];[.K$1])" office:value-type="string" office:string-value="[[“150848“,“150848“,“General“,““,““]]," calcext:value-type="string">
            <text:p>[[“150848“,“150848“,“General“,““,““]],</text:p>
          </table:table-cell>
        </table:table-row>
        <table:table-row table:style-name="ro1">
          <table:table-cell office:value-type="string" calcext:value-type="string">
            <text:p>160038.A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Admin</text:p>
          </table:table-cell>
          <table:table-cell table:number-columns-repeated="11"/>
          <table:table-cell table:formula="of:=CONCATENATE([.G$1];[.H$1];[.I$1];[.A27];[.J$1];[.K$1];[.I$1];[.B27];[.J$1];[.K$1];[.I$1];[.C27];[.J$1];[.K$1];[.I$1];[.D27];[.J$1];[.K$1];[.I$1];[.E27];[.J$1];[.L$1];[.M$1];[.K$1])" office:value-type="string" office:string-value="[[“160038.A“,“160038“,“Admin“,““,““]]," calcext:value-type="string">
            <text:p>[[“160038.A“,“160038“,“Admin“,““,““]],</text:p>
          </table:table-cell>
        </table:table-row>
        <table:table-row table:style-name="ro1">
          <table:table-cell office:value-type="string" calcext:value-type="string">
            <text:p>160038.P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Planning</text:p>
          </table:table-cell>
          <table:table-cell table:number-columns-repeated="11"/>
          <table:table-cell table:formula="of:=CONCATENATE([.G$1];[.H$1];[.I$1];[.A28];[.J$1];[.K$1];[.I$1];[.B28];[.J$1];[.K$1];[.I$1];[.C28];[.J$1];[.K$1];[.I$1];[.D28];[.J$1];[.K$1];[.I$1];[.E28];[.J$1];[.L$1];[.M$1];[.K$1])" office:value-type="string" office:string-value="[[“160038.P“,“160038“,“Planning“,““,““]]," calcext:value-type="string">
            <text:p>[[“160038.P“,“160038“,“Planning“,““,““]],</text:p>
          </table:table-cell>
        </table:table-row>
        <table:table-row table:style-name="ro1">
          <table:table-cell office:value-type="string" calcext:value-type="string">
            <text:p>160038.R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FMG Reporting</text:p>
          </table:table-cell>
          <table:table-cell table:number-columns-repeated="11"/>
          <table:table-cell table:formula="of:=CONCATENATE([.G$1];[.H$1];[.I$1];[.A29];[.J$1];[.K$1];[.I$1];[.B29];[.J$1];[.K$1];[.I$1];[.C29];[.J$1];[.K$1];[.I$1];[.D29];[.J$1];[.K$1];[.I$1];[.E29];[.J$1];[.L$1];[.M$1];[.K$1])" office:value-type="string" office:string-value="[[“160038.R“,“160038“,“FMG Reporting“,““,““]]," calcext:value-type="string">
            <text:p>[[“160038.R“,“160038“,“FMG Reporting“,““,““]],</text:p>
          </table:table-cell>
        </table:table-row>
        <table:table-row table:style-name="ro1">
          <table:table-cell office:value-type="float" office:value="160038.1" calcext:value-type="float">
            <text:p>160038.1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FMG Money Mkt Reform</text:p>
          </table:table-cell>
          <table:table-cell table:number-columns-repeated="11"/>
          <table:table-cell table:formula="of:=CONCATENATE([.G$1];[.H$1];[.I$1];[.A30];[.J$1];[.K$1];[.I$1];[.B30];[.J$1];[.K$1];[.I$1];[.C30];[.J$1];[.K$1];[.I$1];[.D30];[.J$1];[.K$1];[.I$1];[.E30];[.J$1];[.L$1];[.M$1];[.K$1])" office:value-type="string" office:string-value="[[“160038.1“,“160038“,“FMG Money Mkt Reform“,““,““]]," calcext:value-type="string">
            <text:p>[[“160038.1“,“160038“,“FMG Money Mkt Reform“,““,““]],</text:p>
          </table:table-cell>
        </table:table-row>
        <table:table-row table:style-name="ro1">
          <table:table-cell office:value-type="float" office:value="160038.2" calcext:value-type="float">
            <text:p>160038.2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FMG Sales</text:p>
          </table:table-cell>
          <table:table-cell table:number-columns-repeated="11"/>
          <table:table-cell table:formula="of:=CONCATENATE([.G$1];[.H$1];[.I$1];[.A31];[.J$1];[.K$1];[.I$1];[.B31];[.J$1];[.K$1];[.I$1];[.C31];[.J$1];[.K$1];[.I$1];[.D31];[.J$1];[.K$1];[.I$1];[.E31];[.J$1];[.L$1];[.M$1];[.K$1])" office:value-type="string" office:string-value="[[“160038.2“,“160038“,“FMG Sales“,““,““]]," calcext:value-type="string">
            <text:p>[[“160038.2“,“160038“,“FMG Sales“,““,““]],</text:p>
          </table:table-cell>
        </table:table-row>
        <table:table-row table:style-name="ro1">
          <table:table-cell office:value-type="float" office:value="160038.3" calcext:value-type="float">
            <text:p>160038.3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FMG Move Money</text:p>
          </table:table-cell>
          <table:table-cell table:number-columns-repeated="11"/>
          <table:table-cell table:formula="of:=CONCATENATE([.G$1];[.H$1];[.I$1];[.A32];[.J$1];[.K$1];[.I$1];[.B32];[.J$1];[.K$1];[.I$1];[.C32];[.J$1];[.K$1];[.I$1];[.D32];[.J$1];[.K$1];[.I$1];[.E32];[.J$1];[.L$1];[.M$1];[.K$1])" office:value-type="string" office:string-value="[[“160038.3“,“160038“,“FMG Move Money“,““,““]]," calcext:value-type="string">
            <text:p>[[“160038.3“,“160038“,“FMG Move Money“,““,““]],</text:p>
          </table:table-cell>
        </table:table-row>
        <table:table-row table:style-name="ro1">
          <table:table-cell office:value-type="float" office:value="160038.4" calcext:value-type="float">
            <text:p>160038.4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FMG Pricing</text:p>
          </table:table-cell>
          <table:table-cell table:number-columns-repeated="11"/>
          <table:table-cell table:formula="of:=CONCATENATE([.G$1];[.H$1];[.I$1];[.A33];[.J$1];[.K$1];[.I$1];[.B33];[.J$1];[.K$1];[.I$1];[.C33];[.J$1];[.K$1];[.I$1];[.D33];[.J$1];[.K$1];[.I$1];[.E33];[.J$1];[.L$1];[.M$1];[.K$1])" office:value-type="string" office:string-value="[[“160038.4“,“160038“,“FMG Pricing“,““,““]]," calcext:value-type="string">
            <text:p>[[“160038.4“,“160038“,“FMG Pricing“,““,““]],</text:p>
          </table:table-cell>
        </table:table-row>
        <table:table-row table:style-name="ro1">
          <table:table-cell office:value-type="float" office:value="160038.5" calcext:value-type="float">
            <text:p>160038.5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FMG Manage Portfolio</text:p>
          </table:table-cell>
          <table:table-cell table:number-columns-repeated="11"/>
          <table:table-cell table:formula="of:=CONCATENATE([.G$1];[.H$1];[.I$1];[.A34];[.J$1];[.K$1];[.I$1];[.B34];[.J$1];[.K$1];[.I$1];[.C34];[.J$1];[.K$1];[.I$1];[.D34];[.J$1];[.K$1];[.I$1];[.E34];[.J$1];[.L$1];[.M$1];[.K$1])" office:value-type="string" office:string-value="[[“160038.5“,“160038“,“FMG Manage Portfolio“,““,““]]," calcext:value-type="string">
            <text:p>[[“160038.5“,“160038“,“FMG Manage Portfolio“,““,““]],</text:p>
          </table:table-cell>
        </table:table-row>
        <table:table-row table:style-name="ro1">
          <table:table-cell office:value-type="float" office:value="160038.6" calcext:value-type="float">
            <text:p>160038.6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FMG Confidential Info</text:p>
          </table:table-cell>
          <table:table-cell table:number-columns-repeated="11"/>
          <table:table-cell table:formula="of:=CONCATENATE([.G$1];[.H$1];[.I$1];[.A35];[.J$1];[.K$1];[.I$1];[.B35];[.J$1];[.K$1];[.I$1];[.C35];[.J$1];[.K$1];[.I$1];[.D35];[.J$1];[.K$1];[.I$1];[.E35];[.J$1];[.L$1];[.M$1];[.K$1])" office:value-type="string" office:string-value="[[“160038.6“,“160038“,“FMG Confidential Info“,““,““]]," calcext:value-type="string">
            <text:p>[[“160038.6“,“160038“,“FMG Confidential Info“,““,““]],</text:p>
          </table:table-cell>
        </table:table-row>
        <table:table-row table:style-name="ro1">
          <table:table-cell office:value-type="float" office:value="160038.7" calcext:value-type="float">
            <text:p>160038.7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Compliance</text:p>
          </table:table-cell>
          <table:table-cell table:number-columns-repeated="11"/>
          <table:table-cell table:formula="of:=CONCATENATE([.G$1];[.H$1];[.I$1];[.A36];[.J$1];[.K$1];[.I$1];[.B36];[.J$1];[.K$1];[.I$1];[.C36];[.J$1];[.K$1];[.I$1];[.D36];[.J$1];[.K$1];[.I$1];[.E36];[.J$1];[.L$1];[.M$1];[.K$1])" office:value-type="string" office:string-value="[[“160038.7“,“160038“,“Compliance“,““,““]]," calcext:value-type="string">
            <text:p>[[“160038.7“,“160038“,“Compliance“,““,““]],</text:p>
          </table:table-cell>
        </table:table-row>
        <table:table-row table:style-name="ro1">
          <table:table-cell office:value-type="float" office:value="160038.8" calcext:value-type="float">
            <text:p>160038.8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Third Parties</text:p>
          </table:table-cell>
          <table:table-cell table:number-columns-repeated="11"/>
          <table:table-cell table:formula="of:=CONCATENATE([.G$1];[.H$1];[.I$1];[.A37];[.J$1];[.K$1];[.I$1];[.B37];[.J$1];[.K$1];[.I$1];[.C37];[.J$1];[.K$1];[.I$1];[.D37];[.J$1];[.K$1];[.I$1];[.E37];[.J$1];[.L$1];[.M$1];[.K$1])" office:value-type="string" office:string-value="[[“160038.8“,“160038“,“Third Parties“,““,““]]," calcext:value-type="string">
            <text:p>[[“160038.8“,“160038“,“Third Parties“,““,““]],</text:p>
          </table:table-cell>
        </table:table-row>
        <table:table-row table:style-name="ro1">
          <table:table-cell office:value-type="float" office:value="160038.9" calcext:value-type="float">
            <text:p>160038.9</text:p>
          </table:table-cell>
          <table:table-cell office:value-type="float" office:value="160038" calcext:value-type="float">
            <text:p>160038</text:p>
          </table:table-cell>
          <table:table-cell office:value-type="string" calcext:value-type="string">
            <text:p>Board Reporting</text:p>
          </table:table-cell>
          <table:table-cell table:number-columns-repeated="11"/>
          <table:table-cell table:formula="of:=CONCATENATE([.G$1];[.H$1];[.I$1];[.A38];[.J$1];[.K$1];[.I$1];[.B38];[.J$1];[.K$1];[.I$1];[.C38];[.J$1];[.K$1];[.I$1];[.D38];[.J$1];[.K$1];[.I$1];[.E38];[.J$1];[.L$1];[.M$1];[.K$1])" office:value-type="string" office:string-value="[[“160038.9“,“160038“,“Board Reporting“,““,““]]," calcext:value-type="string">
            <text:p>[[“160038.9“,“160038“,“Board Reporting“,““,““]],</text:p>
          </table:table-cell>
        </table:table-row>
        <table:table-row table:style-name="ro1">
          <table:table-cell office:value-type="string" calcext:value-type="string">
            <text:p>160041.A</text:p>
          </table:table-cell>
          <table:table-cell office:value-type="float" office:value="160041" calcext:value-type="float">
            <text:p>160041</text:p>
          </table:table-cell>
          <table:table-cell office:value-type="string" calcext:value-type="string">
            <text:p>Admin</text:p>
          </table:table-cell>
          <table:table-cell table:number-columns-repeated="11"/>
          <table:table-cell table:formula="of:=CONCATENATE([.G$1];[.H$1];[.I$1];[.A39];[.J$1];[.K$1];[.I$1];[.B39];[.J$1];[.K$1];[.I$1];[.C39];[.J$1];[.K$1];[.I$1];[.D39];[.J$1];[.K$1];[.I$1];[.E39];[.J$1];[.L$1];[.M$1];[.K$1])" office:value-type="string" office:string-value="[[“160041.A“,“160041“,“Admin“,““,““]]," calcext:value-type="string">
            <text:p>[[“160041.A“,“160041“,“Admin“,““,““]],</text:p>
          </table:table-cell>
        </table:table-row>
        <table:table-row table:style-name="ro1">
          <table:table-cell office:value-type="string" calcext:value-type="string">
            <text:p>160041.M</text:p>
          </table:table-cell>
          <table:table-cell office:value-type="float" office:value="160041" calcext:value-type="float">
            <text:p>160041</text:p>
          </table:table-cell>
          <table:table-cell office:value-type="string" calcext:value-type="string">
            <text:p>Meetings</text:p>
          </table:table-cell>
          <table:table-cell table:number-columns-repeated="11"/>
          <table:table-cell table:formula="of:=CONCATENATE([.G$1];[.H$1];[.I$1];[.A40];[.J$1];[.K$1];[.I$1];[.B40];[.J$1];[.K$1];[.I$1];[.C40];[.J$1];[.K$1];[.I$1];[.D40];[.J$1];[.K$1];[.I$1];[.E40];[.J$1];[.L$1];[.M$1];[.K$1])" office:value-type="string" office:string-value="[[“160041.M“,“160041“,“Meetings“,““,““]]," calcext:value-type="string">
            <text:p>[[“160041.M“,“160041“,“Meetings“,““,““]],</text:p>
          </table:table-cell>
        </table:table-row>
        <table:table-row table:style-name="ro1">
          <table:table-cell office:value-type="float" office:value="160041.1" calcext:value-type="float">
            <text:p>160041.1</text:p>
          </table:table-cell>
          <table:table-cell office:value-type="float" office:value="160041" calcext:value-type="float">
            <text:p>160041</text:p>
          </table:table-cell>
          <table:table-cell office:value-type="string" calcext:value-type="string">
            <text:p>Meeting Notes</text:p>
          </table:table-cell>
          <table:table-cell table:number-columns-repeated="11"/>
          <table:table-cell table:formula="of:=CONCATENATE([.G$1];[.H$1];[.I$1];[.A41];[.J$1];[.K$1];[.I$1];[.B41];[.J$1];[.K$1];[.I$1];[.C41];[.J$1];[.K$1];[.I$1];[.D41];[.J$1];[.K$1];[.I$1];[.E41];[.J$1];[.L$1];[.M$1];[.K$1])" office:value-type="string" office:string-value="[[“160041.1“,“160041“,“Meeting Notes“,““,““]]," calcext:value-type="string">
            <text:p>[[“160041.1“,“160041“,“Meeting Notes“,““,““]],</text:p>
          </table:table-cell>
        </table:table-row>
        <table:table-row table:style-name="ro1">
          <table:table-cell office:value-type="float" office:value="160041.2" calcext:value-type="float">
            <text:p>160041.2</text:p>
          </table:table-cell>
          <table:table-cell office:value-type="float" office:value="160041" calcext:value-type="float">
            <text:p>160041</text:p>
          </table:table-cell>
          <table:table-cell office:value-type="string" calcext:value-type="string">
            <text:p>SharePoint</text:p>
          </table:table-cell>
          <table:table-cell table:number-columns-repeated="11"/>
          <table:table-cell table:formula="of:=CONCATENATE([.G$1];[.H$1];[.I$1];[.A42];[.J$1];[.K$1];[.I$1];[.B42];[.J$1];[.K$1];[.I$1];[.C42];[.J$1];[.K$1];[.I$1];[.D42];[.J$1];[.K$1];[.I$1];[.E42];[.J$1];[.L$1];[.M$1];[.K$1])" office:value-type="string" office:string-value="[[“160041.2“,“160041“,“SharePoint“,““,““]]," calcext:value-type="string">
            <text:p>[[“160041.2“,“160041“,“SharePoint“,““,““]],</text:p>
          </table:table-cell>
        </table:table-row>
        <table:table-row table:style-name="ro1">
          <table:table-cell office:value-type="string" calcext:value-type="string">
            <text:p>2012-RM-08.0.0</text:p>
          </table:table-cell>
          <table:table-cell office:value-type="string" calcext:value-type="string">
            <text:p>2012-RM-08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43];[.J$1];[.K$1];[.I$1];[.B43];[.J$1];[.K$1];[.I$1];[.C43];[.J$1];[.K$1];[.I$1];[.D43];[.J$1];[.K$1];[.I$1];[.E43];[.J$1];[.L$1];[.M$1];[.K$1])" office:value-type="string" office:string-value="[[“2012-RM-08.0.0“,“2012-RM-08“,“General“,““,““]]," calcext:value-type="string">
            <text:p>[[“2012-RM-08.0.0“,“2012-RM-08“,“General“,““,““]],</text:p>
          </table:table-cell>
        </table:table-row>
        <table:table-row table:style-name="ro1">
          <table:table-cell office:value-type="string" calcext:value-type="string">
            <text:p>2013-AM-04.0.0</text:p>
          </table:table-cell>
          <table:table-cell office:value-type="string" calcext:value-type="string">
            <text:p>2013-AM-04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44];[.J$1];[.K$1];[.I$1];[.B44];[.J$1];[.K$1];[.I$1];[.C44];[.J$1];[.K$1];[.I$1];[.D44];[.J$1];[.K$1];[.I$1];[.E44];[.J$1];[.L$1];[.M$1];[.K$1])" office:value-type="string" office:string-value="[[“2013-AM-04.0.0“,“2013-AM-04“,“General“,““,““]]," calcext:value-type="string">
            <text:p>[[“2013-AM-04.0.0“,“2013-AM-04“,“General“,““,““]],</text:p>
          </table:table-cell>
        </table:table-row>
        <table:table-row table:style-name="ro1">
          <table:table-cell office:value-type="string" calcext:value-type="string">
            <text:p>2013-AM-04.B.2</text:p>
          </table:table-cell>
          <table:table-cell office:value-type="string" calcext:value-type="string">
            <text:p>2013-AM-04</text:p>
          </table:table-cell>
          <table:table-cell office:value-type="string" calcext:value-type="string">
            <text:p>Performance Monitoring</text:p>
          </table:table-cell>
          <table:table-cell table:number-columns-repeated="11"/>
          <table:table-cell table:formula="of:=CONCATENATE([.G$1];[.H$1];[.I$1];[.A45];[.J$1];[.K$1];[.I$1];[.B45];[.J$1];[.K$1];[.I$1];[.C45];[.J$1];[.K$1];[.I$1];[.D45];[.J$1];[.K$1];[.I$1];[.E45];[.J$1];[.L$1];[.M$1];[.K$1])" office:value-type="string" office:string-value="[[“2013-AM-04.B.2“,“2013-AM-04“,“Performance Monitoring“,““,““]]," calcext:value-type="string">
            <text:p>[[“2013-AM-04.B.2“,“2013-AM-04“,“Performance Monitoring“,““,““]],</text:p>
          </table:table-cell>
        </table:table-row>
        <table:table-row table:style-name="ro1">
          <table:table-cell office:value-type="string" calcext:value-type="string">
            <text:p>2013-AM-04.B.3</text:p>
          </table:table-cell>
          <table:table-cell office:value-type="string" calcext:value-type="string">
            <text:p>2013-AM-04</text:p>
          </table:table-cell>
          <table:table-cell office:value-type="string" calcext:value-type="string">
            <text:p>Post-Trade Monitoring</text:p>
          </table:table-cell>
          <table:table-cell table:number-columns-repeated="11"/>
          <table:table-cell table:formula="of:=CONCATENATE([.G$1];[.H$1];[.I$1];[.A46];[.J$1];[.K$1];[.I$1];[.B46];[.J$1];[.K$1];[.I$1];[.C46];[.J$1];[.K$1];[.I$1];[.D46];[.J$1];[.K$1];[.I$1];[.E46];[.J$1];[.L$1];[.M$1];[.K$1])" office:value-type="string" office:string-value="[[“2013-AM-04.B.3“,“2013-AM-04“,“Post-Trade Monitoring“,““,““]]," calcext:value-type="string">
            <text:p>[[“2013-AM-04.B.3“,“2013-AM-04“,“Post-Trade Monitoring“,““,““]],</text:p>
          </table:table-cell>
        </table:table-row>
        <table:table-row table:style-name="ro1">
          <table:table-cell office:value-type="string" calcext:value-type="string">
            <text:p>2013-AM-04.D.1</text:p>
          </table:table-cell>
          <table:table-cell office:value-type="string" calcext:value-type="string">
            <text:p>2013-AM-04</text:p>
          </table:table-cell>
          <table:table-cell office:value-type="string" calcext:value-type="string">
            <text:p>System Access</text:p>
          </table:table-cell>
          <table:table-cell table:number-columns-repeated="11"/>
          <table:table-cell table:formula="of:=CONCATENATE([.G$1];[.H$1];[.I$1];[.A47];[.J$1];[.K$1];[.I$1];[.B47];[.J$1];[.K$1];[.I$1];[.C47];[.J$1];[.K$1];[.I$1];[.D47];[.J$1];[.K$1];[.I$1];[.E47];[.J$1];[.L$1];[.M$1];[.K$1])" office:value-type="string" office:string-value="[[“2013-AM-04.D.1“,“2013-AM-04“,“System Access“,““,““]]," calcext:value-type="string">
            <text:p>[[“2013-AM-04.D.1“,“2013-AM-04“,“System Access“,““,““]],</text:p>
          </table:table-cell>
        </table:table-row>
        <table:table-row table:style-name="ro1">
          <table:table-cell office:value-type="string" calcext:value-type="string">
            <text:p>2013-AM-04.E.1</text:p>
          </table:table-cell>
          <table:table-cell office:value-type="string" calcext:value-type="string">
            <text:p>2013-AM-04</text:p>
          </table:table-cell>
          <table:table-cell office:value-type="string" calcext:value-type="string">
            <text:p>BCP</text:p>
          </table:table-cell>
          <table:table-cell table:number-columns-repeated="11"/>
          <table:table-cell table:formula="of:=CONCATENATE([.G$1];[.H$1];[.I$1];[.A48];[.J$1];[.K$1];[.I$1];[.B48];[.J$1];[.K$1];[.I$1];[.C48];[.J$1];[.K$1];[.I$1];[.D48];[.J$1];[.K$1];[.I$1];[.E48];[.J$1];[.L$1];[.M$1];[.K$1])" office:value-type="string" office:string-value="[[“2013-AM-04.E.1“,“2013-AM-04“,“BCP“,““,““]]," calcext:value-type="string">
            <text:p>[[“2013-AM-04.E.1“,“2013-AM-04“,“BCP“,““,““]],</text:p>
          </table:table-cell>
        </table:table-row>
        <table:table-row table:style-name="ro1">
          <table:table-cell office:value-type="string" calcext:value-type="string">
            <text:p>2013-AM-05.0.0</text:p>
          </table:table-cell>
          <table:table-cell office:value-type="string" calcext:value-type="string">
            <text:p>2013-AM-05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49];[.J$1];[.K$1];[.I$1];[.B49];[.J$1];[.K$1];[.I$1];[.C49];[.J$1];[.K$1];[.I$1];[.D49];[.J$1];[.K$1];[.I$1];[.E49];[.J$1];[.L$1];[.M$1];[.K$1])" office:value-type="string" office:string-value="[[“2013-AM-05.0.0“,“2013-AM-05“,“General“,““,““]]," calcext:value-type="string">
            <text:p>[[“2013-AM-05.0.0“,“2013-AM-05“,“General“,““,““]],</text:p>
          </table:table-cell>
        </table:table-row>
        <table:table-row table:style-name="ro1">
          <table:table-cell office:value-type="string" calcext:value-type="string">
            <text:p>2013-AM-05.B.1</text:p>
          </table:table-cell>
          <table:table-cell office:value-type="string" calcext:value-type="string">
            <text:p>2013-AM-05</text:p>
          </table:table-cell>
          <table:table-cell office:value-type="string" calcext:value-type="string">
            <text:p>Performance Monitoring</text:p>
          </table:table-cell>
          <table:table-cell table:number-columns-repeated="11"/>
          <table:table-cell table:formula="of:=CONCATENATE([.G$1];[.H$1];[.I$1];[.A50];[.J$1];[.K$1];[.I$1];[.B50];[.J$1];[.K$1];[.I$1];[.C50];[.J$1];[.K$1];[.I$1];[.D50];[.J$1];[.K$1];[.I$1];[.E50];[.J$1];[.L$1];[.M$1];[.K$1])" office:value-type="string" office:string-value="[[“2013-AM-05.B.1“,“2013-AM-05“,“Performance Monitoring“,““,““]]," calcext:value-type="string">
            <text:p>[[“2013-AM-05.B.1“,“2013-AM-05“,“Performance Monitoring“,““,““]],</text:p>
          </table:table-cell>
        </table:table-row>
        <table:table-row table:style-name="ro1">
          <table:table-cell office:value-type="string" calcext:value-type="string">
            <text:p>2013-AM-05.B.2</text:p>
          </table:table-cell>
          <table:table-cell office:value-type="string" calcext:value-type="string">
            <text:p>2013-AM-05</text:p>
          </table:table-cell>
          <table:table-cell office:value-type="string" calcext:value-type="string">
            <text:p>Post-Trade Monitoring</text:p>
          </table:table-cell>
          <table:table-cell table:number-columns-repeated="11"/>
          <table:table-cell table:formula="of:=CONCATENATE([.G$1];[.H$1];[.I$1];[.A51];[.J$1];[.K$1];[.I$1];[.B51];[.J$1];[.K$1];[.I$1];[.C51];[.J$1];[.K$1];[.I$1];[.D51];[.J$1];[.K$1];[.I$1];[.E51];[.J$1];[.L$1];[.M$1];[.K$1])" office:value-type="string" office:string-value="[[“2013-AM-05.B.2“,“2013-AM-05“,“Post-Trade Monitoring“,““,““]]," calcext:value-type="string">
            <text:p>[[“2013-AM-05.B.2“,“2013-AM-05“,“Post-Trade Monitoring“,““,““]],</text:p>
          </table:table-cell>
        </table:table-row>
        <table:table-row table:style-name="ro1">
          <table:table-cell office:value-type="string" calcext:value-type="string">
            <text:p>2013-AM-05.C.1</text:p>
          </table:table-cell>
          <table:table-cell office:value-type="string" calcext:value-type="string">
            <text:p>2013-AM-05</text:p>
          </table:table-cell>
          <table:table-cell office:value-type="string" calcext:value-type="string">
            <text:p>PM Trade Activity Monitoring</text:p>
          </table:table-cell>
          <table:table-cell table:number-columns-repeated="11"/>
          <table:table-cell table:formula="of:=CONCATENATE([.G$1];[.H$1];[.I$1];[.A52];[.J$1];[.K$1];[.I$1];[.B52];[.J$1];[.K$1];[.I$1];[.C52];[.J$1];[.K$1];[.I$1];[.D52];[.J$1];[.K$1];[.I$1];[.E52];[.J$1];[.L$1];[.M$1];[.K$1])" office:value-type="string" office:string-value="[[“2013-AM-05.C.1“,“2013-AM-05“,“PM Trade Activity Monitoring“,““,““]]," calcext:value-type="string">
            <text:p>[[“2013-AM-05.C.1“,“2013-AM-05“,“PM Trade Activity Monitoring“,““,““]],</text:p>
          </table:table-cell>
        </table:table-row>
        <table:table-row table:style-name="ro1">
          <table:table-cell office:value-type="string" calcext:value-type="string">
            <text:p>2013-AM-05.E.1</text:p>
          </table:table-cell>
          <table:table-cell office:value-type="string" calcext:value-type="string">
            <text:p>2013-AM-05</text:p>
          </table:table-cell>
          <table:table-cell office:value-type="string" calcext:value-type="string">
            <text:p>System Access</text:p>
          </table:table-cell>
          <table:table-cell table:number-columns-repeated="11"/>
          <table:table-cell table:formula="of:=CONCATENATE([.G$1];[.H$1];[.I$1];[.A53];[.J$1];[.K$1];[.I$1];[.B53];[.J$1];[.K$1];[.I$1];[.C53];[.J$1];[.K$1];[.I$1];[.D53];[.J$1];[.K$1];[.I$1];[.E53];[.J$1];[.L$1];[.M$1];[.K$1])" office:value-type="string" office:string-value="[[“2013-AM-05.E.1“,“2013-AM-05“,“System Access“,““,““]]," calcext:value-type="string">
            <text:p>[[“2013-AM-05.E.1“,“2013-AM-05“,“System Access“,““,““]],</text:p>
          </table:table-cell>
        </table:table-row>
        <table:table-row table:style-name="ro1">
          <table:table-cell office:value-type="string" calcext:value-type="string">
            <text:p>2013-AM-05.F.1</text:p>
          </table:table-cell>
          <table:table-cell office:value-type="string" calcext:value-type="string">
            <text:p>2013-AM-05</text:p>
          </table:table-cell>
          <table:table-cell office:value-type="string" calcext:value-type="string">
            <text:p>BCP</text:p>
          </table:table-cell>
          <table:table-cell table:number-columns-repeated="11"/>
          <table:table-cell table:formula="of:=CONCATENATE([.G$1];[.H$1];[.I$1];[.A54];[.J$1];[.K$1];[.I$1];[.B54];[.J$1];[.K$1];[.I$1];[.C54];[.J$1];[.K$1];[.I$1];[.D54];[.J$1];[.K$1];[.I$1];[.E54];[.J$1];[.L$1];[.M$1];[.K$1])" office:value-type="string" office:string-value="[[“2013-AM-05.F.1“,“2013-AM-05“,“BCP“,““,““]]," calcext:value-type="string">
            <text:p>[[“2013-AM-05.F.1“,“2013-AM-05“,“BCP“,““,““]],</text:p>
          </table:table-cell>
        </table:table-row>
        <table:table-row table:style-name="ro1">
          <table:table-cell office:value-type="string" calcext:value-type="string">
            <text:p>2013-AM-09.0.0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55];[.J$1];[.K$1];[.I$1];[.B55];[.J$1];[.K$1];[.I$1];[.C55];[.J$1];[.K$1];[.I$1];[.D55];[.J$1];[.K$1];[.I$1];[.E55];[.J$1];[.L$1];[.M$1];[.K$1])" office:value-type="string" office:string-value="[[“2013-AM-09.0.0“,“2013-AM-09“,“General“,““,““]]," calcext:value-type="string">
            <text:p>[[“2013-AM-09.0.0“,“2013-AM-09“,“General“,““,““]],</text:p>
          </table:table-cell>
        </table:table-row>
        <table:table-row table:style-name="ro1">
          <table:table-cell office:value-type="string" calcext:value-type="string">
            <text:p>2013-AM-09.A.2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RAOOC Review</text:p>
          </table:table-cell>
          <table:table-cell table:number-columns-repeated="11"/>
          <table:table-cell table:formula="of:=CONCATENATE([.G$1];[.H$1];[.I$1];[.A56];[.J$1];[.K$1];[.I$1];[.B56];[.J$1];[.K$1];[.I$1];[.C56];[.J$1];[.K$1];[.I$1];[.D56];[.J$1];[.K$1];[.I$1];[.E56];[.J$1];[.L$1];[.M$1];[.K$1])" office:value-type="string" office:string-value="[[“2013-AM-09.A.2“,“2013-AM-09“,“RAOOC Review“,““,““]]," calcext:value-type="string">
            <text:p>[[“2013-AM-09.A.2“,“2013-AM-09“,“RAOOC Review“,““,““]],</text:p>
          </table:table-cell>
        </table:table-row>
        <table:table-row table:style-name="ro1">
          <table:table-cell office:value-type="string" calcext:value-type="string">
            <text:p>2013-AM-09.A.3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Board of Directors Oversight</text:p>
          </table:table-cell>
          <table:table-cell table:number-columns-repeated="11"/>
          <table:table-cell table:formula="of:=CONCATENATE([.G$1];[.H$1];[.I$1];[.A57];[.J$1];[.K$1];[.I$1];[.B57];[.J$1];[.K$1];[.I$1];[.C57];[.J$1];[.K$1];[.I$1];[.D57];[.J$1];[.K$1];[.I$1];[.E57];[.J$1];[.L$1];[.M$1];[.K$1])" office:value-type="string" office:string-value="[[“2013-AM-09.A.3“,“2013-AM-09“,“Board of Directors Oversight“,““,““]]," calcext:value-type="string">
            <text:p>[[“2013-AM-09.A.3“,“2013-AM-09“,“Board of Directors Oversight“,““,““]],</text:p>
          </table:table-cell>
        </table:table-row>
        <table:table-row table:style-name="ro1">
          <table:table-cell office:value-type="string" calcext:value-type="string">
            <text:p>2013-AM-09.B.1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Quarterly Financial Statement Review</text:p>
          </table:table-cell>
          <table:table-cell table:number-columns-repeated="11"/>
          <table:table-cell table:formula="of:=CONCATENATE([.G$1];[.H$1];[.I$1];[.A58];[.J$1];[.K$1];[.I$1];[.B58];[.J$1];[.K$1];[.I$1];[.C58];[.J$1];[.K$1];[.I$1];[.D58];[.J$1];[.K$1];[.I$1];[.E58];[.J$1];[.L$1];[.M$1];[.K$1])" office:value-type="string" office:string-value="[[“2013-AM-09.B.1“,“2013-AM-09“,“Quarterly Financial Statement Review“,““,““]]," calcext:value-type="string">
            <text:p>[[“2013-AM-09.B.1“,“2013-AM-09“,“Quarterly Financial Statement Review“,““,““]],</text:p>
          </table:table-cell>
        </table:table-row>
        <table:table-row table:style-name="ro1">
          <table:table-cell office:value-type="string" calcext:value-type="string">
            <text:p>2013-AM-09.B.2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Annual Independent Audit</text:p>
          </table:table-cell>
          <table:table-cell table:number-columns-repeated="11"/>
          <table:table-cell table:formula="of:=CONCATENATE([.G$1];[.H$1];[.I$1];[.A59];[.J$1];[.K$1];[.I$1];[.B59];[.J$1];[.K$1];[.I$1];[.C59];[.J$1];[.K$1];[.I$1];[.D59];[.J$1];[.K$1];[.I$1];[.E59];[.J$1];[.L$1];[.M$1];[.K$1])" office:value-type="string" office:string-value="[[“2013-AM-09.B.2“,“2013-AM-09“,“Annual Independent Audit“,““,““]]," calcext:value-type="string">
            <text:p>[[“2013-AM-09.B.2“,“2013-AM-09“,“Annual Independent Audit“,““,““]],</text:p>
          </table:table-cell>
        </table:table-row>
        <table:table-row table:style-name="ro1">
          <table:table-cell office:value-type="string" calcext:value-type="string">
            <text:p>2013-AM-09.B.3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Annual Independent Review of Performance &amp; Non-Per</text:p>
          </table:table-cell>
          <table:table-cell table:number-columns-repeated="11"/>
          <table:table-cell table:formula="of:=CONCATENATE([.G$1];[.H$1];[.I$1];[.A60];[.J$1];[.K$1];[.I$1];[.B60];[.J$1];[.K$1];[.I$1];[.C60];[.J$1];[.K$1];[.I$1];[.D60];[.J$1];[.K$1];[.I$1];[.E60];[.J$1];[.L$1];[.M$1];[.K$1])" office:value-type="string" office:string-value="[[“2013-AM-09.B.3“,“2013-AM-09“,“Annual Independent Review of Performance &amp; Non-Per“,““,““]]," calcext:value-type="string">
            <text:p>[[“2013-AM-09.B.3“,“2013-AM-09“,“Annual Independent Review of Performance &amp; Non-Per“,““,““]],</text:p>
          </table:table-cell>
        </table:table-row>
        <table:table-row table:style-name="ro1">
          <table:table-cell office:value-type="string" calcext:value-type="string">
            <text:p>2013-AM-09.C.2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Code of Conduct</text:p>
          </table:table-cell>
          <table:table-cell table:number-columns-repeated="11"/>
          <table:table-cell table:formula="of:=CONCATENATE([.G$1];[.H$1];[.I$1];[.A61];[.J$1];[.K$1];[.I$1];[.B61];[.J$1];[.K$1];[.I$1];[.C61];[.J$1];[.K$1];[.I$1];[.D61];[.J$1];[.K$1];[.I$1];[.E61];[.J$1];[.L$1];[.M$1];[.K$1])" office:value-type="string" office:string-value="[[“2013-AM-09.C.2“,“2013-AM-09“,“Code of Conduct“,““,““]]," calcext:value-type="string">
            <text:p>[[“2013-AM-09.C.2“,“2013-AM-09“,“Code of Conduct“,““,““]],</text:p>
          </table:table-cell>
        </table:table-row>
        <table:table-row table:style-name="ro1">
          <table:table-cell office:value-type="string" calcext:value-type="string">
            <text:p>2013-AM-09.C.4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BCP Plan</text:p>
          </table:table-cell>
          <table:table-cell table:number-columns-repeated="11"/>
          <table:table-cell table:formula="of:=CONCATENATE([.G$1];[.H$1];[.I$1];[.A62];[.J$1];[.K$1];[.I$1];[.B62];[.J$1];[.K$1];[.I$1];[.C62];[.J$1];[.K$1];[.I$1];[.D62];[.J$1];[.K$1];[.I$1];[.E62];[.J$1];[.L$1];[.M$1];[.K$1])" office:value-type="string" office:string-value="[[“2013-AM-09.C.4“,“2013-AM-09“,“BCP Plan“,““,““]]," calcext:value-type="string">
            <text:p>[[“2013-AM-09.C.4“,“2013-AM-09“,“BCP Plan“,““,““]],</text:p>
          </table:table-cell>
        </table:table-row>
        <table:table-row table:style-name="ro1">
          <table:table-cell office:value-type="string" calcext:value-type="string">
            <text:p>2013-AM-09.D.3</text:p>
          </table:table-cell>
          <table:table-cell office:value-type="string" calcext:value-type="string">
            <text:p>2013-AM-09</text:p>
          </table:table-cell>
          <table:table-cell office:value-type="string" calcext:value-type="string">
            <text:p>Standard Operating Procedures</text:p>
          </table:table-cell>
          <table:table-cell table:number-columns-repeated="11"/>
          <table:table-cell table:formula="of:=CONCATENATE([.G$1];[.H$1];[.I$1];[.A63];[.J$1];[.K$1];[.I$1];[.B63];[.J$1];[.K$1];[.I$1];[.C63];[.J$1];[.K$1];[.I$1];[.D63];[.J$1];[.K$1];[.I$1];[.E63];[.J$1];[.L$1];[.M$1];[.K$1])" office:value-type="string" office:string-value="[[“2013-AM-09.D.3“,“2013-AM-09“,“Standard Operating Procedures“,““,““]]," calcext:value-type="string">
            <text:p>[[“2013-AM-09.D.3“,“2013-AM-09“,“Standard Operating Procedures“,““,““]],</text:p>
          </table:table-cell>
        </table:table-row>
        <table:table-row table:style-name="ro1">
          <table:table-cell office:value-type="string" calcext:value-type="string">
            <text:p>2013-AM-10.0.0</text:p>
          </table:table-cell>
          <table:table-cell office:value-type="string" calcext:value-type="string">
            <text:p>2013-AM-10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64];[.J$1];[.K$1];[.I$1];[.B64];[.J$1];[.K$1];[.I$1];[.C64];[.J$1];[.K$1];[.I$1];[.D64];[.J$1];[.K$1];[.I$1];[.E64];[.J$1];[.L$1];[.M$1];[.K$1])" office:value-type="string" office:string-value="[[“2013-AM-10.0.0“,“2013-AM-10“,“General“,““,““]]," calcext:value-type="string">
            <text:p>[[“2013-AM-10.0.0“,“2013-AM-10“,“General“,““,““]],</text:p>
          </table:table-cell>
        </table:table-row>
        <table:table-row table:style-name="ro1">
          <table:table-cell office:value-type="string" calcext:value-type="string">
            <text:p>2013-AM-10.A.7</text:p>
          </table:table-cell>
          <table:table-cell office:value-type="string" calcext:value-type="string">
            <text:p>2013-AM-10</text:p>
          </table:table-cell>
          <table:table-cell office:value-type="string" calcext:value-type="string">
            <text:p>TIAA Board Participation</text:p>
          </table:table-cell>
          <table:table-cell table:number-columns-repeated="11"/>
          <table:table-cell table:formula="of:=CONCATENATE([.G$1];[.H$1];[.I$1];[.A65];[.J$1];[.K$1];[.I$1];[.B65];[.J$1];[.K$1];[.I$1];[.C65];[.J$1];[.K$1];[.I$1];[.D65];[.J$1];[.K$1];[.I$1];[.E65];[.J$1];[.L$1];[.M$1];[.K$1])" office:value-type="string" office:string-value="[[“2013-AM-10.A.7“,“2013-AM-10“,“TIAA Board Participation“,““,““]]," calcext:value-type="string">
            <text:p>[[“2013-AM-10.A.7“,“2013-AM-10“,“TIAA Board Participation“,““,““]],</text:p>
          </table:table-cell>
        </table:table-row>
        <table:table-row table:style-name="ro1">
          <table:table-cell office:value-type="string" calcext:value-type="string">
            <text:p>2013-AM-10.A.8</text:p>
          </table:table-cell>
          <table:table-cell office:value-type="string" calcext:value-type="string">
            <text:p>2013-AM-10</text:p>
          </table:table-cell>
          <table:table-cell office:value-type="string" calcext:value-type="string">
            <text:p>Annual Budget Review and Approval</text:p>
          </table:table-cell>
          <table:table-cell table:number-columns-repeated="11"/>
          <table:table-cell table:formula="of:=CONCATENATE([.G$1];[.H$1];[.I$1];[.A66];[.J$1];[.K$1];[.I$1];[.B66];[.J$1];[.K$1];[.I$1];[.C66];[.J$1];[.K$1];[.I$1];[.D66];[.J$1];[.K$1];[.I$1];[.E66];[.J$1];[.L$1];[.M$1];[.K$1])" office:value-type="string" office:string-value="[[“2013-AM-10.A.8“,“2013-AM-10“,“Annual Budget Review and Approval“,““,““]]," calcext:value-type="string">
            <text:p>[[“2013-AM-10.A.8“,“2013-AM-10“,“Annual Budget Review and Approval“,““,““]],</text:p>
          </table:table-cell>
        </table:table-row>
        <table:table-row table:style-name="ro1">
          <table:table-cell office:value-type="string" calcext:value-type="string">
            <text:p>2013-AM-10.B.7</text:p>
          </table:table-cell>
          <table:table-cell office:value-type="string" calcext:value-type="string">
            <text:p>2013-AM-10</text:p>
          </table:table-cell>
          <table:table-cell office:value-type="string" calcext:value-type="string">
            <text:p>Negative News Monitoring</text:p>
          </table:table-cell>
          <table:table-cell table:number-columns-repeated="11"/>
          <table:table-cell table:formula="of:=CONCATENATE([.G$1];[.H$1];[.I$1];[.A67];[.J$1];[.K$1];[.I$1];[.B67];[.J$1];[.K$1];[.I$1];[.C67];[.J$1];[.K$1];[.I$1];[.D67];[.J$1];[.K$1];[.I$1];[.E67];[.J$1];[.L$1];[.M$1];[.K$1])" office:value-type="string" office:string-value="[[“2013-AM-10.B.7“,“2013-AM-10“,“Negative News Monitoring“,““,““]]," calcext:value-type="string">
            <text:p>[[“2013-AM-10.B.7“,“2013-AM-10“,“Negative News Monitoring“,““,““]],</text:p>
          </table:table-cell>
        </table:table-row>
        <table:table-row table:style-name="ro1">
          <table:table-cell office:value-type="string" calcext:value-type="string">
            <text:p>2013-AM-10.C.1</text:p>
          </table:table-cell>
          <table:table-cell office:value-type="string" calcext:value-type="string">
            <text:p>2013-AM-10</text:p>
          </table:table-cell>
          <table:table-cell office:value-type="string" calcext:value-type="string">
            <text:p>Quarterly Financial Statements</text:p>
          </table:table-cell>
          <table:table-cell table:number-columns-repeated="11"/>
          <table:table-cell table:formula="of:=CONCATENATE([.G$1];[.H$1];[.I$1];[.A68];[.J$1];[.K$1];[.I$1];[.B68];[.J$1];[.K$1];[.I$1];[.C68];[.J$1];[.K$1];[.I$1];[.D68];[.J$1];[.K$1];[.I$1];[.E68];[.J$1];[.L$1];[.M$1];[.K$1])" office:value-type="string" office:string-value="[[“2013-AM-10.C.1“,“2013-AM-10“,“Quarterly Financial Statements“,““,““]]," calcext:value-type="string">
            <text:p>[[“2013-AM-10.C.1“,“2013-AM-10“,“Quarterly Financial Statements“,““,““]],</text:p>
          </table:table-cell>
        </table:table-row>
        <table:table-row table:style-name="ro1">
          <table:table-cell office:value-type="string" calcext:value-type="string">
            <text:p>2013-AM-10.C.2</text:p>
          </table:table-cell>
          <table:table-cell office:value-type="string" calcext:value-type="string">
            <text:p>2013-AM-10</text:p>
          </table:table-cell>
          <table:table-cell office:value-type="string" calcext:value-type="string">
            <text:p>Annual Independent Audit</text:p>
          </table:table-cell>
          <table:table-cell table:number-columns-repeated="11"/>
          <table:table-cell table:formula="of:=CONCATENATE([.G$1];[.H$1];[.I$1];[.A69];[.J$1];[.K$1];[.I$1];[.B69];[.J$1];[.K$1];[.I$1];[.C69];[.J$1];[.K$1];[.I$1];[.D69];[.J$1];[.K$1];[.I$1];[.E69];[.J$1];[.L$1];[.M$1];[.K$1])" office:value-type="string" office:string-value="[[“2013-AM-10.C.2“,“2013-AM-10“,“Annual Independent Audit“,““,““]]," calcext:value-type="string">
            <text:p>[[“2013-AM-10.C.2“,“2013-AM-10“,“Annual Independent Audit“,““,““]],</text:p>
          </table:table-cell>
        </table:table-row>
        <table:table-row table:style-name="ro1">
          <table:table-cell office:value-type="string" calcext:value-type="string">
            <text:p>2013-AM-10.C.3</text:p>
          </table:table-cell>
          <table:table-cell office:value-type="string" calcext:value-type="string">
            <text:p>2013-AM-10</text:p>
          </table:table-cell>
          <table:table-cell office:value-type="string" calcext:value-type="string">
            <text:p>Month-end Closing Checklists</text:p>
          </table:table-cell>
          <table:table-cell table:number-columns-repeated="11"/>
          <table:table-cell table:formula="of:=CONCATENATE([.G$1];[.H$1];[.I$1];[.A70];[.J$1];[.K$1];[.I$1];[.B70];[.J$1];[.K$1];[.I$1];[.C70];[.J$1];[.K$1];[.I$1];[.D70];[.J$1];[.K$1];[.I$1];[.E70];[.J$1];[.L$1];[.M$1];[.K$1])" office:value-type="string" office:string-value="[[“2013-AM-10.C.3“,“2013-AM-10“,“Month-end Closing Checklists“,““,““]]," calcext:value-type="string">
            <text:p>[[“2013-AM-10.C.3“,“2013-AM-10“,“Month-end Closing Checklists“,““,““]],</text:p>
          </table:table-cell>
        </table:table-row>
        <table:table-row table:style-name="ro1">
          <table:table-cell office:value-type="string" calcext:value-type="string">
            <text:p>2013-AM-12.0.0</text:p>
          </table:table-cell>
          <table:table-cell office:value-type="string" calcext:value-type="string">
            <text:p>2013-AM-12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71];[.J$1];[.K$1];[.I$1];[.B71];[.J$1];[.K$1];[.I$1];[.C71];[.J$1];[.K$1];[.I$1];[.D71];[.J$1];[.K$1];[.I$1];[.E71];[.J$1];[.L$1];[.M$1];[.K$1])" office:value-type="string" office:string-value="[[“2013-AM-12.0.0“,“2013-AM-12“,“General“,““,““]]," calcext:value-type="string">
            <text:p>[[“2013-AM-12.0.0“,“2013-AM-12“,“General“,““,““]],</text:p>
          </table:table-cell>
        </table:table-row>
        <table:table-row table:style-name="ro1">
          <table:table-cell office:value-type="string" calcext:value-type="string">
            <text:p>2013-AM-12.A.1</text:p>
          </table:table-cell>
          <table:table-cell office:value-type="string" calcext:value-type="string">
            <text:p>2013-AM-12</text:p>
          </table:table-cell>
          <table:table-cell office:value-type="string" calcext:value-type="string">
            <text:p>Governance &amp; Oversight</text:p>
          </table:table-cell>
          <table:table-cell table:number-columns-repeated="11"/>
          <table:table-cell table:formula="of:=CONCATENATE([.G$1];[.H$1];[.I$1];[.A72];[.J$1];[.K$1];[.I$1];[.B72];[.J$1];[.K$1];[.I$1];[.C72];[.J$1];[.K$1];[.I$1];[.D72];[.J$1];[.K$1];[.I$1];[.E72];[.J$1];[.L$1];[.M$1];[.K$1])" office:value-type="string" office:string-value="[[“2013-AM-12.A.1“,“2013-AM-12“,“Governance &amp; Oversight“,““,““]]," calcext:value-type="string">
            <text:p>[[“2013-AM-12.A.1“,“2013-AM-12“,“Governance &amp; Oversight“,““,““]],</text:p>
          </table:table-cell>
        </table:table-row>
        <table:table-row table:style-name="ro1">
          <table:table-cell office:value-type="string" calcext:value-type="string">
            <text:p>2013-AM-12.A.2</text:p>
          </table:table-cell>
          <table:table-cell office:value-type="string" calcext:value-type="string">
            <text:p>2013-AM-12</text:p>
          </table:table-cell>
          <table:table-cell office:value-type="string" calcext:value-type="string">
            <text:p>ALCO Review and Approval of Ranges</text:p>
          </table:table-cell>
          <table:table-cell table:number-columns-repeated="11"/>
          <table:table-cell table:formula="of:=CONCATENATE([.G$1];[.H$1];[.I$1];[.A73];[.J$1];[.K$1];[.I$1];[.B73];[.J$1];[.K$1];[.I$1];[.C73];[.J$1];[.K$1];[.I$1];[.D73];[.J$1];[.K$1];[.I$1];[.E73];[.J$1];[.L$1];[.M$1];[.K$1])" office:value-type="string" office:string-value="[[“2013-AM-12.A.2“,“2013-AM-12“,“ALCO Review and Approval of Ranges“,““,““]]," calcext:value-type="string">
            <text:p>[[“2013-AM-12.A.2“,“2013-AM-12“,“ALCO Review and Approval of Ranges“,““,““]],</text:p>
          </table:table-cell>
        </table:table-row>
        <table:table-row table:style-name="ro1">
          <table:table-cell office:value-type="string" calcext:value-type="string">
            <text:p>2013-AM-12.B.1</text:p>
          </table:table-cell>
          <table:table-cell office:value-type="string" calcext:value-type="string">
            <text:p>2013-AM-12</text:p>
          </table:table-cell>
          <table:table-cell office:value-type="string" calcext:value-type="string">
            <text:p>Monthly Tracking</text:p>
          </table:table-cell>
          <table:table-cell table:number-columns-repeated="11"/>
          <table:table-cell table:formula="of:=CONCATENATE([.G$1];[.H$1];[.I$1];[.A74];[.J$1];[.K$1];[.I$1];[.B74];[.J$1];[.K$1];[.I$1];[.C74];[.J$1];[.K$1];[.I$1];[.D74];[.J$1];[.K$1];[.I$1];[.E74];[.J$1];[.L$1];[.M$1];[.K$1])" office:value-type="string" office:string-value="[[“2013-AM-12.B.1“,“2013-AM-12“,“Monthly Tracking“,““,““]]," calcext:value-type="string">
            <text:p>[[“2013-AM-12.B.1“,“2013-AM-12“,“Monthly Tracking“,““,““]],</text:p>
          </table:table-cell>
        </table:table-row>
        <table:table-row table:style-name="ro1">
          <table:table-cell office:value-type="string" calcext:value-type="string">
            <text:p>2013-AM-12.C.1</text:p>
          </table:table-cell>
          <table:table-cell office:value-type="string" calcext:value-type="string">
            <text:p>2013-AM-12</text:p>
          </table:table-cell>
          <table:table-cell office:value-type="string" calcext:value-type="string">
            <text:p>Validation of Inputs</text:p>
          </table:table-cell>
          <table:table-cell table:number-columns-repeated="11"/>
          <table:table-cell table:formula="of:=CONCATENATE([.G$1];[.H$1];[.I$1];[.A75];[.J$1];[.K$1];[.I$1];[.B75];[.J$1];[.K$1];[.I$1];[.C75];[.J$1];[.K$1];[.I$1];[.D75];[.J$1];[.K$1];[.I$1];[.E75];[.J$1];[.L$1];[.M$1];[.K$1])" office:value-type="string" office:string-value="[[“2013-AM-12.C.1“,“2013-AM-12“,“Validation of Inputs“,““,““]]," calcext:value-type="string">
            <text:p>[[“2013-AM-12.C.1“,“2013-AM-12“,“Validation of Inputs“,““,““]],</text:p>
          </table:table-cell>
        </table:table-row>
        <table:table-row table:style-name="ro1">
          <table:table-cell office:value-type="string" calcext:value-type="string">
            <text:p>2013-AM-15.0.0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76];[.J$1];[.K$1];[.I$1];[.B76];[.J$1];[.K$1];[.I$1];[.C76];[.J$1];[.K$1];[.I$1];[.D76];[.J$1];[.K$1];[.I$1];[.E76];[.J$1];[.L$1];[.M$1];[.K$1])" office:value-type="string" office:string-value="[[“2013-AM-15.0.0“,“2013-AM-15“,“General“,““,““]]," calcext:value-type="string">
            <text:p>[[“2013-AM-15.0.0“,“2013-AM-15“,“General“,““,““]],</text:p>
          </table:table-cell>
        </table:table-row>
        <table:table-row table:style-name="ro1">
          <table:table-cell office:value-type="string" calcext:value-type="string">
            <text:p>2013-AM-15.A.1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Deal Pipeline Meetings</text:p>
          </table:table-cell>
          <table:table-cell table:number-columns-repeated="11"/>
          <table:table-cell table:formula="of:=CONCATENATE([.G$1];[.H$1];[.I$1];[.A77];[.J$1];[.K$1];[.I$1];[.B77];[.J$1];[.K$1];[.I$1];[.C77];[.J$1];[.K$1];[.I$1];[.D77];[.J$1];[.K$1];[.I$1];[.E77];[.J$1];[.L$1];[.M$1];[.K$1])" office:value-type="string" office:string-value="[[“2013-AM-15.A.1“,“2013-AM-15“,“Deal Pipeline Meetings“,““,““]]," calcext:value-type="string">
            <text:p>[[“2013-AM-15.A.1“,“2013-AM-15“,“Deal Pipeline Meetings“,““,““]],</text:p>
          </table:table-cell>
        </table:table-row>
        <table:table-row table:style-name="ro1">
          <table:table-cell office:value-type="string" calcext:value-type="string">
            <text:p>2013-AM-15.A.2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TCAM UK IC &amp; IMC</text:p>
          </table:table-cell>
          <table:table-cell table:number-columns-repeated="11"/>
          <table:table-cell table:formula="of:=CONCATENATE([.G$1];[.H$1];[.I$1];[.A78];[.J$1];[.K$1];[.I$1];[.B78];[.J$1];[.K$1];[.I$1];[.C78];[.J$1];[.K$1];[.I$1];[.D78];[.J$1];[.K$1];[.I$1];[.E78];[.J$1];[.L$1];[.M$1];[.K$1])" office:value-type="string" office:string-value="[[“2013-AM-15.A.2“,“2013-AM-15“,“TCAM UK IC &amp; IMC“,““,““]]," calcext:value-type="string">
            <text:p>[[“2013-AM-15.A.2“,“2013-AM-15“,“TCAM UK IC &amp; IMC“,““,““]],</text:p>
          </table:table-cell>
        </table:table-row>
        <table:table-row table:style-name="ro1">
          <table:table-cell office:value-type="string" calcext:value-type="string">
            <text:p>2013-AM-15.A.3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Standard Operating Procedures</text:p>
          </table:table-cell>
          <table:table-cell table:number-columns-repeated="11"/>
          <table:table-cell table:formula="of:=CONCATENATE([.G$1];[.H$1];[.I$1];[.A79];[.J$1];[.K$1];[.I$1];[.B79];[.J$1];[.K$1];[.I$1];[.C79];[.J$1];[.K$1];[.I$1];[.D79];[.J$1];[.K$1];[.I$1];[.E79];[.J$1];[.L$1];[.M$1];[.K$1])" office:value-type="string" office:string-value="[[“2013-AM-15.A.3“,“2013-AM-15“,“Standard Operating Procedures“,““,““]]," calcext:value-type="string">
            <text:p>[[“2013-AM-15.A.3“,“2013-AM-15“,“Standard Operating Procedures“,““,““]],</text:p>
          </table:table-cell>
        </table:table-row>
        <table:table-row table:style-name="ro1">
          <table:table-cell office:value-type="string" calcext:value-type="string">
            <text:p>2013-AM-15.A.4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Risk Management</text:p>
          </table:table-cell>
          <table:table-cell table:number-columns-repeated="11"/>
          <table:table-cell table:formula="of:=CONCATENATE([.G$1];[.H$1];[.I$1];[.A80];[.J$1];[.K$1];[.I$1];[.B80];[.J$1];[.K$1];[.I$1];[.C80];[.J$1];[.K$1];[.I$1];[.D80];[.J$1];[.K$1];[.I$1];[.E80];[.J$1];[.L$1];[.M$1];[.K$1])" office:value-type="string" office:string-value="[[“2013-AM-15.A.4“,“2013-AM-15“,“Risk Management“,““,““]]," calcext:value-type="string">
            <text:p>[[“2013-AM-15.A.4“,“2013-AM-15“,“Risk Management“,““,““]],</text:p>
          </table:table-cell>
        </table:table-row>
        <table:table-row table:style-name="ro1">
          <table:table-cell office:value-type="string" calcext:value-type="string">
            <text:p>2013-AM-15.B.1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Quarterly Financial Reporting</text:p>
          </table:table-cell>
          <table:table-cell table:number-columns-repeated="11"/>
          <table:table-cell table:formula="of:=CONCATENATE([.G$1];[.H$1];[.I$1];[.A81];[.J$1];[.K$1];[.I$1];[.B81];[.J$1];[.K$1];[.I$1];[.C81];[.J$1];[.K$1];[.I$1];[.D81];[.J$1];[.K$1];[.I$1];[.E81];[.J$1];[.L$1];[.M$1];[.K$1])" office:value-type="string" office:string-value="[[“2013-AM-15.B.1“,“2013-AM-15“,“Quarterly Financial Reporting“,““,““]]," calcext:value-type="string">
            <text:p>[[“2013-AM-15.B.1“,“2013-AM-15“,“Quarterly Financial Reporting“,““,““]],</text:p>
          </table:table-cell>
        </table:table-row>
        <table:table-row table:style-name="ro1">
          <table:table-cell office:value-type="string" calcext:value-type="string">
            <text:p>2013-AM-15.B.2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Monthly Management Reporting</text:p>
          </table:table-cell>
          <table:table-cell table:number-columns-repeated="11"/>
          <table:table-cell table:formula="of:=CONCATENATE([.G$1];[.H$1];[.I$1];[.A82];[.J$1];[.K$1];[.I$1];[.B82];[.J$1];[.K$1];[.I$1];[.C82];[.J$1];[.K$1];[.I$1];[.D82];[.J$1];[.K$1];[.I$1];[.E82];[.J$1];[.L$1];[.M$1];[.K$1])" office:value-type="string" office:string-value="[[“2013-AM-15.B.2“,“2013-AM-15“,“Monthly Management Reporting“,““,““]]," calcext:value-type="string">
            <text:p>[[“2013-AM-15.B.2“,“2013-AM-15“,“Monthly Management Reporting“,““,““]],</text:p>
          </table:table-cell>
        </table:table-row>
        <table:table-row table:style-name="ro1">
          <table:table-cell office:value-type="string" calcext:value-type="string">
            <text:p>2013-AM-15.B.3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VAT Tax</text:p>
          </table:table-cell>
          <table:table-cell table:number-columns-repeated="11"/>
          <table:table-cell table:formula="of:=CONCATENATE([.G$1];[.H$1];[.I$1];[.A83];[.J$1];[.K$1];[.I$1];[.B83];[.J$1];[.K$1];[.I$1];[.C83];[.J$1];[.K$1];[.I$1];[.D83];[.J$1];[.K$1];[.I$1];[.E83];[.J$1];[.L$1];[.M$1];[.K$1])" office:value-type="string" office:string-value="[[“2013-AM-15.B.3“,“2013-AM-15“,“VAT Tax“,““,““]]," calcext:value-type="string">
            <text:p>[[“2013-AM-15.B.3“,“2013-AM-15“,“VAT Tax“,““,““]],</text:p>
          </table:table-cell>
        </table:table-row>
        <table:table-row table:style-name="ro1">
          <table:table-cell office:value-type="string" calcext:value-type="string">
            <text:p>2013-AM-15.B.4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FCU Filings</text:p>
          </table:table-cell>
          <table:table-cell table:number-columns-repeated="11"/>
          <table:table-cell table:formula="of:=CONCATENATE([.G$1];[.H$1];[.I$1];[.A84];[.J$1];[.K$1];[.I$1];[.B84];[.J$1];[.K$1];[.I$1];[.C84];[.J$1];[.K$1];[.I$1];[.D84];[.J$1];[.K$1];[.I$1];[.E84];[.J$1];[.L$1];[.M$1];[.K$1])" office:value-type="string" office:string-value="[[“2013-AM-15.B.4“,“2013-AM-15“,“FCU Filings“,““,““]]," calcext:value-type="string">
            <text:p>[[“2013-AM-15.B.4“,“2013-AM-15“,“FCU Filings“,““,““]],</text:p>
          </table:table-cell>
        </table:table-row>
        <table:table-row table:style-name="ro1">
          <table:table-cell office:value-type="string" calcext:value-type="string">
            <text:p>2013-AM-15.C.1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BCP</text:p>
          </table:table-cell>
          <table:table-cell table:number-columns-repeated="11"/>
          <table:table-cell table:formula="of:=CONCATENATE([.G$1];[.H$1];[.I$1];[.A85];[.J$1];[.K$1];[.I$1];[.B85];[.J$1];[.K$1];[.I$1];[.C85];[.J$1];[.K$1];[.I$1];[.D85];[.J$1];[.K$1];[.I$1];[.E85];[.J$1];[.L$1];[.M$1];[.K$1])" office:value-type="string" office:string-value="[[“2013-AM-15.C.1“,“2013-AM-15“,“BCP“,““,““]]," calcext:value-type="string">
            <text:p>[[“2013-AM-15.C.1“,“2013-AM-15“,“BCP“,““,““]],</text:p>
          </table:table-cell>
        </table:table-row>
        <table:table-row table:style-name="ro1">
          <table:table-cell office:value-type="string" calcext:value-type="string">
            <text:p>2013-AM-15.C.2</text:p>
          </table:table-cell>
          <table:table-cell office:value-type="string" calcext:value-type="string">
            <text:p>2013-AM-15</text:p>
          </table:table-cell>
          <table:table-cell office:value-type="string" calcext:value-type="string">
            <text:p>Operational Issues</text:p>
          </table:table-cell>
          <table:table-cell table:number-columns-repeated="11"/>
          <table:table-cell table:formula="of:=CONCATENATE([.G$1];[.H$1];[.I$1];[.A86];[.J$1];[.K$1];[.I$1];[.B86];[.J$1];[.K$1];[.I$1];[.C86];[.J$1];[.K$1];[.I$1];[.D86];[.J$1];[.K$1];[.I$1];[.E86];[.J$1];[.L$1];[.M$1];[.K$1])" office:value-type="string" office:string-value="[[“2013-AM-15.C.2“,“2013-AM-15“,“Operational Issues“,““,““]]," calcext:value-type="string">
            <text:p>[[“2013-AM-15.C.2“,“2013-AM-15“,“Operational Issues“,““,““]],</text:p>
          </table:table-cell>
        </table:table-row>
        <table:table-row table:style-name="ro1">
          <table:table-cell office:value-type="string" calcext:value-type="string">
            <text:p>2013-RM-03.0.0</text:p>
          </table:table-cell>
          <table:table-cell office:value-type="string" calcext:value-type="string">
            <text:p>2013-RM-03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87];[.J$1];[.K$1];[.I$1];[.B87];[.J$1];[.K$1];[.I$1];[.C87];[.J$1];[.K$1];[.I$1];[.D87];[.J$1];[.K$1];[.I$1];[.E87];[.J$1];[.L$1];[.M$1];[.K$1])" office:value-type="string" office:string-value="[[“2013-RM-03.0.0“,“2013-RM-03“,“General“,““,““]]," calcext:value-type="string">
            <text:p>[[“2013-RM-03.0.0“,“2013-RM-03“,“General“,““,““]],</text:p>
          </table:table-cell>
        </table:table-row>
        <table:table-row table:style-name="ro1">
          <table:table-cell office:value-type="string" calcext:value-type="string">
            <text:p>2013-RM-03.A.2</text:p>
          </table:table-cell>
          <table:table-cell office:value-type="string" calcext:value-type="string">
            <text:p>2013-RM-03</text:p>
          </table:table-cell>
          <table:table-cell office:value-type="string" calcext:value-type="string">
            <text:p>Risk Appetite Level Oversight</text:p>
          </table:table-cell>
          <table:table-cell table:number-columns-repeated="11"/>
          <table:table-cell table:formula="of:=CONCATENATE([.G$1];[.H$1];[.I$1];[.A88];[.J$1];[.K$1];[.I$1];[.B88];[.J$1];[.K$1];[.I$1];[.C88];[.J$1];[.K$1];[.I$1];[.D88];[.J$1];[.K$1];[.I$1];[.E88];[.J$1];[.L$1];[.M$1];[.K$1])" office:value-type="string" office:string-value="[[“2013-RM-03.A.2“,“2013-RM-03“,“Risk Appetite Level Oversight“,““,““]]," calcext:value-type="string">
            <text:p>[[“2013-RM-03.A.2“,“2013-RM-03“,“Risk Appetite Level Oversight“,““,““]],</text:p>
          </table:table-cell>
        </table:table-row>
        <table:table-row table:style-name="ro1">
          <table:table-cell office:value-type="string" calcext:value-type="string">
            <text:p>2013-RM-03.A.3</text:p>
          </table:table-cell>
          <table:table-cell office:value-type="string" calcext:value-type="string">
            <text:p>2013-RM-03</text:p>
          </table:table-cell>
          <table:table-cell office:value-type="string" calcext:value-type="string">
            <text:p>Risk Appetite Usage Oversight</text:p>
          </table:table-cell>
          <table:table-cell table:number-columns-repeated="11"/>
          <table:table-cell table:formula="of:=CONCATENATE([.G$1];[.H$1];[.I$1];[.A89];[.J$1];[.K$1];[.I$1];[.B89];[.J$1];[.K$1];[.I$1];[.C89];[.J$1];[.K$1];[.I$1];[.D89];[.J$1];[.K$1];[.I$1];[.E89];[.J$1];[.L$1];[.M$1];[.K$1])" office:value-type="string" office:string-value="[[“2013-RM-03.A.3“,“2013-RM-03“,“Risk Appetite Usage Oversight“,““,““]]," calcext:value-type="string">
            <text:p>[[“2013-RM-03.A.3“,“2013-RM-03“,“Risk Appetite Usage Oversight“,““,““]],</text:p>
          </table:table-cell>
        </table:table-row>
        <table:table-row table:style-name="ro1">
          <table:table-cell office:value-type="string" calcext:value-type="string">
            <text:p>2013-RM-03.B.1</text:p>
          </table:table-cell>
          <table:table-cell office:value-type="string" calcext:value-type="string">
            <text:p>2013-RM-03</text:p>
          </table:table-cell>
          <table:table-cell office:value-type="string" calcext:value-type="string">
            <text:p>Risk Appetite Level Management</text:p>
          </table:table-cell>
          <table:table-cell table:number-columns-repeated="11"/>
          <table:table-cell table:formula="of:=CONCATENATE([.G$1];[.H$1];[.I$1];[.A90];[.J$1];[.K$1];[.I$1];[.B90];[.J$1];[.K$1];[.I$1];[.C90];[.J$1];[.K$1];[.I$1];[.D90];[.J$1];[.K$1];[.I$1];[.E90];[.J$1];[.L$1];[.M$1];[.K$1])" office:value-type="string" office:string-value="[[“2013-RM-03.B.1“,“2013-RM-03“,“Risk Appetite Level Management“,““,““]]," calcext:value-type="string">
            <text:p>[[“2013-RM-03.B.1“,“2013-RM-03“,“Risk Appetite Level Management“,““,““]],</text:p>
          </table:table-cell>
        </table:table-row>
        <table:table-row table:style-name="ro1">
          <table:table-cell office:value-type="string" calcext:value-type="string">
            <text:p>2013-RM-03.B.2</text:p>
          </table:table-cell>
          <table:table-cell office:value-type="string" calcext:value-type="string">
            <text:p>2013-RM-03</text:p>
          </table:table-cell>
          <table:table-cell office:value-type="string" calcext:value-type="string">
            <text:p>Risk Appetite Usage Management</text:p>
          </table:table-cell>
          <table:table-cell table:number-columns-repeated="11"/>
          <table:table-cell table:formula="of:=CONCATENATE([.G$1];[.H$1];[.I$1];[.A91];[.J$1];[.K$1];[.I$1];[.B91];[.J$1];[.K$1];[.I$1];[.C91];[.J$1];[.K$1];[.I$1];[.D91];[.J$1];[.K$1];[.I$1];[.E91];[.J$1];[.L$1];[.M$1];[.K$1])" office:value-type="string" office:string-value="[[“2013-RM-03.B.2“,“2013-RM-03“,“Risk Appetite Usage Management“,““,““]]," calcext:value-type="string">
            <text:p>[[“2013-RM-03.B.2“,“2013-RM-03“,“Risk Appetite Usage Management“,““,““]],</text:p>
          </table:table-cell>
        </table:table-row>
        <table:table-row table:style-name="ro1">
          <table:table-cell office:value-type="string" calcext:value-type="string">
            <text:p>2013-RM-03.C.1</text:p>
          </table:table-cell>
          <table:table-cell office:value-type="string" calcext:value-type="string">
            <text:p>2013-RM-03</text:p>
          </table:table-cell>
          <table:table-cell office:value-type="string" calcext:value-type="string">
            <text:p>Collaboration - RM/Business Stakeholders</text:p>
          </table:table-cell>
          <table:table-cell table:number-columns-repeated="11"/>
          <table:table-cell table:formula="of:=CONCATENATE([.G$1];[.H$1];[.I$1];[.A92];[.J$1];[.K$1];[.I$1];[.B92];[.J$1];[.K$1];[.I$1];[.C92];[.J$1];[.K$1];[.I$1];[.D92];[.J$1];[.K$1];[.I$1];[.E92];[.J$1];[.L$1];[.M$1];[.K$1])" office:value-type="string" office:string-value="[[“2013-RM-03.C.1“,“2013-RM-03“,“Collaboration - RM/Business Stakeholders“,““,““]]," calcext:value-type="string">
            <text:p>[[“2013-RM-03.C.1“,“2013-RM-03“,“Collaboration - RM/Business Stakeholders“,““,““]],</text:p>
          </table:table-cell>
        </table:table-row>
        <table:table-row table:style-name="ro1">
          <table:table-cell office:value-type="string" calcext:value-type="string">
            <text:p>2013-RM-03.C.2</text:p>
          </table:table-cell>
          <table:table-cell office:value-type="string" calcext:value-type="string">
            <text:p>2013-RM-03</text:p>
          </table:table-cell>
          <table:table-cell office:value-type="string" calcext:value-type="string">
            <text:p>Collaboration - Finance &amp; Actuarial</text:p>
          </table:table-cell>
          <table:table-cell table:number-columns-repeated="11"/>
          <table:table-cell table:formula="of:=CONCATENATE([.G$1];[.H$1];[.I$1];[.A93];[.J$1];[.K$1];[.I$1];[.B93];[.J$1];[.K$1];[.I$1];[.C93];[.J$1];[.K$1];[.I$1];[.D93];[.J$1];[.K$1];[.I$1];[.E93];[.J$1];[.L$1];[.M$1];[.K$1])" office:value-type="string" office:string-value="[[“2013-RM-03.C.2“,“2013-RM-03“,“Collaboration - Finance &amp; Actuarial“,““,““]]," calcext:value-type="string">
            <text:p>[[“2013-RM-03.C.2“,“2013-RM-03“,“Collaboration - Finance &amp; Actuarial“,““,““]],</text:p>
          </table:table-cell>
        </table:table-row>
        <table:table-row table:style-name="ro1">
          <table:table-cell office:value-type="string" calcext:value-type="string">
            <text:p>2013-RM-05.0.0</text:p>
          </table:table-cell>
          <table:table-cell office:value-type="string" calcext:value-type="string">
            <text:p>2013-RM-05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94];[.J$1];[.K$1];[.I$1];[.B94];[.J$1];[.K$1];[.I$1];[.C94];[.J$1];[.K$1];[.I$1];[.D94];[.J$1];[.K$1];[.I$1];[.E94];[.J$1];[.L$1];[.M$1];[.K$1])" office:value-type="string" office:string-value="[[“2013-RM-05.0.0“,“2013-RM-05“,“General“,““,““]]," calcext:value-type="string">
            <text:p>[[“2013-RM-05.0.0“,“2013-RM-05“,“General“,““,““]],</text:p>
          </table:table-cell>
        </table:table-row>
        <table:table-row table:style-name="ro1">
          <table:table-cell office:value-type="string" calcext:value-type="string">
            <text:p>2013-SP-01.0.0</text:p>
          </table:table-cell>
          <table:table-cell office:value-type="string" calcext:value-type="string">
            <text:p>2013-SP-01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95];[.J$1];[.K$1];[.I$1];[.B95];[.J$1];[.K$1];[.I$1];[.C95];[.J$1];[.K$1];[.I$1];[.D95];[.J$1];[.K$1];[.I$1];[.E95];[.J$1];[.L$1];[.M$1];[.K$1])" office:value-type="string" office:string-value="[[“2013-SP-01.0.0“,“2013-SP-01“,“General“,““,““]]," calcext:value-type="string">
            <text:p>[[“2013-SP-01.0.0“,“2013-SP-01“,“General“,““,““]],</text:p>
          </table:table-cell>
        </table:table-row>
        <table:table-row table:style-name="ro1">
          <table:table-cell office:value-type="string" calcext:value-type="string">
            <text:p>2013-SP-02.0.0</text:p>
          </table:table-cell>
          <table:table-cell office:value-type="string" calcext:value-type="string">
            <text:p>2013-SP-02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96];[.J$1];[.K$1];[.I$1];[.B96];[.J$1];[.K$1];[.I$1];[.C96];[.J$1];[.K$1];[.I$1];[.D96];[.J$1];[.K$1];[.I$1];[.E96];[.J$1];[.L$1];[.M$1];[.K$1])" office:value-type="string" office:string-value="[[“2013-SP-02.0.0“,“2013-SP-02“,“General“,““,““]]," calcext:value-type="string">
            <text:p>[[“2013-SP-02.0.0“,“2013-SP-02“,“General“,““,““]],</text:p>
          </table:table-cell>
        </table:table-row>
        <table:table-row table:style-name="ro1">
          <table:table-cell office:value-type="string" calcext:value-type="string">
            <text:p>2014-AM-05.0.0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97];[.J$1];[.K$1];[.I$1];[.B97];[.J$1];[.K$1];[.I$1];[.C97];[.J$1];[.K$1];[.I$1];[.D97];[.J$1];[.K$1];[.I$1];[.E97];[.J$1];[.L$1];[.M$1];[.K$1])" office:value-type="string" office:string-value="[[“2014-AM-05.0.0“,“2014-AM-05“,“General“,““,““]]," calcext:value-type="string">
            <text:p>[[“2014-AM-05.0.0“,“2014-AM-05“,“General“,““,““]],</text:p>
          </table:table-cell>
        </table:table-row>
        <table:table-row table:style-name="ro1">
          <table:table-cell office:value-type="string" calcext:value-type="string">
            <text:p>2014-AM-05.A.1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SOPs</text:p>
          </table:table-cell>
          <table:table-cell table:number-columns-repeated="11"/>
          <table:table-cell table:formula="of:=CONCATENATE([.G$1];[.H$1];[.I$1];[.A98];[.J$1];[.K$1];[.I$1];[.B98];[.J$1];[.K$1];[.I$1];[.C98];[.J$1];[.K$1];[.I$1];[.D98];[.J$1];[.K$1];[.I$1];[.E98];[.J$1];[.L$1];[.M$1];[.K$1])" office:value-type="string" office:string-value="[[“2014-AM-05.A.1“,“2014-AM-05“,“SOPs“,““,““]]," calcext:value-type="string">
            <text:p>[[“2014-AM-05.A.1“,“2014-AM-05“,“SOPs“,““,““]],</text:p>
          </table:table-cell>
        </table:table-row>
        <table:table-row table:style-name="ro1">
          <table:table-cell office:value-type="string" calcext:value-type="string">
            <text:p>2014-AM-05.A.2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SSAE 16s</text:p>
          </table:table-cell>
          <table:table-cell table:number-columns-repeated="11"/>
          <table:table-cell table:formula="of:=CONCATENATE([.G$1];[.H$1];[.I$1];[.A99];[.J$1];[.K$1];[.I$1];[.B99];[.J$1];[.K$1];[.I$1];[.C99];[.J$1];[.K$1];[.I$1];[.D99];[.J$1];[.K$1];[.I$1];[.E99];[.J$1];[.L$1];[.M$1];[.K$1])" office:value-type="string" office:string-value="[[“2014-AM-05.A.2“,“2014-AM-05“,“SSAE 16s“,““,““]]," calcext:value-type="string">
            <text:p>[[“2014-AM-05.A.2“,“2014-AM-05“,“SSAE 16s“,““,““]],</text:p>
          </table:table-cell>
        </table:table-row>
        <table:table-row table:style-name="ro1">
          <table:table-cell office:value-type="string" calcext:value-type="string">
            <text:p>2014-AM-05.A.3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4th Party Vendor Feeds</text:p>
          </table:table-cell>
          <table:table-cell table:number-columns-repeated="11"/>
          <table:table-cell table:formula="of:=CONCATENATE([.G$1];[.H$1];[.I$1];[.A100];[.J$1];[.K$1];[.I$1];[.B100];[.J$1];[.K$1];[.I$1];[.C100];[.J$1];[.K$1];[.I$1];[.D100];[.J$1];[.K$1];[.I$1];[.E100];[.J$1];[.L$1];[.M$1];[.K$1])" office:value-type="string" office:string-value="[[“2014-AM-05.A.3“,“2014-AM-05“,“4th Party Vendor Feeds“,““,““]]," calcext:value-type="string">
            <text:p>[[“2014-AM-05.A.3“,“2014-AM-05“,“4th Party Vendor Feeds“,““,““]],</text:p>
          </table:table-cell>
        </table:table-row>
        <table:table-row table:style-name="ro1">
          <table:table-cell office:value-type="string" calcext:value-type="string">
            <text:p>2014-AM-05.B.1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AMBD Reporting (CRM)</text:p>
          </table:table-cell>
          <table:table-cell table:number-columns-repeated="11"/>
          <table:table-cell table:formula="of:=CONCATENATE([.G$1];[.H$1];[.I$1];[.A101];[.J$1];[.K$1];[.I$1];[.B101];[.J$1];[.K$1];[.I$1];[.C101];[.J$1];[.K$1];[.I$1];[.D101];[.J$1];[.K$1];[.I$1];[.E101];[.J$1];[.L$1];[.M$1];[.K$1])" office:value-type="string" office:string-value="[[“2014-AM-05.B.1“,“2014-AM-05“,“AMBD Reporting (CRM)“,““,““]]," calcext:value-type="string">
            <text:p>[[“2014-AM-05.B.1“,“2014-AM-05“,“AMBD Reporting (CRM)“,““,““]],</text:p>
          </table:table-cell>
        </table:table-row>
        <table:table-row table:style-name="ro1">
          <table:table-cell office:value-type="string" calcext:value-type="string">
            <text:p>2014-AM-05.B.2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Sales Reporting (SalesVision)</text:p>
          </table:table-cell>
          <table:table-cell table:number-columns-repeated="11"/>
          <table:table-cell table:formula="of:=CONCATENATE([.G$1];[.H$1];[.I$1];[.A102];[.J$1];[.K$1];[.I$1];[.B102];[.J$1];[.K$1];[.I$1];[.C102];[.J$1];[.K$1];[.I$1];[.D102];[.J$1];[.K$1];[.I$1];[.E102];[.J$1];[.L$1];[.M$1];[.K$1])" office:value-type="string" office:string-value="[[“2014-AM-05.B.2“,“2014-AM-05“,“Sales Reporting (SalesVision)“,““,““]]," calcext:value-type="string">
            <text:p>[[“2014-AM-05.B.2“,“2014-AM-05“,“Sales Reporting (SalesVision)“,““,““]],</text:p>
          </table:table-cell>
        </table:table-row>
        <table:table-row table:style-name="ro1">
          <table:table-cell office:value-type="string" calcext:value-type="string">
            <text:p>2014-AM-05.C.1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Distribution Lists</text:p>
          </table:table-cell>
          <table:table-cell table:number-columns-repeated="11"/>
          <table:table-cell table:formula="of:=CONCATENATE([.G$1];[.H$1];[.I$1];[.A103];[.J$1];[.K$1];[.I$1];[.B103];[.J$1];[.K$1];[.I$1];[.C103];[.J$1];[.K$1];[.I$1];[.D103];[.J$1];[.K$1];[.I$1];[.E103];[.J$1];[.L$1];[.M$1];[.K$1])" office:value-type="string" office:string-value="[[“2014-AM-05.C.1“,“2014-AM-05“,“Distribution Lists“,““,““]]," calcext:value-type="string">
            <text:p>[[“2014-AM-05.C.1“,“2014-AM-05“,“Distribution Lists“,““,““]],</text:p>
          </table:table-cell>
        </table:table-row>
        <table:table-row table:style-name="ro1">
          <table:table-cell office:value-type="string" calcext:value-type="string">
            <text:p>2014-AM-05.C.2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CRM Maintenance</text:p>
          </table:table-cell>
          <table:table-cell table:number-columns-repeated="11"/>
          <table:table-cell table:formula="of:=CONCATENATE([.G$1];[.H$1];[.I$1];[.A104];[.J$1];[.K$1];[.I$1];[.B104];[.J$1];[.K$1];[.I$1];[.C104];[.J$1];[.K$1];[.I$1];[.D104];[.J$1];[.K$1];[.I$1];[.E104];[.J$1];[.L$1];[.M$1];[.K$1])" office:value-type="string" office:string-value="[[“2014-AM-05.C.2“,“2014-AM-05“,“CRM Maintenance“,““,““]]," calcext:value-type="string">
            <text:p>[[“2014-AM-05.C.2“,“2014-AM-05“,“CRM Maintenance“,““,““]],</text:p>
          </table:table-cell>
        </table:table-row>
        <table:table-row table:style-name="ro1">
          <table:table-cell office:value-type="string" calcext:value-type="string">
            <text:p>2014-AM-05.C.3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Email uploads</text:p>
          </table:table-cell>
          <table:table-cell table:number-columns-repeated="11"/>
          <table:table-cell table:formula="of:=CONCATENATE([.G$1];[.H$1];[.I$1];[.A105];[.J$1];[.K$1];[.I$1];[.B105];[.J$1];[.K$1];[.I$1];[.C105];[.J$1];[.K$1];[.I$1];[.D105];[.J$1];[.K$1];[.I$1];[.E105];[.J$1];[.L$1];[.M$1];[.K$1])" office:value-type="string" office:string-value="[[“2014-AM-05.C.3“,“2014-AM-05“,“Email uploads“,““,““]]," calcext:value-type="string">
            <text:p>[[“2014-AM-05.C.3“,“2014-AM-05“,“Email uploads“,““,““]],</text:p>
          </table:table-cell>
        </table:table-row>
        <table:table-row table:style-name="ro1">
          <table:table-cell office:value-type="string" calcext:value-type="string">
            <text:p>2014-AM-05.D.1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System Access</text:p>
          </table:table-cell>
          <table:table-cell table:number-columns-repeated="11"/>
          <table:table-cell table:formula="of:=CONCATENATE([.G$1];[.H$1];[.I$1];[.A106];[.J$1];[.K$1];[.I$1];[.B106];[.J$1];[.K$1];[.I$1];[.C106];[.J$1];[.K$1];[.I$1];[.D106];[.J$1];[.K$1];[.I$1];[.E106];[.J$1];[.L$1];[.M$1];[.K$1])" office:value-type="string" office:string-value="[[“2014-AM-05.D.1“,“2014-AM-05“,“System Access“,““,““]]," calcext:value-type="string">
            <text:p>[[“2014-AM-05.D.1“,“2014-AM-05“,“System Access“,““,““]],</text:p>
          </table:table-cell>
        </table:table-row>
        <table:table-row table:style-name="ro1">
          <table:table-cell office:value-type="string" calcext:value-type="string">
            <text:p>2014-AM-05.D.2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User List - HR Feed</text:p>
          </table:table-cell>
          <table:table-cell table:number-columns-repeated="11"/>
          <table:table-cell table:formula="of:=CONCATENATE([.G$1];[.H$1];[.I$1];[.A107];[.J$1];[.K$1];[.I$1];[.B107];[.J$1];[.K$1];[.I$1];[.C107];[.J$1];[.K$1];[.I$1];[.D107];[.J$1];[.K$1];[.I$1];[.E107];[.J$1];[.L$1];[.M$1];[.K$1])" office:value-type="string" office:string-value="[[“2014-AM-05.D.2“,“2014-AM-05“,“User List - HR Feed“,““,““]]," calcext:value-type="string">
            <text:p>[[“2014-AM-05.D.2“,“2014-AM-05“,“User List - HR Feed“,““,““]],</text:p>
          </table:table-cell>
        </table:table-row>
        <table:table-row table:style-name="ro1">
          <table:table-cell office:value-type="string" calcext:value-type="string">
            <text:p>2014-AM-05.D.3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Changes &amp; Enhancements</text:p>
          </table:table-cell>
          <table:table-cell table:number-columns-repeated="11"/>
          <table:table-cell table:formula="of:=CONCATENATE([.G$1];[.H$1];[.I$1];[.A108];[.J$1];[.K$1];[.I$1];[.B108];[.J$1];[.K$1];[.I$1];[.C108];[.J$1];[.K$1];[.I$1];[.D108];[.J$1];[.K$1];[.I$1];[.E108];[.J$1];[.L$1];[.M$1];[.K$1])" office:value-type="string" office:string-value="[[“2014-AM-05.D.3“,“2014-AM-05“,“Changes &amp; Enhancements“,““,““]]," calcext:value-type="string">
            <text:p>[[“2014-AM-05.D.3“,“2014-AM-05“,“Changes &amp; Enhancements“,““,““]],</text:p>
          </table:table-cell>
        </table:table-row>
        <table:table-row table:style-name="ro1">
          <table:table-cell office:value-type="string" calcext:value-type="string">
            <text:p>2014-AM-05.E.1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BCP - TIAA Level</text:p>
          </table:table-cell>
          <table:table-cell table:number-columns-repeated="11"/>
          <table:table-cell table:formula="of:=CONCATENATE([.G$1];[.H$1];[.I$1];[.A109];[.J$1];[.K$1];[.I$1];[.B109];[.J$1];[.K$1];[.I$1];[.C109];[.J$1];[.K$1];[.I$1];[.D109];[.J$1];[.K$1];[.I$1];[.E109];[.J$1];[.L$1];[.M$1];[.K$1])" office:value-type="string" office:string-value="[[“2014-AM-05.E.1“,“2014-AM-05“,“BCP - TIAA Level“,““,““]]," calcext:value-type="string">
            <text:p>[[“2014-AM-05.E.1“,“2014-AM-05“,“BCP - TIAA Level“,““,““]],</text:p>
          </table:table-cell>
        </table:table-row>
        <table:table-row table:style-name="ro1">
          <table:table-cell office:value-type="string" calcext:value-type="string">
            <text:p>2014-AM-05.E.2</text:p>
          </table:table-cell>
          <table:table-cell office:value-type="string" calcext:value-type="string">
            <text:p>2014-AM-05</text:p>
          </table:table-cell>
          <table:table-cell office:value-type="string" calcext:value-type="string">
            <text:p>BCP - SalesForce / Broadridge Level</text:p>
          </table:table-cell>
          <table:table-cell table:number-columns-repeated="11"/>
          <table:table-cell table:formula="of:=CONCATENATE([.G$1];[.H$1];[.I$1];[.A110];[.J$1];[.K$1];[.I$1];[.B110];[.J$1];[.K$1];[.I$1];[.C110];[.J$1];[.K$1];[.I$1];[.D110];[.J$1];[.K$1];[.I$1];[.E110];[.J$1];[.L$1];[.M$1];[.K$1])" office:value-type="string" office:string-value="[[“2014-AM-05.E.2“,“2014-AM-05“,“BCP - SalesForce / Broadridge Level“,““,““]]," calcext:value-type="string">
            <text:p>[[“2014-AM-05.E.2“,“2014-AM-05“,“BCP - SalesForce / Broadridge Level“,““,““]],</text:p>
          </table:table-cell>
        </table:table-row>
        <table:table-row table:style-name="ro1">
          <table:table-cell office:value-type="string" calcext:value-type="string">
            <text:p>2014-AM-06.0.0</text:p>
          </table:table-cell>
          <table:table-cell office:value-type="string" calcext:value-type="string">
            <text:p>2014-AM-06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111];[.J$1];[.K$1];[.I$1];[.B111];[.J$1];[.K$1];[.I$1];[.C111];[.J$1];[.K$1];[.I$1];[.D111];[.J$1];[.K$1];[.I$1];[.E111];[.J$1];[.L$1];[.M$1];[.K$1])" office:value-type="string" office:string-value="[[“2014-AM-06.0.0“,“2014-AM-06“,“General“,““,““]]," calcext:value-type="string">
            <text:p>[[“2014-AM-06.0.0“,“2014-AM-06“,“General“,““,““]],</text:p>
          </table:table-cell>
        </table:table-row>
        <table:table-row table:style-name="ro1">
          <table:table-cell office:value-type="string" calcext:value-type="string">
            <text:p>2014-AM-08.0</text:p>
          </table:table-cell>
          <table:table-cell office:value-type="string" calcext:value-type="string">
            <text:p>2014-AM-08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112];[.J$1];[.K$1];[.I$1];[.B112];[.J$1];[.K$1];[.I$1];[.C112];[.J$1];[.K$1];[.I$1];[.D112];[.J$1];[.K$1];[.I$1];[.E112];[.J$1];[.L$1];[.M$1];[.K$1])" office:value-type="string" office:string-value="[[“2014-AM-08.0“,“2014-AM-08“,“General“,““,““]]," calcext:value-type="string">
            <text:p>[[“2014-AM-08.0“,“2014-AM-08“,“General“,““,““]],</text:p>
          </table:table-cell>
        </table:table-row>
        <table:table-row table:style-name="ro1">
          <table:table-cell office:value-type="string" calcext:value-type="string">
            <text:p>2014-AM-08.A</text:p>
          </table:table-cell>
          <table:table-cell office:value-type="string" calcext:value-type="string">
            <text:p>2014-AM-08</text:p>
          </table:table-cell>
          <table:table-cell office:value-type="string" calcext:value-type="string">
            <text:p>Audit Universe</text:p>
          </table:table-cell>
          <table:table-cell table:number-columns-repeated="11"/>
          <table:table-cell table:formula="of:=CONCATENATE([.G$1];[.H$1];[.I$1];[.A113];[.J$1];[.K$1];[.I$1];[.B113];[.J$1];[.K$1];[.I$1];[.C113];[.J$1];[.K$1];[.I$1];[.D113];[.J$1];[.K$1];[.I$1];[.E113];[.J$1];[.L$1];[.M$1];[.K$1])" office:value-type="string" office:string-value="[[“2014-AM-08.A“,“2014-AM-08“,“Audit Universe“,““,““]]," calcext:value-type="string">
            <text:p>[[“2014-AM-08.A“,“2014-AM-08“,“Audit Universe“,““,““]],</text:p>
          </table:table-cell>
        </table:table-row>
        <table:table-row table:style-name="ro1">
          <table:table-cell office:value-type="string" calcext:value-type="string">
            <text:p>2014-AM-08.B</text:p>
          </table:table-cell>
          <table:table-cell office:value-type="string" calcext:value-type="string">
            <text:p>2014-AM-08</text:p>
          </table:table-cell>
          <table:table-cell office:value-type="string" calcext:value-type="string">
            <text:p>Risk Assessmen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114];[.J$1];[.K$1];[.I$1];[.B114];[.J$1];[.K$1];[.I$1];[.C114];[.J$1];[.K$1];[.I$1];[.D114];[.J$1];[.K$1];[.I$1];[.E114];[.J$1];[.L$1];[.M$1];[.K$1])" office:value-type="string" office:string-value="[[“2014-AM-08.B“,“2014-AM-08“,“Risk Assessment“,“N“,““]]," calcext:value-type="string">
            <text:p>[[“2014-AM-08.B“,“2014-AM-08“,“Risk Assessment“,“N“,““]],</text:p>
          </table:table-cell>
        </table:table-row>
        <table:table-row table:style-name="ro1">
          <table:table-cell office:value-type="string" calcext:value-type="string">
            <text:p>2014-AM-08.C</text:p>
          </table:table-cell>
          <table:table-cell office:value-type="string" calcext:value-type="string">
            <text:p>2014-AM-08</text:p>
          </table:table-cell>
          <table:table-cell office:value-type="string" calcext:value-type="string">
            <text:p>Risk and Control Items</text:p>
          </table:table-cell>
          <table:table-cell table:number-columns-repeated="11"/>
          <table:table-cell table:formula="of:=CONCATENATE([.G$1];[.H$1];[.I$1];[.A115];[.J$1];[.K$1];[.I$1];[.B115];[.J$1];[.K$1];[.I$1];[.C115];[.J$1];[.K$1];[.I$1];[.D115];[.J$1];[.K$1];[.I$1];[.E115];[.J$1];[.L$1];[.M$1];[.K$1])" office:value-type="string" office:string-value="[[“2014-AM-08.C“,“2014-AM-08“,“Risk and Control Items“,““,““]]," calcext:value-type="string">
            <text:p>[[“2014-AM-08.C“,“2014-AM-08“,“Risk and Control Items“,““,““]],</text:p>
          </table:table-cell>
        </table:table-row>
        <table:table-row table:style-name="ro1">
          <table:table-cell office:value-type="string" calcext:value-type="string">
            <text:p>2014-AM-14.0.0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116];[.J$1];[.K$1];[.I$1];[.B116];[.J$1];[.K$1];[.I$1];[.C116];[.J$1];[.K$1];[.I$1];[.D116];[.J$1];[.K$1];[.I$1];[.E116];[.J$1];[.L$1];[.M$1];[.K$1])" office:value-type="string" office:string-value="[[“2014-AM-14.0.0“,“2014-AM-14“,“General“,““,““]]," calcext:value-type="string">
            <text:p>[[“2014-AM-14.0.0“,“2014-AM-14“,“General“,““,““]],</text:p>
          </table:table-cell>
        </table:table-row>
        <table:table-row table:style-name="ro1">
          <table:table-cell office:value-type="string" calcext:value-type="string">
            <text:p>2014-AM-14.A.1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Consolidation Worksheets</text:p>
          </table:table-cell>
          <table:table-cell table:number-columns-repeated="11"/>
          <table:table-cell table:formula="of:=CONCATENATE([.G$1];[.H$1];[.I$1];[.A117];[.J$1];[.K$1];[.I$1];[.B117];[.J$1];[.K$1];[.I$1];[.C117];[.J$1];[.K$1];[.I$1];[.D117];[.J$1];[.K$1];[.I$1];[.E117];[.J$1];[.L$1];[.M$1];[.K$1])" office:value-type="string" office:string-value="[[“2014-AM-14.A.1“,“2014-AM-14“,“Consolidation Worksheets“,““,““]]," calcext:value-type="string">
            <text:p>[[“2014-AM-14.A.1“,“2014-AM-14“,“Consolidation Worksheets“,““,““]],</text:p>
          </table:table-cell>
        </table:table-row>
        <table:table-row table:style-name="ro1">
          <table:table-cell office:value-type="string" calcext:value-type="string">
            <text:p>2014-AM-14.A.2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ELT &amp; Shareholder Reporting</text:p>
          </table:table-cell>
          <table:table-cell table:number-columns-repeated="11"/>
          <table:table-cell table:formula="of:=CONCATENATE([.G$1];[.H$1];[.I$1];[.A118];[.J$1];[.K$1];[.I$1];[.B118];[.J$1];[.K$1];[.I$1];[.C118];[.J$1];[.K$1];[.I$1];[.D118];[.J$1];[.K$1];[.I$1];[.E118];[.J$1];[.L$1];[.M$1];[.K$1])" office:value-type="string" office:string-value="[[“2014-AM-14.A.2“,“2014-AM-14“,“ELT &amp; Shareholder Reporting“,““,““]]," calcext:value-type="string">
            <text:p>[[“2014-AM-14.A.2“,“2014-AM-14“,“ELT &amp; Shareholder Reporting“,““,““]],</text:p>
          </table:table-cell>
        </table:table-row>
        <table:table-row table:style-name="ro1">
          <table:table-cell office:value-type="string" calcext:value-type="string">
            <text:p>2014-AM-14.A.3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Financial Statements</text:p>
          </table:table-cell>
          <table:table-cell table:number-columns-repeated="11"/>
          <table:table-cell table:formula="of:=CONCATENATE([.G$1];[.H$1];[.I$1];[.A119];[.J$1];[.K$1];[.I$1];[.B119];[.J$1];[.K$1];[.I$1];[.C119];[.J$1];[.K$1];[.I$1];[.D119];[.J$1];[.K$1];[.I$1];[.E119];[.J$1];[.L$1];[.M$1];[.K$1])" office:value-type="string" office:string-value="[[“2014-AM-14.A.3“,“2014-AM-14“,“Financial Statements“,““,““]]," calcext:value-type="string">
            <text:p>[[“2014-AM-14.A.3“,“2014-AM-14“,“Financial Statements“,““,““]],</text:p>
          </table:table-cell>
        </table:table-row>
        <table:table-row table:style-name="ro1">
          <table:table-cell office:value-type="string" calcext:value-type="string">
            <text:p>2014-AM-14.A.4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Bank Account Reconcilations</text:p>
          </table:table-cell>
          <table:table-cell table:number-columns-repeated="11"/>
          <table:table-cell table:formula="of:=CONCATENATE([.G$1];[.H$1];[.I$1];[.A120];[.J$1];[.K$1];[.I$1];[.B120];[.J$1];[.K$1];[.I$1];[.C120];[.J$1];[.K$1];[.I$1];[.D120];[.J$1];[.K$1];[.I$1];[.E120];[.J$1];[.L$1];[.M$1];[.K$1])" office:value-type="string" office:string-value="[[“2014-AM-14.A.4“,“2014-AM-14“,“Bank Account Reconcilations“,““,““]]," calcext:value-type="string">
            <text:p>[[“2014-AM-14.A.4“,“2014-AM-14“,“Bank Account Reconcilations“,““,““]],</text:p>
          </table:table-cell>
        </table:table-row>
        <table:table-row table:style-name="ro1">
          <table:table-cell office:value-type="string" calcext:value-type="string">
            <text:p>2014-AM-14.A.5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Invoice Reviews</text:p>
          </table:table-cell>
          <table:table-cell table:number-columns-repeated="11"/>
          <table:table-cell table:formula="of:=CONCATENATE([.G$1];[.H$1];[.I$1];[.A121];[.J$1];[.K$1];[.I$1];[.B121];[.J$1];[.K$1];[.I$1];[.C121];[.J$1];[.K$1];[.I$1];[.D121];[.J$1];[.K$1];[.I$1];[.E121];[.J$1];[.L$1];[.M$1];[.K$1])" office:value-type="string" office:string-value="[[“2014-AM-14.A.5“,“2014-AM-14“,“Invoice Reviews“,““,““]]," calcext:value-type="string">
            <text:p>[[“2014-AM-14.A.5“,“2014-AM-14“,“Invoice Reviews“,““,““]],</text:p>
          </table:table-cell>
        </table:table-row>
        <table:table-row table:style-name="ro1">
          <table:table-cell office:value-type="string" calcext:value-type="string">
            <text:p>2014-AM-14.B.1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Capital Adequacy - Regulatory</text:p>
          </table:table-cell>
          <table:table-cell table:number-columns-repeated="11"/>
          <table:table-cell table:formula="of:=CONCATENATE([.G$1];[.H$1];[.I$1];[.A122];[.J$1];[.K$1];[.I$1];[.B122];[.J$1];[.K$1];[.I$1];[.C122];[.J$1];[.K$1];[.I$1];[.D122];[.J$1];[.K$1];[.I$1];[.E122];[.J$1];[.L$1];[.M$1];[.K$1])" office:value-type="string" office:string-value="[[“2014-AM-14.B.1“,“2014-AM-14“,“Capital Adequacy - Regulatory“,““,““]]," calcext:value-type="string">
            <text:p>[[“2014-AM-14.B.1“,“2014-AM-14“,“Capital Adequacy - Regulatory“,““,““]],</text:p>
          </table:table-cell>
        </table:table-row>
        <table:table-row table:style-name="ro1">
          <table:table-cell office:value-type="string" calcext:value-type="string">
            <text:p>2014-AM-14.B.2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Capital Adequacy - BD</text:p>
          </table:table-cell>
          <table:table-cell table:number-columns-repeated="11"/>
          <table:table-cell table:formula="of:=CONCATENATE([.G$1];[.H$1];[.I$1];[.A123];[.J$1];[.K$1];[.I$1];[.B123];[.J$1];[.K$1];[.I$1];[.C123];[.J$1];[.K$1];[.I$1];[.D123];[.J$1];[.K$1];[.I$1];[.E123];[.J$1];[.L$1];[.M$1];[.K$1])" office:value-type="string" office:string-value="[[“2014-AM-14.B.2“,“2014-AM-14“,“Capital Adequacy - BD“,““,““]]," calcext:value-type="string">
            <text:p>[[“2014-AM-14.B.2“,“2014-AM-14“,“Capital Adequacy - BD“,““,““]],</text:p>
          </table:table-cell>
        </table:table-row>
        <table:table-row table:style-name="ro1">
          <table:table-cell office:value-type="string" calcext:value-type="string">
            <text:p>2014-AM-14.C.1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Paris GL to CODA Recon</text:p>
          </table:table-cell>
          <table:table-cell table:number-columns-repeated="11"/>
          <table:table-cell table:formula="of:=CONCATENATE([.G$1];[.H$1];[.I$1];[.A124];[.J$1];[.K$1];[.I$1];[.B124];[.J$1];[.K$1];[.I$1];[.C124];[.J$1];[.K$1];[.I$1];[.D124];[.J$1];[.K$1];[.I$1];[.E124];[.J$1];[.L$1];[.M$1];[.K$1])" office:value-type="string" office:string-value="[[“2014-AM-14.C.1“,“2014-AM-14“,“Paris GL to CODA Recon“,““,““]]," calcext:value-type="string">
            <text:p>[[“2014-AM-14.C.1“,“2014-AM-14“,“Paris GL to CODA Recon“,““,““]],</text:p>
          </table:table-cell>
        </table:table-row>
        <table:table-row table:style-name="ro1">
          <table:table-cell office:value-type="string" calcext:value-type="string">
            <text:p>2014-AM-14.C.2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Milan GL to CODA Recon</text:p>
          </table:table-cell>
          <table:table-cell table:number-columns-repeated="11"/>
          <table:table-cell table:formula="of:=CONCATENATE([.G$1];[.H$1];[.I$1];[.A125];[.J$1];[.K$1];[.I$1];[.B125];[.J$1];[.K$1];[.I$1];[.C125];[.J$1];[.K$1];[.I$1];[.D125];[.J$1];[.K$1];[.I$1];[.E125];[.J$1];[.L$1];[.M$1];[.K$1])" office:value-type="string" office:string-value="[[“2014-AM-14.C.2“,“2014-AM-14“,“Milan GL to CODA Recon“,““,““]]," calcext:value-type="string">
            <text:p>[[“2014-AM-14.C.2“,“2014-AM-14“,“Milan GL to CODA Recon“,““,““]],</text:p>
          </table:table-cell>
        </table:table-row>
        <table:table-row table:style-name="ro1">
          <table:table-cell office:value-type="string" calcext:value-type="string">
            <text:p>2014-AM-14.C.3</text:p>
          </table:table-cell>
          <table:table-cell office:value-type="string" calcext:value-type="string">
            <text:p>2014-AM-14</text:p>
          </table:table-cell>
          <table:table-cell office:value-type="string" calcext:value-type="string">
            <text:p>Third Party Vendor Oversight</text:p>
          </table:table-cell>
          <table:table-cell table:number-columns-repeated="11"/>
          <table:table-cell table:formula="of:=CONCATENATE([.G$1];[.H$1];[.I$1];[.A126];[.J$1];[.K$1];[.I$1];[.B126];[.J$1];[.K$1];[.I$1];[.C126];[.J$1];[.K$1];[.I$1];[.D126];[.J$1];[.K$1];[.I$1];[.E126];[.J$1];[.L$1];[.M$1];[.K$1])" office:value-type="string" office:string-value="[[“2014-AM-14.C.3“,“2014-AM-14“,“Third Party Vendor Oversight“,““,““]]," calcext:value-type="string">
            <text:p>[[“2014-AM-14.C.3“,“2014-AM-14“,“Third Party Vendor Oversight“,““,““]],</text:p>
          </table:table-cell>
        </table:table-row>
        <table:table-row table:style-name="ro1">
          <table:table-cell office:value-type="string" calcext:value-type="string">
            <text:p>2014-AM-15.0.0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127];[.J$1];[.K$1];[.I$1];[.B127];[.J$1];[.K$1];[.I$1];[.C127];[.J$1];[.K$1];[.I$1];[.D127];[.J$1];[.K$1];[.I$1];[.E127];[.J$1];[.L$1];[.M$1];[.K$1])" office:value-type="string" office:string-value="[[“2014-AM-15.0.0“,“2014-AM-15“,“General“,““,““]]," calcext:value-type="string">
            <text:p>[[“2014-AM-15.0.0“,“2014-AM-15“,“General“,““,““]],</text:p>
          </table:table-cell>
        </table:table-row>
        <table:table-row table:style-name="ro1">
          <table:table-cell office:value-type="string" calcext:value-type="string">
            <text:p>2014-AM-15.A.1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Committee Members</text:p>
          </table:table-cell>
          <table:table-cell table:number-columns-repeated="11"/>
          <table:table-cell table:formula="of:=CONCATENATE([.G$1];[.H$1];[.I$1];[.A128];[.J$1];[.K$1];[.I$1];[.B128];[.J$1];[.K$1];[.I$1];[.C128];[.J$1];[.K$1];[.I$1];[.D128];[.J$1];[.K$1];[.I$1];[.E128];[.J$1];[.L$1];[.M$1];[.K$1])" office:value-type="string" office:string-value="[[“2014-AM-15.A.1“,“2014-AM-15“,“Committee Members“,““,““]]," calcext:value-type="string">
            <text:p>[[“2014-AM-15.A.1“,“2014-AM-15“,“Committee Members“,““,““]],</text:p>
          </table:table-cell>
        </table:table-row>
        <table:table-row table:style-name="ro1">
          <table:table-cell office:value-type="string" calcext:value-type="string">
            <text:p>2014-AM-15.A.2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Thresholds</text:p>
          </table:table-cell>
          <table:table-cell table:number-columns-repeated="11"/>
          <table:table-cell table:formula="of:=CONCATENATE([.G$1];[.H$1];[.I$1];[.A129];[.J$1];[.K$1];[.I$1];[.B129];[.J$1];[.K$1];[.I$1];[.C129];[.J$1];[.K$1];[.I$1];[.D129];[.J$1];[.K$1];[.I$1];[.E129];[.J$1];[.L$1];[.M$1];[.K$1])" office:value-type="string" office:string-value="[[“2014-AM-15.A.2“,“2014-AM-15“,“Thresholds“,““,““]]," calcext:value-type="string">
            <text:p>[[“2014-AM-15.A.2“,“2014-AM-15“,“Thresholds“,““,““]],</text:p>
          </table:table-cell>
        </table:table-row>
        <table:table-row table:style-name="ro1">
          <table:table-cell office:value-type="string" calcext:value-type="string">
            <text:p>2014-AM-15.A.3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Discussion Material Submission</text:p>
          </table:table-cell>
          <table:table-cell table:number-columns-repeated="11"/>
          <table:table-cell table:formula="of:=CONCATENATE([.G$1];[.H$1];[.I$1];[.A130];[.J$1];[.K$1];[.I$1];[.B130];[.J$1];[.K$1];[.I$1];[.C130];[.J$1];[.K$1];[.I$1];[.D130];[.J$1];[.K$1];[.I$1];[.E130];[.J$1];[.L$1];[.M$1];[.K$1])" office:value-type="string" office:string-value="[[“2014-AM-15.A.3“,“2014-AM-15“,“Discussion Material Submission“,““,““]]," calcext:value-type="string">
            <text:p>[[“2014-AM-15.A.3“,“2014-AM-15“,“Discussion Material Submission“,““,““]],</text:p>
          </table:table-cell>
        </table:table-row>
        <table:table-row table:style-name="ro1">
          <table:table-cell office:value-type="string" calcext:value-type="string">
            <text:p>2014-AM-15.A.4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Meeting Minutes</text:p>
          </table:table-cell>
          <table:table-cell table:number-columns-repeated="11"/>
          <table:table-cell table:formula="of:=CONCATENATE([.G$1];[.H$1];[.I$1];[.A131];[.J$1];[.K$1];[.I$1];[.B131];[.J$1];[.K$1];[.I$1];[.C131];[.J$1];[.K$1];[.I$1];[.D131];[.J$1];[.K$1];[.I$1];[.E131];[.J$1];[.L$1];[.M$1];[.K$1])" office:value-type="string" office:string-value="[[“2014-AM-15.A.4“,“2014-AM-15“,“Meeting Minutes“,““,““]]," calcext:value-type="string">
            <text:p>[[“2014-AM-15.A.4“,“2014-AM-15“,“Meeting Minutes“,““,““]],</text:p>
          </table:table-cell>
        </table:table-row>
        <table:table-row table:style-name="ro1">
          <table:table-cell office:value-type="string" calcext:value-type="string">
            <text:p>2014-AM-15.B.1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Transaction Reviews</text:p>
          </table:table-cell>
          <table:table-cell table:number-columns-repeated="11"/>
          <table:table-cell table:formula="of:=CONCATENATE([.G$1];[.H$1];[.I$1];[.A132];[.J$1];[.K$1];[.I$1];[.B132];[.J$1];[.K$1];[.I$1];[.C132];[.J$1];[.K$1];[.I$1];[.D132];[.J$1];[.K$1];[.I$1];[.E132];[.J$1];[.L$1];[.M$1];[.K$1])" office:value-type="string" office:string-value="[[“2014-AM-15.B.1“,“2014-AM-15“,“Transaction Reviews“,““,““]]," calcext:value-type="string">
            <text:p>[[“2014-AM-15.B.1“,“2014-AM-15“,“Transaction Reviews“,““,““]],</text:p>
          </table:table-cell>
        </table:table-row>
        <table:table-row table:style-name="ro1">
          <table:table-cell office:value-type="string" calcext:value-type="string">
            <text:p>2014-AM-15.B.2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Strategy Reviews</text:p>
          </table:table-cell>
          <table:table-cell table:number-columns-repeated="11"/>
          <table:table-cell table:formula="of:=CONCATENATE([.G$1];[.H$1];[.I$1];[.A133];[.J$1];[.K$1];[.I$1];[.B133];[.J$1];[.K$1];[.I$1];[.C133];[.J$1];[.K$1];[.I$1];[.D133];[.J$1];[.K$1];[.I$1];[.E133];[.J$1];[.L$1];[.M$1];[.K$1])" office:value-type="string" office:string-value="[[“2014-AM-15.B.2“,“2014-AM-15“,“Strategy Reviews“,““,““]]," calcext:value-type="string">
            <text:p>[[“2014-AM-15.B.2“,“2014-AM-15“,“Strategy Reviews“,““,““]],</text:p>
          </table:table-cell>
        </table:table-row>
        <table:table-row table:style-name="ro1">
          <table:table-cell office:value-type="string" calcext:value-type="string">
            <text:p>2014-AM-15.B.3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Proposal Reviews</text:p>
          </table:table-cell>
          <table:table-cell table:number-columns-repeated="11"/>
          <table:table-cell table:formula="of:=CONCATENATE([.G$1];[.H$1];[.I$1];[.A134];[.J$1];[.K$1];[.I$1];[.B134];[.J$1];[.K$1];[.I$1];[.C134];[.J$1];[.K$1];[.I$1];[.D134];[.J$1];[.K$1];[.I$1];[.E134];[.J$1];[.L$1];[.M$1];[.K$1])" office:value-type="string" office:string-value="[[“2014-AM-15.B.3“,“2014-AM-15“,“Proposal Reviews“,““,““]]," calcext:value-type="string">
            <text:p>[[“2014-AM-15.B.3“,“2014-AM-15“,“Proposal Reviews“,““,““]],</text:p>
          </table:table-cell>
        </table:table-row>
        <table:table-row table:style-name="ro1">
          <table:table-cell office:value-type="string" calcext:value-type="string">
            <text:p>2014-AM-15.C.1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Investment Requirements Summaires</text:p>
          </table:table-cell>
          <table:table-cell table:number-columns-repeated="11"/>
          <table:table-cell table:formula="of:=CONCATENATE([.G$1];[.H$1];[.I$1];[.A135];[.J$1];[.K$1];[.I$1];[.B135];[.J$1];[.K$1];[.I$1];[.C135];[.J$1];[.K$1];[.I$1];[.D135];[.J$1];[.K$1];[.I$1];[.E135];[.J$1];[.L$1];[.M$1];[.K$1])" office:value-type="string" office:string-value="[[“2014-AM-15.C.1“,“2014-AM-15“,“Investment Requirements Summaires“,““,““]]," calcext:value-type="string">
            <text:p>[[“2014-AM-15.C.1“,“2014-AM-15“,“Investment Requirements Summaires“,““,““]],</text:p>
          </table:table-cell>
        </table:table-row>
        <table:table-row table:style-name="ro1">
          <table:table-cell office:value-type="string" calcext:value-type="string">
            <text:p>2014-AM-15.C.2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Board of Directors Approvals</text:p>
          </table:table-cell>
          <table:table-cell table:number-columns-repeated="11"/>
          <table:table-cell table:formula="of:=CONCATENATE([.G$1];[.H$1];[.I$1];[.A136];[.J$1];[.K$1];[.I$1];[.B136];[.J$1];[.K$1];[.I$1];[.C136];[.J$1];[.K$1];[.I$1];[.D136];[.J$1];[.K$1];[.I$1];[.E136];[.J$1];[.L$1];[.M$1];[.K$1])" office:value-type="string" office:string-value="[[“2014-AM-15.C.2“,“2014-AM-15“,“Board of Directors Approvals“,““,““]]," calcext:value-type="string">
            <text:p>[[“2014-AM-15.C.2“,“2014-AM-15“,“Board of Directors Approvals“,““,““]],</text:p>
          </table:table-cell>
        </table:table-row>
        <table:table-row table:style-name="ro1">
          <table:table-cell office:value-type="string" calcext:value-type="string">
            <text:p>2014-AM-15.C.3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Client Approval Process</text:p>
          </table:table-cell>
          <table:table-cell table:number-columns-repeated="11"/>
          <table:table-cell table:formula="of:=CONCATENATE([.G$1];[.H$1];[.I$1];[.A137];[.J$1];[.K$1];[.I$1];[.B137];[.J$1];[.K$1];[.I$1];[.C137];[.J$1];[.K$1];[.I$1];[.D137];[.J$1];[.K$1];[.I$1];[.E137];[.J$1];[.L$1];[.M$1];[.K$1])" office:value-type="string" office:string-value="[[“2014-AM-15.C.3“,“2014-AM-15“,“Client Approval Process“,““,““]]," calcext:value-type="string">
            <text:p>[[“2014-AM-15.C.3“,“2014-AM-15“,“Client Approval Process“,““,““]],</text:p>
          </table:table-cell>
        </table:table-row>
        <table:table-row table:style-name="ro1">
          <table:table-cell office:value-type="string" calcext:value-type="string">
            <text:p>2014-AM-15.D.1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TIAA-CREF General Account</text:p>
          </table:table-cell>
          <table:table-cell table:number-columns-repeated="11"/>
          <table:table-cell table:formula="of:=CONCATENATE([.G$1];[.H$1];[.I$1];[.A138];[.J$1];[.K$1];[.I$1];[.B138];[.J$1];[.K$1];[.I$1];[.C138];[.J$1];[.K$1];[.I$1];[.D138];[.J$1];[.K$1];[.I$1];[.E138];[.J$1];[.L$1];[.M$1];[.K$1])" office:value-type="string" office:string-value="[[“2014-AM-15.D.1“,“2014-AM-15“,“TIAA-CREF General Account“,““,““]]," calcext:value-type="string">
            <text:p>[[“2014-AM-15.D.1“,“2014-AM-15“,“TIAA-CREF General Account“,““,““]],</text:p>
          </table:table-cell>
        </table:table-row>
        <table:table-row table:style-name="ro1">
          <table:table-cell office:value-type="string" calcext:value-type="string">
            <text:p>2014-AM-15.D.2</text:p>
          </table:table-cell>
          <table:table-cell office:value-type="string" calcext:value-type="string">
            <text:p>2014-AM-15</text:p>
          </table:table-cell>
          <table:table-cell office:value-type="string" calcext:value-type="string">
            <text:p>KAG</text:p>
          </table:table-cell>
          <table:table-cell table:number-columns-repeated="11"/>
          <table:table-cell table:formula="of:=CONCATENATE([.G$1];[.H$1];[.I$1];[.A139];[.J$1];[.K$1];[.I$1];[.B139];[.J$1];[.K$1];[.I$1];[.C139];[.J$1];[.K$1];[.I$1];[.D139];[.J$1];[.K$1];[.I$1];[.E139];[.J$1];[.L$1];[.M$1];[.K$1])" office:value-type="string" office:string-value="[[“2014-AM-15.D.2“,“2014-AM-15“,“KAG“,““,““]]," calcext:value-type="string">
            <text:p>[[“2014-AM-15.D.2“,“2014-AM-15“,“KAG“,““,““]],</text:p>
          </table:table-cell>
        </table:table-row>
        <table:table-row table:style-name="ro1">
          <table:table-cell office:value-type="string" calcext:value-type="string">
            <text:p>2014-AM-18.0.0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140];[.J$1];[.K$1];[.I$1];[.B140];[.J$1];[.K$1];[.I$1];[.C140];[.J$1];[.K$1];[.I$1];[.D140];[.J$1];[.K$1];[.I$1];[.E140];[.J$1];[.L$1];[.M$1];[.K$1])" office:value-type="string" office:string-value="[[“2014-AM-18.0.0“,“2014-AM-18“,“General“,““,““]]," calcext:value-type="string">
            <text:p>[[“2014-AM-18.0.0“,“2014-AM-18“,“General“,““,““]],</text:p>
          </table:table-cell>
        </table:table-row>
        <table:table-row table:style-name="ro1">
          <table:table-cell office:value-type="string" calcext:value-type="string">
            <text:p>2014-AM-18.A.1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Initial Credit Reviews</text:p>
          </table:table-cell>
          <table:table-cell table:number-columns-repeated="11"/>
          <table:table-cell table:formula="of:=CONCATENATE([.G$1];[.H$1];[.I$1];[.A141];[.J$1];[.K$1];[.I$1];[.B141];[.J$1];[.K$1];[.I$1];[.C141];[.J$1];[.K$1];[.I$1];[.D141];[.J$1];[.K$1];[.I$1];[.E141];[.J$1];[.L$1];[.M$1];[.K$1])" office:value-type="string" office:string-value="[[“2014-AM-18.A.1“,“2014-AM-18“,“Initial Credit Reviews“,““,““]]," calcext:value-type="string">
            <text:p>[[“2014-AM-18.A.1“,“2014-AM-18“,“Initial Credit Reviews“,““,““]],</text:p>
          </table:table-cell>
        </table:table-row>
        <table:table-row table:style-name="ro1">
          <table:table-cell office:value-type="string" calcext:value-type="string">
            <text:p>2014-AM-18.A.2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Monthly Trade List Review</text:p>
          </table:table-cell>
          <table:table-cell table:number-columns-repeated="11"/>
          <table:table-cell table:formula="of:=CONCATENATE([.G$1];[.H$1];[.I$1];[.A142];[.J$1];[.K$1];[.I$1];[.B142];[.J$1];[.K$1];[.I$1];[.C142];[.J$1];[.K$1];[.I$1];[.D142];[.J$1];[.K$1];[.I$1];[.E142];[.J$1];[.L$1];[.M$1];[.K$1])" office:value-type="string" office:string-value="[[“2014-AM-18.A.2“,“2014-AM-18“,“Monthly Trade List Review“,““,““]]," calcext:value-type="string">
            <text:p>[[“2014-AM-18.A.2“,“2014-AM-18“,“Monthly Trade List Review“,““,““]],</text:p>
          </table:table-cell>
        </table:table-row>
        <table:table-row table:style-name="ro1">
          <table:table-cell office:value-type="string" calcext:value-type="string">
            <text:p>2014-AM-18.A.3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Quarterly Early Warning List Review</text:p>
          </table:table-cell>
          <table:table-cell table:number-columns-repeated="11"/>
          <table:table-cell table:formula="of:=CONCATENATE([.G$1];[.H$1];[.I$1];[.A143];[.J$1];[.K$1];[.I$1];[.B143];[.J$1];[.K$1];[.I$1];[.C143];[.J$1];[.K$1];[.I$1];[.D143];[.J$1];[.K$1];[.I$1];[.E143];[.J$1];[.L$1];[.M$1];[.K$1])" office:value-type="string" office:string-value="[[“2014-AM-18.A.3“,“2014-AM-18“,“Quarterly Early Warning List Review“,““,““]]," calcext:value-type="string">
            <text:p>[[“2014-AM-18.A.3“,“2014-AM-18“,“Quarterly Early Warning List Review“,““,““]],</text:p>
          </table:table-cell>
        </table:table-row>
        <table:table-row table:style-name="ro1">
          <table:table-cell office:value-type="string" calcext:value-type="string">
            <text:p>2014-AM-18.B.1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Monthly Holdings Review</text:p>
          </table:table-cell>
          <table:table-cell table:number-columns-repeated="11"/>
          <table:table-cell table:formula="of:=CONCATENATE([.G$1];[.H$1];[.I$1];[.A144];[.J$1];[.K$1];[.I$1];[.B144];[.J$1];[.K$1];[.I$1];[.C144];[.J$1];[.K$1];[.I$1];[.D144];[.J$1];[.K$1];[.I$1];[.E144];[.J$1];[.L$1];[.M$1];[.K$1])" office:value-type="string" office:string-value="[[“2014-AM-18.B.1“,“2014-AM-18“,“Monthly Holdings Review“,““,““]]," calcext:value-type="string">
            <text:p>[[“2014-AM-18.B.1“,“2014-AM-18“,“Monthly Holdings Review“,““,““]],</text:p>
          </table:table-cell>
        </table:table-row>
        <table:table-row table:style-name="ro1">
          <table:table-cell office:value-type="string" calcext:value-type="string">
            <text:p>2014-AM-18.B.2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Annual Broker/Counterparty List Review</text:p>
          </table:table-cell>
          <table:table-cell table:number-columns-repeated="11"/>
          <table:table-cell table:formula="of:=CONCATENATE([.G$1];[.H$1];[.I$1];[.A145];[.J$1];[.K$1];[.I$1];[.B145];[.J$1];[.K$1];[.I$1];[.C145];[.J$1];[.K$1];[.I$1];[.D145];[.J$1];[.K$1];[.I$1];[.E145];[.J$1];[.L$1];[.M$1];[.K$1])" office:value-type="string" office:string-value="[[“2014-AM-18.B.2“,“2014-AM-18“,“Annual Broker/Counterparty List Review“,““,““]]," calcext:value-type="string">
            <text:p>[[“2014-AM-18.B.2“,“2014-AM-18“,“Annual Broker/Counterparty List Review“,““,““]],</text:p>
          </table:table-cell>
        </table:table-row>
        <table:table-row table:style-name="ro1">
          <table:table-cell office:value-type="string" calcext:value-type="string">
            <text:p>2014-AM-18.B.3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Quarterly FIOC</text:p>
          </table:table-cell>
          <table:table-cell table:number-columns-repeated="11"/>
          <table:table-cell table:formula="of:=CONCATENATE([.G$1];[.H$1];[.I$1];[.A146];[.J$1];[.K$1];[.I$1];[.B146];[.J$1];[.K$1];[.I$1];[.C146];[.J$1];[.K$1];[.I$1];[.D146];[.J$1];[.K$1];[.I$1];[.E146];[.J$1];[.L$1];[.M$1];[.K$1])" office:value-type="string" office:string-value="[[“2014-AM-18.B.3“,“2014-AM-18“,“Quarterly FIOC“,““,““]]," calcext:value-type="string">
            <text:p>[[“2014-AM-18.B.3“,“2014-AM-18“,“Quarterly FIOC“,““,““]],</text:p>
          </table:table-cell>
        </table:table-row>
        <table:table-row table:style-name="ro1">
          <table:table-cell office:value-type="string" calcext:value-type="string">
            <text:p>2014-AM-18.B.4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Annual Investment Committee Approval</text:p>
          </table:table-cell>
          <table:table-cell table:number-columns-repeated="11"/>
          <table:table-cell table:formula="of:=CONCATENATE([.G$1];[.H$1];[.I$1];[.A147];[.J$1];[.K$1];[.I$1];[.B147];[.J$1];[.K$1];[.I$1];[.C147];[.J$1];[.K$1];[.I$1];[.D147];[.J$1];[.K$1];[.I$1];[.E147];[.J$1];[.L$1];[.M$1];[.K$1])" office:value-type="string" office:string-value="[[“2014-AM-18.B.4“,“2014-AM-18“,“Annual Investment Committee Approval“,““,““]]," calcext:value-type="string">
            <text:p>[[“2014-AM-18.B.4“,“2014-AM-18“,“Annual Investment Committee Approval“,““,““]],</text:p>
          </table:table-cell>
        </table:table-row>
        <table:table-row table:style-name="ro1">
          <table:table-cell office:value-type="string" calcext:value-type="string">
            <text:p>2014-AM-18.C.1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Annual ALCO Approval</text:p>
          </table:table-cell>
          <table:table-cell table:number-columns-repeated="11"/>
          <table:table-cell table:formula="of:=CONCATENATE([.G$1];[.H$1];[.I$1];[.A148];[.J$1];[.K$1];[.I$1];[.B148];[.J$1];[.K$1];[.I$1];[.C148];[.J$1];[.K$1];[.I$1];[.D148];[.J$1];[.K$1];[.I$1];[.E148];[.J$1];[.L$1];[.M$1];[.K$1])" office:value-type="string" office:string-value="[[“2014-AM-18.C.1“,“2014-AM-18“,“Annual ALCO Approval“,““,““]]," calcext:value-type="string">
            <text:p>[[“2014-AM-18.C.1“,“2014-AM-18“,“Annual ALCO Approval“,““,““]],</text:p>
          </table:table-cell>
        </table:table-row>
        <table:table-row table:style-name="ro1">
          <table:table-cell office:value-type="string" calcext:value-type="string">
            <text:p>2014-AM-18.C.2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Monthly Tracking Error Report</text:p>
          </table:table-cell>
          <table:table-cell table:number-columns-repeated="11"/>
          <table:table-cell table:formula="of:=CONCATENATE([.G$1];[.H$1];[.I$1];[.A149];[.J$1];[.K$1];[.I$1];[.B149];[.J$1];[.K$1];[.I$1];[.C149];[.J$1];[.K$1];[.I$1];[.D149];[.J$1];[.K$1];[.I$1];[.E149];[.J$1];[.L$1];[.M$1];[.K$1])" office:value-type="string" office:string-value="[[“2014-AM-18.C.2“,“2014-AM-18“,“Monthly Tracking Error Report“,““,““]]," calcext:value-type="string">
            <text:p>[[“2014-AM-18.C.2“,“2014-AM-18“,“Monthly Tracking Error Report“,““,““]],</text:p>
          </table:table-cell>
        </table:table-row>
        <table:table-row table:style-name="ro1">
          <table:table-cell office:value-type="string" calcext:value-type="string">
            <text:p>2014-AM-18.C.3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Outliers</text:p>
          </table:table-cell>
          <table:table-cell table:number-columns-repeated="11"/>
          <table:table-cell table:formula="of:=CONCATENATE([.G$1];[.H$1];[.I$1];[.A150];[.J$1];[.K$1];[.I$1];[.B150];[.J$1];[.K$1];[.I$1];[.C150];[.J$1];[.K$1];[.I$1];[.D150];[.J$1];[.K$1];[.I$1];[.E150];[.J$1];[.L$1];[.M$1];[.K$1])" office:value-type="string" office:string-value="[[“2014-AM-18.C.3“,“2014-AM-18“,“Outliers“,““,““]]," calcext:value-type="string">
            <text:p>[[“2014-AM-18.C.3“,“2014-AM-18“,“Outliers“,““,““]],</text:p>
          </table:table-cell>
        </table:table-row>
        <table:table-row table:style-name="ro1">
          <table:table-cell office:value-type="string" calcext:value-type="string">
            <text:p>2014-AM-18.D.1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Bloomberg AIM Confirmations</text:p>
          </table:table-cell>
          <table:table-cell table:number-columns-repeated="11"/>
          <table:table-cell table:formula="of:=CONCATENATE([.G$1];[.H$1];[.I$1];[.A151];[.J$1];[.K$1];[.I$1];[.B151];[.J$1];[.K$1];[.I$1];[.C151];[.J$1];[.K$1];[.I$1];[.D151];[.J$1];[.K$1];[.I$1];[.E151];[.J$1];[.L$1];[.M$1];[.K$1])" office:value-type="string" office:string-value="[[“2014-AM-18.D.1“,“2014-AM-18“,“Bloomberg AIM Confirmations“,““,““]]," calcext:value-type="string">
            <text:p>[[“2014-AM-18.D.1“,“2014-AM-18“,“Bloomberg AIM Confirmations“,““,““]],</text:p>
          </table:table-cell>
        </table:table-row>
        <table:table-row table:style-name="ro1">
          <table:table-cell office:value-type="string" calcext:value-type="string">
            <text:p>2014-AM-18.D.2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Daily Trade Fails Tracking</text:p>
          </table:table-cell>
          <table:table-cell table:number-columns-repeated="11"/>
          <table:table-cell table:formula="of:=CONCATENATE([.G$1];[.H$1];[.I$1];[.A152];[.J$1];[.K$1];[.I$1];[.B152];[.J$1];[.K$1];[.I$1];[.C152];[.J$1];[.K$1];[.I$1];[.D152];[.J$1];[.K$1];[.I$1];[.E152];[.J$1];[.L$1];[.M$1];[.K$1])" office:value-type="string" office:string-value="[[“2014-AM-18.D.2“,“2014-AM-18“,“Daily Trade Fails Tracking“,““,““]]," calcext:value-type="string">
            <text:p>[[“2014-AM-18.D.2“,“2014-AM-18“,“Daily Trade Fails Tracking“,““,““]],</text:p>
          </table:table-cell>
        </table:table-row>
        <table:table-row table:style-name="ro1">
          <table:table-cell office:value-type="string" calcext:value-type="string">
            <text:p>2014-AM-18.D.3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Rebooked Trades</text:p>
          </table:table-cell>
          <table:table-cell table:number-columns-repeated="11"/>
          <table:table-cell table:formula="of:=CONCATENATE([.G$1];[.H$1];[.I$1];[.A153];[.J$1];[.K$1];[.I$1];[.B153];[.J$1];[.K$1];[.I$1];[.C153];[.J$1];[.K$1];[.I$1];[.D153];[.J$1];[.K$1];[.I$1];[.E153];[.J$1];[.L$1];[.M$1];[.K$1])" office:value-type="string" office:string-value="[[“2014-AM-18.D.3“,“2014-AM-18“,“Rebooked Trades“,““,““]]," calcext:value-type="string">
            <text:p>[[“2014-AM-18.D.3“,“2014-AM-18“,“Rebooked Trades“,““,““]],</text:p>
          </table:table-cell>
        </table:table-row>
        <table:table-row table:style-name="ro1">
          <table:table-cell office:value-type="string" calcext:value-type="string">
            <text:p>2014-AM-18.E.1</text:p>
          </table:table-cell>
          <table:table-cell office:value-type="string" calcext:value-type="string">
            <text:p>2014-AM-18</text:p>
          </table:table-cell>
          <table:table-cell office:value-type="string" calcext:value-type="string">
            <text:p>BCP</text:p>
          </table:table-cell>
          <table:table-cell table:number-columns-repeated="11"/>
          <table:table-cell table:formula="of:=CONCATENATE([.G$1];[.H$1];[.I$1];[.A154];[.J$1];[.K$1];[.I$1];[.B154];[.J$1];[.K$1];[.I$1];[.C154];[.J$1];[.K$1];[.I$1];[.D154];[.J$1];[.K$1];[.I$1];[.E154];[.J$1];[.L$1];[.M$1];[.K$1])" office:value-type="string" office:string-value="[[“2014-AM-18.E.1“,“2014-AM-18“,“BCP“,““,““]]," calcext:value-type="string">
            <text:p>[[“2014-AM-18.E.1“,“2014-AM-18“,“BCP“,““,““]],</text:p>
          </table:table-cell>
        </table:table-row>
        <table:table-row table:style-name="ro1">
          <table:table-cell office:value-type="string" calcext:value-type="string">
            <text:p>2014-AM-19.0.0</text:p>
          </table:table-cell>
          <table:table-cell office:value-type="string" calcext:value-type="string">
            <text:p>2014-AM-19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155];[.J$1];[.K$1];[.I$1];[.B155];[.J$1];[.K$1];[.I$1];[.C155];[.J$1];[.K$1];[.I$1];[.D155];[.J$1];[.K$1];[.I$1];[.E155];[.J$1];[.L$1];[.M$1];[.K$1])" office:value-type="string" office:string-value="[[“2014-AM-19.0.0“,“2014-AM-19“,“General“,““,““]]," calcext:value-type="string">
            <text:p>[[“2014-AM-19.0.0“,“2014-AM-19“,“General“,““,““]],</text:p>
          </table:table-cell>
        </table:table-row>
        <table:table-row table:style-name="ro1">
          <table:table-cell office:value-type="string" calcext:value-type="string">
            <text:p>2014-FA-08.0.0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156];[.J$1];[.K$1];[.I$1];[.B156];[.J$1];[.K$1];[.I$1];[.C156];[.J$1];[.K$1];[.I$1];[.D156];[.J$1];[.K$1];[.I$1];[.E156];[.J$1];[.L$1];[.M$1];[.K$1])" office:value-type="string" office:string-value="[[“2014-FA-08.0.0“,“2014-FA-08“,“General“,““,““]]," calcext:value-type="string">
            <text:p>[[“2014-FA-08.0.0“,“2014-FA-08“,“General“,““,““]],</text:p>
          </table:table-cell>
        </table:table-row>
        <table:table-row table:style-name="ro1">
          <table:table-cell office:value-type="string" calcext:value-type="string">
            <text:p>2014-FA-08.B.1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Confluence Funds Validation</text:p>
          </table:table-cell>
          <table:table-cell table:number-columns-repeated="11"/>
          <table:table-cell table:formula="of:=CONCATENATE([.G$1];[.H$1];[.I$1];[.A157];[.J$1];[.K$1];[.I$1];[.B157];[.J$1];[.K$1];[.I$1];[.C157];[.J$1];[.K$1];[.I$1];[.D157];[.J$1];[.K$1];[.I$1];[.E157];[.J$1];[.L$1];[.M$1];[.K$1])" office:value-type="string" office:string-value="[[“2014-FA-08.B.1“,“2014-FA-08“,“Confluence Funds Validation“,““,““]]," calcext:value-type="string">
            <text:p>[[“2014-FA-08.B.1“,“2014-FA-08“,“Confluence Funds Validation“,““,““]],</text:p>
          </table:table-cell>
        </table:table-row>
        <table:table-row table:style-name="ro1">
          <table:table-cell office:value-type="string" calcext:value-type="string">
            <text:p>2014-FA-08.B.2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Real Estate Account Workpapers</text:p>
          </table:table-cell>
          <table:table-cell table:number-columns-repeated="11"/>
          <table:table-cell table:formula="of:=CONCATENATE([.G$1];[.H$1];[.I$1];[.A158];[.J$1];[.K$1];[.I$1];[.B158];[.J$1];[.K$1];[.I$1];[.C158];[.J$1];[.K$1];[.I$1];[.D158];[.J$1];[.K$1];[.I$1];[.E158];[.J$1];[.L$1];[.M$1];[.K$1])" office:value-type="string" office:string-value="[[“2014-FA-08.B.2“,“2014-FA-08“,“Real Estate Account Workpapers“,““,““]]," calcext:value-type="string">
            <text:p>[[“2014-FA-08.B.2“,“2014-FA-08“,“Real Estate Account Workpapers“,““,““]],</text:p>
          </table:table-cell>
        </table:table-row>
        <table:table-row table:style-name="ro1">
          <table:table-cell office:value-type="string" calcext:value-type="string">
            <text:p>2014-FA-08.B.3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Non-Confluence Funds FS Prep</text:p>
          </table:table-cell>
          <table:table-cell table:number-columns-repeated="11"/>
          <table:table-cell table:formula="of:=CONCATENATE([.G$1];[.H$1];[.I$1];[.A159];[.J$1];[.K$1];[.I$1];[.B159];[.J$1];[.K$1];[.I$1];[.C159];[.J$1];[.K$1];[.I$1];[.D159];[.J$1];[.K$1];[.I$1];[.E159];[.J$1];[.L$1];[.M$1];[.K$1])" office:value-type="string" office:string-value="[[“2014-FA-08.B.3“,“2014-FA-08“,“Non-Confluence Funds FS Prep“,““,““]]," calcext:value-type="string">
            <text:p>[[“2014-FA-08.B.3“,“2014-FA-08“,“Non-Confluence Funds FS Prep“,““,““]],</text:p>
          </table:table-cell>
        </table:table-row>
        <table:table-row table:style-name="ro1">
          <table:table-cell office:value-type="string" calcext:value-type="string">
            <text:p>2014-FA-08.B.4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Draft FS Review</text:p>
          </table:table-cell>
          <table:table-cell table:number-columns-repeated="11"/>
          <table:table-cell table:formula="of:=CONCATENATE([.G$1];[.H$1];[.I$1];[.A160];[.J$1];[.K$1];[.I$1];[.B160];[.J$1];[.K$1];[.I$1];[.C160];[.J$1];[.K$1];[.I$1];[.D160];[.J$1];[.K$1];[.I$1];[.E160];[.J$1];[.L$1];[.M$1];[.K$1])" office:value-type="string" office:string-value="[[“2014-FA-08.B.4“,“2014-FA-08“,“Draft FS Review“,““,““]]," calcext:value-type="string">
            <text:p>[[“2014-FA-08.B.4“,“2014-FA-08“,“Draft FS Review“,““,““]],</text:p>
          </table:table-cell>
        </table:table-row>
        <table:table-row table:style-name="ro1">
          <table:table-cell office:value-type="string" calcext:value-type="string">
            <text:p>2014-FA-08.B.5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PEO/PFO Sign-off</text:p>
          </table:table-cell>
          <table:table-cell table:number-columns-repeated="11"/>
          <table:table-cell table:formula="of:=CONCATENATE([.G$1];[.H$1];[.I$1];[.A161];[.J$1];[.K$1];[.I$1];[.B161];[.J$1];[.K$1];[.I$1];[.C161];[.J$1];[.K$1];[.I$1];[.D161];[.J$1];[.K$1];[.I$1];[.E161];[.J$1];[.L$1];[.M$1];[.K$1])" office:value-type="string" office:string-value="[[“2014-FA-08.B.5“,“2014-FA-08“,“PEO/PFO Sign-off“,““,““]]," calcext:value-type="string">
            <text:p>[[“2014-FA-08.B.5“,“2014-FA-08“,“PEO/PFO Sign-off“,““,““]],</text:p>
          </table:table-cell>
        </table:table-row>
        <table:table-row table:style-name="ro1">
          <table:table-cell office:value-type="string" calcext:value-type="string">
            <text:p>2014-FA-08.C.1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Business Partner Reviews</text:p>
          </table:table-cell>
          <table:table-cell table:number-columns-repeated="11"/>
          <table:table-cell table:formula="of:=CONCATENATE([.G$1];[.H$1];[.I$1];[.A162];[.J$1];[.K$1];[.I$1];[.B162];[.J$1];[.K$1];[.I$1];[.C162];[.J$1];[.K$1];[.I$1];[.D162];[.J$1];[.K$1];[.I$1];[.E162];[.J$1];[.L$1];[.M$1];[.K$1])" office:value-type="string" office:string-value="[[“2014-FA-08.C.1“,“2014-FA-08“,“Business Partner Reviews“,““,““]]," calcext:value-type="string">
            <text:p>[[“2014-FA-08.C.1“,“2014-FA-08“,“Business Partner Reviews“,““,““]],</text:p>
          </table:table-cell>
        </table:table-row>
        <table:table-row table:style-name="ro1">
          <table:table-cell office:value-type="string" calcext:value-type="string">
            <text:p>2014-FA-08.C.2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SOPs</text:p>
          </table:table-cell>
          <table:table-cell table:number-columns-repeated="11"/>
          <table:table-cell table:formula="of:=CONCATENATE([.G$1];[.H$1];[.I$1];[.A163];[.J$1];[.K$1];[.I$1];[.B163];[.J$1];[.K$1];[.I$1];[.C163];[.J$1];[.K$1];[.I$1];[.D163];[.J$1];[.K$1];[.I$1];[.E163];[.J$1];[.L$1];[.M$1];[.K$1])" office:value-type="string" office:string-value="[[“2014-FA-08.C.2“,“2014-FA-08“,“SOPs“,““,““]]," calcext:value-type="string">
            <text:p>[[“2014-FA-08.C.2“,“2014-FA-08“,“SOPs“,““,““]],</text:p>
          </table:table-cell>
        </table:table-row>
        <table:table-row table:style-name="ro1">
          <table:table-cell office:value-type="string" calcext:value-type="string">
            <text:p>2014-FA-08.C.3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Run Book &amp; Internal Calander</text:p>
          </table:table-cell>
          <table:table-cell table:number-columns-repeated="11"/>
          <table:table-cell table:formula="of:=CONCATENATE([.G$1];[.H$1];[.I$1];[.A164];[.J$1];[.K$1];[.I$1];[.B164];[.J$1];[.K$1];[.I$1];[.C164];[.J$1];[.K$1];[.I$1];[.D164];[.J$1];[.K$1];[.I$1];[.E164];[.J$1];[.L$1];[.M$1];[.K$1])" office:value-type="string" office:string-value="[[“2014-FA-08.C.3“,“2014-FA-08“,“Run Book &amp; Internal Calander“,““,““]]," calcext:value-type="string">
            <text:p>[[“2014-FA-08.C.3“,“2014-FA-08“,“Run Book &amp; Internal Calander“,““,““]],</text:p>
          </table:table-cell>
        </table:table-row>
        <table:table-row table:style-name="ro1">
          <table:table-cell office:value-type="string" calcext:value-type="string">
            <text:p>2014-FA-08.D.1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IT General Controls</text:p>
          </table:table-cell>
          <table:table-cell table:number-columns-repeated="11"/>
          <table:table-cell table:formula="of:=CONCATENATE([.G$1];[.H$1];[.I$1];[.A165];[.J$1];[.K$1];[.I$1];[.B165];[.J$1];[.K$1];[.I$1];[.C165];[.J$1];[.K$1];[.I$1];[.D165];[.J$1];[.K$1];[.I$1];[.E165];[.J$1];[.L$1];[.M$1];[.K$1])" office:value-type="string" office:string-value="[[“2014-FA-08.D.1“,“2014-FA-08“,“IT General Controls“,““,““]]," calcext:value-type="string">
            <text:p>[[“2014-FA-08.D.1“,“2014-FA-08“,“IT General Controls“,““,““]],</text:p>
          </table:table-cell>
        </table:table-row>
        <table:table-row table:style-name="ro1">
          <table:table-cell office:value-type="string" calcext:value-type="string">
            <text:p>2014-FA-08.D.2</text:p>
          </table:table-cell>
          <table:table-cell office:value-type="string" calcext:value-type="string">
            <text:p>2014-FA-08</text:p>
          </table:table-cell>
          <table:table-cell office:value-type="string" calcext:value-type="string">
            <text:p>System Access Reviews</text:p>
          </table:table-cell>
          <table:table-cell table:number-columns-repeated="11"/>
          <table:table-cell table:formula="of:=CONCATENATE([.G$1];[.H$1];[.I$1];[.A166];[.J$1];[.K$1];[.I$1];[.B166];[.J$1];[.K$1];[.I$1];[.C166];[.J$1];[.K$1];[.I$1];[.D166];[.J$1];[.K$1];[.I$1];[.E166];[.J$1];[.L$1];[.M$1];[.K$1])" office:value-type="string" office:string-value="[[“2014-FA-08.D.2“,“2014-FA-08“,“System Access Reviews“,““,““]]," calcext:value-type="string">
            <text:p>[[“2014-FA-08.D.2“,“2014-FA-08“,“System Access Reviews“,““,““]],</text:p>
          </table:table-cell>
        </table:table-row>
        <table:table-row table:style-name="ro1">
          <table:table-cell office:value-type="string" calcext:value-type="string">
            <text:p>2014-FA-11.0.0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167];[.J$1];[.K$1];[.I$1];[.B167];[.J$1];[.K$1];[.I$1];[.C167];[.J$1];[.K$1];[.I$1];[.D167];[.J$1];[.K$1];[.I$1];[.E167];[.J$1];[.L$1];[.M$1];[.K$1])" office:value-type="string" office:string-value="[[“2014-FA-11.0.0“,“2014-FA-11“,“General“,““,““]]," calcext:value-type="string">
            <text:p>[[“2014-FA-11.0.0“,“2014-FA-11“,“General“,““,““]],</text:p>
          </table:table-cell>
        </table:table-row>
        <table:table-row table:style-name="ro1">
          <table:table-cell office:value-type="string" calcext:value-type="string">
            <text:p>2014-FA-11.A.3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Tax Returns</text:p>
          </table:table-cell>
          <table:table-cell table:number-columns-repeated="11"/>
          <table:table-cell table:formula="of:=CONCATENATE([.G$1];[.H$1];[.I$1];[.A168];[.J$1];[.K$1];[.I$1];[.B168];[.J$1];[.K$1];[.I$1];[.C168];[.J$1];[.K$1];[.I$1];[.D168];[.J$1];[.K$1];[.I$1];[.E168];[.J$1];[.L$1];[.M$1];[.K$1])" office:value-type="string" office:string-value="[[“2014-FA-11.A.3“,“2014-FA-11“,“Tax Returns“,““,““]]," calcext:value-type="string">
            <text:p>[[“2014-FA-11.A.3“,“2014-FA-11“,“Tax Returns“,““,““]],</text:p>
          </table:table-cell>
        </table:table-row>
        <table:table-row table:style-name="ro1">
          <table:table-cell office:value-type="string" calcext:value-type="string">
            <text:p>2014-FA-11.C.1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Tax Provisions</text:p>
          </table:table-cell>
          <table:table-cell table:number-columns-repeated="11"/>
          <table:table-cell table:formula="of:=CONCATENATE([.G$1];[.H$1];[.I$1];[.A169];[.J$1];[.K$1];[.I$1];[.B169];[.J$1];[.K$1];[.I$1];[.C169];[.J$1];[.K$1];[.I$1];[.D169];[.J$1];[.K$1];[.I$1];[.E169];[.J$1];[.L$1];[.M$1];[.K$1])" office:value-type="string" office:string-value="[[“2014-FA-11.C.1“,“2014-FA-11“,“Tax Provisions“,““,““]]," calcext:value-type="string">
            <text:p>[[“2014-FA-11.C.1“,“2014-FA-11“,“Tax Provisions“,““,““]],</text:p>
          </table:table-cell>
        </table:table-row>
        <table:table-row table:style-name="ro1">
          <table:table-cell office:value-type="string" calcext:value-type="string">
            <text:p>2014-FA-11.C.2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Excise Tax Calculations</text:p>
          </table:table-cell>
          <table:table-cell table:number-columns-repeated="11"/>
          <table:table-cell table:formula="of:=CONCATENATE([.G$1];[.H$1];[.I$1];[.A170];[.J$1];[.K$1];[.I$1];[.B170];[.J$1];[.K$1];[.I$1];[.C170];[.J$1];[.K$1];[.I$1];[.D170];[.J$1];[.K$1];[.I$1];[.E170];[.J$1];[.L$1];[.M$1];[.K$1])" office:value-type="string" office:string-value="[[“2014-FA-11.C.2“,“2014-FA-11“,“Excise Tax Calculations“,““,““]]," calcext:value-type="string">
            <text:p>[[“2014-FA-11.C.2“,“2014-FA-11“,“Excise Tax Calculations“,““,““]],</text:p>
          </table:table-cell>
        </table:table-row>
        <table:table-row table:style-name="ro1">
          <table:table-cell office:value-type="string" calcext:value-type="string">
            <text:p>2014-FA-11.C.3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RIC Diversification Test</text:p>
          </table:table-cell>
          <table:table-cell table:number-columns-repeated="11"/>
          <table:table-cell table:formula="of:=CONCATENATE([.G$1];[.H$1];[.I$1];[.A171];[.J$1];[.K$1];[.I$1];[.B171];[.J$1];[.K$1];[.I$1];[.C171];[.J$1];[.K$1];[.I$1];[.D171];[.J$1];[.K$1];[.I$1];[.E171];[.J$1];[.L$1];[.M$1];[.K$1])" office:value-type="string" office:string-value="[[“2014-FA-11.C.3“,“2014-FA-11“,“RIC Diversification Test“,““,““]]," calcext:value-type="string">
            <text:p>[[“2014-FA-11.C.3“,“2014-FA-11“,“RIC Diversification Test“,““,““]],</text:p>
          </table:table-cell>
        </table:table-row>
        <table:table-row table:style-name="ro1">
          <table:table-cell office:value-type="string" calcext:value-type="string">
            <text:p>2014-FA-11.C.4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REIT Adjustments</text:p>
          </table:table-cell>
          <table:table-cell table:number-columns-repeated="11"/>
          <table:table-cell table:formula="of:=CONCATENATE([.G$1];[.H$1];[.I$1];[.A172];[.J$1];[.K$1];[.I$1];[.B172];[.J$1];[.K$1];[.I$1];[.C172];[.J$1];[.K$1];[.I$1];[.D172];[.J$1];[.K$1];[.I$1];[.E172];[.J$1];[.L$1];[.M$1];[.K$1])" office:value-type="string" office:string-value="[[“2014-FA-11.C.4“,“2014-FA-11“,“REIT Adjustments“,““,““]]," calcext:value-type="string">
            <text:p>[[“2014-FA-11.C.4“,“2014-FA-11“,“REIT Adjustments“,““,““]],</text:p>
          </table:table-cell>
        </table:table-row>
        <table:table-row table:style-name="ro1">
          <table:table-cell office:value-type="string" calcext:value-type="string">
            <text:p>2014-FA-11.C.5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PFIC Analysis</text:p>
          </table:table-cell>
          <table:table-cell table:number-columns-repeated="11"/>
          <table:table-cell table:formula="of:=CONCATENATE([.G$1];[.H$1];[.I$1];[.A173];[.J$1];[.K$1];[.I$1];[.B173];[.J$1];[.K$1];[.I$1];[.C173];[.J$1];[.K$1];[.I$1];[.D173];[.J$1];[.K$1];[.I$1];[.E173];[.J$1];[.L$1];[.M$1];[.K$1])" office:value-type="string" office:string-value="[[“2014-FA-11.C.5“,“2014-FA-11“,“PFIC Analysis“,““,““]]," calcext:value-type="string">
            <text:p>[[“2014-FA-11.C.5“,“2014-FA-11“,“PFIC Analysis“,““,““]],</text:p>
          </table:table-cell>
        </table:table-row>
        <table:table-row table:style-name="ro1">
          <table:table-cell office:value-type="string" calcext:value-type="string">
            <text:p>2014-FA-11.C.6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Shareholder Reporting</text:p>
          </table:table-cell>
          <table:table-cell table:number-columns-repeated="11"/>
          <table:table-cell table:formula="of:=CONCATENATE([.G$1];[.H$1];[.I$1];[.A174];[.J$1];[.K$1];[.I$1];[.B174];[.J$1];[.K$1];[.I$1];[.C174];[.J$1];[.K$1];[.I$1];[.D174];[.J$1];[.K$1];[.I$1];[.E174];[.J$1];[.L$1];[.M$1];[.K$1])" office:value-type="string" office:string-value="[[“2014-FA-11.C.6“,“2014-FA-11“,“Shareholder Reporting“,““,““]]," calcext:value-type="string">
            <text:p>[[“2014-FA-11.C.6“,“2014-FA-11“,“Shareholder Reporting“,““,““]],</text:p>
          </table:table-cell>
        </table:table-row>
        <table:table-row table:style-name="ro1">
          <table:table-cell office:value-type="string" calcext:value-type="string">
            <text:p>2014-FA-11.E.2</text:p>
          </table:table-cell>
          <table:table-cell office:value-type="string" calcext:value-type="string">
            <text:p>2014-FA-11</text:p>
          </table:table-cell>
          <table:table-cell office:value-type="string" calcext:value-type="string">
            <text:p>End User Controls</text:p>
          </table:table-cell>
          <table:table-cell table:number-columns-repeated="11"/>
          <table:table-cell table:formula="of:=CONCATENATE([.G$1];[.H$1];[.I$1];[.A175];[.J$1];[.K$1];[.I$1];[.B175];[.J$1];[.K$1];[.I$1];[.C175];[.J$1];[.K$1];[.I$1];[.D175];[.J$1];[.K$1];[.I$1];[.E175];[.J$1];[.L$1];[.M$1];[.K$1])" office:value-type="string" office:string-value="[[“2014-FA-11.E.2“,“2014-FA-11“,“End User Controls“,““,““]]," calcext:value-type="string">
            <text:p>[[“2014-FA-11.E.2“,“2014-FA-11“,“End User Controls“,““,““]],</text:p>
          </table:table-cell>
        </table:table-row>
        <table:table-row table:style-name="ro1">
          <table:table-cell office:value-type="string" calcext:value-type="string">
            <text:p>2014-FA-12.0.0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176];[.J$1];[.K$1];[.I$1];[.B176];[.J$1];[.K$1];[.I$1];[.C176];[.J$1];[.K$1];[.I$1];[.D176];[.J$1];[.K$1];[.I$1];[.E176];[.J$1];[.L$1];[.M$1];[.K$1])" office:value-type="string" office:string-value="[[“2014-FA-12.0.0“,“2014-FA-12“,“General“,““,““]]," calcext:value-type="string">
            <text:p>[[“2014-FA-12.0.0“,“2014-FA-12“,“General“,““,““]],</text:p>
          </table:table-cell>
        </table:table-row>
        <table:table-row table:style-name="ro1">
          <table:table-cell office:value-type="string" calcext:value-type="string">
            <text:p>2014-FA-12.A.1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Access Management: Internal Users</text:p>
          </table:table-cell>
          <table:table-cell table:number-columns-repeated="11"/>
          <table:table-cell table:formula="of:=CONCATENATE([.G$1];[.H$1];[.I$1];[.A177];[.J$1];[.K$1];[.I$1];[.B177];[.J$1];[.K$1];[.I$1];[.C177];[.J$1];[.K$1];[.I$1];[.D177];[.J$1];[.K$1];[.I$1];[.E177];[.J$1];[.L$1];[.M$1];[.K$1])" office:value-type="string" office:string-value="[[“2014-FA-12.A.1“,“2014-FA-12“,“Access Management: Internal Users“,““,““]]," calcext:value-type="string">
            <text:p>[[“2014-FA-12.A.1“,“2014-FA-12“,“Access Management: Internal Users“,““,““]],</text:p>
          </table:table-cell>
        </table:table-row>
        <table:table-row table:style-name="ro1">
          <table:table-cell office:value-type="string" calcext:value-type="string">
            <text:p>2014-FA-12.A.2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Access Management: External Users</text:p>
          </table:table-cell>
          <table:table-cell table:number-columns-repeated="11"/>
          <table:table-cell table:formula="of:=CONCATENATE([.G$1];[.H$1];[.I$1];[.A178];[.J$1];[.K$1];[.I$1];[.B178];[.J$1];[.K$1];[.I$1];[.C178];[.J$1];[.K$1];[.I$1];[.D178];[.J$1];[.K$1];[.I$1];[.E178];[.J$1];[.L$1];[.M$1];[.K$1])" office:value-type="string" office:string-value="[[“2014-FA-12.A.2“,“2014-FA-12“,“Access Management: External Users“,““,““]]," calcext:value-type="string">
            <text:p>[[“2014-FA-12.A.2“,“2014-FA-12“,“Access Management: External Users“,““,““]],</text:p>
          </table:table-cell>
        </table:table-row>
        <table:table-row table:style-name="ro1">
          <table:table-cell office:value-type="string" calcext:value-type="string">
            <text:p>2014-FA-12.B.1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User License Inactivation</text:p>
          </table:table-cell>
          <table:table-cell table:number-columns-repeated="11"/>
          <table:table-cell table:formula="of:=CONCATENATE([.G$1];[.H$1];[.I$1];[.A179];[.J$1];[.K$1];[.I$1];[.B179];[.J$1];[.K$1];[.I$1];[.C179];[.J$1];[.K$1];[.I$1];[.D179];[.J$1];[.K$1];[.I$1];[.E179];[.J$1];[.L$1];[.M$1];[.K$1])" office:value-type="string" office:string-value="[[“2014-FA-12.B.1“,“2014-FA-12“,“User License Inactivation“,““,““]]," calcext:value-type="string">
            <text:p>[[“2014-FA-12.B.1“,“2014-FA-12“,“User License Inactivation“,““,““]],</text:p>
          </table:table-cell>
        </table:table-row>
        <table:table-row table:style-name="ro1">
          <table:table-cell office:value-type="string" calcext:value-type="string">
            <text:p>2014-FA-12.B.2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Security Groups &amp; Property Lists</text:p>
          </table:table-cell>
          <table:table-cell table:number-columns-repeated="11"/>
          <table:table-cell table:formula="of:=CONCATENATE([.G$1];[.H$1];[.I$1];[.A180];[.J$1];[.K$1];[.I$1];[.B180];[.J$1];[.K$1];[.I$1];[.C180];[.J$1];[.K$1];[.I$1];[.D180];[.J$1];[.K$1];[.I$1];[.E180];[.J$1];[.L$1];[.M$1];[.K$1])" office:value-type="string" office:string-value="[[“2014-FA-12.B.2“,“2014-FA-12“,“Security Groups &amp; Property Lists“,““,““]]," calcext:value-type="string">
            <text:p>[[“2014-FA-12.B.2“,“2014-FA-12“,“Security Groups &amp; Property Lists“,““,““]],</text:p>
          </table:table-cell>
        </table:table-row>
        <table:table-row table:style-name="ro1">
          <table:table-cell office:value-type="string" calcext:value-type="string">
            <text:p>2014-FA-12.B.3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External Property Manager Approvers List</text:p>
          </table:table-cell>
          <table:table-cell table:number-columns-repeated="11"/>
          <table:table-cell table:formula="of:=CONCATENATE([.G$1];[.H$1];[.I$1];[.A181];[.J$1];[.K$1];[.I$1];[.B181];[.J$1];[.K$1];[.I$1];[.C181];[.J$1];[.K$1];[.I$1];[.D181];[.J$1];[.K$1];[.I$1];[.E181];[.J$1];[.L$1];[.M$1];[.K$1])" office:value-type="string" office:string-value="[[“2014-FA-12.B.3“,“2014-FA-12“,“External Property Manager Approvers List“,““,““]]," calcext:value-type="string">
            <text:p>[[“2014-FA-12.B.3“,“2014-FA-12“,“External Property Manager Approvers List“,““,““]],</text:p>
          </table:table-cell>
        </table:table-row>
        <table:table-row table:style-name="ro1">
          <table:table-cell office:value-type="string" calcext:value-type="string">
            <text:p>2014-FA-12.C.1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Entitlement Reviews: Internal</text:p>
          </table:table-cell>
          <table:table-cell table:number-columns-repeated="11"/>
          <table:table-cell table:formula="of:=CONCATENATE([.G$1];[.H$1];[.I$1];[.A182];[.J$1];[.K$1];[.I$1];[.B182];[.J$1];[.K$1];[.I$1];[.C182];[.J$1];[.K$1];[.I$1];[.D182];[.J$1];[.K$1];[.I$1];[.E182];[.J$1];[.L$1];[.M$1];[.K$1])" office:value-type="string" office:string-value="[[“2014-FA-12.C.1“,“2014-FA-12“,“Entitlement Reviews: Internal“,““,““]]," calcext:value-type="string">
            <text:p>[[“2014-FA-12.C.1“,“2014-FA-12“,“Entitlement Reviews: Internal“,““,““]],</text:p>
          </table:table-cell>
        </table:table-row>
        <table:table-row table:style-name="ro1">
          <table:table-cell office:value-type="string" calcext:value-type="string">
            <text:p>2014-FA-12.C.2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Entitlement Reviews: External</text:p>
          </table:table-cell>
          <table:table-cell table:number-columns-repeated="11"/>
          <table:table-cell table:formula="of:=CONCATENATE([.G$1];[.H$1];[.I$1];[.A183];[.J$1];[.K$1];[.I$1];[.B183];[.J$1];[.K$1];[.I$1];[.C183];[.J$1];[.K$1];[.I$1];[.D183];[.J$1];[.K$1];[.I$1];[.E183];[.J$1];[.L$1];[.M$1];[.K$1])" office:value-type="string" office:string-value="[[“2014-FA-12.C.2“,“2014-FA-12“,“Entitlement Reviews: External“,““,““]]," calcext:value-type="string">
            <text:p>[[“2014-FA-12.C.2“,“2014-FA-12“,“Entitlement Reviews: External“,““,““]],</text:p>
          </table:table-cell>
        </table:table-row>
        <table:table-row table:style-name="ro1">
          <table:table-cell office:value-type="string" calcext:value-type="string">
            <text:p>2014-FA-12.D.1</text:p>
          </table:table-cell>
          <table:table-cell office:value-type="string" calcext:value-type="string">
            <text:p>2014-FA-12</text:p>
          </table:table-cell>
          <table:table-cell office:value-type="string" calcext:value-type="string">
            <text:p>Non-systematic Controls</text:p>
          </table:table-cell>
          <table:table-cell table:number-columns-repeated="11"/>
          <table:table-cell table:formula="of:=CONCATENATE([.G$1];[.H$1];[.I$1];[.A184];[.J$1];[.K$1];[.I$1];[.B184];[.J$1];[.K$1];[.I$1];[.C184];[.J$1];[.K$1];[.I$1];[.D184];[.J$1];[.K$1];[.I$1];[.E184];[.J$1];[.L$1];[.M$1];[.K$1])" office:value-type="string" office:string-value="[[“2014-FA-12.D.1“,“2014-FA-12“,“Non-systematic Controls“,““,““]]," calcext:value-type="string">
            <text:p>[[“2014-FA-12.D.1“,“2014-FA-12“,“Non-systematic Controls“,““,““]],</text:p>
          </table:table-cell>
        </table:table-row>
        <table:table-row table:style-name="ro1">
          <table:table-cell office:value-type="string" calcext:value-type="string">
            <text:p>2014-IT-18.0.0</text:p>
          </table:table-cell>
          <table:table-cell office:value-type="string" calcext:value-type="string">
            <text:p>2014-IT-18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185];[.J$1];[.K$1];[.I$1];[.B185];[.J$1];[.K$1];[.I$1];[.C185];[.J$1];[.K$1];[.I$1];[.D185];[.J$1];[.K$1];[.I$1];[.E185];[.J$1];[.L$1];[.M$1];[.K$1])" office:value-type="string" office:string-value="[[“2014-IT-18.0.0“,“2014-IT-18“,“General“,““,““]]," calcext:value-type="string">
            <text:p>[[“2014-IT-18.0.0“,“2014-IT-18“,“General“,““,““]],</text:p>
          </table:table-cell>
        </table:table-row>
        <table:table-row table:style-name="ro1">
          <table:table-cell office:value-type="string" calcext:value-type="string">
            <text:p>2014-RM-04.0.0</text:p>
          </table:table-cell>
          <table:table-cell office:value-type="string" calcext:value-type="string">
            <text:p>2014-RM-04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186];[.J$1];[.K$1];[.I$1];[.B186];[.J$1];[.K$1];[.I$1];[.C186];[.J$1];[.K$1];[.I$1];[.D186];[.J$1];[.K$1];[.I$1];[.E186];[.J$1];[.L$1];[.M$1];[.K$1])" office:value-type="string" office:string-value="[[“2014-RM-04.0.0“,“2014-RM-04“,“General“,““,““]]," calcext:value-type="string">
            <text:p>[[“2014-RM-04.0.0“,“2014-RM-04“,“General“,““,““]],</text:p>
          </table:table-cell>
        </table:table-row>
        <table:table-row table:style-name="ro1">
          <table:table-cell office:value-type="string" calcext:value-type="string">
            <text:p>2014-RM-04.B.2</text:p>
          </table:table-cell>
          <table:table-cell office:value-type="string" calcext:value-type="string">
            <text:p>2014-RM-04</text:p>
          </table:table-cell>
          <table:table-cell office:value-type="string" calcext:value-type="string">
            <text:p>Entitlement Reviews</text:p>
          </table:table-cell>
          <table:table-cell table:number-columns-repeated="11"/>
          <table:table-cell table:formula="of:=CONCATENATE([.G$1];[.H$1];[.I$1];[.A187];[.J$1];[.K$1];[.I$1];[.B187];[.J$1];[.K$1];[.I$1];[.C187];[.J$1];[.K$1];[.I$1];[.D187];[.J$1];[.K$1];[.I$1];[.E187];[.J$1];[.L$1];[.M$1];[.K$1])" office:value-type="string" office:string-value="[[“2014-RM-04.B.2“,“2014-RM-04“,“Entitlement Reviews“,““,““]]," calcext:value-type="string">
            <text:p>[[“2014-RM-04.B.2“,“2014-RM-04“,“Entitlement Reviews“,““,““]],</text:p>
          </table:table-cell>
        </table:table-row>
        <table:table-row table:style-name="ro1">
          <table:table-cell office:value-type="string" calcext:value-type="string">
            <text:p>2014-RM-04.C.4</text:p>
          </table:table-cell>
          <table:table-cell office:value-type="string" calcext:value-type="string">
            <text:p>2014-RM-04</text:p>
          </table:table-cell>
          <table:table-cell office:value-type="string" calcext:value-type="string">
            <text:p>Equity Pricing Memo Reviews</text:p>
          </table:table-cell>
          <table:table-cell table:number-columns-repeated="11"/>
          <table:table-cell table:formula="of:=CONCATENATE([.G$1];[.H$1];[.I$1];[.A188];[.J$1];[.K$1];[.I$1];[.B188];[.J$1];[.K$1];[.I$1];[.C188];[.J$1];[.K$1];[.I$1];[.D188];[.J$1];[.K$1];[.I$1];[.E188];[.J$1];[.L$1];[.M$1];[.K$1])" office:value-type="string" office:string-value="[[“2014-RM-04.C.4“,“2014-RM-04“,“Equity Pricing Memo Reviews“,““,““]]," calcext:value-type="string">
            <text:p>[[“2014-RM-04.C.4“,“2014-RM-04“,“Equity Pricing Memo Reviews“,““,““]],</text:p>
          </table:table-cell>
        </table:table-row>
        <table:table-row table:style-name="ro1">
          <table:table-cell office:value-type="string" calcext:value-type="string">
            <text:p>2014-RM-06.0.0</text:p>
          </table:table-cell>
          <table:table-cell office:value-type="string" calcext:value-type="string">
            <text:p>2014-RM-06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189];[.J$1];[.K$1];[.I$1];[.B189];[.J$1];[.K$1];[.I$1];[.C189];[.J$1];[.K$1];[.I$1];[.D189];[.J$1];[.K$1];[.I$1];[.E189];[.J$1];[.L$1];[.M$1];[.K$1])" office:value-type="string" office:string-value="[[“2014-RM-06.0.0“,“2014-RM-06“,“General“,““,““]]," calcext:value-type="string">
            <text:p>[[“2014-RM-06.0.0“,“2014-RM-06“,“General“,““,““]],</text:p>
          </table:table-cell>
        </table:table-row>
        <table:table-row table:style-name="ro1">
          <table:table-cell office:value-type="string" calcext:value-type="string">
            <text:p>2014-SP-01.0.0</text:p>
          </table:table-cell>
          <table:table-cell office:value-type="string" calcext:value-type="string">
            <text:p>2014-SP-01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190];[.J$1];[.K$1];[.I$1];[.B190];[.J$1];[.K$1];[.I$1];[.C190];[.J$1];[.K$1];[.I$1];[.D190];[.J$1];[.K$1];[.I$1];[.E190];[.J$1];[.L$1];[.M$1];[.K$1])" office:value-type="string" office:string-value="[[“2014-SP-01.0.0“,“2014-SP-01“,“General“,““,““]]," calcext:value-type="string">
            <text:p>[[“2014-SP-01.0.0“,“2014-SP-01“,“General“,““,““]],</text:p>
          </table:table-cell>
        </table:table-row>
        <table:table-row table:style-name="ro1">
          <table:table-cell office:value-type="string" calcext:value-type="string">
            <text:p>2015-AM-08.0.0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191];[.J$1];[.K$1];[.I$1];[.B191];[.J$1];[.K$1];[.I$1];[.C191];[.J$1];[.K$1];[.I$1];[.D191];[.J$1];[.K$1];[.I$1];[.E191];[.J$1];[.L$1];[.M$1];[.K$1])" office:value-type="string" office:string-value="[[“2015-AM-08.0.0“,“2015-AM-08“,“General“,““,““]]," calcext:value-type="string">
            <text:p>[[“2015-AM-08.0.0“,“2015-AM-08“,“General“,““,““]],</text:p>
          </table:table-cell>
        </table:table-row>
        <table:table-row table:style-name="ro1">
          <table:table-cell office:value-type="string" calcext:value-type="string">
            <text:p>2015-AM-08.A.1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Policies &amp; Procedures</text:p>
          </table:table-cell>
          <table:table-cell table:number-columns-repeated="11"/>
          <table:table-cell table:formula="of:=CONCATENATE([.G$1];[.H$1];[.I$1];[.A192];[.J$1];[.K$1];[.I$1];[.B192];[.J$1];[.K$1];[.I$1];[.C192];[.J$1];[.K$1];[.I$1];[.D192];[.J$1];[.K$1];[.I$1];[.E192];[.J$1];[.L$1];[.M$1];[.K$1])" office:value-type="string" office:string-value="[[“2015-AM-08.A.1“,“2015-AM-08“,“Policies &amp; Procedures“,““,““]]," calcext:value-type="string">
            <text:p>[[“2015-AM-08.A.1“,“2015-AM-08“,“Policies &amp; Procedures“,““,““]],</text:p>
          </table:table-cell>
        </table:table-row>
        <table:table-row table:style-name="ro1">
          <table:table-cell office:value-type="string" calcext:value-type="string">
            <text:p>2015-AM-08.A.2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Risk Assessments</text:p>
          </table:table-cell>
          <table:table-cell table:number-columns-repeated="11"/>
          <table:table-cell table:formula="of:=CONCATENATE([.G$1];[.H$1];[.I$1];[.A193];[.J$1];[.K$1];[.I$1];[.B193];[.J$1];[.K$1];[.I$1];[.C193];[.J$1];[.K$1];[.I$1];[.D193];[.J$1];[.K$1];[.I$1];[.E193];[.J$1];[.L$1];[.M$1];[.K$1])" office:value-type="string" office:string-value="[[“2015-AM-08.A.2“,“2015-AM-08“,“Risk Assessments“,““,““]]," calcext:value-type="string">
            <text:p>[[“2015-AM-08.A.2“,“2015-AM-08“,“Risk Assessments“,““,““]],</text:p>
          </table:table-cell>
        </table:table-row>
        <table:table-row table:style-name="ro1">
          <table:table-cell office:value-type="string" calcext:value-type="string">
            <text:p>2015-AM-08.B.1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Compulsory Training</text:p>
          </table:table-cell>
          <table:table-cell table:number-columns-repeated="11"/>
          <table:table-cell table:formula="of:=CONCATENATE([.G$1];[.H$1];[.I$1];[.A194];[.J$1];[.K$1];[.I$1];[.B194];[.J$1];[.K$1];[.I$1];[.C194];[.J$1];[.K$1];[.I$1];[.D194];[.J$1];[.K$1];[.I$1];[.E194];[.J$1];[.L$1];[.M$1];[.K$1])" office:value-type="string" office:string-value="[[“2015-AM-08.B.1“,“2015-AM-08“,“Compulsory Training“,““,““]]," calcext:value-type="string">
            <text:p>[[“2015-AM-08.B.1“,“2015-AM-08“,“Compulsory Training“,““,““]],</text:p>
          </table:table-cell>
        </table:table-row>
        <table:table-row table:style-name="ro1">
          <table:table-cell office:value-type="string" calcext:value-type="string">
            <text:p>2015-AM-08.B.2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Regulatory Awareness</text:p>
          </table:table-cell>
          <table:table-cell table:number-columns-repeated="11"/>
          <table:table-cell table:formula="of:=CONCATENATE([.G$1];[.H$1];[.I$1];[.A195];[.J$1];[.K$1];[.I$1];[.B195];[.J$1];[.K$1];[.I$1];[.C195];[.J$1];[.K$1];[.I$1];[.D195];[.J$1];[.K$1];[.I$1];[.E195];[.J$1];[.L$1];[.M$1];[.K$1])" office:value-type="string" office:string-value="[[“2015-AM-08.B.2“,“2015-AM-08“,“Regulatory Awareness“,““,““]]," calcext:value-type="string">
            <text:p>[[“2015-AM-08.B.2“,“2015-AM-08“,“Regulatory Awareness“,““,““]],</text:p>
          </table:table-cell>
        </table:table-row>
        <table:table-row table:style-name="ro1">
          <table:table-cell office:value-type="string" calcext:value-type="string">
            <text:p>2015-AM-08.B.3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Business Line Regulatory Risk Monitoring</text:p>
          </table:table-cell>
          <table:table-cell table:number-columns-repeated="11"/>
          <table:table-cell table:formula="of:=CONCATENATE([.G$1];[.H$1];[.I$1];[.A196];[.J$1];[.K$1];[.I$1];[.B196];[.J$1];[.K$1];[.I$1];[.C196];[.J$1];[.K$1];[.I$1];[.D196];[.J$1];[.K$1];[.I$1];[.E196];[.J$1];[.L$1];[.M$1];[.K$1])" office:value-type="string" office:string-value="[[“2015-AM-08.B.3“,“2015-AM-08“,“Business Line Regulatory Risk Monitoring“,““,““]]," calcext:value-type="string">
            <text:p>[[“2015-AM-08.B.3“,“2015-AM-08“,“Business Line Regulatory Risk Monitoring“,““,““]],</text:p>
          </table:table-cell>
        </table:table-row>
        <table:table-row table:style-name="ro1">
          <table:table-cell office:value-type="string" calcext:value-type="string">
            <text:p>2015-AM-08.B.4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ELT Reporting</text:p>
          </table:table-cell>
          <table:table-cell table:number-columns-repeated="11"/>
          <table:table-cell table:formula="of:=CONCATENATE([.G$1];[.H$1];[.I$1];[.A197];[.J$1];[.K$1];[.I$1];[.B197];[.J$1];[.K$1];[.I$1];[.C197];[.J$1];[.K$1];[.I$1];[.D197];[.J$1];[.K$1];[.I$1];[.E197];[.J$1];[.L$1];[.M$1];[.K$1])" office:value-type="string" office:string-value="[[“2015-AM-08.B.4“,“2015-AM-08“,“ELT Reporting“,““,““]]," calcext:value-type="string">
            <text:p>[[“2015-AM-08.B.4“,“2015-AM-08“,“ELT Reporting“,““,““]],</text:p>
          </table:table-cell>
        </table:table-row>
        <table:table-row table:style-name="ro1">
          <table:table-cell office:value-type="string" calcext:value-type="string">
            <text:p>2015-AM-08.C.1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Ongoing Compliance Monitoring</text:p>
          </table:table-cell>
          <table:table-cell table:number-columns-repeated="11"/>
          <table:table-cell table:formula="of:=CONCATENATE([.G$1];[.H$1];[.I$1];[.A198];[.J$1];[.K$1];[.I$1];[.B198];[.J$1];[.K$1];[.I$1];[.C198];[.J$1];[.K$1];[.I$1];[.D198];[.J$1];[.K$1];[.I$1];[.E198];[.J$1];[.L$1];[.M$1];[.K$1])" office:value-type="string" office:string-value="[[“2015-AM-08.C.1“,“2015-AM-08“,“Ongoing Compliance Monitoring“,““,““]]," calcext:value-type="string">
            <text:p>[[“2015-AM-08.C.1“,“2015-AM-08“,“Ongoing Compliance Monitoring“,““,““]],</text:p>
          </table:table-cell>
        </table:table-row>
        <table:table-row table:style-name="ro1">
          <table:table-cell office:value-type="string" calcext:value-type="string">
            <text:p>2015-AM-08.C.2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Standalone Montioring Engagements</text:p>
          </table:table-cell>
          <table:table-cell table:number-columns-repeated="11"/>
          <table:table-cell table:formula="of:=CONCATENATE([.G$1];[.H$1];[.I$1];[.A199];[.J$1];[.K$1];[.I$1];[.B199];[.J$1];[.K$1];[.I$1];[.C199];[.J$1];[.K$1];[.I$1];[.D199];[.J$1];[.K$1];[.I$1];[.E199];[.J$1];[.L$1];[.M$1];[.K$1])" office:value-type="string" office:string-value="[[“2015-AM-08.C.2“,“2015-AM-08“,“Standalone Montioring Engagements“,““,““]]," calcext:value-type="string">
            <text:p>[[“2015-AM-08.C.2“,“2015-AM-08“,“Standalone Montioring Engagements“,““,““]],</text:p>
          </table:table-cell>
        </table:table-row>
        <table:table-row table:style-name="ro1">
          <table:table-cell office:value-type="string" calcext:value-type="string">
            <text:p>2015-AM-08.C.3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Regulatory Breaches</text:p>
          </table:table-cell>
          <table:table-cell table:number-columns-repeated="11"/>
          <table:table-cell table:formula="of:=CONCATENATE([.G$1];[.H$1];[.I$1];[.A200];[.J$1];[.K$1];[.I$1];[.B200];[.J$1];[.K$1];[.I$1];[.C200];[.J$1];[.K$1];[.I$1];[.D200];[.J$1];[.K$1];[.I$1];[.E200];[.J$1];[.L$1];[.M$1];[.K$1])" office:value-type="string" office:string-value="[[“2015-AM-08.C.3“,“2015-AM-08“,“Regulatory Breaches“,““,““]]," calcext:value-type="string">
            <text:p>[[“2015-AM-08.C.3“,“2015-AM-08“,“Regulatory Breaches“,““,““]],</text:p>
          </table:table-cell>
        </table:table-row>
        <table:table-row table:style-name="ro1">
          <table:table-cell office:value-type="string" calcext:value-type="string">
            <text:p>2015-AM-08.D.1</text:p>
          </table:table-cell>
          <table:table-cell office:value-type="string" calcext:value-type="string">
            <text:p>2015-AM-08</text:p>
          </table:table-cell>
          <table:table-cell office:value-type="string" calcext:value-type="string">
            <text:p>Regulatory Reporting</text:p>
          </table:table-cell>
          <table:table-cell table:number-columns-repeated="11"/>
          <table:table-cell table:formula="of:=CONCATENATE([.G$1];[.H$1];[.I$1];[.A201];[.J$1];[.K$1];[.I$1];[.B201];[.J$1];[.K$1];[.I$1];[.C201];[.J$1];[.K$1];[.I$1];[.D201];[.J$1];[.K$1];[.I$1];[.E201];[.J$1];[.L$1];[.M$1];[.K$1])" office:value-type="string" office:string-value="[[“2015-AM-08.D.1“,“2015-AM-08“,“Regulatory Reporting“,““,““]]," calcext:value-type="string">
            <text:p>[[“2015-AM-08.D.1“,“2015-AM-08“,“Regulatory Reporting“,““,““]],</text:p>
          </table:table-cell>
        </table:table-row>
        <table:table-row table:style-name="ro1">
          <table:table-cell office:value-type="string" calcext:value-type="string">
            <text:p>2015-AM-09.0.0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202];[.J$1];[.K$1];[.I$1];[.B202];[.J$1];[.K$1];[.I$1];[.C202];[.J$1];[.K$1];[.I$1];[.D202];[.J$1];[.K$1];[.I$1];[.E202];[.J$1];[.L$1];[.M$1];[.K$1])" office:value-type="string" office:string-value="[[“2015-AM-09.0.0“,“2015-AM-09“,“General“,““,““]]," calcext:value-type="string">
            <text:p>[[“2015-AM-09.0.0“,“2015-AM-09“,“General“,““,““]],</text:p>
          </table:table-cell>
        </table:table-row>
        <table:table-row table:style-name="ro1">
          <table:table-cell office:value-type="string" calcext:value-type="string">
            <text:p>2015-AM-09.A.1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Cash Payments</text:p>
          </table:table-cell>
          <table:table-cell table:number-columns-repeated="11"/>
          <table:table-cell table:formula="of:=CONCATENATE([.G$1];[.H$1];[.I$1];[.A203];[.J$1];[.K$1];[.I$1];[.B203];[.J$1];[.K$1];[.I$1];[.C203];[.J$1];[.K$1];[.I$1];[.D203];[.J$1];[.K$1];[.I$1];[.E203];[.J$1];[.L$1];[.M$1];[.K$1])" office:value-type="string" office:string-value="[[“2015-AM-09.A.1“,“2015-AM-09“,“Cash Payments“,““,““]]," calcext:value-type="string">
            <text:p>[[“2015-AM-09.A.1“,“2015-AM-09“,“Cash Payments“,““,““]],</text:p>
          </table:table-cell>
        </table:table-row>
        <table:table-row table:style-name="ro1">
          <table:table-cell office:value-type="string" calcext:value-type="string">
            <text:p>2015-AM-09.A.2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Transfers</text:p>
          </table:table-cell>
          <table:table-cell table:number-columns-repeated="11"/>
          <table:table-cell table:formula="of:=CONCATENATE([.G$1];[.H$1];[.I$1];[.A204];[.J$1];[.K$1];[.I$1];[.B204];[.J$1];[.K$1];[.I$1];[.C204];[.J$1];[.K$1];[.I$1];[.D204];[.J$1];[.K$1];[.I$1];[.E204];[.J$1];[.L$1];[.M$1];[.K$1])" office:value-type="string" office:string-value="[[“2015-AM-09.A.2“,“2015-AM-09“,“Transfers“,““,““]]," calcext:value-type="string">
            <text:p>[[“2015-AM-09.A.2“,“2015-AM-09“,“Transfers“,““,““]],</text:p>
          </table:table-cell>
        </table:table-row>
        <table:table-row table:style-name="ro1">
          <table:table-cell office:value-type="string" calcext:value-type="string">
            <text:p>2015-AM-09.B.1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Accounts Payable (Corporate)</text:p>
          </table:table-cell>
          <table:table-cell table:number-columns-repeated="11"/>
          <table:table-cell table:formula="of:=CONCATENATE([.G$1];[.H$1];[.I$1];[.A205];[.J$1];[.K$1];[.I$1];[.B205];[.J$1];[.K$1];[.I$1];[.C205];[.J$1];[.K$1];[.I$1];[.D205];[.J$1];[.K$1];[.I$1];[.E205];[.J$1];[.L$1];[.M$1];[.K$1])" office:value-type="string" office:string-value="[[“2015-AM-09.B.1“,“2015-AM-09“,“Accounts Payable (Corporate)“,““,““]]," calcext:value-type="string">
            <text:p>[[“2015-AM-09.B.1“,“2015-AM-09“,“Accounts Payable (Corporate)“,““,““]],</text:p>
          </table:table-cell>
        </table:table-row>
        <table:table-row table:style-name="ro1">
          <table:table-cell office:value-type="string" calcext:value-type="string">
            <text:p>2015-AM-09.B.2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Accounts Payable (Funds)</text:p>
          </table:table-cell>
          <table:table-cell table:number-columns-repeated="11"/>
          <table:table-cell table:formula="of:=CONCATENATE([.G$1];[.H$1];[.I$1];[.A206];[.J$1];[.K$1];[.I$1];[.B206];[.J$1];[.K$1];[.I$1];[.C206];[.J$1];[.K$1];[.I$1];[.D206];[.J$1];[.K$1];[.I$1];[.E206];[.J$1];[.L$1];[.M$1];[.K$1])" office:value-type="string" office:string-value="[[“2015-AM-09.B.2“,“2015-AM-09“,“Accounts Payable (Funds)“,““,““]]," calcext:value-type="string">
            <text:p>[[“2015-AM-09.B.2“,“2015-AM-09“,“Accounts Payable (Funds)“,““,““]],</text:p>
          </table:table-cell>
        </table:table-row>
        <table:table-row table:style-name="ro1">
          <table:table-cell office:value-type="string" calcext:value-type="string">
            <text:p>2015-AM-09.B.3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Accounts Receivable (Corporate)</text:p>
          </table:table-cell>
          <table:table-cell table:number-columns-repeated="11"/>
          <table:table-cell table:formula="of:=CONCATENATE([.G$1];[.H$1];[.I$1];[.A207];[.J$1];[.K$1];[.I$1];[.B207];[.J$1];[.K$1];[.I$1];[.C207];[.J$1];[.K$1];[.I$1];[.D207];[.J$1];[.K$1];[.I$1];[.E207];[.J$1];[.L$1];[.M$1];[.K$1])" office:value-type="string" office:string-value="[[“2015-AM-09.B.3“,“2015-AM-09“,“Accounts Receivable (Corporate)“,““,““]]," calcext:value-type="string">
            <text:p>[[“2015-AM-09.B.3“,“2015-AM-09“,“Accounts Receivable (Corporate)“,““,““]],</text:p>
          </table:table-cell>
        </table:table-row>
        <table:table-row table:style-name="ro1">
          <table:table-cell office:value-type="string" calcext:value-type="string">
            <text:p>2015-AM-09.C.2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Daily Balance Monitoring</text:p>
          </table:table-cell>
          <table:table-cell table:number-columns-repeated="11"/>
          <table:table-cell table:formula="of:=CONCATENATE([.G$1];[.H$1];[.I$1];[.A208];[.J$1];[.K$1];[.I$1];[.B208];[.J$1];[.K$1];[.I$1];[.C208];[.J$1];[.K$1];[.I$1];[.D208];[.J$1];[.K$1];[.I$1];[.E208];[.J$1];[.L$1];[.M$1];[.K$1])" office:value-type="string" office:string-value="[[“2015-AM-09.C.2“,“2015-AM-09“,“Daily Balance Monitoring“,““,““]]," calcext:value-type="string">
            <text:p>[[“2015-AM-09.C.2“,“2015-AM-09“,“Daily Balance Monitoring“,““,““]],</text:p>
          </table:table-cell>
        </table:table-row>
        <table:table-row table:style-name="ro1">
          <table:table-cell office:value-type="string" calcext:value-type="string">
            <text:p>2015-AM-09.C.3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Bank Recons</text:p>
          </table:table-cell>
          <table:table-cell table:number-columns-repeated="11"/>
          <table:table-cell table:formula="of:=CONCATENATE([.G$1];[.H$1];[.I$1];[.A209];[.J$1];[.K$1];[.I$1];[.B209];[.J$1];[.K$1];[.I$1];[.C209];[.J$1];[.K$1];[.I$1];[.D209];[.J$1];[.K$1];[.I$1];[.E209];[.J$1];[.L$1];[.M$1];[.K$1])" office:value-type="string" office:string-value="[[“2015-AM-09.C.3“,“2015-AM-09“,“Bank Recons“,““,““]]," calcext:value-type="string">
            <text:p>[[“2015-AM-09.C.3“,“2015-AM-09“,“Bank Recons“,““,““]],</text:p>
          </table:table-cell>
        </table:table-row>
        <table:table-row table:style-name="ro1">
          <table:table-cell office:value-type="string" calcext:value-type="string">
            <text:p>2015-AM-09.D.1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Managing Agents</text:p>
          </table:table-cell>
          <table:table-cell table:number-columns-repeated="11"/>
          <table:table-cell table:formula="of:=CONCATENATE([.G$1];[.H$1];[.I$1];[.A210];[.J$1];[.K$1];[.I$1];[.B210];[.J$1];[.K$1];[.I$1];[.C210];[.J$1];[.K$1];[.I$1];[.D210];[.J$1];[.K$1];[.I$1];[.E210];[.J$1];[.L$1];[.M$1];[.K$1])" office:value-type="string" office:string-value="[[“2015-AM-09.D.1“,“2015-AM-09“,“Managing Agents“,““,““]]," calcext:value-type="string">
            <text:p>[[“2015-AM-09.D.1“,“2015-AM-09“,“Managing Agents“,““,““]],</text:p>
          </table:table-cell>
        </table:table-row>
        <table:table-row table:style-name="ro1">
          <table:table-cell office:value-type="string" calcext:value-type="string">
            <text:p>2015-AM-09.E.1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System Access</text:p>
          </table:table-cell>
          <table:table-cell table:number-columns-repeated="11"/>
          <table:table-cell table:formula="of:=CONCATENATE([.G$1];[.H$1];[.I$1];[.A211];[.J$1];[.K$1];[.I$1];[.B211];[.J$1];[.K$1];[.I$1];[.C211];[.J$1];[.K$1];[.I$1];[.D211];[.J$1];[.K$1];[.I$1];[.E211];[.J$1];[.L$1];[.M$1];[.K$1])" office:value-type="string" office:string-value="[[“2015-AM-09.E.1“,“2015-AM-09“,“System Access“,““,““]]," calcext:value-type="string">
            <text:p>[[“2015-AM-09.E.1“,“2015-AM-09“,“System Access“,““,““]],</text:p>
          </table:table-cell>
        </table:table-row>
        <table:table-row table:style-name="ro1">
          <table:table-cell office:value-type="string" calcext:value-type="string">
            <text:p>2015-AM-09.E.2</text:p>
          </table:table-cell>
          <table:table-cell office:value-type="string" calcext:value-type="string">
            <text:p>2015-AM-09</text:p>
          </table:table-cell>
          <table:table-cell office:value-type="string" calcext:value-type="string">
            <text:p>Data Transmissions</text:p>
          </table:table-cell>
          <table:table-cell table:number-columns-repeated="11"/>
          <table:table-cell table:formula="of:=CONCATENATE([.G$1];[.H$1];[.I$1];[.A212];[.J$1];[.K$1];[.I$1];[.B212];[.J$1];[.K$1];[.I$1];[.C212];[.J$1];[.K$1];[.I$1];[.D212];[.J$1];[.K$1];[.I$1];[.E212];[.J$1];[.L$1];[.M$1];[.K$1])" office:value-type="string" office:string-value="[[“2015-AM-09.E.2“,“2015-AM-09“,“Data Transmissions“,““,““]]," calcext:value-type="string">
            <text:p>[[“2015-AM-09.E.2“,“2015-AM-09“,“Data Transmissions“,““,““]],</text:p>
          </table:table-cell>
        </table:table-row>
        <table:table-row table:style-name="ro1">
          <table:table-cell office:value-type="string" calcext:value-type="string">
            <text:p>2015-AM-12.0.0</text:p>
          </table:table-cell>
          <table:table-cell office:value-type="string" calcext:value-type="string">
            <text:p>2015-AM-12</text:p>
          </table:table-cell>
          <table:table-cell office:value-type="string" calcext:value-type="string">
            <text:p>Fund Finance</text:p>
          </table:table-cell>
          <table:table-cell table:number-columns-repeated="11"/>
          <table:table-cell table:formula="of:=CONCATENATE([.G$1];[.H$1];[.I$1];[.A213];[.J$1];[.K$1];[.I$1];[.B213];[.J$1];[.K$1];[.I$1];[.C213];[.J$1];[.K$1];[.I$1];[.D213];[.J$1];[.K$1];[.I$1];[.E213];[.J$1];[.L$1];[.M$1];[.K$1])" office:value-type="string" office:string-value="[[“2015-AM-12.0.0“,“2015-AM-12“,“Fund Finance“,““,““]]," calcext:value-type="string">
            <text:p>[[“2015-AM-12.0.0“,“2015-AM-12“,“Fund Finance“,““,““]],</text:p>
          </table:table-cell>
        </table:table-row>
        <table:table-row table:style-name="ro1">
          <table:table-cell office:value-type="string" calcext:value-type="string">
            <text:p>2015-TH-01.0</text:p>
          </table:table-cell>
          <table:table-cell office:value-type="string" calcext:value-type="string">
            <text:p>2015-TH-01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214];[.J$1];[.K$1];[.I$1];[.B214];[.J$1];[.K$1];[.I$1];[.C214];[.J$1];[.K$1];[.I$1];[.D214];[.J$1];[.K$1];[.I$1];[.E214];[.J$1];[.L$1];[.M$1];[.K$1])" office:value-type="string" office:string-value="[[“2015-TH-01.0“,“2015-TH-01“,“General“,““,““]]," calcext:value-type="string">
            <text:p>[[“2015-TH-01.0“,“2015-TH-01“,“General“,““,““]],</text:p>
          </table:table-cell>
        </table:table-row>
        <table:table-row table:style-name="ro1">
          <table:table-cell office:value-type="string" calcext:value-type="string">
            <text:p>2015-TH-02.0</text:p>
          </table:table-cell>
          <table:table-cell office:value-type="string" calcext:value-type="string">
            <text:p>2015-TH-02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215];[.J$1];[.K$1];[.I$1];[.B215];[.J$1];[.K$1];[.I$1];[.C215];[.J$1];[.K$1];[.I$1];[.D215];[.J$1];[.K$1];[.I$1];[.E215];[.J$1];[.L$1];[.M$1];[.K$1])" office:value-type="string" office:string-value="[[“2015-TH-02.0“,“2015-TH-02“,“General“,““,““]]," calcext:value-type="string">
            <text:p>[[“2015-TH-02.0“,“2015-TH-02“,“General“,““,““]],</text:p>
          </table:table-cell>
        </table:table-row>
        <table:table-row table:style-name="ro1">
          <table:table-cell office:value-type="string" calcext:value-type="string">
            <text:p>2015-TH-03.0.0</text:p>
          </table:table-cell>
          <table:table-cell office:value-type="string" calcext:value-type="string">
            <text:p>2015-TH-03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216];[.J$1];[.K$1];[.I$1];[.B216];[.J$1];[.K$1];[.I$1];[.C216];[.J$1];[.K$1];[.I$1];[.D216];[.J$1];[.K$1];[.I$1];[.E216];[.J$1];[.L$1];[.M$1];[.K$1])" office:value-type="string" office:string-value="[[“2015-TH-03.0.0“,“2015-TH-03“,“General“,““,““]]," calcext:value-type="string">
            <text:p>[[“2015-TH-03.0.0“,“2015-TH-03“,“General“,““,““]],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Alyssa</text:p>
          </table:table-cell>
          <table:table-cell table:number-columns-repeated="11"/>
          <table:table-cell table:formula="of:=CONCATENATE([.G$1];[.H$1];[.I$1];[.A217];[.J$1];[.K$1];[.I$1];[.B217];[.J$1];[.K$1];[.I$1];[.C217];[.J$1];[.K$1];[.I$1];[.D217];[.J$1];[.K$1];[.I$1];[.E217];[.J$1];[.L$1];[.M$1];[.K$1])" office:value-type="string" office:string-value="[[“AD“,“FAMILY“,“Alyssa“,““,““]]," calcext:value-type="string">
            <text:p>[[“AD“,“FAMILY“,“Alyssa“,““,““]],</text:p>
          </table:table-cell>
        </table:table-row>
        <table:table-row table:style-name="ro1">
          <table:table-cell table:number-columns-repeated="2" office:value-type="string" calcext:value-type="string">
            <text:p>ADMIN</text:p>
          </table:table-cell>
          <table:table-cell office:value-type="string" calcext:value-type="string">
            <text:p>Admin</text:p>
          </table:table-cell>
          <table:table-cell table:number-columns-repeated="11"/>
          <table:table-cell table:formula="of:=CONCATENATE([.G$1];[.H$1];[.I$1];[.A218];[.J$1];[.K$1];[.I$1];[.B218];[.J$1];[.K$1];[.I$1];[.C218];[.J$1];[.K$1];[.I$1];[.D218];[.J$1];[.K$1];[.I$1];[.E218];[.J$1];[.L$1];[.M$1];[.K$1])" office:value-type="string" office:string-value="[[“ADMIN“,“ADMIN“,“Admin“,““,““]]," calcext:value-type="string">
            <text:p>[[“ADMIN“,“ADMIN“,“Admin“,““,““]],</text:p>
          </table:table-cell>
        </table:table-row>
        <table:table-row table:style-name="ro1">
          <table:table-cell office:value-type="string" calcext:value-type="string">
            <text:p>BMP.A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19];[.J$1];[.K$1];[.I$1];[.B219];[.J$1];[.K$1];[.I$1];[.C219];[.J$1];[.K$1];[.I$1];[.D219];[.J$1];[.K$1];[.I$1];[.E219];[.J$1];[.L$1];[.M$1];[.K$1])" office:value-type="string" office:string-value="[[“BMP.A“,“BMP“,“General“,“N“,““]]," calcext:value-type="string">
            <text:p>[[“BMP.A“,“BMP“,“General“,“N“,““]],</text:p>
          </table:table-cell>
        </table:table-row>
        <table:table-row table:style-name="ro1">
          <table:table-cell office:value-type="string" calcext:value-type="string">
            <text:p>BMP.0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WFAM BMP</text:p>
          </table:table-cell>
          <table:table-cell table:number-columns-repeated="11"/>
          <table:table-cell table:formula="of:=CONCATENATE([.G$1];[.H$1];[.I$1];[.A220];[.J$1];[.K$1];[.I$1];[.B220];[.J$1];[.K$1];[.I$1];[.C220];[.J$1];[.K$1];[.I$1];[.D220];[.J$1];[.K$1];[.I$1];[.E220];[.J$1];[.L$1];[.M$1];[.K$1])" office:value-type="string" office:string-value="[[“BMP.0“,“BMP“,“WFAM BMP“,““,““]]," calcext:value-type="string">
            <text:p>[[“BMP.0“,“BMP“,“WFAM BMP“,““,““]],</text:p>
          </table:table-cell>
        </table:table-row>
        <table:table-row table:style-name="ro1">
          <table:table-cell office:value-type="string" calcext:value-type="string">
            <text:p>BMP.1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FMG BM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21];[.J$1];[.K$1];[.I$1];[.B221];[.J$1];[.K$1];[.I$1];[.C221];[.J$1];[.K$1];[.I$1];[.D221];[.J$1];[.K$1];[.I$1];[.E221];[.J$1];[.L$1];[.M$1];[.K$1])" office:value-type="string" office:string-value="[[“BMP.1“,“BMP“,“FMG BMP“,“N“,““]]," calcext:value-type="string">
            <text:p>[[“BMP.1“,“BMP“,“FMG BMP“,“N“,““]],</text:p>
          </table:table-cell>
        </table:table-row>
        <table:table-row table:style-name="ro1">
          <table:table-cell office:value-type="string" calcext:value-type="string">
            <text:p>BMP.2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Galliard BM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22];[.J$1];[.K$1];[.I$1];[.B222];[.J$1];[.K$1];[.I$1];[.C222];[.J$1];[.K$1];[.I$1];[.D222];[.J$1];[.K$1];[.I$1];[.E222];[.J$1];[.L$1];[.M$1];[.K$1])" office:value-type="string" office:string-value="[[“BMP.2“,“BMP“,“Galliard BMP“,“N“,““]]," calcext:value-type="string">
            <text:p>[[“BMP.2“,“BMP“,“Galliard BMP“,“N“,““]],</text:p>
          </table:table-cell>
        </table:table-row>
        <table:table-row table:style-name="ro1">
          <table:table-cell office:value-type="string" calcext:value-type="string">
            <text:p>BMP.3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Golden BM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23];[.J$1];[.K$1];[.I$1];[.B223];[.J$1];[.K$1];[.I$1];[.C223];[.J$1];[.K$1];[.I$1];[.D223];[.J$1];[.K$1];[.I$1];[.E223];[.J$1];[.L$1];[.M$1];[.K$1])" office:value-type="string" office:string-value="[[“BMP.3“,“BMP“,“Golden BMP“,“N“,““]]," calcext:value-type="string">
            <text:p>[[“BMP.3“,“BMP“,“Golden BMP“,“N“,““]],</text:p>
          </table:table-cell>
        </table:table-row>
        <table:table-row table:style-name="ro1">
          <table:table-cell office:value-type="string" calcext:value-type="string">
            <text:p>BMP.4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WCM BM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24];[.J$1];[.K$1];[.I$1];[.B224];[.J$1];[.K$1];[.I$1];[.C224];[.J$1];[.K$1];[.I$1];[.D224];[.J$1];[.K$1];[.I$1];[.E224];[.J$1];[.L$1];[.M$1];[.K$1])" office:value-type="string" office:string-value="[[“BMP.4“,“BMP“,“WCM BMP“,“N“,““]]," calcext:value-type="string">
            <text:p>[[“BMP.4“,“BMP“,“WCM BMP“,“N“,““]],</text:p>
          </table:table-cell>
        </table:table-row>
        <table:table-row table:style-name="ro1">
          <table:table-cell office:value-type="string" calcext:value-type="string">
            <text:p>BMP.6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FIA BM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25];[.J$1];[.K$1];[.I$1];[.B225];[.J$1];[.K$1];[.I$1];[.C225];[.J$1];[.K$1];[.I$1];[.D225];[.J$1];[.K$1];[.I$1];[.E225];[.J$1];[.L$1];[.M$1];[.K$1])" office:value-type="string" office:string-value="[[“BMP.6“,“BMP“,“FIA BMP“,“N“,““]]," calcext:value-type="string">
            <text:p>[[“BMP.6“,“BMP“,“FIA BMP“,“N“,““]],</text:p>
          </table:table-cell>
        </table:table-row>
        <table:table-row table:style-name="ro1">
          <table:table-cell office:value-type="string" calcext:value-type="string">
            <text:p>BMP.7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ECM BM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26];[.J$1];[.K$1];[.I$1];[.B226];[.J$1];[.K$1];[.I$1];[.C226];[.J$1];[.K$1];[.I$1];[.D226];[.J$1];[.K$1];[.I$1];[.E226];[.J$1];[.L$1];[.M$1];[.K$1])" office:value-type="string" office:string-value="[[“BMP.7“,“BMP“,“ECM BMP“,“N“,““]]," calcext:value-type="string">
            <text:p>[[“BMP.7“,“BMP“,“ECM BMP“,“N“,““]],</text:p>
          </table:table-cell>
        </table:table-row>
        <table:table-row table:style-name="ro1">
          <table:table-cell office:value-type="string" calcext:value-type="string">
            <text:p>BMP.5</text:p>
          </table:table-cell>
          <table:table-cell office:value-type="string" calcext:value-type="string">
            <text:p>BMP</text:p>
          </table:table-cell>
          <table:table-cell office:value-type="string" calcext:value-type="string">
            <text:p>Rock Creek BMP</text:p>
          </table:table-cell>
          <table:table-cell table:number-columns-repeated="11"/>
          <table:table-cell table:formula="of:=CONCATENATE([.G$1];[.H$1];[.I$1];[.A227];[.J$1];[.K$1];[.I$1];[.B227];[.J$1];[.K$1];[.I$1];[.C227];[.J$1];[.K$1];[.I$1];[.D227];[.J$1];[.K$1];[.I$1];[.E227];[.J$1];[.L$1];[.M$1];[.K$1])" office:value-type="string" office:string-value="[[“BMP.5“,“BMP“,“Rock Creek BMP“,““,““]]," calcext:value-type="string">
            <text:p>[[“BMP.5“,“BMP“,“Rock Creek BMP“,““,““]],</text:p>
          </table:table-cell>
        </table:table-row>
        <table:table-row table:style-name="ro1">
          <table:table-cell office:value-type="string" calcext:value-type="string">
            <text:p>CC.L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Legal Entity Cvg. Coord.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28];[.J$1];[.K$1];[.I$1];[.B228];[.J$1];[.K$1];[.I$1];[.C228];[.J$1];[.K$1];[.I$1];[.D228];[.J$1];[.K$1];[.I$1];[.E228];[.J$1];[.L$1];[.M$1];[.K$1])" office:value-type="string" office:string-value="[[“CC.L“,“CC“,“Legal Entity Cvg. Coord.“,“N“,““]]," calcext:value-type="string">
            <text:p>[[“CC.L“,“CC“,“Legal Entity Cvg. Coord.“,“N“,““]],</text:p>
          </table:table-cell>
        </table:table-row>
        <table:table-row table:style-name="ro1">
          <table:table-cell office:value-type="string" calcext:value-type="string">
            <text:p>CC.O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OON Cvg. Coord.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29];[.J$1];[.K$1];[.I$1];[.B229];[.J$1];[.K$1];[.I$1];[.C229];[.J$1];[.K$1];[.I$1];[.D229];[.J$1];[.K$1];[.I$1];[.E229];[.J$1];[.L$1];[.M$1];[.K$1])" office:value-type="string" office:string-value="[[“CC.O“,“CC“,“OON Cvg. Coord.“,“N“,““]]," calcext:value-type="string">
            <text:p>[[“CC.O“,“CC“,“OON Cvg. Coord.“,“N“,““]],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Brian B.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30];[.J$1];[.K$1];[.I$1];[.B230];[.J$1];[.K$1];[.I$1];[.C230];[.J$1];[.K$1];[.I$1];[.D230];[.J$1];[.K$1];[.I$1];[.E230];[.J$1];[.L$1];[.M$1];[.K$1])" office:value-type="string" office:string-value="[[“BB“,“M.CW“,“Brian B.“,“N“,““]]," calcext:value-type="string">
            <text:p>[[“BB“,“M.CW“,“Brian B.“,“N“,““]],</text:p>
          </table:table-cell>
        </table:table-row>
        <table:table-row table:style-name="ro1">
          <table:table-cell office:value-type="string" calcext:value-type="string">
            <text:p>BM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Bri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31];[.J$1];[.K$1];[.I$1];[.B231];[.J$1];[.K$1];[.I$1];[.C231];[.J$1];[.K$1];[.I$1];[.D231];[.J$1];[.K$1];[.I$1];[.E231];[.J$1];[.L$1];[.M$1];[.K$1])" office:value-type="string" office:string-value="[[“BM“,“M.CW“,“Brian“,“N“,““]]," calcext:value-type="string">
            <text:p>[[“BM“,“M.CW“,“Brian“,“N“,““]],</text:p>
          </table:table-cell>
        </table:table-row>
        <table:table-row table:style-name="ro1">
          <table:table-cell office:value-type="string" calcext:value-type="string">
            <text:p>CB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32];[.J$1];[.K$1];[.I$1];[.B232];[.J$1];[.K$1];[.I$1];[.C232];[.J$1];[.K$1];[.I$1];[.D232];[.J$1];[.K$1];[.I$1];[.E232];[.J$1];[.L$1];[.M$1];[.K$1])" office:value-type="string" office:string-value="[[“CB“,“M.CW“,“Chris“,“N“,““]]," calcext:value-type="string">
            <text:p>[[“CB“,“M.CW“,“Chris“,“N“,““]],</text:p>
          </table:table-cell>
        </table:table-row>
        <table:table-row table:style-name="ro1">
          <table:table-cell office:value-type="string" calcext:value-type="string">
            <text:p>CW-Group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Co-worker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233];[.J$1];[.K$1];[.I$1];[.B233];[.J$1];[.K$1];[.I$1];[.C233];[.J$1];[.K$1];[.I$1];[.D233];[.J$1];[.K$1];[.I$1];[.E233];[.J$1];[.L$1];[.M$1];[.K$1])" office:value-type="string" office:string-value="[[“CW-Group“,“CWSocial“,“Co-workers“,“Y“,““]]," calcext:value-type="string">
            <text:p>[[“CW-Group“,“CWSocial“,“Co-workers“,“Y“,““]],</text:p>
          </table:table-cell>
        </table:table-row>
        <table:table-row table:style-name="ro1">
          <table:table-cell office:value-type="string" calcext:value-type="string">
            <text:p>JC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34];[.J$1];[.K$1];[.I$1];[.B234];[.J$1];[.K$1];[.I$1];[.C234];[.J$1];[.K$1];[.I$1];[.D234];[.J$1];[.K$1];[.I$1];[.E234];[.J$1];[.L$1];[.M$1];[.K$1])" office:value-type="string" office:string-value="[[“JC“,“M.CW“,“Joe“,“N“,““]]," calcext:value-type="string">
            <text:p>[[“JC“,“M.CW“,“Joe“,“N“,““]],</text:p>
          </table:table-cell>
        </table:table-row>
        <table:table-row table:style-name="ro1">
          <table:table-cell office:value-type="string" calcext:value-type="string">
            <text:p>JF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Jarred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35];[.J$1];[.K$1];[.I$1];[.B235];[.J$1];[.K$1];[.I$1];[.C235];[.J$1];[.K$1];[.I$1];[.D235];[.J$1];[.K$1];[.I$1];[.E235];[.J$1];[.L$1];[.M$1];[.K$1])" office:value-type="string" office:string-value="[[“JF“,“M.CW“,“Jarred“,“N“,““]]," calcext:value-type="string">
            <text:p>[[“JF“,“M.CW“,“Jarred“,“N“,““]],</text:p>
          </table:table-cell>
        </table:table-row>
        <table:table-row table:style-name="ro1">
          <table:table-cell office:value-type="string" calcext:value-type="string">
            <text:p>JL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36];[.J$1];[.K$1];[.I$1];[.B236];[.J$1];[.K$1];[.I$1];[.C236];[.J$1];[.K$1];[.I$1];[.D236];[.J$1];[.K$1];[.I$1];[.E236];[.J$1];[.L$1];[.M$1];[.K$1])" office:value-type="string" office:string-value="[[“JL“,“F.CW“,“Joyce“,“N“,““]]," calcext:value-type="string">
            <text:p>[[“JL“,“F.CW“,“Joyce“,“N“,““]],</text:p>
          </table:table-cell>
        </table:table-row>
        <table:table-row table:style-name="ro1">
          <table:table-cell office:value-type="string" calcext:value-type="string">
            <text:p>JMo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Juliann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37];[.J$1];[.K$1];[.I$1];[.B237];[.J$1];[.K$1];[.I$1];[.C237];[.J$1];[.K$1];[.I$1];[.D237];[.J$1];[.K$1];[.I$1];[.E237];[.J$1];[.L$1];[.M$1];[.K$1])" office:value-type="string" office:string-value="[[“JMo“,“F.CW“,“Julianne“,“N“,““]]," calcext:value-type="string">
            <text:p>[[“JMo“,“F.CW“,“Julianne“,“N“,““]],</text:p>
          </table:table-cell>
        </table:table-row>
        <table:table-row table:style-name="ro1">
          <table:table-cell office:value-type="string" calcext:value-type="string">
            <text:p>KA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Kishwar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38];[.J$1];[.K$1];[.I$1];[.B238];[.J$1];[.K$1];[.I$1];[.C238];[.J$1];[.K$1];[.I$1];[.D238];[.J$1];[.K$1];[.I$1];[.E238];[.J$1];[.L$1];[.M$1];[.K$1])" office:value-type="string" office:string-value="[[“KA“,“M.CW“,“Kishwar“,“N“,““]]," calcext:value-type="string">
            <text:p>[[“KA“,“M.CW“,“Kishwar“,“N“,““]],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Lauri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39];[.J$1];[.K$1];[.I$1];[.B239];[.J$1];[.K$1];[.I$1];[.C239];[.J$1];[.K$1];[.I$1];[.D239];[.J$1];[.K$1];[.I$1];[.E239];[.J$1];[.L$1];[.M$1];[.K$1])" office:value-type="string" office:string-value="[[“LD“,“F.CW“,“Laurie“,“N“,““]]," calcext:value-type="string">
            <text:p>[[“LD“,“F.CW“,“Laurie“,“N“,““]],</text:p>
          </table:table-cell>
        </table:table-row>
        <table:table-row table:style-name="ro1">
          <table:table-cell office:value-type="string" calcext:value-type="string">
            <text:p>LJ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Lauren J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40];[.J$1];[.K$1];[.I$1];[.B240];[.J$1];[.K$1];[.I$1];[.C240];[.J$1];[.K$1];[.I$1];[.D240];[.J$1];[.K$1];[.I$1];[.E240];[.J$1];[.L$1];[.M$1];[.K$1])" office:value-type="string" office:string-value="[[“LJ“,“F.CW“,“Lauren J“,“N“,““]]," calcext:value-type="string">
            <text:p>[[“LJ“,“F.CW“,“Lauren J“,“N“,““]],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Mani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41];[.J$1];[.K$1];[.I$1];[.B241];[.J$1];[.K$1];[.I$1];[.C241];[.J$1];[.K$1];[.I$1];[.D241];[.J$1];[.K$1];[.I$1];[.E241];[.J$1];[.L$1];[.M$1];[.K$1])" office:value-type="string" office:string-value="[[“MM“,“M.CW“,“Mani“,“N“,““]]," calcext:value-type="string">
            <text:p>[[“MM“,“M.CW“,“Mani“,“N“,““]],</text:p>
          </table:table-cell>
        </table:table-row>
        <table:table-row table:style-name="ro1">
          <table:table-cell office:value-type="string" calcext:value-type="string">
            <text:p>SJP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Syndi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42];[.J$1];[.K$1];[.I$1];[.B242];[.J$1];[.K$1];[.I$1];[.C242];[.J$1];[.K$1];[.I$1];[.D242];[.J$1];[.K$1];[.I$1];[.E242];[.J$1];[.L$1];[.M$1];[.K$1])" office:value-type="string" office:string-value="[[“SJP“,“F.CW“,“Syndie“,“N“,““]]," calcext:value-type="string">
            <text:p>[[“SJP“,“F.CW“,“Syndie“,“N“,““]],</text:p>
          </table:table-cell>
        </table:table-row>
        <table:table-row table:style-name="ro1">
          <table:table-cell table:number-columns-repeated="2" office:value-type="string" calcext:value-type="string">
            <text:p>DI</text:p>
          </table:table-cell>
          <table:table-cell office:value-type="string" calcext:value-type="string">
            <text:p>Division Initiatives</text:p>
          </table:table-cell>
          <table:table-cell table:number-columns-repeated="11"/>
          <table:table-cell table:formula="of:=CONCATENATE([.G$1];[.H$1];[.I$1];[.A243];[.J$1];[.K$1];[.I$1];[.B243];[.J$1];[.K$1];[.I$1];[.C243];[.J$1];[.K$1];[.I$1];[.D243];[.J$1];[.K$1];[.I$1];[.E243];[.J$1];[.L$1];[.M$1];[.K$1])" office:value-type="string" office:string-value="[[“DI“,“DI“,“Division Initiatives“,““,““]]," calcext:value-type="string">
            <text:p>[[“DI“,“DI“,“Division Initiatives“,““,““]],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Dog</text:p>
          </table:table-cell>
          <table:table-cell table:number-columns-repeated="11"/>
          <table:table-cell table:formula="of:=CONCATENATE([.G$1];[.H$1];[.I$1];[.A244];[.J$1];[.K$1];[.I$1];[.B244];[.J$1];[.K$1];[.I$1];[.C244];[.J$1];[.K$1];[.I$1];[.D244];[.J$1];[.K$1];[.I$1];[.E244];[.J$1];[.L$1];[.M$1];[.K$1])" office:value-type="string" office:string-value="[[“Dog“,“DOG“,“Dog“,““,““]]," calcext:value-type="string">
            <text:p>[[“Dog“,“DOG“,“Dog“,““,““]],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EXGFs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45];[.J$1];[.K$1];[.I$1];[.B245];[.J$1];[.K$1];[.I$1];[.C245];[.J$1];[.K$1];[.I$1];[.D245];[.J$1];[.K$1];[.I$1];[.E245];[.J$1];[.L$1];[.M$1];[.K$1])" office:value-type="string" office:string-value="[[“AS“,“EXGFs“,“Auburn“,“N“,““]]," calcext:value-type="string">
            <text:p>[[“AS“,“EXGFs“,“Auburn“,“N“,““]],</text:p>
          </table:table-cell>
        </table:table-row>
        <table:table-row table:style-name="ro1">
          <table:table-cell office:value-type="string" calcext:value-type="string">
            <text:p>DT</text:p>
          </table:table-cell>
          <table:table-cell office:value-type="string" calcext:value-type="string">
            <text:p>EXGFs</text:p>
          </table:table-cell>
          <table:table-cell office:value-type="string" calcext:value-type="string">
            <text:p>Day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46];[.J$1];[.K$1];[.I$1];[.B246];[.J$1];[.K$1];[.I$1];[.C246];[.J$1];[.K$1];[.I$1];[.D246];[.J$1];[.K$1];[.I$1];[.E246];[.J$1];[.L$1];[.M$1];[.K$1])" office:value-type="string" office:string-value="[[“DT“,“EXGFs“,“Daya“,“N“,““]]," calcext:value-type="string">
            <text:p>[[“DT“,“EXGFs“,“Daya“,“N“,““]],</text:p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Kristin</text:p>
          </table:table-cell>
          <table:table-cell table:number-columns-repeated="11"/>
          <table:table-cell table:formula="of:=CONCATENATE([.G$1];[.H$1];[.I$1];[.A247];[.J$1];[.K$1];[.I$1];[.B247];[.J$1];[.K$1];[.I$1];[.C247];[.J$1];[.K$1];[.I$1];[.D247];[.J$1];[.K$1];[.I$1];[.E247];[.J$1];[.L$1];[.M$1];[.K$1])" office:value-type="string" office:string-value="[[“KW“,“F.Friends“,“Kristin“,““,““]]," calcext:value-type="string">
            <text:p>[[“KW“,“F.Friends“,“Kristin“,““,““]],</text:p>
          </table:table-cell>
        </table:table-row>
        <table:table-row table:style-name="ro1">
          <table:table-cell office:value-type="string" calcext:value-type="string">
            <text:p>LM</text:p>
          </table:table-cell>
          <table:table-cell office:value-type="string" calcext:value-type="string">
            <text:p>EXGFs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48];[.J$1];[.K$1];[.I$1];[.B248];[.J$1];[.K$1];[.I$1];[.C248];[.J$1];[.K$1];[.I$1];[.D248];[.J$1];[.K$1];[.I$1];[.E248];[.J$1];[.L$1];[.M$1];[.K$1])" office:value-type="string" office:string-value="[[“LM“,“EXGFs“,“Lauren“,“N“,““]]," calcext:value-type="string">
            <text:p>[[“LM“,“EXGFs“,“Lauren“,“N“,““]],</text:p>
          </table:table-cell>
        </table:table-row>
        <table:table-row table:style-name="ro1">
          <table:table-cell office:value-type="string" calcext:value-type="string">
            <text:p>AM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249];[.J$1];[.K$1];[.I$1];[.B249];[.J$1];[.K$1];[.I$1];[.C249];[.J$1];[.K$1];[.I$1];[.D249];[.J$1];[.K$1];[.I$1];[.E249];[.J$1];[.L$1];[.M$1];[.K$1])" office:value-type="string" office:string-value="[[“AM“,“F.Friends“,“Amy“,“Y“,““]]," calcext:value-type="string">
            <text:p>[[“AM“,“F.Friends“,“Amy“,“Y“,““]],</text:p>
          </table:table-cell>
        </table:table-row>
        <table:table-row table:style-name="ro1">
          <table:table-cell office:value-type="string" calcext:value-type="string">
            <text:p>BK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Brent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50];[.J$1];[.K$1];[.I$1];[.B250];[.J$1];[.K$1];[.I$1];[.C250];[.J$1];[.K$1];[.I$1];[.D250];[.J$1];[.K$1];[.I$1];[.E250];[.J$1];[.L$1];[.M$1];[.K$1])" office:value-type="string" office:string-value="[[“BK“,“F.Friends“,“Brentan“,“N“,““]]," calcext:value-type="string">
            <text:p>[[“BK“,“F.Friends“,“Brentan“,“N“,““]],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Caytie</text:p>
          </table:table-cell>
          <table:table-cell table:number-columns-repeated="11"/>
          <table:table-cell table:formula="of:=CONCATENATE([.G$1];[.H$1];[.I$1];[.A251];[.J$1];[.K$1];[.I$1];[.B251];[.J$1];[.K$1];[.I$1];[.C251];[.J$1];[.K$1];[.I$1];[.D251];[.J$1];[.K$1];[.I$1];[.E251];[.J$1];[.L$1];[.M$1];[.K$1])" office:value-type="string" office:string-value="[[“CS“,“F.Friends“,“Caytie“,““,““]]," calcext:value-type="string">
            <text:p>[[“CS“,“F.Friends“,“Caytie“,““,““]],</text:p>
          </table:table-cell>
        </table:table-row>
        <table:table-row table:style-name="ro1">
          <table:table-cell office:value-type="string" calcext:value-type="string">
            <text:p>JM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Je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52];[.J$1];[.K$1];[.I$1];[.B252];[.J$1];[.K$1];[.I$1];[.C252];[.J$1];[.K$1];[.I$1];[.D252];[.J$1];[.K$1];[.I$1];[.E252];[.J$1];[.L$1];[.M$1];[.K$1])" office:value-type="string" office:string-value="[[“JM“,“F.Friends“,“Jen“,“N“,““]]," calcext:value-type="string">
            <text:p>[[“JM“,“F.Friends“,“Jen“,“N“,““]],</text:p>
          </table:table-cell>
        </table:table-row>
        <table:table-row table:style-name="ro1">
          <table:table-cell office:value-type="string" calcext:value-type="string">
            <text:p>JW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53];[.J$1];[.K$1];[.I$1];[.B253];[.J$1];[.K$1];[.I$1];[.C253];[.J$1];[.K$1];[.I$1];[.D253];[.J$1];[.K$1];[.I$1];[.E253];[.J$1];[.L$1];[.M$1];[.K$1])" office:value-type="string" office:string-value="[[“JW“,“F.CW“,“Jasmine“,“N“,““]]," calcext:value-type="string">
            <text:p>[[“JW“,“F.CW“,“Jasmine“,“N“,““]],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54];[.J$1];[.K$1];[.I$1];[.B254];[.J$1];[.K$1];[.I$1];[.C254];[.J$1];[.K$1];[.I$1];[.D254];[.J$1];[.K$1];[.I$1];[.E254];[.J$1];[.L$1];[.M$1];[.K$1])" office:value-type="string" office:string-value="[[“KS“,“F.Friends“,“Kira“,“N“,““]]," calcext:value-type="string">
            <text:p>[[“KS“,“F.Friends“,“Kira“,“N“,““]],</text:p>
          </table:table-cell>
        </table:table-row>
        <table:table-row table:style-name="ro1">
          <table:table-cell office:value-type="string" calcext:value-type="string">
            <text:p>MH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Melinda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255];[.J$1];[.K$1];[.I$1];[.B255];[.J$1];[.K$1];[.I$1];[.C255];[.J$1];[.K$1];[.I$1];[.D255];[.J$1];[.K$1];[.I$1];[.E255];[.J$1];[.L$1];[.M$1];[.K$1])" office:value-type="string" office:string-value="[[“MH“,“F.Friends“,“Melinda“,“Y“,““]]," calcext:value-type="string">
            <text:p>[[“MH“,“F.Friends“,“Melinda“,“Y“,““]],</text:p>
          </table:table-cell>
        </table:table-row>
        <table:table-row table:style-name="ro1">
          <table:table-cell office:value-type="string" calcext:value-type="string">
            <text:p>NK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Nin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56];[.J$1];[.K$1];[.I$1];[.B256];[.J$1];[.K$1];[.I$1];[.C256];[.J$1];[.K$1];[.I$1];[.D256];[.J$1];[.K$1];[.I$1];[.E256];[.J$1];[.L$1];[.M$1];[.K$1])" office:value-type="string" office:string-value="[[“NK“,“F.Friends“,“Nina“,“N“,““]]," calcext:value-type="string">
            <text:p>[[“NK“,“F.Friends“,“Nina“,“N“,““]],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Meghan</text:p>
          </table:table-cell>
          <table:table-cell table:number-columns-repeated="11"/>
          <table:table-cell table:formula="of:=CONCATENATE([.G$1];[.H$1];[.I$1];[.A257];[.J$1];[.K$1];[.I$1];[.B257];[.J$1];[.K$1];[.I$1];[.C257];[.J$1];[.K$1];[.I$1];[.D257];[.J$1];[.K$1];[.I$1];[.E257];[.J$1];[.L$1];[.M$1];[.K$1])" office:value-type="string" office:string-value="[[“ME“,“F.Friends“,“Meghan“,““,““]]," calcext:value-type="string">
            <text:p>[[“ME“,“F.Friends“,“Meghan“,““,““]],</text:p>
          </table:table-cell>
        </table:table-row>
        <table:table-row table:style-name="ro1">
          <table:table-cell office:value-type="string" calcext:value-type="string">
            <text:p>KP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58];[.J$1];[.K$1];[.I$1];[.B258];[.J$1];[.K$1];[.I$1];[.C258];[.J$1];[.K$1];[.I$1];[.D258];[.J$1];[.K$1];[.I$1];[.E258];[.J$1];[.L$1];[.M$1];[.K$1])" office:value-type="string" office:string-value="[[“KP“,“F.CW“,“Kelley“,“N“,““]]," calcext:value-type="string">
            <text:p>[[“KP“,“F.CW“,“Kelley“,“N“,““]],</text:p>
          </table:table-cell>
        </table:table-row>
        <table:table-row table:style-name="ro1">
          <table:table-cell office:value-type="string" calcext:value-type="string">
            <text:p>Family.1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Mom</text:p>
          </table:table-cell>
          <table:table-cell table:number-columns-repeated="11"/>
          <table:table-cell table:formula="of:=CONCATENATE([.G$1];[.H$1];[.I$1];[.A259];[.J$1];[.K$1];[.I$1];[.B259];[.J$1];[.K$1];[.I$1];[.C259];[.J$1];[.K$1];[.I$1];[.D259];[.J$1];[.K$1];[.I$1];[.E259];[.J$1];[.L$1];[.M$1];[.K$1])" office:value-type="string" office:string-value="[[“Family.1“,“FAMILY“,“Mom“,““,““]]," calcext:value-type="string">
            <text:p>[[“Family.1“,“FAMILY“,“Mom“,““,““]],</text:p>
          </table:table-cell>
        </table:table-row>
        <table:table-row table:style-name="ro1">
          <table:table-cell office:value-type="string" calcext:value-type="string">
            <text:p>Family.2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Dad</text:p>
          </table:table-cell>
          <table:table-cell table:number-columns-repeated="11"/>
          <table:table-cell table:formula="of:=CONCATENATE([.G$1];[.H$1];[.I$1];[.A260];[.J$1];[.K$1];[.I$1];[.B260];[.J$1];[.K$1];[.I$1];[.C260];[.J$1];[.K$1];[.I$1];[.D260];[.J$1];[.K$1];[.I$1];[.E260];[.J$1];[.L$1];[.M$1];[.K$1])" office:value-type="string" office:string-value="[[“Family.2“,“FAMILY“,“Dad“,““,““]]," calcext:value-type="string">
            <text:p>[[“Family.2“,“FAMILY“,“Dad“,““,““]],</text:p>
          </table:table-cell>
        </table:table-row>
        <table:table-row table:style-name="ro1">
          <table:table-cell office:value-type="string" calcext:value-type="string">
            <text:p>Family.3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Other Family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261];[.J$1];[.K$1];[.I$1];[.B261];[.J$1];[.K$1];[.I$1];[.C261];[.J$1];[.K$1];[.I$1];[.D261];[.J$1];[.K$1];[.I$1];[.E261];[.J$1];[.L$1];[.M$1];[.K$1])" office:value-type="string" office:string-value="[[“Family.3“,“FAMILY“,“Other Family“,“Y“,““]]," calcext:value-type="string">
            <text:p>[[“Family.3“,“FAMILY“,“Other Family“,“Y“,““]],</text:p>
          </table:table-cell>
        </table:table-row>
        <table:table-row table:style-name="ro1">
          <table:table-cell office:value-type="string" calcext:value-type="string">
            <text:p>ENG</text:p>
          </table:table-cell>
          <table:table-cell office:value-type="string" calcext:value-type="string">
            <text:p>FLANG</text:p>
          </table:table-cell>
          <table:table-cell office:value-type="string" calcext:value-type="string">
            <text:p>English (Review)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62];[.J$1];[.K$1];[.I$1];[.B262];[.J$1];[.K$1];[.I$1];[.C262];[.J$1];[.K$1];[.I$1];[.D262];[.J$1];[.K$1];[.I$1];[.E262];[.J$1];[.L$1];[.M$1];[.K$1])" office:value-type="string" office:string-value="[[“ENG“,“FLANG“,“English (Review)“,“N“,““]]," calcext:value-type="string">
            <text:p>[[“ENG“,“FLANG“,“English (Review)“,“N“,““]],</text:p>
          </table:table-cell>
        </table:table-row>
        <table:table-row table:style-name="ro1">
          <table:table-cell office:value-type="string" calcext:value-type="string">
            <text:p>FRE</text:p>
          </table:table-cell>
          <table:table-cell office:value-type="string" calcext:value-type="string">
            <text:p>FLANG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63];[.J$1];[.K$1];[.I$1];[.B263];[.J$1];[.K$1];[.I$1];[.C263];[.J$1];[.K$1];[.I$1];[.D263];[.J$1];[.K$1];[.I$1];[.E263];[.J$1];[.L$1];[.M$1];[.K$1])" office:value-type="string" office:string-value="[[“FRE“,“FLANG“,“French“,“N“,““]]," calcext:value-type="string">
            <text:p>[[“FRE“,“FLANG“,“French“,“N“,““]],</text:p>
          </table:table-cell>
        </table:table-row>
        <table:table-row table:style-name="ro1">
          <table:table-cell office:value-type="string" calcext:value-type="string">
            <text:p>GER</text:p>
          </table:table-cell>
          <table:table-cell office:value-type="string" calcext:value-type="string">
            <text:p>FLANG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64];[.J$1];[.K$1];[.I$1];[.B264];[.J$1];[.K$1];[.I$1];[.C264];[.J$1];[.K$1];[.I$1];[.D264];[.J$1];[.K$1];[.I$1];[.E264];[.J$1];[.L$1];[.M$1];[.K$1])" office:value-type="string" office:string-value="[[“GER“,“FLANG“,“German“,“N“,““]]," calcext:value-type="string">
            <text:p>[[“GER“,“FLANG“,“German“,“N“,““]],</text:p>
          </table:table-cell>
        </table:table-row>
        <table:table-row table:style-name="ro1">
          <table:table-cell office:value-type="string" calcext:value-type="string">
            <text:p>ITA</text:p>
          </table:table-cell>
          <table:table-cell office:value-type="string" calcext:value-type="string">
            <text:p>FLANG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65];[.J$1];[.K$1];[.I$1];[.B265];[.J$1];[.K$1];[.I$1];[.C265];[.J$1];[.K$1];[.I$1];[.D265];[.J$1];[.K$1];[.I$1];[.E265];[.J$1];[.L$1];[.M$1];[.K$1])" office:value-type="string" office:string-value="[[“ITA“,“FLANG“,“Italian“,“N“,““]]," calcext:value-type="string">
            <text:p>[[“ITA“,“FLANG“,“Italian“,“N“,““]],</text:p>
          </table:table-cell>
        </table:table-row>
        <table:table-row table:style-name="ro1">
          <table:table-cell office:value-type="string" calcext:value-type="string">
            <text:p>Mpoints</text:p>
          </table:table-cell>
          <table:table-cell office:value-type="string" calcext:value-type="string">
            <text:p>FMI</text:p>
          </table:table-cell>
          <table:table-cell office:value-type="string" calcext:value-type="string">
            <text:p>Mpoints</text:p>
          </table:table-cell>
          <table:table-cell table:number-columns-repeated="11"/>
          <table:table-cell table:formula="of:=CONCATENATE([.G$1];[.H$1];[.I$1];[.A266];[.J$1];[.K$1];[.I$1];[.B266];[.J$1];[.K$1];[.I$1];[.C266];[.J$1];[.K$1];[.I$1];[.D266];[.J$1];[.K$1];[.I$1];[.E266];[.J$1];[.L$1];[.M$1];[.K$1])" office:value-type="string" office:string-value="[[“Mpoints“,“FMI“,“Mpoints“,““,““]]," calcext:value-type="string">
            <text:p>[[“Mpoints“,“FMI“,“Mpoints“,““,““]],</text:p>
          </table:table-cell>
        </table:table-row>
        <table:table-row table:style-name="ro1">
          <table:table-cell office:value-type="string" calcext:value-type="string">
            <text:p>Shopkick</text:p>
          </table:table-cell>
          <table:table-cell office:value-type="string" calcext:value-type="string">
            <text:p>FMI</text:p>
          </table:table-cell>
          <table:table-cell office:value-type="string" calcext:value-type="string">
            <text:p>Shopkick</text:p>
          </table:table-cell>
          <table:table-cell table:number-columns-repeated="11"/>
          <table:table-cell table:formula="of:=CONCATENATE([.G$1];[.H$1];[.I$1];[.A267];[.J$1];[.K$1];[.I$1];[.B267];[.J$1];[.K$1];[.I$1];[.C267];[.J$1];[.K$1];[.I$1];[.D267];[.J$1];[.K$1];[.I$1];[.E267];[.J$1];[.L$1];[.M$1];[.K$1])" office:value-type="string" office:string-value="[[“Shopkick“,“FMI“,“Shopkick“,““,““]]," calcext:value-type="string">
            <text:p>[[“Shopkick“,“FMI“,“Shopkick“,““,““]],</text:p>
          </table:table-cell>
        </table:table-row>
        <table:table-row table:style-name="ro1">
          <table:table-cell office:value-type="string" calcext:value-type="string">
            <text:p>FRIENDS.X</text:p>
          </table:table-cell>
          <table:table-cell office:value-type="string" calcext:value-type="string">
            <text:p>FRIENDS</text:p>
          </table:table-cell>
          <table:table-cell office:value-type="string" calcext:value-type="string">
            <text:p>General Social (Pre-Tracking)</text:p>
          </table:table-cell>
          <table:table-cell table:number-columns-repeated="11"/>
          <table:table-cell table:formula="of:=CONCATENATE([.G$1];[.H$1];[.I$1];[.A268];[.J$1];[.K$1];[.I$1];[.B268];[.J$1];[.K$1];[.I$1];[.C268];[.J$1];[.K$1];[.I$1];[.D268];[.J$1];[.K$1];[.I$1];[.E268];[.J$1];[.L$1];[.M$1];[.K$1])" office:value-type="string" office:string-value="[[“FRIENDS.X“,“FRIENDS“,“General Social (Pre-Tracking)“,““,““]]," calcext:value-type="string">
            <text:p>[[“FRIENDS.X“,“FRIENDS“,“General Social (Pre-Tracking)“,““,““]],</text:p>
          </table:table-cell>
        </table:table-row>
        <table:table-row table:style-name="ro1">
          <table:table-cell office:value-type="string" calcext:value-type="string">
            <text:p>IIA.1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Monthly Cash Recon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69];[.J$1];[.K$1];[.I$1];[.B269];[.J$1];[.K$1];[.I$1];[.C269];[.J$1];[.K$1];[.I$1];[.D269];[.J$1];[.K$1];[.I$1];[.E269];[.J$1];[.L$1];[.M$1];[.K$1])" office:value-type="string" office:string-value="[[“IIA.1“,“IIA“,“Monthly Cash Recons“,“N“,““]]," calcext:value-type="string">
            <text:p>[[“IIA.1“,“IIA“,“Monthly Cash Recons“,“N“,““]],</text:p>
          </table:table-cell>
        </table:table-row>
        <table:table-row table:style-name="ro1">
          <table:table-cell office:value-type="string" calcext:value-type="string">
            <text:p>IIA.2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Slot Purchase Cooridinatio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70];[.J$1];[.K$1];[.I$1];[.B270];[.J$1];[.K$1];[.I$1];[.C270];[.J$1];[.K$1];[.I$1];[.D270];[.J$1];[.K$1];[.I$1];[.E270];[.J$1];[.L$1];[.M$1];[.K$1])" office:value-type="string" office:string-value="[[“IIA.2“,“IIA“,“Slot Purchase Cooridination“,“N“,““]]," calcext:value-type="string">
            <text:p>[[“IIA.2“,“IIA“,“Slot Purchase Cooridination“,“N“,““]],</text:p>
          </table:table-cell>
        </table:table-row>
        <table:table-row table:style-name="ro1">
          <table:table-cell office:value-type="string" calcext:value-type="string">
            <text:p>IIA.3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71];[.J$1];[.K$1];[.I$1];[.B271];[.J$1];[.K$1];[.I$1];[.C271];[.J$1];[.K$1];[.I$1];[.D271];[.J$1];[.K$1];[.I$1];[.E271];[.J$1];[.L$1];[.M$1];[.K$1])" office:value-type="string" office:string-value="[[“IIA.3“,“IIA“,“Admin“,“N“,““]]," calcext:value-type="string">
            <text:p>[[“IIA.3“,“IIA“,“Admin“,“N“,““]],</text:p>
          </table:table-cell>
        </table:table-row>
        <table:table-row table:style-name="ro1">
          <table:table-cell office:value-type="string" calcext:value-type="string">
            <text:p>IIA.4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Treasurer</text:p>
          </table:table-cell>
          <table:table-cell table:number-columns-repeated="11"/>
          <table:table-cell table:formula="of:=CONCATENATE([.G$1];[.H$1];[.I$1];[.A272];[.J$1];[.K$1];[.I$1];[.B272];[.J$1];[.K$1];[.I$1];[.C272];[.J$1];[.K$1];[.I$1];[.D272];[.J$1];[.K$1];[.I$1];[.E272];[.J$1];[.L$1];[.M$1];[.K$1])" office:value-type="string" office:string-value="[[“IIA.4“,“IIA“,“Treasurer“,““,““]]," calcext:value-type="string">
            <text:p>[[“IIA.4“,“IIA“,“Treasurer“,““,““]],</text:p>
          </table:table-cell>
        </table:table-row>
        <table:table-row table:style-name="ro1">
          <table:table-cell office:value-type="string" calcext:value-type="string">
            <text:p>ISSUE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Issue Validatio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73];[.J$1];[.K$1];[.I$1];[.B273];[.J$1];[.K$1];[.I$1];[.C273];[.J$1];[.K$1];[.I$1];[.D273];[.J$1];[.K$1];[.I$1];[.E273];[.J$1];[.L$1];[.M$1];[.K$1])" office:value-type="string" office:string-value="[[“ISSUE“,“ISSUES“,“Issue Validation“,“N“,““]]," calcext:value-type="string">
            <text:p>[[“ISSUE“,“ISSUES“,“Issue Validation“,“N“,““]],</text:p>
          </table:table-cell>
        </table:table-row>
        <table:table-row table:style-name="ro1">
          <table:table-cell office:value-type="string" calcext:value-type="string">
            <text:p>MAP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MAP Validatio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74];[.J$1];[.K$1];[.I$1];[.B274];[.J$1];[.K$1];[.I$1];[.C274];[.J$1];[.K$1];[.I$1];[.D274];[.J$1];[.K$1];[.I$1];[.E274];[.J$1];[.L$1];[.M$1];[.K$1])" office:value-type="string" office:string-value="[[“MAPS“,“ISSUES“,“MAP Validation“,“N“,““]]," calcext:value-type="string">
            <text:p>[[“MAPS“,“ISSUES“,“MAP Validation“,“N“,““]],</text:p>
          </table:table-cell>
        </table:table-row>
        <table:table-row table:style-name="ro1">
          <table:table-cell office:value-type="string" calcext:value-type="string">
            <text:p>MRA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MRA Validatio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75];[.J$1];[.K$1];[.I$1];[.B275];[.J$1];[.K$1];[.I$1];[.C275];[.J$1];[.K$1];[.I$1];[.D275];[.J$1];[.K$1];[.I$1];[.E275];[.J$1];[.L$1];[.M$1];[.K$1])" office:value-type="string" office:string-value="[[“MRA“,“ISSUES“,“MRA Validation“,“N“,““]]," calcext:value-type="string">
            <text:p>[[“MRA“,“ISSUES“,“MRA Validation“,“N“,““]],</text:p>
          </table:table-cell>
        </table:table-row>
        <table:table-row table:style-name="ro1">
          <table:table-cell office:value-type="string" calcext:value-type="string">
            <text:p>LEARNING.1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276];[.J$1];[.K$1];[.I$1];[.B276];[.J$1];[.K$1];[.I$1];[.C276];[.J$1];[.K$1];[.I$1];[.D276];[.J$1];[.K$1];[.I$1];[.E276];[.J$1];[.L$1];[.M$1];[.K$1])" office:value-type="string" office:string-value="[[“LEARNING.1“,“LEARNING“,“Learning“,“Y“,““]]," calcext:value-type="string">
            <text:p>[[“LEARNING.1“,“LEARNING“,“Learning“,“Y“,““]],</text:p>
          </table:table-cell>
        </table:table-row>
        <table:table-row table:style-name="ro1">
          <table:table-cell office:value-type="string" calcext:value-type="string">
            <text:p>LMOVE.1</text:p>
          </table:table-cell>
          <table:table-cell office:value-type="string" calcext:value-type="string">
            <text:p>LMOVE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277];[.J$1];[.K$1];[.I$1];[.B277];[.J$1];[.K$1];[.I$1];[.C277];[.J$1];[.K$1];[.I$1];[.D277];[.J$1];[.K$1];[.I$1];[.E277];[.J$1];[.L$1];[.M$1];[.K$1])" office:value-type="string" office:string-value="[[“LMOVE.1“,“LMOVE“,“General“,““,““]]," calcext:value-type="string">
            <text:p>[[“LMOVE.1“,“LMOVE“,“General“,““,““]],</text:p>
          </table:table-cell>
        </table:table-row>
        <table:table-row table:style-name="ro1">
          <table:table-cell office:value-type="string" calcext:value-type="string">
            <text:p>LMOVE.2</text:p>
          </table:table-cell>
          <table:table-cell office:value-type="string" calcext:value-type="string">
            <text:p>LMOVE</text:p>
          </table:table-cell>
          <table:table-cell office:value-type="string" calcext:value-type="string">
            <text:p>Neighborhood Research</text:p>
          </table:table-cell>
          <table:table-cell table:number-columns-repeated="11"/>
          <table:table-cell table:formula="of:=CONCATENATE([.G$1];[.H$1];[.I$1];[.A278];[.J$1];[.K$1];[.I$1];[.B278];[.J$1];[.K$1];[.I$1];[.C278];[.J$1];[.K$1];[.I$1];[.D278];[.J$1];[.K$1];[.I$1];[.E278];[.J$1];[.L$1];[.M$1];[.K$1])" office:value-type="string" office:string-value="[[“LMOVE.2“,“LMOVE“,“Neighborhood Research“,““,““]]," calcext:value-type="string">
            <text:p>[[“LMOVE.2“,“LMOVE“,“Neighborhood Research“,““,““]],</text:p>
          </table:table-cell>
        </table:table-row>
        <table:table-row table:style-name="ro1">
          <table:table-cell office:value-type="string" calcext:value-type="string">
            <text:p>LMOVE.3</text:p>
          </table:table-cell>
          <table:table-cell office:value-type="string" calcext:value-type="string">
            <text:p>LMOVE</text:p>
          </table:table-cell>
          <table:table-cell office:value-type="string" calcext:value-type="string">
            <text:p>Apartment Listing Review</text:p>
          </table:table-cell>
          <table:table-cell table:number-columns-repeated="11"/>
          <table:table-cell table:formula="of:=CONCATENATE([.G$1];[.H$1];[.I$1];[.A279];[.J$1];[.K$1];[.I$1];[.B279];[.J$1];[.K$1];[.I$1];[.C279];[.J$1];[.K$1];[.I$1];[.D279];[.J$1];[.K$1];[.I$1];[.E279];[.J$1];[.L$1];[.M$1];[.K$1])" office:value-type="string" office:string-value="[[“LMOVE.3“,“LMOVE“,“Apartment Listing Review“,““,““]]," calcext:value-type="string">
            <text:p>[[“LMOVE.3“,“LMOVE“,“Apartment Listing Review“,““,““]],</text:p>
          </table:table-cell>
        </table:table-row>
        <table:table-row table:style-name="ro1">
          <table:table-cell office:value-type="string" calcext:value-type="string">
            <text:p>LMOVE.4</text:p>
          </table:table-cell>
          <table:table-cell office:value-type="string" calcext:value-type="string">
            <text:p>LMOVE</text:p>
          </table:table-cell>
          <table:table-cell office:value-type="string" calcext:value-type="string">
            <text:p>Cost of Living Related Research</text:p>
          </table:table-cell>
          <table:table-cell table:number-columns-repeated="11"/>
          <table:table-cell table:formula="of:=CONCATENATE([.G$1];[.H$1];[.I$1];[.A280];[.J$1];[.K$1];[.I$1];[.B280];[.J$1];[.K$1];[.I$1];[.C280];[.J$1];[.K$1];[.I$1];[.D280];[.J$1];[.K$1];[.I$1];[.E280];[.J$1];[.L$1];[.M$1];[.K$1])" office:value-type="string" office:string-value="[[“LMOVE.4“,“LMOVE“,“Cost of Living Related Research“,““,““]]," calcext:value-type="string">
            <text:p>[[“LMOVE.4“,“LMOVE“,“Cost of Living Related Research“,““,““]],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Bren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81];[.J$1];[.K$1];[.I$1];[.B281];[.J$1];[.K$1];[.I$1];[.C281];[.J$1];[.K$1];[.I$1];[.D281];[.J$1];[.K$1];[.I$1];[.E281];[.J$1];[.L$1];[.M$1];[.K$1])" office:value-type="string" office:string-value="[[“BC“,“M.Friends“,“Brent“,“N“,““]]," calcext:value-type="string">
            <text:p>[[“BC“,“M.Friends“,“Brent“,“N“,““]],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Dave A.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82];[.J$1];[.K$1];[.I$1];[.B282];[.J$1];[.K$1];[.I$1];[.C282];[.J$1];[.K$1];[.I$1];[.D282];[.J$1];[.K$1];[.I$1];[.E282];[.J$1];[.L$1];[.M$1];[.K$1])" office:value-type="string" office:string-value="[[“DA“,“M.Friends“,“Dave A.“,“N“,““]]," calcext:value-type="string">
            <text:p>[[“DA“,“M.Friends“,“Dave A.“,“N“,““]],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Dave</text:p>
          </table:table-cell>
          <table:table-cell table:number-columns-repeated="11"/>
          <table:table-cell table:formula="of:=CONCATENATE([.G$1];[.H$1];[.I$1];[.A283];[.J$1];[.K$1];[.I$1];[.B283];[.J$1];[.K$1];[.I$1];[.C283];[.J$1];[.K$1];[.I$1];[.D283];[.J$1];[.K$1];[.I$1];[.E283];[.J$1];[.L$1];[.M$1];[.K$1])" office:value-type="string" office:string-value="[[“DC“,“M.Friends“,“Dave“,““,““]]," calcext:value-type="string">
            <text:p>[[“DC“,“M.Friends“,“Dave“,““,““]],</text:p>
          </table:table-cell>
        </table:table-row>
        <table:table-row table:style-name="ro1">
          <table:table-cell office:value-type="string" calcext:value-type="string">
            <text:p>DL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84];[.J$1];[.K$1];[.I$1];[.B284];[.J$1];[.K$1];[.I$1];[.C284];[.J$1];[.K$1];[.I$1];[.D284];[.J$1];[.K$1];[.I$1];[.E284];[.J$1];[.L$1];[.M$1];[.K$1])" office:value-type="string" office:string-value="[[“DL“,“M.Friends“,“Dan“,“N“,““]]," calcext:value-type="string">
            <text:p>[[“DL“,“M.Friends“,“Dan“,“N“,““]],</text:p>
          </table:table-cell>
        </table:table-row>
        <table:table-row table:style-name="ro1">
          <table:table-cell office:value-type="string" calcext:value-type="string">
            <text:p>PS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85];[.J$1];[.K$1];[.I$1];[.B285];[.J$1];[.K$1];[.I$1];[.C285];[.J$1];[.K$1];[.I$1];[.D285];[.J$1];[.K$1];[.I$1];[.E285];[.J$1];[.L$1];[.M$1];[.K$1])" office:value-type="string" office:string-value="[[“PS“,“M.Friends“,“Patrick“,“N“,““]]," calcext:value-type="string">
            <text:p>[[“PS“,“M.Friends“,“Patrick“,“N“,““]],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286];[.J$1];[.K$1];[.I$1];[.B286];[.J$1];[.K$1];[.I$1];[.C286];[.J$1];[.K$1];[.I$1];[.D286];[.J$1];[.K$1];[.I$1];[.E286];[.J$1];[.L$1];[.M$1];[.K$1])" office:value-type="string" office:string-value="[[“RC“,“M.Friends“,“Ray“,“Y“,““]]," calcext:value-type="string">
            <text:p>[[“RC“,“M.Friends“,“Ray“,“Y“,““]],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Milo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287];[.J$1];[.K$1];[.I$1];[.B287];[.J$1];[.K$1];[.I$1];[.C287];[.J$1];[.K$1];[.I$1];[.D287];[.J$1];[.K$1];[.I$1];[.E287];[.J$1];[.L$1];[.M$1];[.K$1])" office:value-type="string" office:string-value="[[“MP“,“M.Friends“,“Milo“,“Y“,““]]," calcext:value-type="string">
            <text:p>[[“MP“,“M.Friends“,“Milo“,“Y“,““]],</text:p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88];[.J$1];[.K$1];[.I$1];[.B288];[.J$1];[.K$1];[.I$1];[.C288];[.J$1];[.K$1];[.I$1];[.D288];[.J$1];[.K$1];[.I$1];[.E288];[.J$1];[.L$1];[.M$1];[.K$1])" office:value-type="string" office:string-value="[[“TB“,“M.Friends“,“Tom“,“N“,““]]," calcext:value-type="string">
            <text:p>[[“TB“,“M.Friends“,“Tom“,“N“,““]],</text:p>
          </table:table-cell>
        </table:table-row>
        <table:table-row table:style-name="ro1">
          <table:table-cell office:value-type="string" calcext:value-type="string">
            <text:p>MEET.1</text:p>
          </table:table-cell>
          <table:table-cell office:value-type="string" calcext:value-type="string">
            <text:p>MEET</text:p>
          </table:table-cell>
          <table:table-cell office:value-type="string" calcext:value-type="string">
            <text:p>Team Meeting</text:p>
          </table:table-cell>
          <table:table-cell table:number-columns-repeated="11"/>
          <table:table-cell table:formula="of:=CONCATENATE([.G$1];[.H$1];[.I$1];[.A289];[.J$1];[.K$1];[.I$1];[.B289];[.J$1];[.K$1];[.I$1];[.C289];[.J$1];[.K$1];[.I$1];[.D289];[.J$1];[.K$1];[.I$1];[.E289];[.J$1];[.L$1];[.M$1];[.K$1])" office:value-type="string" office:string-value="[[“MEET.1“,“MEET“,“Team Meeting“,““,““]]," calcext:value-type="string">
            <text:p>[[“MEET.1“,“MEET“,“Team Meeting“,““,““]],</text:p>
          </table:table-cell>
        </table:table-row>
        <table:table-row table:style-name="ro1">
          <table:table-cell table:number-columns-repeated="3" office:value-type="string" calcext:value-type="string">
            <text:p>NA</text:p>
          </table:table-cell>
          <table:table-cell table:number-columns-repeated="11"/>
          <table:table-cell table:formula="of:=CONCATENATE([.G$1];[.H$1];[.I$1];[.A290];[.J$1];[.K$1];[.I$1];[.B290];[.J$1];[.K$1];[.I$1];[.C290];[.J$1];[.K$1];[.I$1];[.D290];[.J$1];[.K$1];[.I$1];[.E290];[.J$1];[.L$1];[.M$1];[.K$1])" office:value-type="string" office:string-value="[[“NA“,“NA“,“NA“,““,““]]," calcext:value-type="string">
            <text:p>[[“NA“,“NA“,“NA“,““,““]],</text:p>
          </table:table-cell>
        </table:table-row>
        <table:table-row table:style-name="ro1">
          <table:table-cell office:value-type="string" calcext:value-type="string">
            <text:p>PCD.1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Coach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91];[.J$1];[.K$1];[.I$1];[.B291];[.J$1];[.K$1];[.I$1];[.C291];[.J$1];[.K$1];[.I$1];[.D291];[.J$1];[.K$1];[.I$1];[.E291];[.J$1];[.L$1];[.M$1];[.K$1])" office:value-type="string" office:string-value="[[“PCD.1“,“PCD“,“Coaching“,“N“,““]]," calcext:value-type="string">
            <text:p>[[“PCD.1“,“PCD“,“Coaching“,“N“,““]],</text:p>
          </table:table-cell>
        </table:table-row>
        <table:table-row table:style-name="ro1">
          <table:table-cell office:value-type="string" calcext:value-type="string">
            <text:p>PCD.2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Development Plann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92];[.J$1];[.K$1];[.I$1];[.B292];[.J$1];[.K$1];[.I$1];[.C292];[.J$1];[.K$1];[.I$1];[.D292];[.J$1];[.K$1];[.I$1];[.E292];[.J$1];[.L$1];[.M$1];[.K$1])" office:value-type="string" office:string-value="[[“PCD.2“,“PCD“,“Development Planning“,“N“,““]]," calcext:value-type="string">
            <text:p>[[“PCD.2“,“PCD“,“Development Planning“,“N“,““]],</text:p>
          </table:table-cell>
        </table:table-row>
        <table:table-row table:style-name="ro1">
          <table:table-cell office:value-type="string" calcext:value-type="string">
            <text:p>PCD.3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Performance Discussion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93];[.J$1];[.K$1];[.I$1];[.B293];[.J$1];[.K$1];[.I$1];[.C293];[.J$1];[.K$1];[.I$1];[.D293];[.J$1];[.K$1];[.I$1];[.E293];[.J$1];[.L$1];[.M$1];[.K$1])" office:value-type="string" office:string-value="[[“PCD.3“,“PCD“,“Performance Discussions“,“N“,““]]," calcext:value-type="string">
            <text:p>[[“PCD.3“,“PCD“,“Performance Discussions“,“N“,““]],</text:p>
          </table:table-cell>
        </table:table-row>
        <table:table-row table:style-name="ro1">
          <table:table-cell office:value-type="string" calcext:value-type="string">
            <text:p>PCD.4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Candidate Interview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294];[.J$1];[.K$1];[.I$1];[.B294];[.J$1];[.K$1];[.I$1];[.C294];[.J$1];[.K$1];[.I$1];[.D294];[.J$1];[.K$1];[.I$1];[.E294];[.J$1];[.L$1];[.M$1];[.K$1])" office:value-type="string" office:string-value="[[“PCD.4“,“PCD“,“Candidate Interview“,“N“,““]]," calcext:value-type="string">
            <text:p>[[“PCD.4“,“PCD“,“Candidate Interview“,“N“,““]],</text:p>
          </table:table-cell>
        </table:table-row>
        <table:table-row table:style-name="ro1">
          <table:table-cell office:value-type="string" calcext:value-type="string">
            <text:p>PCD.5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PCD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295];[.J$1];[.K$1];[.I$1];[.B295];[.J$1];[.K$1];[.I$1];[.C295];[.J$1];[.K$1];[.I$1];[.D295];[.J$1];[.K$1];[.I$1];[.E295];[.J$1];[.L$1];[.M$1];[.K$1])" office:value-type="string" office:string-value="[[“PCD.5“,“PCD“,“PCD - General“,“Y“,““]]," calcext:value-type="string">
            <text:p>[[“PCD.5“,“PCD“,“PCD - General“,“Y“,““]],</text:p>
          </table:table-cell>
        </table:table-row>
        <table:table-row table:style-name="ro1">
          <table:table-cell office:value-type="string" calcext:value-type="string">
            <text:p>PCD.6</text:p>
          </table:table-cell>
          <table:table-cell office:value-type="string" calcext:value-type="string">
            <text:p>PCD</text:p>
          </table:table-cell>
          <table:table-cell office:value-type="string" calcext:value-type="string">
            <text:p>Self Evaluations</text:p>
          </table:table-cell>
          <table:table-cell table:number-columns-repeated="11"/>
          <table:table-cell table:formula="of:=CONCATENATE([.G$1];[.H$1];[.I$1];[.A296];[.J$1];[.K$1];[.I$1];[.B296];[.J$1];[.K$1];[.I$1];[.C296];[.J$1];[.K$1];[.I$1];[.D296];[.J$1];[.K$1];[.I$1];[.E296];[.J$1];[.L$1];[.M$1];[.K$1])" office:value-type="string" office:string-value="[[“PCD.6“,“PCD“,“Self Evaluations“,““,““]]," calcext:value-type="string">
            <text:p>[[“PCD.6“,“PCD“,“Self Evaluations“,““,““]],</text:p>
          </table:table-cell>
        </table:table-row>
        <table:table-row table:style-name="ro1">
          <table:table-cell office:value-type="string" calcext:value-type="string">
            <text:p>PERSONAL.1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Non-Productive</text:p>
          </table:table-cell>
          <table:table-cell table:number-columns-repeated="11"/>
          <table:table-cell table:formula="of:=CONCATENATE([.G$1];[.H$1];[.I$1];[.A297];[.J$1];[.K$1];[.I$1];[.B297];[.J$1];[.K$1];[.I$1];[.C297];[.J$1];[.K$1];[.I$1];[.D297];[.J$1];[.K$1];[.I$1];[.E297];[.J$1];[.L$1];[.M$1];[.K$1])" office:value-type="string" office:string-value="[[“PERSONAL.1“,“PERSONAL“,“Non-Productive“,““,““]]," calcext:value-type="string">
            <text:p>[[“PERSONAL.1“,“PERSONAL“,“Non-Productive“,““,““]],</text:p>
          </table:table-cell>
        </table:table-row>
        <table:table-row table:style-name="ro1">
          <table:table-cell office:value-type="string" calcext:value-type="string">
            <text:p>PERSONAL.2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Routine</text:p>
          </table:table-cell>
          <table:table-cell table:number-columns-repeated="11"/>
          <table:table-cell table:formula="of:=CONCATENATE([.G$1];[.H$1];[.I$1];[.A298];[.J$1];[.K$1];[.I$1];[.B298];[.J$1];[.K$1];[.I$1];[.C298];[.J$1];[.K$1];[.I$1];[.D298];[.J$1];[.K$1];[.I$1];[.E298];[.J$1];[.L$1];[.M$1];[.K$1])" office:value-type="string" office:string-value="[[“PERSONAL.2“,“PERSONAL“,“Routine“,““,““]]," calcext:value-type="string">
            <text:p>[[“PERSONAL.2“,“PERSONAL“,“Routine“,““,““]],</text:p>
          </table:table-cell>
        </table:table-row>
        <table:table-row table:style-name="ro1">
          <table:table-cell office:value-type="string" calcext:value-type="string">
            <text:p>PERSONAL.3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Productive</text:p>
          </table:table-cell>
          <table:table-cell table:number-columns-repeated="11"/>
          <table:table-cell table:formula="of:=CONCATENATE([.G$1];[.H$1];[.I$1];[.A299];[.J$1];[.K$1];[.I$1];[.B299];[.J$1];[.K$1];[.I$1];[.C299];[.J$1];[.K$1];[.I$1];[.D299];[.J$1];[.K$1];[.I$1];[.E299];[.J$1];[.L$1];[.M$1];[.K$1])" office:value-type="string" office:string-value="[[“PERSONAL.3“,“PERSONAL“,“Productive“,““,““]]," calcext:value-type="string">
            <text:p>[[“PERSONAL.3“,“PERSONAL“,“Productive“,““,““]],</text:p>
          </table:table-cell>
        </table:table-row>
        <table:table-row table:style-name="ro1">
          <table:table-cell office:value-type="string" calcext:value-type="string">
            <text:p>PERSONAL.4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Health</text:p>
          </table:table-cell>
          <table:table-cell table:number-columns-repeated="11"/>
          <table:table-cell table:formula="of:=CONCATENATE([.G$1];[.H$1];[.I$1];[.A300];[.J$1];[.K$1];[.I$1];[.B300];[.J$1];[.K$1];[.I$1];[.C300];[.J$1];[.K$1];[.I$1];[.D300];[.J$1];[.K$1];[.I$1];[.E300];[.J$1];[.L$1];[.M$1];[.K$1])" office:value-type="string" office:string-value="[[“PERSONAL.4“,“PERSONAL“,“Health“,““,““]]," calcext:value-type="string">
            <text:p>[[“PERSONAL.4“,“PERSONAL“,“Health“,““,““]],</text:p>
          </table:table-cell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Break</text:p>
          </table:table-cell>
          <table:table-cell table:number-columns-repeated="11"/>
          <table:table-cell table:formula="of:=CONCATENATE([.G$1];[.H$1];[.I$1];[.A301];[.J$1];[.K$1];[.I$1];[.B301];[.J$1];[.K$1];[.I$1];[.C301];[.J$1];[.K$1];[.I$1];[.D301];[.J$1];[.K$1];[.I$1];[.E301];[.J$1];[.L$1];[.M$1];[.K$1])" office:value-type="string" office:string-value="[[“BREAK“,“PERSONAL“,“Break“,““,““]]," calcext:value-type="string">
            <text:p>[[“BREAK“,“PERSONAL“,“Break“,““,““]],</text:p>
          </table:table-cell>
        </table:table-row>
        <table:table-row table:style-name="ro1">
          <table:table-cell office:value-type="string" calcext:value-type="string">
            <text:p>PERSONAL.5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Driving</text:p>
          </table:table-cell>
          <table:table-cell table:number-columns-repeated="11"/>
          <table:table-cell table:formula="of:=CONCATENATE([.G$1];[.H$1];[.I$1];[.A302];[.J$1];[.K$1];[.I$1];[.B302];[.J$1];[.K$1];[.I$1];[.C302];[.J$1];[.K$1];[.I$1];[.D302];[.J$1];[.K$1];[.I$1];[.E302];[.J$1];[.L$1];[.M$1];[.K$1])" office:value-type="string" office:string-value="[[“PERSONAL.5“,“TRANS“,“Driving“,““,““]]," calcext:value-type="string">
            <text:p>[[“PERSONAL.5“,“TRANS“,“Driving“,““,““]],</text:p>
          </table:table-cell>
        </table:table-row>
        <table:table-row table:style-name="ro1">
          <table:table-cell office:value-type="string" calcext:value-type="string">
            <text:p>PERSONAL.6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Career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303];[.J$1];[.K$1];[.I$1];[.B303];[.J$1];[.K$1];[.I$1];[.C303];[.J$1];[.K$1];[.I$1];[.D303];[.J$1];[.K$1];[.I$1];[.E303];[.J$1];[.L$1];[.M$1];[.K$1])" office:value-type="string" office:string-value="[[“PERSONAL.6“,“PERSONAL“,“Career“,“Y“,““]]," calcext:value-type="string">
            <text:p>[[“PERSONAL.6“,“PERSONAL“,“Career“,“Y“,““]],</text:p>
          </table:table-cell>
        </table:table-row>
        <table:table-row table:style-name="ro1">
          <table:table-cell office:value-type="string" calcext:value-type="string">
            <text:p>PERSONAL.7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Shopping</text:p>
          </table:table-cell>
          <table:table-cell table:number-columns-repeated="11"/>
          <table:table-cell table:formula="of:=CONCATENATE([.G$1];[.H$1];[.I$1];[.A304];[.J$1];[.K$1];[.I$1];[.B304];[.J$1];[.K$1];[.I$1];[.C304];[.J$1];[.K$1];[.I$1];[.D304];[.J$1];[.K$1];[.I$1];[.E304];[.J$1];[.L$1];[.M$1];[.K$1])" office:value-type="string" office:string-value="[[“PERSONAL.7“,“PERSONAL“,“Shopping“,““,““]]," calcext:value-type="string">
            <text:p>[[“PERSONAL.7“,“PERSONAL“,“Shopping“,““,““]],</text:p>
          </table:table-cell>
        </table:table-row>
        <table:table-row table:style-name="ro1">
          <table:table-cell office:value-type="string" calcext:value-type="string">
            <text:p>PERSONAL.8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Meals</text:p>
          </table:table-cell>
          <table:table-cell table:number-columns-repeated="11"/>
          <table:table-cell table:formula="of:=CONCATENATE([.G$1];[.H$1];[.I$1];[.A305];[.J$1];[.K$1];[.I$1];[.B305];[.J$1];[.K$1];[.I$1];[.C305];[.J$1];[.K$1];[.I$1];[.D305];[.J$1];[.K$1];[.I$1];[.E305];[.J$1];[.L$1];[.M$1];[.K$1])" office:value-type="string" office:string-value="[[“PERSONAL.8“,“PERSONAL“,“Meals“,““,““]]," calcext:value-type="string">
            <text:p>[[“PERSONAL.8“,“PERSONAL“,“Meals“,““,““]],</text:p>
          </table:table-cell>
        </table:table-row>
        <table:table-row table:style-name="ro1">
          <table:table-cell office:value-type="string" calcext:value-type="string">
            <text:p>PERSONAL.A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Admin</text:p>
          </table:table-cell>
          <table:table-cell table:number-columns-repeated="11"/>
          <table:table-cell table:formula="of:=CONCATENATE([.G$1];[.H$1];[.I$1];[.A306];[.J$1];[.K$1];[.I$1];[.B306];[.J$1];[.K$1];[.I$1];[.C306];[.J$1];[.K$1];[.I$1];[.D306];[.J$1];[.K$1];[.I$1];[.E306];[.J$1];[.L$1];[.M$1];[.K$1])" office:value-type="string" office:string-value="[[“PERSONAL.A“,“PERSONAL“,“Admin“,““,““]]," calcext:value-type="string">
            <text:p>[[“PERSONAL.A“,“PERSONAL“,“Admin“,““,““]],</text:p>
          </table:table-cell>
        </table:table-row>
        <table:table-row table:style-name="ro1">
          <table:table-cell office:value-type="string" calcext:value-type="string">
            <text:p>PFIN.00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Finances</text:p>
          </table:table-cell>
          <table:table-cell table:number-columns-repeated="11"/>
          <table:table-cell table:formula="of:=CONCATENATE([.G$1];[.H$1];[.I$1];[.A307];[.J$1];[.K$1];[.I$1];[.B307];[.J$1];[.K$1];[.I$1];[.C307];[.J$1];[.K$1];[.I$1];[.D307];[.J$1];[.K$1];[.I$1];[.E307];[.J$1];[.L$1];[.M$1];[.K$1])" office:value-type="string" office:string-value="[[“PFIN.00“,“PFIN“,“Finances“,““,““]]," calcext:value-type="string">
            <text:p>[[“PFIN.00“,“PFIN“,“Finances“,““,““]],</text:p>
          </table:table-cell>
        </table:table-row>
        <table:table-row table:style-name="ro1">
          <table:table-cell office:value-type="string" calcext:value-type="string">
            <text:p>PFIN.01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Variable Cost Monitor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08];[.J$1];[.K$1];[.I$1];[.B308];[.J$1];[.K$1];[.I$1];[.C308];[.J$1];[.K$1];[.I$1];[.D308];[.J$1];[.K$1];[.I$1];[.E308];[.J$1];[.L$1];[.M$1];[.K$1])" office:value-type="string" office:string-value="[[“PFIN.01“,“PFIN“,“Variable Cost Monitoring“,“N“,““]]," calcext:value-type="string">
            <text:p>[[“PFIN.01“,“PFIN“,“Variable Cost Monitoring“,“N“,““]],</text:p>
          </table:table-cell>
        </table:table-row>
        <table:table-row table:style-name="ro1">
          <table:table-cell office:value-type="string" calcext:value-type="string">
            <text:p>PFIN.02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Fixed Cost Monitor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09];[.J$1];[.K$1];[.I$1];[.B309];[.J$1];[.K$1];[.I$1];[.C309];[.J$1];[.K$1];[.I$1];[.D309];[.J$1];[.K$1];[.I$1];[.E309];[.J$1];[.L$1];[.M$1];[.K$1])" office:value-type="string" office:string-value="[[“PFIN.02“,“PFIN“,“Fixed Cost Monitoring“,“N“,““]]," calcext:value-type="string">
            <text:p>[[“PFIN.02“,“PFIN“,“Fixed Cost Monitoring“,“N“,““]],</text:p>
          </table:table-cell>
        </table:table-row>
        <table:table-row table:style-name="ro1">
          <table:table-cell office:value-type="string" calcext:value-type="string">
            <text:p>PFIN.03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Budget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10];[.J$1];[.K$1];[.I$1];[.B310];[.J$1];[.K$1];[.I$1];[.C310];[.J$1];[.K$1];[.I$1];[.D310];[.J$1];[.K$1];[.I$1];[.E310];[.J$1];[.L$1];[.M$1];[.K$1])" office:value-type="string" office:string-value="[[“PFIN.03“,“PFIN“,“Budgeting“,“N“,““]]," calcext:value-type="string">
            <text:p>[[“PFIN.03“,“PFIN“,“Budgeting“,“N“,““]],</text:p>
          </table:table-cell>
        </table:table-row>
        <table:table-row table:style-name="ro1">
          <table:table-cell office:value-type="string" calcext:value-type="string">
            <text:p>PFIN.04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Cost Driver Analysi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11];[.J$1];[.K$1];[.I$1];[.B311];[.J$1];[.K$1];[.I$1];[.C311];[.J$1];[.K$1];[.I$1];[.D311];[.J$1];[.K$1];[.I$1];[.E311];[.J$1];[.L$1];[.M$1];[.K$1])" office:value-type="string" office:string-value="[[“PFIN.04“,“PFIN“,“Cost Driver Analysis“,“N“,““]]," calcext:value-type="string">
            <text:p>[[“PFIN.04“,“PFIN“,“Cost Driver Analysis“,“N“,““]],</text:p>
          </table:table-cell>
        </table:table-row>
        <table:table-row table:style-name="ro1">
          <table:table-cell office:value-type="string" calcext:value-type="string">
            <text:p>PFIN.05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Financial Planning / Forecast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12];[.J$1];[.K$1];[.I$1];[.B312];[.J$1];[.K$1];[.I$1];[.C312];[.J$1];[.K$1];[.I$1];[.D312];[.J$1];[.K$1];[.I$1];[.E312];[.J$1];[.L$1];[.M$1];[.K$1])" office:value-type="string" office:string-value="[[“PFIN.05“,“PFIN“,“Financial Planning / Forecasting“,“N“,““]]," calcext:value-type="string">
            <text:p>[[“PFIN.05“,“PFIN“,“Financial Planning / Forecasting“,“N“,““]],</text:p>
          </table:table-cell>
        </table:table-row>
        <table:table-row table:style-name="ro1">
          <table:table-cell office:value-type="string" calcext:value-type="string">
            <text:p>PFIN.06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Salary Projections / Analysi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13];[.J$1];[.K$1];[.I$1];[.B313];[.J$1];[.K$1];[.I$1];[.C313];[.J$1];[.K$1];[.I$1];[.D313];[.J$1];[.K$1];[.I$1];[.E313];[.J$1];[.L$1];[.M$1];[.K$1])" office:value-type="string" office:string-value="[[“PFIN.06“,“PFIN“,“Salary Projections / Analysis“,“N“,““]]," calcext:value-type="string">
            <text:p>[[“PFIN.06“,“PFIN“,“Salary Projections / Analysis“,“N“,““]],</text:p>
          </table:table-cell>
        </table:table-row>
        <table:table-row table:style-name="ro1">
          <table:table-cell office:value-type="string" calcext:value-type="string">
            <text:p>PFIN.07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Bill Paymen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14];[.J$1];[.K$1];[.I$1];[.B314];[.J$1];[.K$1];[.I$1];[.C314];[.J$1];[.K$1];[.I$1];[.D314];[.J$1];[.K$1];[.I$1];[.E314];[.J$1];[.L$1];[.M$1];[.K$1])" office:value-type="string" office:string-value="[[“PFIN.07“,“PFIN“,“Bill Payments“,“N“,““]]," calcext:value-type="string">
            <text:p>[[“PFIN.07“,“PFIN“,“Bill Payments“,“N“,““]],</text:p>
          </table:table-cell>
        </table:table-row>
        <table:table-row table:style-name="ro1">
          <table:table-cell office:value-type="string" calcext:value-type="string">
            <text:p>PFIN.08</text:p>
          </table:table-cell>
          <table:table-cell office:value-type="string" calcext:value-type="string">
            <text:p>PFIN</text:p>
          </table:table-cell>
          <table:table-cell office:value-type="string" calcext:value-type="string">
            <text:p>Investment Research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315];[.J$1];[.K$1];[.I$1];[.B315];[.J$1];[.K$1];[.I$1];[.C315];[.J$1];[.K$1];[.I$1];[.D315];[.J$1];[.K$1];[.I$1];[.E315];[.J$1];[.L$1];[.M$1];[.K$1])" office:value-type="string" office:string-value="[[“PFIN.08“,“PFIN“,“Investment Research“,“Y“,““]]," calcext:value-type="string">
            <text:p>[[“PFIN.08“,“PFIN“,“Investment Research“,“Y“,““]],</text:p>
          </table:table-cell>
        </table:table-row>
        <table:table-row table:style-name="ro1">
          <table:table-cell office:value-type="string" calcext:value-type="string">
            <text:p>PROG.1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316];[.J$1];[.K$1];[.I$1];[.B316];[.J$1];[.K$1];[.I$1];[.C316];[.J$1];[.K$1];[.I$1];[.D316];[.J$1];[.K$1];[.I$1];[.E316];[.J$1];[.L$1];[.M$1];[.K$1])" office:value-type="string" office:string-value="[[“PROG.1“,“PROG“,“Python“,“Y“,““]]," calcext:value-type="string">
            <text:p>[[“PROG.1“,“PROG“,“Python“,“Y“,““]],</text:p>
          </table:table-cell>
        </table:table-row>
        <table:table-row table:style-name="ro1">
          <table:table-cell office:value-type="string" calcext:value-type="string">
            <text:p>PROG.2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17];[.J$1];[.K$1];[.I$1];[.B317];[.J$1];[.K$1];[.I$1];[.C317];[.J$1];[.K$1];[.I$1];[.D317];[.J$1];[.K$1];[.I$1];[.E317];[.J$1];[.L$1];[.M$1];[.K$1])" office:value-type="string" office:string-value="[[“PROG.2“,“PROG“,“Java“,“N“,““]]," calcext:value-type="string">
            <text:p>[[“PROG.2“,“PROG“,“Java“,“N“,““]],</text:p>
          </table:table-cell>
        </table:table-row>
        <table:table-row table:style-name="ro1">
          <table:table-cell office:value-type="string" calcext:value-type="string">
            <text:p>PROG.3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HTML-CSS-JavaScript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318];[.J$1];[.K$1];[.I$1];[.B318];[.J$1];[.K$1];[.I$1];[.C318];[.J$1];[.K$1];[.I$1];[.D318];[.J$1];[.K$1];[.I$1];[.E318];[.J$1];[.L$1];[.M$1];[.K$1])" office:value-type="string" office:string-value="[[“PROG.3“,“PROG“,“HTML-CSS-JavaScript“,“Y“,““]]," calcext:value-type="string">
            <text:p>[[“PROG.3“,“PROG“,“HTML-CSS-JavaScript“,“Y“,““]],</text:p>
          </table:table-cell>
        </table:table-row>
        <table:table-row table:style-name="ro1">
          <table:table-cell table:number-columns-repeated="2" office:value-type="string" calcext:value-type="string">
            <text:p>PURCHASES</text:p>
          </table:table-cell>
          <table:table-cell office:value-type="string" calcext:value-type="string">
            <text:p>Major Purchas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19];[.J$1];[.K$1];[.I$1];[.B319];[.J$1];[.K$1];[.I$1];[.C319];[.J$1];[.K$1];[.I$1];[.D319];[.J$1];[.K$1];[.I$1];[.E319];[.J$1];[.L$1];[.M$1];[.K$1])" office:value-type="string" office:string-value="[[“PURCHASES“,“PURCHASES“,“Major Purchases“,“N“,““]]," calcext:value-type="string">
            <text:p>[[“PURCHASES“,“PURCHASES“,“Major Purchases“,“N“,““]],</text:p>
          </table:table-cell>
        </table:table-row>
        <table:table-row table:style-name="ro1">
          <table:table-cell office:value-type="string" calcext:value-type="string">
            <text:p>TAX.1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Tax Return Pre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20];[.J$1];[.K$1];[.I$1];[.B320];[.J$1];[.K$1];[.I$1];[.C320];[.J$1];[.K$1];[.I$1];[.D320];[.J$1];[.K$1];[.I$1];[.E320];[.J$1];[.L$1];[.M$1];[.K$1])" office:value-type="string" office:string-value="[[“TAX.1“,“TAX“,“Tax Return Prep“,“N“,““]]," calcext:value-type="string">
            <text:p>[[“TAX.1“,“TAX“,“Tax Return Prep“,“N“,““]],</text:p>
          </table:table-cell>
        </table:table-row>
        <table:table-row table:style-name="ro1">
          <table:table-cell office:value-type="string" calcext:value-type="string">
            <text:p>TIAACO.0</text:p>
          </table:table-cell>
          <table:table-cell office:value-type="string" calcext:value-type="string">
            <text:p>TIAACO</text:p>
          </table:table-cell>
          <table:table-cell office:value-type="string" calcext:value-type="string">
            <text:p>General</text:p>
          </table:table-cell>
          <table:table-cell table:number-columns-repeated="11"/>
          <table:table-cell table:formula="of:=CONCATENATE([.G$1];[.H$1];[.I$1];[.A321];[.J$1];[.K$1];[.I$1];[.B321];[.J$1];[.K$1];[.I$1];[.C321];[.J$1];[.K$1];[.I$1];[.D321];[.J$1];[.K$1];[.I$1];[.E321];[.J$1];[.L$1];[.M$1];[.K$1])" office:value-type="string" office:string-value="[[“TIAACO.0“,“TIAACO“,“General“,““,““]]," calcext:value-type="string">
            <text:p>[[“TIAACO.0“,“TIAACO“,“General“,““,““]],</text:p>
          </table:table-cell>
        </table:table-row>
        <table:table-row table:style-name="ro1">
          <table:table-cell office:value-type="string" calcext:value-type="string">
            <text:p>TIMEDB.0</text:p>
          </table:table-cell>
          <table:table-cell office:value-type="string" calcext:value-type="string">
            <text:p>TIMEDB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322];[.J$1];[.K$1];[.I$1];[.B322];[.J$1];[.K$1];[.I$1];[.C322];[.J$1];[.K$1];[.I$1];[.D322];[.J$1];[.K$1];[.I$1];[.E322];[.J$1];[.L$1];[.M$1];[.K$1])" office:value-type="string" office:string-value="[[“TIMEDB.0“,“TIMEDB“,“Database“,“Y“,““]]," calcext:value-type="string">
            <text:p>[[“TIMEDB.0“,“TIMEDB“,“Database“,“Y“,““]],</text:p>
          </table:table-cell>
        </table:table-row>
        <table:table-row table:style-name="ro1">
          <table:table-cell office:value-type="string" calcext:value-type="string">
            <text:p>TIMEDB.1</text:p>
          </table:table-cell>
          <table:table-cell office:value-type="string" calcext:value-type="string">
            <text:p>TIMEDB</text:p>
          </table:table-cell>
          <table:table-cell office:value-type="string" calcext:value-type="string">
            <text:p>Underlying Tabl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23];[.J$1];[.K$1];[.I$1];[.B323];[.J$1];[.K$1];[.I$1];[.C323];[.J$1];[.K$1];[.I$1];[.D323];[.J$1];[.K$1];[.I$1];[.E323];[.J$1];[.L$1];[.M$1];[.K$1])" office:value-type="string" office:string-value="[[“TIMEDB.1“,“TIMEDB“,“Underlying Tables“,“N“,““]]," calcext:value-type="string">
            <text:p>[[“TIMEDB.1“,“TIMEDB“,“Underlying Tables“,“N“,““]],</text:p>
          </table:table-cell>
        </table:table-row>
        <table:table-row table:style-name="ro1">
          <table:table-cell office:value-type="string" calcext:value-type="string">
            <text:p>TIMEDB.2</text:p>
          </table:table-cell>
          <table:table-cell office:value-type="string" calcext:value-type="string">
            <text:p>TIMEDB</text:p>
          </table:table-cell>
          <table:table-cell office:value-type="string" calcext:value-type="string">
            <text:p>Queri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24];[.J$1];[.K$1];[.I$1];[.B324];[.J$1];[.K$1];[.I$1];[.C324];[.J$1];[.K$1];[.I$1];[.D324];[.J$1];[.K$1];[.I$1];[.E324];[.J$1];[.L$1];[.M$1];[.K$1])" office:value-type="string" office:string-value="[[“TIMEDB.2“,“TIMEDB“,“Queries“,“N“,““]]," calcext:value-type="string">
            <text:p>[[“TIMEDB.2“,“TIMEDB“,“Queries“,“N“,““]],</text:p>
          </table:table-cell>
        </table:table-row>
        <table:table-row table:style-name="ro1">
          <table:table-cell office:value-type="string" calcext:value-type="string">
            <text:p>TIMEDB.3</text:p>
          </table:table-cell>
          <table:table-cell office:value-type="string" calcext:value-type="string">
            <text:p>TIMEDB</text:p>
          </table:table-cell>
          <table:table-cell office:value-type="string" calcext:value-type="string">
            <text:p>Form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25];[.J$1];[.K$1];[.I$1];[.B325];[.J$1];[.K$1];[.I$1];[.C325];[.J$1];[.K$1];[.I$1];[.D325];[.J$1];[.K$1];[.I$1];[.E325];[.J$1];[.L$1];[.M$1];[.K$1])" office:value-type="string" office:string-value="[[“TIMEDB.3“,“TIMEDB“,“Forms“,“N“,““]]," calcext:value-type="string">
            <text:p>[[“TIMEDB.3“,“TIMEDB“,“Forms“,“N“,““]],</text:p>
          </table:table-cell>
        </table:table-row>
        <table:table-row table:style-name="ro1">
          <table:table-cell office:value-type="string" calcext:value-type="string">
            <text:p>TIMEDB.4</text:p>
          </table:table-cell>
          <table:table-cell office:value-type="string" calcext:value-type="string">
            <text:p>TIMEDB</text:p>
          </table:table-cell>
          <table:table-cell office:value-type="string" calcext:value-type="string">
            <text:p>Repor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26];[.J$1];[.K$1];[.I$1];[.B326];[.J$1];[.K$1];[.I$1];[.C326];[.J$1];[.K$1];[.I$1];[.D326];[.J$1];[.K$1];[.I$1];[.E326];[.J$1];[.L$1];[.M$1];[.K$1])" office:value-type="string" office:string-value="[[“TIMEDB.4“,“TIMEDB“,“Reports“,“N“,““]]," calcext:value-type="string">
            <text:p>[[“TIMEDB.4“,“TIMEDB“,“Reports“,“N“,““]],</text:p>
          </table:table-cell>
        </table:table-row>
        <table:table-row table:style-name="ro1">
          <table:table-cell office:value-type="string" calcext:value-type="string">
            <text:p>TRAINING.1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Audit Train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27];[.J$1];[.K$1];[.I$1];[.B327];[.J$1];[.K$1];[.I$1];[.C327];[.J$1];[.K$1];[.I$1];[.D327];[.J$1];[.K$1];[.I$1];[.E327];[.J$1];[.L$1];[.M$1];[.K$1])" office:value-type="string" office:string-value="[[“TRAINING.1“,“TRAINING“,“Audit Training“,“N“,““]]," calcext:value-type="string">
            <text:p>[[“TRAINING.1“,“TRAINING“,“Audit Training“,“N“,““]],</text:p>
          </table:table-cell>
        </table:table-row>
        <table:table-row table:style-name="ro1">
          <table:table-cell office:value-type="string" calcext:value-type="string">
            <text:p>TRAINING.2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WF Train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328];[.J$1];[.K$1];[.I$1];[.B328];[.J$1];[.K$1];[.I$1];[.C328];[.J$1];[.K$1];[.I$1];[.D328];[.J$1];[.K$1];[.I$1];[.E328];[.J$1];[.L$1];[.M$1];[.K$1])" office:value-type="string" office:string-value="[[“TRAINING.2“,“TRAINING“,“WF Training“,“Y“,““]]," calcext:value-type="string">
            <text:p>[[“TRAINING.2“,“TRAINING“,“WF Training“,“Y“,““]],</text:p>
          </table:table-cell>
        </table:table-row>
        <table:table-row table:style-name="ro1">
          <table:table-cell office:value-type="string" calcext:value-type="string">
            <text:p>TRAINING.3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CIA Exam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29];[.J$1];[.K$1];[.I$1];[.B329];[.J$1];[.K$1];[.I$1];[.C329];[.J$1];[.K$1];[.I$1];[.D329];[.J$1];[.K$1];[.I$1];[.E329];[.J$1];[.L$1];[.M$1];[.K$1])" office:value-type="string" office:string-value="[[“TRAINING.3“,“TRAINING“,“CIA Exam“,“N“,““]]," calcext:value-type="string">
            <text:p>[[“TRAINING.3“,“TRAINING“,“CIA Exam“,“N“,““]],</text:p>
          </table:table-cell>
        </table:table-row>
        <table:table-row table:style-name="ro1">
          <table:table-cell office:value-type="string" calcext:value-type="string">
            <text:p>TRAINING.4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WFAS Onboard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30];[.J$1];[.K$1];[.I$1];[.B330];[.J$1];[.K$1];[.I$1];[.C330];[.J$1];[.K$1];[.I$1];[.D330];[.J$1];[.K$1];[.I$1];[.E330];[.J$1];[.L$1];[.M$1];[.K$1])" office:value-type="string" office:string-value="[[“TRAINING.4“,“TRAINING“,“WFAS Onboarding“,“N“,““]]," calcext:value-type="string">
            <text:p>[[“TRAINING.4“,“TRAINING“,“WFAS Onboarding“,“N“,““]],</text:p>
          </table:table-cell>
        </table:table-row>
        <table:table-row table:style-name="ro1">
          <table:table-cell office:value-type="string" calcext:value-type="string">
            <text:p>TRAINING.5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CFE Exam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31];[.J$1];[.K$1];[.I$1];[.B331];[.J$1];[.K$1];[.I$1];[.C331];[.J$1];[.K$1];[.I$1];[.D331];[.J$1];[.K$1];[.I$1];[.E331];[.J$1];[.L$1];[.M$1];[.K$1])" office:value-type="string" office:string-value="[[“TRAINING.5“,“TRAINING“,“CFE Exam“,“N“,““]]," calcext:value-type="string">
            <text:p>[[“TRAINING.5“,“TRAINING“,“CFE Exam“,“N“,““]],</text:p>
          </table:table-cell>
        </table:table-row>
        <table:table-row table:style-name="ro1">
          <table:table-cell office:value-type="string" calcext:value-type="string">
            <text:p>TRANS.1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Commute - Concord 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32];[.J$1];[.K$1];[.I$1];[.B332];[.J$1];[.K$1];[.I$1];[.C332];[.J$1];[.K$1];[.I$1];[.D332];[.J$1];[.K$1];[.I$1];[.E332];[.J$1];[.L$1];[.M$1];[.K$1])" office:value-type="string" office:string-value="[[“TRANS.1“,“TRANS“,“Commute - Concord “,“N“,““]]," calcext:value-type="string">
            <text:p>[[“TRANS.1“,“TRANS“,“Commute - Concord “,“N“,““]],</text:p>
          </table:table-cell>
        </table:table-row>
        <table:table-row table:style-name="ro1">
          <table:table-cell office:value-type="string" calcext:value-type="string">
            <text:p>New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ews</text:p>
          </table:table-cell>
          <table:table-cell table:number-columns-repeated="11"/>
          <table:table-cell table:formula="of:=CONCATENATE([.G$1];[.H$1];[.I$1];[.A333];[.J$1];[.K$1];[.I$1];[.B333];[.J$1];[.K$1];[.I$1];[.C333];[.J$1];[.K$1];[.I$1];[.D333];[.J$1];[.K$1];[.I$1];[.E333];[.J$1];[.L$1];[.M$1];[.K$1])" office:value-type="string" office:string-value="[[“News“,“NEWS“,“News“,““,““]]," calcext:value-type="string">
            <text:p>[[“News“,“NEWS“,“News“,““,““]],</text:p>
          </table:table-cell>
        </table:table-row>
        <table:table-row table:style-name="ro1">
          <table:table-cell office:value-type="string" calcext:value-type="string">
            <text:p>READ.1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Research</text:p>
          </table:table-cell>
          <table:table-cell table:number-columns-repeated="11"/>
          <table:table-cell table:formula="of:=CONCATENATE([.G$1];[.H$1];[.I$1];[.A334];[.J$1];[.K$1];[.I$1];[.B334];[.J$1];[.K$1];[.I$1];[.C334];[.J$1];[.K$1];[.I$1];[.D334];[.J$1];[.K$1];[.I$1];[.E334];[.J$1];[.L$1];[.M$1];[.K$1])" office:value-type="string" office:string-value="[[“READ.1“,“READ“,“Research“,““,““]]," calcext:value-type="string">
            <text:p>[[“READ.1“,“READ“,“Research“,““,““]],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Chrisell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35];[.J$1];[.K$1];[.I$1];[.B335];[.J$1];[.K$1];[.I$1];[.C335];[.J$1];[.K$1];[.I$1];[.D335];[.J$1];[.K$1];[.I$1];[.E335];[.J$1];[.L$1];[.M$1];[.K$1])" office:value-type="string" office:string-value="[[“CH“,“F.Friends“,“Chriselle“,“N“,““]]," calcext:value-type="string">
            <text:p>[[“CH“,“F.Friends“,“Chriselle“,“N“,““]],</text:p>
          </table:table-cell>
        </table:table-row>
        <table:table-row table:style-name="ro1">
          <table:table-cell office:value-type="string" calcext:value-type="string">
            <text:p>PROG.4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AJAX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36];[.J$1];[.K$1];[.I$1];[.B336];[.J$1];[.K$1];[.I$1];[.C336];[.J$1];[.K$1];[.I$1];[.D336];[.J$1];[.K$1];[.I$1];[.E336];[.J$1];[.L$1];[.M$1];[.K$1])" office:value-type="string" office:string-value="[[“PROG.4“,“PROG“,“AJAX“,“N“,““]]," calcext:value-type="string">
            <text:p>[[“PROG.4“,“PROG“,“AJAX“,“N“,““]],</text:p>
          </table:table-cell>
        </table:table-row>
        <table:table-row table:style-name="ro1">
          <table:table-cell office:value-type="string" calcext:value-type="string">
            <text:p>PROG.5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Quer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37];[.J$1];[.K$1];[.I$1];[.B337];[.J$1];[.K$1];[.I$1];[.C337];[.J$1];[.K$1];[.I$1];[.D337];[.J$1];[.K$1];[.I$1];[.E337];[.J$1];[.L$1];[.M$1];[.K$1])" office:value-type="string" office:string-value="[[“PROG.5“,“PROG“,“JQuery“,“N“,““]]," calcext:value-type="string">
            <text:p>[[“PROG.5“,“PROG“,“JQuery“,“N“,““]],</text:p>
          </table:table-cell>
        </table:table-row>
        <table:table-row table:style-name="ro1">
          <table:table-cell office:value-type="string" calcext:value-type="string">
            <text:p>160758.A</text:p>
          </table:table-cell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Admin</text:p>
          </table:table-cell>
          <table:table-cell table:number-columns-repeated="11"/>
          <table:table-cell table:formula="of:=CONCATENATE([.G$1];[.H$1];[.I$1];[.A338];[.J$1];[.K$1];[.I$1];[.B338];[.J$1];[.K$1];[.I$1];[.C338];[.J$1];[.K$1];[.I$1];[.D338];[.J$1];[.K$1];[.I$1];[.E338];[.J$1];[.L$1];[.M$1];[.K$1])" office:value-type="string" office:string-value="[[“160758.A“,“160758“,“PCG Admin“,““,““]]," calcext:value-type="string">
            <text:p>[[“160758.A“,“160758“,“PCG Admin“,““,““]],</text:p>
          </table:table-cell>
        </table:table-row>
        <table:table-row table:style-name="ro1">
          <table:table-cell office:value-type="string" calcext:value-type="string">
            <text:p>160758.P</text:p>
          </table:table-cell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Planning</text:p>
          </table:table-cell>
          <table:table-cell table:number-columns-repeated="11"/>
          <table:table-cell table:formula="of:=CONCATENATE([.G$1];[.H$1];[.I$1];[.A339];[.J$1];[.K$1];[.I$1];[.B339];[.J$1];[.K$1];[.I$1];[.C339];[.J$1];[.K$1];[.I$1];[.D339];[.J$1];[.K$1];[.I$1];[.E339];[.J$1];[.L$1];[.M$1];[.K$1])" office:value-type="string" office:string-value="[[“160758.P“,“160758“,“PCG Planning“,““,““]]," calcext:value-type="string">
            <text:p>[[“160758.P“,“160758“,“PCG Planning“,““,““]],</text:p>
          </table:table-cell>
        </table:table-row>
        <table:table-row table:style-name="ro1">
          <table:table-cell office:value-type="string" calcext:value-type="string">
            <text:p>160758.R</text:p>
          </table:table-cell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Reporting</text:p>
          </table:table-cell>
          <table:table-cell table:number-columns-repeated="11"/>
          <table:table-cell table:formula="of:=CONCATENATE([.G$1];[.H$1];[.I$1];[.A340];[.J$1];[.K$1];[.I$1];[.B340];[.J$1];[.K$1];[.I$1];[.C340];[.J$1];[.K$1];[.I$1];[.D340];[.J$1];[.K$1];[.I$1];[.E340];[.J$1];[.L$1];[.M$1];[.K$1])" office:value-type="string" office:string-value="[[“160758.R“,“160758“,“PCG Reporting“,““,““]]," calcext:value-type="string">
            <text:p>[[“160758.R“,“160758“,“PCG Reporting“,““,““]],</text:p>
          </table:table-cell>
        </table:table-row>
        <table:table-row table:style-name="ro1">
          <table:table-cell office:value-type="string" calcext:value-type="string">
            <text:p>160755.P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Planning</text:p>
          </table:table-cell>
          <table:table-cell table:number-columns-repeated="11"/>
          <table:table-cell table:formula="of:=CONCATENATE([.G$1];[.H$1];[.I$1];[.A341];[.J$1];[.K$1];[.I$1];[.B341];[.J$1];[.K$1];[.I$1];[.C341];[.J$1];[.K$1];[.I$1];[.D341];[.J$1];[.K$1];[.I$1];[.E341];[.J$1];[.L$1];[.M$1];[.K$1])" office:value-type="string" office:string-value="[[“160755.P“,“160755“,“IPCS Planning“,““,““]]," calcext:value-type="string">
            <text:p>[[“160755.P“,“160755“,“IPCS Planning“,““,““]],</text:p>
          </table:table-cell>
        </table:table-row>
        <table:table-row table:style-name="ro1">
          <table:table-cell office:value-type="string" calcext:value-type="string">
            <text:p>160755.A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Admin</text:p>
          </table:table-cell>
          <table:table-cell table:number-columns-repeated="11"/>
          <table:table-cell table:formula="of:=CONCATENATE([.G$1];[.H$1];[.I$1];[.A342];[.J$1];[.K$1];[.I$1];[.B342];[.J$1];[.K$1];[.I$1];[.C342];[.J$1];[.K$1];[.I$1];[.D342];[.J$1];[.K$1];[.I$1];[.E342];[.J$1];[.L$1];[.M$1];[.K$1])" office:value-type="string" office:string-value="[[“160755.A“,“160755“,“IPCS Admin“,““,““]]," calcext:value-type="string">
            <text:p>[[“160755.A“,“160755“,“IPCS Admin“,““,““]],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43];[.J$1];[.K$1];[.I$1];[.B343];[.J$1];[.K$1];[.I$1];[.C343];[.J$1];[.K$1];[.I$1];[.D343];[.J$1];[.K$1];[.I$1];[.E343];[.J$1];[.L$1];[.M$1];[.K$1])" office:value-type="string" office:string-value="[[“AC“,“F.CW“,“April“,“N“,““]]," calcext:value-type="string">
            <text:p>[[“AC“,“F.CW“,“April“,“N“,““]],</text:p>
          </table:table-cell>
        </table:table-row>
        <table:table-row table:style-name="ro1">
          <table:table-cell office:value-type="string" calcext:value-type="string">
            <text:p>PERSONAL.9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Air Trave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344];[.J$1];[.K$1];[.I$1];[.B344];[.J$1];[.K$1];[.I$1];[.C344];[.J$1];[.K$1];[.I$1];[.D344];[.J$1];[.K$1];[.I$1];[.E344];[.J$1];[.L$1];[.M$1];[.K$1])" office:value-type="string" office:string-value="[[“PERSONAL.9“,“TRANS“,“Air Travel“,“Y“,““]]," calcext:value-type="string">
            <text:p>[[“PERSONAL.9“,“TRANS“,“Air Travel“,“Y“,““]],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45];[.J$1];[.K$1];[.I$1];[.B345];[.J$1];[.K$1];[.I$1];[.C345];[.J$1];[.K$1];[.I$1];[.D345];[.J$1];[.K$1];[.I$1];[.E345];[.J$1];[.L$1];[.M$1];[.K$1])" office:value-type="string" office:string-value="[[“MD“,“M.Friends“,“Matt“,“N“,““]]," calcext:value-type="string">
            <text:p>[[“MD“,“M.Friends“,“Matt“,“N“,““]],</text:p>
          </table:table-cell>
        </table:table-row>
        <table:table-row table:style-name="ro1">
          <table:table-cell office:value-type="float" office:value="160758.1" calcext:value-type="float">
            <text:p>160758.1</text:p>
          </table:table-cell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Account Maintenance</text:p>
          </table:table-cell>
          <table:table-cell table:number-columns-repeated="11"/>
          <table:table-cell table:formula="of:=CONCATENATE([.G$1];[.H$1];[.I$1];[.A346];[.J$1];[.K$1];[.I$1];[.B346];[.J$1];[.K$1];[.I$1];[.C346];[.J$1];[.K$1];[.I$1];[.D346];[.J$1];[.K$1];[.I$1];[.E346];[.J$1];[.L$1];[.M$1];[.K$1])" office:value-type="string" office:string-value="[[“160758.1“,“160758“,“PCG Account Maintenance“,““,““]]," calcext:value-type="string">
            <text:p>[[“160758.1“,“160758“,“PCG Account Maintenance“,““,““]],</text:p>
          </table:table-cell>
        </table:table-row>
        <table:table-row table:style-name="ro1">
          <table:table-cell office:value-type="float" office:value="160758.2" calcext:value-type="float">
            <text:p>160758.2</text:p>
          </table:table-cell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Advice &amp; Oversight</text:p>
          </table:table-cell>
          <table:table-cell table:number-columns-repeated="11"/>
          <table:table-cell table:formula="of:=CONCATENATE([.G$1];[.H$1];[.I$1];[.A347];[.J$1];[.K$1];[.I$1];[.B347];[.J$1];[.K$1];[.I$1];[.C347];[.J$1];[.K$1];[.I$1];[.D347];[.J$1];[.K$1];[.I$1];[.E347];[.J$1];[.L$1];[.M$1];[.K$1])" office:value-type="string" office:string-value="[[“160758.2“,“160758“,“PCG Advice &amp; Oversight“,““,““]]," calcext:value-type="string">
            <text:p>[[“160758.2“,“160758“,“PCG Advice &amp; Oversight“,““,““]],</text:p>
          </table:table-cell>
        </table:table-row>
        <table:table-row table:style-name="ro1">
          <table:table-cell office:value-type="float" office:value="160758.3" calcext:value-type="float">
            <text:p>160758.3</text:p>
          </table:table-cell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Communications</text:p>
          </table:table-cell>
          <table:table-cell table:number-columns-repeated="11"/>
          <table:table-cell table:formula="of:=CONCATENATE([.G$1];[.H$1];[.I$1];[.A348];[.J$1];[.K$1];[.I$1];[.B348];[.J$1];[.K$1];[.I$1];[.C348];[.J$1];[.K$1];[.I$1];[.D348];[.J$1];[.K$1];[.I$1];[.E348];[.J$1];[.L$1];[.M$1];[.K$1])" office:value-type="string" office:string-value="[[“160758.3“,“160758“,“PCG Communications“,““,““]]," calcext:value-type="string">
            <text:p>[[“160758.3“,“160758“,“PCG Communications“,““,““]],</text:p>
          </table:table-cell>
        </table:table-row>
        <table:table-row table:style-name="ro1">
          <table:table-cell office:value-type="float" office:value="160758.4" calcext:value-type="float">
            <text:p>160758.4</text:p>
          </table:table-cell>
          <table:table-cell office:value-type="float" office:value="160758" calcext:value-type="float">
            <text:p>160758</text:p>
          </table:table-cell>
          <table:table-cell office:value-type="string" calcext:value-type="string">
            <text:p>PCG Risk Mgmt</text:p>
          </table:table-cell>
          <table:table-cell table:number-columns-repeated="11"/>
          <table:table-cell table:formula="of:=CONCATENATE([.G$1];[.H$1];[.I$1];[.A349];[.J$1];[.K$1];[.I$1];[.B349];[.J$1];[.K$1];[.I$1];[.C349];[.J$1];[.K$1];[.I$1];[.D349];[.J$1];[.K$1];[.I$1];[.E349];[.J$1];[.L$1];[.M$1];[.K$1])" office:value-type="string" office:string-value="[[“160758.4“,“160758“,“PCG Risk Mgmt“,““,““]]," calcext:value-type="string">
            <text:p>[[“160758.4“,“160758“,“PCG Risk Mgmt“,““,““]],</text:p>
          </table:table-cell>
        </table:table-row>
        <table:table-row table:style-name="ro1">
          <table:table-cell office:value-type="string" calcext:value-type="string">
            <text:p>LMy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50];[.J$1];[.K$1];[.I$1];[.B350];[.J$1];[.K$1];[.I$1];[.C350];[.J$1];[.K$1];[.I$1];[.D350];[.J$1];[.K$1];[.I$1];[.E350];[.J$1];[.L$1];[.M$1];[.K$1])" office:value-type="string" office:string-value="[[“LMy“,“F.Friends“,“Laura“,“N“,““]]," calcext:value-type="string">
            <text:p>[[“LMy“,“F.Friends“,“Laura“,“N“,““]],</text:p>
          </table:table-cell>
        </table:table-row>
        <table:table-row table:style-name="ro1">
          <table:table-cell office:value-type="string" calcext:value-type="string">
            <text:p>JMe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51];[.J$1];[.K$1];[.I$1];[.B351];[.J$1];[.K$1];[.I$1];[.C351];[.J$1];[.K$1];[.I$1];[.D351];[.J$1];[.K$1];[.I$1];[.E351];[.J$1];[.L$1];[.M$1];[.K$1])" office:value-type="string" office:string-value="[[“JMe“,“M.CW“,“Jay“,“N“,““]]," calcext:value-type="string">
            <text:p>[[“JMe“,“M.CW“,“Jay“,“N“,““]],</text:p>
          </table:table-cell>
        </table:table-row>
        <table:table-row table:style-name="ro1">
          <table:table-cell office:value-type="string" calcext:value-type="string">
            <text:p>LH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Leigh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52];[.J$1];[.K$1];[.I$1];[.B352];[.J$1];[.K$1];[.I$1];[.C352];[.J$1];[.K$1];[.I$1];[.D352];[.J$1];[.K$1];[.I$1];[.E352];[.J$1];[.L$1];[.M$1];[.K$1])" office:value-type="string" office:string-value="[[“LH“,“F.CW“,“Leigh“,“N“,““]]," calcext:value-type="string">
            <text:p>[[“LH“,“F.CW“,“Leigh“,“N“,““]],</text:p>
          </table:table-cell>
        </table:table-row>
        <table:table-row table:style-name="ro1">
          <table:table-cell office:value-type="string" calcext:value-type="string">
            <text:p>ADf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Alyssa &amp; Friend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353];[.J$1];[.K$1];[.I$1];[.B353];[.J$1];[.K$1];[.I$1];[.C353];[.J$1];[.K$1];[.I$1];[.D353];[.J$1];[.K$1];[.I$1];[.E353];[.J$1];[.L$1];[.M$1];[.K$1])" office:value-type="string" office:string-value="[[“ADf“,“F.Friends“,“Alyssa &amp; Friends“,“Y“,““]]," calcext:value-type="string">
            <text:p>[[“ADf“,“F.Friends“,“Alyssa &amp; Friends“,“Y“,““]],</text:p>
          </table:table-cell>
        </table:table-row>
        <table:table-row table:style-name="ro1">
          <table:table-cell office:value-type="string" calcext:value-type="string">
            <text:p>VO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Valek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54];[.J$1];[.K$1];[.I$1];[.B354];[.J$1];[.K$1];[.I$1];[.C354];[.J$1];[.K$1];[.I$1];[.D354];[.J$1];[.K$1];[.I$1];[.E354];[.J$1];[.L$1];[.M$1];[.K$1])" office:value-type="string" office:string-value="[[“VO“,“F.CW“,“Valeka“,“N“,““]]," calcext:value-type="string">
            <text:p>[[“VO“,“F.CW“,“Valeka“,“N“,““]],</text:p>
          </table:table-cell>
        </table:table-row>
        <table:table-row table:style-name="ro1">
          <table:table-cell office:value-type="string" calcext:value-type="string">
            <text:p>MaH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Marsh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55];[.J$1];[.K$1];[.I$1];[.B355];[.J$1];[.K$1];[.I$1];[.C355];[.J$1];[.K$1];[.I$1];[.D355];[.J$1];[.K$1];[.I$1];[.E355];[.J$1];[.L$1];[.M$1];[.K$1])" office:value-type="string" office:string-value="[[“MaH“,“F.CW“,“Marsha“,“N“,““]]," calcext:value-type="string">
            <text:p>[[“MaH“,“F.CW“,“Marsha“,“N“,““]],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Bre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56];[.J$1];[.K$1];[.I$1];[.B356];[.J$1];[.K$1];[.I$1];[.C356];[.J$1];[.K$1];[.I$1];[.D356];[.J$1];[.K$1];[.I$1];[.E356];[.J$1];[.L$1];[.M$1];[.K$1])" office:value-type="string" office:string-value="[[“BG“,“F.CW“,“Bree“,“N“,““]]," calcext:value-type="string">
            <text:p>[[“BG“,“F.CW“,“Bree“,“N“,““]],</text:p>
          </table:table-cell>
        </table:table-row>
        <table:table-row table:style-name="ro1">
          <table:table-cell table:number-columns-repeated="2" office:value-type="string" calcext:value-type="string">
            <text:p>REG</text:p>
          </table:table-cell>
          <table:table-cell office:value-type="string" calcext:value-type="string">
            <text:p>Regulatory Review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57];[.J$1];[.K$1];[.I$1];[.B357];[.J$1];[.K$1];[.I$1];[.C357];[.J$1];[.K$1];[.I$1];[.D357];[.J$1];[.K$1];[.I$1];[.E357];[.J$1];[.L$1];[.M$1];[.K$1])" office:value-type="string" office:string-value="[[“REG“,“REG“,“Regulatory Reviews“,“N“,““]]," calcext:value-type="string">
            <text:p>[[“REG“,“REG“,“Regulatory Reviews“,“N“,““]],</text:p>
          </table:table-cell>
        </table:table-row>
        <table:table-row table:style-name="ro1">
          <table:table-cell office:value-type="string" calcext:value-type="string">
            <text:p>Training.6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Exam Admi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358];[.J$1];[.K$1];[.I$1];[.B358];[.J$1];[.K$1];[.I$1];[.C358];[.J$1];[.K$1];[.I$1];[.D358];[.J$1];[.K$1];[.I$1];[.E358];[.J$1];[.L$1];[.M$1];[.K$1])" office:value-type="string" office:string-value="[[“Training.6“,“CFA“,“CFA Exam Admin“,“Y“,““]]," calcext:value-type="string">
            <text:p>[[“Training.6“,“CFA“,“CFA Exam Admin“,“Y“,““]],</text:p>
          </table:table-cell>
        </table:table-row>
        <table:table-row table:style-name="ro1">
          <table:table-cell office:value-type="string" calcext:value-type="string">
            <text:p>CFA.0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Level 1 Rev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59];[.J$1];[.K$1];[.I$1];[.B359];[.J$1];[.K$1];[.I$1];[.C359];[.J$1];[.K$1];[.I$1];[.D359];[.J$1];[.K$1];[.I$1];[.E359];[.J$1];[.L$1];[.M$1];[.K$1])" office:value-type="string" office:string-value="[[“CFA.0“,“CFA“,“CFA L2 - Level 1 Rev“,“N“,““]]," calcext:value-type="string">
            <text:p>[[“CFA.0“,“CFA“,“CFA L2 - Level 1 Rev“,“N“,““]],</text:p>
          </table:table-cell>
        </table:table-row>
        <table:table-row table:style-name="ro1">
          <table:table-cell office:value-type="string" calcext:value-type="string">
            <text:p>CFA.1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Ethic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60];[.J$1];[.K$1];[.I$1];[.B360];[.J$1];[.K$1];[.I$1];[.C360];[.J$1];[.K$1];[.I$1];[.D360];[.J$1];[.K$1];[.I$1];[.E360];[.J$1];[.L$1];[.M$1];[.K$1])" office:value-type="string" office:string-value="[[“CFA.1“,“CFA“,“CFA L2 - Ethics“,“N“,““]]," calcext:value-type="string">
            <text:p>[[“CFA.1“,“CFA“,“CFA L2 - Ethics“,“N“,““]],</text:p>
          </table:table-cell>
        </table:table-row>
        <table:table-row table:style-name="ro1">
          <table:table-cell office:value-type="string" calcext:value-type="string">
            <text:p>CFA.2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Quant Method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61];[.J$1];[.K$1];[.I$1];[.B361];[.J$1];[.K$1];[.I$1];[.C361];[.J$1];[.K$1];[.I$1];[.D361];[.J$1];[.K$1];[.I$1];[.E361];[.J$1];[.L$1];[.M$1];[.K$1])" office:value-type="string" office:string-value="[[“CFA.2“,“CFA“,“CFA L2 - Quant Methods“,“N“,““]]," calcext:value-type="string">
            <text:p>[[“CFA.2“,“CFA“,“CFA L2 - Quant Methods“,“N“,““]],</text:p>
          </table:table-cell>
        </table:table-row>
        <table:table-row table:style-name="ro1">
          <table:table-cell office:value-type="string" calcext:value-type="string">
            <text:p>CFA.3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Economic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62];[.J$1];[.K$1];[.I$1];[.B362];[.J$1];[.K$1];[.I$1];[.C362];[.J$1];[.K$1];[.I$1];[.D362];[.J$1];[.K$1];[.I$1];[.E362];[.J$1];[.L$1];[.M$1];[.K$1])" office:value-type="string" office:string-value="[[“CFA.3“,“CFA“,“CFA L2 - Economics“,“N“,““]]," calcext:value-type="string">
            <text:p>[[“CFA.3“,“CFA“,“CFA L2 - Economics“,“N“,““]],</text:p>
          </table:table-cell>
        </table:table-row>
        <table:table-row table:style-name="ro1">
          <table:table-cell office:value-type="string" calcext:value-type="string">
            <text:p>CFA.4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Financial Re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63];[.J$1];[.K$1];[.I$1];[.B363];[.J$1];[.K$1];[.I$1];[.C363];[.J$1];[.K$1];[.I$1];[.D363];[.J$1];[.K$1];[.I$1];[.E363];[.J$1];[.L$1];[.M$1];[.K$1])" office:value-type="string" office:string-value="[[“CFA.4“,“CFA“,“CFA L2 - Financial Rep“,“N“,““]]," calcext:value-type="string">
            <text:p>[[“CFA.4“,“CFA“,“CFA L2 - Financial Rep“,“N“,““]],</text:p>
          </table:table-cell>
        </table:table-row>
        <table:table-row table:style-name="ro1">
          <table:table-cell office:value-type="string" calcext:value-type="string">
            <text:p>CFA.5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Corp Financ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64];[.J$1];[.K$1];[.I$1];[.B364];[.J$1];[.K$1];[.I$1];[.C364];[.J$1];[.K$1];[.I$1];[.D364];[.J$1];[.K$1];[.I$1];[.E364];[.J$1];[.L$1];[.M$1];[.K$1])" office:value-type="string" office:string-value="[[“CFA.5“,“CFA“,“CFA L2 - Corp Finance“,“N“,““]]," calcext:value-type="string">
            <text:p>[[“CFA.5“,“CFA“,“CFA L2 - Corp Finance“,“N“,““]],</text:p>
          </table:table-cell>
        </table:table-row>
        <table:table-row table:style-name="ro1">
          <table:table-cell office:value-type="string" calcext:value-type="string">
            <text:p>CFA.6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Equit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65];[.J$1];[.K$1];[.I$1];[.B365];[.J$1];[.K$1];[.I$1];[.C365];[.J$1];[.K$1];[.I$1];[.D365];[.J$1];[.K$1];[.I$1];[.E365];[.J$1];[.L$1];[.M$1];[.K$1])" office:value-type="string" office:string-value="[[“CFA.6“,“CFA“,“CFA L2 - Equity“,“N“,““]]," calcext:value-type="string">
            <text:p>[[“CFA.6“,“CFA“,“CFA L2 - Equity“,“N“,““]],</text:p>
          </table:table-cell>
        </table:table-row>
        <table:table-row table:style-name="ro1">
          <table:table-cell office:value-type="string" calcext:value-type="string">
            <text:p>CFA.7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Fixed Inc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66];[.J$1];[.K$1];[.I$1];[.B366];[.J$1];[.K$1];[.I$1];[.C366];[.J$1];[.K$1];[.I$1];[.D366];[.J$1];[.K$1];[.I$1];[.E366];[.J$1];[.L$1];[.M$1];[.K$1])" office:value-type="string" office:string-value="[[“CFA.7“,“CFA“,“CFA L2 - Fixed Inc“,“N“,““]]," calcext:value-type="string">
            <text:p>[[“CFA.7“,“CFA“,“CFA L2 - Fixed Inc“,“N“,““]],</text:p>
          </table:table-cell>
        </table:table-row>
        <table:table-row table:style-name="ro1">
          <table:table-cell office:value-type="string" calcext:value-type="string">
            <text:p>CFA.8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Derivativ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67];[.J$1];[.K$1];[.I$1];[.B367];[.J$1];[.K$1];[.I$1];[.C367];[.J$1];[.K$1];[.I$1];[.D367];[.J$1];[.K$1];[.I$1];[.E367];[.J$1];[.L$1];[.M$1];[.K$1])" office:value-type="string" office:string-value="[[“CFA.8“,“CFA“,“CFA L2 - Derivatives“,“N“,““]]," calcext:value-type="string">
            <text:p>[[“CFA.8“,“CFA“,“CFA L2 - Derivatives“,“N“,““]],</text:p>
          </table:table-cell>
        </table:table-row>
        <table:table-row table:style-name="ro1">
          <table:table-cell office:value-type="string" calcext:value-type="string">
            <text:p>CFA.9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Alternativ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68];[.J$1];[.K$1];[.I$1];[.B368];[.J$1];[.K$1];[.I$1];[.C368];[.J$1];[.K$1];[.I$1];[.D368];[.J$1];[.K$1];[.I$1];[.E368];[.J$1];[.L$1];[.M$1];[.K$1])" office:value-type="string" office:string-value="[[“CFA.9“,“CFA“,“CFA L2 - Alternatives“,“N“,““]]," calcext:value-type="string">
            <text:p>[[“CFA.9“,“CFA“,“CFA L2 - Alternatives“,“N“,““]],</text:p>
          </table:table-cell>
        </table:table-row>
        <table:table-row table:style-name="ro1">
          <table:table-cell office:value-type="string" calcext:value-type="string">
            <text:p>CFA.10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Port Mgm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69];[.J$1];[.K$1];[.I$1];[.B369];[.J$1];[.K$1];[.I$1];[.C369];[.J$1];[.K$1];[.I$1];[.D369];[.J$1];[.K$1];[.I$1];[.E369];[.J$1];[.L$1];[.M$1];[.K$1])" office:value-type="string" office:string-value="[[“CFA.10“,“CFA“,“CFA L2 - Port Mgmt“,“N“,““]]," calcext:value-type="string">
            <text:p>[[“CFA.10“,“CFA“,“CFA L2 - Port Mgmt“,“N“,““]],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IIA Contac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70];[.J$1];[.K$1];[.I$1];[.B370];[.J$1];[.K$1];[.I$1];[.C370];[.J$1];[.K$1];[.I$1];[.D370];[.J$1];[.K$1];[.I$1];[.E370];[.J$1];[.L$1];[.M$1];[.K$1])" office:value-type="string" office:string-value="[[“IC“,“CWSocial“,“IIA Contacts“,“N“,““]]," calcext:value-type="string">
            <text:p>[[“IC“,“CWSocial“,“IIA Contacts“,“N“,““]],</text:p>
          </table:table-cell>
        </table:table-row>
        <table:table-row table:style-name="ro1">
          <table:table-cell office:value-type="string" calcext:value-type="string">
            <text:p>Family.4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My Parent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371];[.J$1];[.K$1];[.I$1];[.B371];[.J$1];[.K$1];[.I$1];[.C371];[.J$1];[.K$1];[.I$1];[.D371];[.J$1];[.K$1];[.I$1];[.E371];[.J$1];[.L$1];[.M$1];[.K$1])" office:value-type="string" office:string-value="[[“Family.4“,“FAMILY“,“My Parents“,“Y“,““]]," calcext:value-type="string">
            <text:p>[[“Family.4“,“FAMILY“,“My Parents“,“Y“,““]],</text:p>
          </table:table-cell>
        </table:table-row>
        <table:table-row table:style-name="ro1">
          <table:table-cell office:value-type="string" calcext:value-type="string">
            <text:p>Family.5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Alyssa &amp; My Parent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372];[.J$1];[.K$1];[.I$1];[.B372];[.J$1];[.K$1];[.I$1];[.C372];[.J$1];[.K$1];[.I$1];[.D372];[.J$1];[.K$1];[.I$1];[.E372];[.J$1];[.L$1];[.M$1];[.K$1])" office:value-type="string" office:string-value="[[“Family.5“,“FAMILY“,“Alyssa &amp; My Parents“,“Y“,““]]," calcext:value-type="string">
            <text:p>[[“Family.5“,“FAMILY“,“Alyssa &amp; My Parents“,“Y“,““]],</text:p>
          </table:table-cell>
        </table:table-row>
        <table:table-row table:style-name="ro1">
          <table:table-cell office:value-type="string" calcext:value-type="string">
            <text:p>Family.6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Alyssa &amp; Dog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373];[.J$1];[.K$1];[.I$1];[.B373];[.J$1];[.K$1];[.I$1];[.C373];[.J$1];[.K$1];[.I$1];[.D373];[.J$1];[.K$1];[.I$1];[.E373];[.J$1];[.L$1];[.M$1];[.K$1])" office:value-type="string" office:string-value="[[“Family.6“,“FAMILY“,“Alyssa &amp; Dogs“,“Y“,““]]," calcext:value-type="string">
            <text:p>[[“Family.6“,“FAMILY“,“Alyssa &amp; Dogs“,“Y“,““]],</text:p>
          </table:table-cell>
        </table:table-row>
        <table:table-row table:style-name="ro1">
          <table:table-cell office:value-type="string" calcext:value-type="string">
            <text:p>Family.7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Alyssa, My Parents &amp; Dog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74];[.J$1];[.K$1];[.I$1];[.B374];[.J$1];[.K$1];[.I$1];[.C374];[.J$1];[.K$1];[.I$1];[.D374];[.J$1];[.K$1];[.I$1];[.E374];[.J$1];[.L$1];[.M$1];[.K$1])" office:value-type="string" office:string-value="[[“Family.7“,“FAMILY“,“Alyssa, My Parents &amp; Dogs“,“N“,““]]," calcext:value-type="string">
            <text:p>[[“Family.7“,“FAMILY“,“Alyssa, My Parents &amp; Dogs“,“N“,““]],</text:p>
          </table:table-cell>
        </table:table-row>
        <table:table-row table:style-name="ro1">
          <table:table-cell office:value-type="string" calcext:value-type="string">
            <text:p>Family.8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My Parents &amp; Dog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75];[.J$1];[.K$1];[.I$1];[.B375];[.J$1];[.K$1];[.I$1];[.C375];[.J$1];[.K$1];[.I$1];[.D375];[.J$1];[.K$1];[.I$1];[.E375];[.J$1];[.L$1];[.M$1];[.K$1])" office:value-type="string" office:string-value="[[“Family.8“,“FAMILY“,“My Parents &amp; Dogs“,“N“,““]]," calcext:value-type="string">
            <text:p>[[“Family.8“,“FAMILY“,“My Parents &amp; Dogs“,“N“,““]],</text:p>
          </table:table-cell>
        </table:table-row>
        <table:table-row table:style-name="ro1">
          <table:table-cell office:value-type="string" calcext:value-type="string">
            <text:p>A-K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Alyssa &amp; Kristi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376];[.J$1];[.K$1];[.I$1];[.B376];[.J$1];[.K$1];[.I$1];[.C376];[.J$1];[.K$1];[.I$1];[.D376];[.J$1];[.K$1];[.I$1];[.E376];[.J$1];[.L$1];[.M$1];[.K$1])" office:value-type="string" office:string-value="[[“A-K“,“F.Friends“,“Alyssa &amp; Kristin“,“Y“,““]]," calcext:value-type="string">
            <text:p>[[“A-K“,“F.Friends“,“Alyssa &amp; Kristin“,“Y“,““]],</text:p>
          </table:table-cell>
        </table:table-row>
        <table:table-row table:style-name="ro1">
          <table:table-cell office:value-type="string" calcext:value-type="string">
            <text:p>A-M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Alyssa &amp; Megh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77];[.J$1];[.K$1];[.I$1];[.B377];[.J$1];[.K$1];[.I$1];[.C377];[.J$1];[.K$1];[.I$1];[.D377];[.J$1];[.K$1];[.I$1];[.E377];[.J$1];[.L$1];[.M$1];[.K$1])" office:value-type="string" office:string-value="[[“A-M“,“F.Friends“,“Alyssa &amp; Meghan“,“N“,““]]," calcext:value-type="string">
            <text:p>[[“A-M“,“F.Friends“,“Alyssa &amp; Meghan“,“N“,““]],</text:p>
          </table:table-cell>
        </table:table-row>
        <table:table-row table:style-name="ro1">
          <table:table-cell office:value-type="string" calcext:value-type="string">
            <text:p>A-D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Alyssa &amp; Dav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78];[.J$1];[.K$1];[.I$1];[.B378];[.J$1];[.K$1];[.I$1];[.C378];[.J$1];[.K$1];[.I$1];[.D378];[.J$1];[.K$1];[.I$1];[.E378];[.J$1];[.L$1];[.M$1];[.K$1])" office:value-type="string" office:string-value="[[“A-D“,“M.Friends“,“Alyssa &amp; Dave“,“N“,““]]," calcext:value-type="string">
            <text:p>[[“A-D“,“M.Friends“,“Alyssa &amp; Dave“,“N“,““]],</text:p>
          </table:table-cell>
        </table:table-row>
        <table:table-row table:style-name="ro1">
          <table:table-cell office:value-type="string" calcext:value-type="string">
            <text:p>C-M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Caytie &amp; Mani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79];[.J$1];[.K$1];[.I$1];[.B379];[.J$1];[.K$1];[.I$1];[.C379];[.J$1];[.K$1];[.I$1];[.D379];[.J$1];[.K$1];[.I$1];[.E379];[.J$1];[.L$1];[.M$1];[.K$1])" office:value-type="string" office:string-value="[[“C-M“,“CWSocial“,“Caytie &amp; Mani“,“N“,““]]," calcext:value-type="string">
            <text:p>[[“C-M“,“CWSocial“,“Caytie &amp; Mani“,“N“,““]],</text:p>
          </table:table-cell>
        </table:table-row>
        <table:table-row table:style-name="ro1">
          <table:table-cell office:value-type="string" calcext:value-type="string">
            <text:p>A-D-M-C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AD-DC-ME-C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80];[.J$1];[.K$1];[.I$1];[.B380];[.J$1];[.K$1];[.I$1];[.C380];[.J$1];[.K$1];[.I$1];[.D380];[.J$1];[.K$1];[.I$1];[.E380];[.J$1];[.L$1];[.M$1];[.K$1])" office:value-type="string" office:string-value="[[“A-D-M-C“,“CWSocial“,“AD-DC-ME-CS“,“N“,““]]," calcext:value-type="string">
            <text:p>[[“A-D-M-C“,“CWSocial“,“AD-DC-ME-CS“,“N“,““]],</text:p>
          </table:table-cell>
        </table:table-row>
        <table:table-row table:style-name="ro1">
          <table:table-cell office:value-type="string" calcext:value-type="string">
            <text:p>CFA.T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2 - Practice Tes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81];[.J$1];[.K$1];[.I$1];[.B381];[.J$1];[.K$1];[.I$1];[.C381];[.J$1];[.K$1];[.I$1];[.D381];[.J$1];[.K$1];[.I$1];[.E381];[.J$1];[.L$1];[.M$1];[.K$1])" office:value-type="string" office:string-value="[[“CFA.T“,“CFA“,“CFA L2 - Practice Tests“,“N“,““]]," calcext:value-type="string">
            <text:p>[[“CFA.T“,“CFA“,“CFA L2 - Practice Tests“,“N“,““]],</text:p>
          </table:table-cell>
        </table:table-row>
        <table:table-row table:style-name="ro1">
          <table:table-cell office:value-type="string" calcext:value-type="string">
            <text:p>TRANS.2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Commute - CIC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82];[.J$1];[.K$1];[.I$1];[.B382];[.J$1];[.K$1];[.I$1];[.C382];[.J$1];[.K$1];[.I$1];[.D382];[.J$1];[.K$1];[.I$1];[.E382];[.J$1];[.L$1];[.M$1];[.K$1])" office:value-type="string" office:string-value="[[“TRANS.2“,“TRANS“,“Commute - CIC“,“N“,““]]," calcext:value-type="string">
            <text:p>[[“TRANS.2“,“TRANS“,“Commute - CIC“,“N“,““]],</text:p>
          </table:table-cell>
        </table:table-row>
        <table:table-row table:style-name="ro1">
          <table:table-cell office:value-type="string" calcext:value-type="string">
            <text:p>TRANS.3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Commute - Irregular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83];[.J$1];[.K$1];[.I$1];[.B383];[.J$1];[.K$1];[.I$1];[.C383];[.J$1];[.K$1];[.I$1];[.D383];[.J$1];[.K$1];[.I$1];[.E383];[.J$1];[.L$1];[.M$1];[.K$1])" office:value-type="string" office:string-value="[[“TRANS.3“,“TRANS“,“Commute - Irregular“,“N“,““]]," calcext:value-type="string">
            <text:p>[[“TRANS.3“,“TRANS“,“Commute - Irregular“,“N“,““]],</text:p>
          </table:table-cell>
        </table:table-row>
        <table:table-row table:style-name="ro1">
          <table:table-cell office:value-type="string" calcext:value-type="string">
            <text:p>160755.R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Report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384];[.J$1];[.K$1];[.I$1];[.B384];[.J$1];[.K$1];[.I$1];[.C384];[.J$1];[.K$1];[.I$1];[.D384];[.J$1];[.K$1];[.I$1];[.E384];[.J$1];[.L$1];[.M$1];[.K$1])" office:value-type="string" office:string-value="[[“160755.R“,“160755“,“IPCS Reporting“,“Y“,““]]," calcext:value-type="string">
            <text:p>[[“160755.R“,“160755“,“IPCS Reporting“,“Y“,““]],</text:p>
          </table:table-cell>
        </table:table-row>
        <table:table-row table:style-name="ro1">
          <table:table-cell office:value-type="string" calcext:value-type="string">
            <text:p>Jeremy H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85];[.J$1];[.K$1];[.I$1];[.B385];[.J$1];[.K$1];[.I$1];[.C385];[.J$1];[.K$1];[.I$1];[.D385];[.J$1];[.K$1];[.I$1];[.E385];[.J$1];[.L$1];[.M$1];[.K$1])" office:value-type="string" office:string-value="[[“Jeremy H“,“CWSocial“,“JH“,“N“,““]]," calcext:value-type="string">
            <text:p>[[“Jeremy H“,“CWSocial“,“JH“,“N“,““]],</text:p>
          </table:table-cell>
        </table:table-row>
        <table:table-row table:style-name="ro1">
          <table:table-cell office:value-type="string" calcext:value-type="string">
            <text:p>JH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Jeremy H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86];[.J$1];[.K$1];[.I$1];[.B386];[.J$1];[.K$1];[.I$1];[.C386];[.J$1];[.K$1];[.I$1];[.D386];[.J$1];[.K$1];[.I$1];[.E386];[.J$1];[.L$1];[.M$1];[.K$1])" office:value-type="string" office:string-value="[[“JH“,“M.CW“,“Jeremy H“,“N“,““]]," calcext:value-type="string">
            <text:p>[[“JH“,“M.CW“,“Jeremy H“,“N“,““]],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Sandi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87];[.J$1];[.K$1];[.I$1];[.B387];[.J$1];[.K$1];[.I$1];[.C387];[.J$1];[.K$1];[.I$1];[.D387];[.J$1];[.K$1];[.I$1];[.E387];[.J$1];[.L$1];[.M$1];[.K$1])" office:value-type="string" office:string-value="[[“ST“,“F.CW“,“Sandie“,“N“,““]]," calcext:value-type="string">
            <text:p>[[“ST“,“F.CW“,“Sandie“,“N“,““]],</text:p>
          </table:table-cell>
        </table:table-row>
        <table:table-row table:style-name="ro1">
          <table:table-cell office:value-type="float" office:value="160755.1" calcext:value-type="float">
            <text:p>160755.1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Sale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388];[.J$1];[.K$1];[.I$1];[.B388];[.J$1];[.K$1];[.I$1];[.C388];[.J$1];[.K$1];[.I$1];[.D388];[.J$1];[.K$1];[.I$1];[.E388];[.J$1];[.L$1];[.M$1];[.K$1])" office:value-type="string" office:string-value="[[“160755.1“,“160755“,“IPCS Sales“,“Y“,““]]," calcext:value-type="string">
            <text:p>[[“160755.1“,“160755“,“IPCS Sales“,“Y“,““]],</text:p>
          </table:table-cell>
        </table:table-row>
        <table:table-row table:style-name="ro1">
          <table:table-cell office:value-type="float" office:value="160755.2" calcext:value-type="float">
            <text:p>160755.2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Account Setup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389];[.J$1];[.K$1];[.I$1];[.B389];[.J$1];[.K$1];[.I$1];[.C389];[.J$1];[.K$1];[.I$1];[.D389];[.J$1];[.K$1];[.I$1];[.E389];[.J$1];[.L$1];[.M$1];[.K$1])" office:value-type="string" office:string-value="[[“160755.2“,“160755“,“IPCS Account Setup“,“Y“,““]]," calcext:value-type="string">
            <text:p>[[“160755.2“,“160755“,“IPCS Account Setup“,“Y“,““]],</text:p>
          </table:table-cell>
        </table:table-row>
        <table:table-row table:style-name="ro1">
          <table:table-cell office:value-type="float" office:value="160755.3" calcext:value-type="float">
            <text:p>160755.3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Roles &amp; Resp.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390];[.J$1];[.K$1];[.I$1];[.B390];[.J$1];[.K$1];[.I$1];[.C390];[.J$1];[.K$1];[.I$1];[.D390];[.J$1];[.K$1];[.I$1];[.E390];[.J$1];[.L$1];[.M$1];[.K$1])" office:value-type="string" office:string-value="[[“160755.3“,“160755“,“IPCS Roles &amp; Resp.“,“Y“,““]]," calcext:value-type="string">
            <text:p>[[“160755.3“,“160755“,“IPCS Roles &amp; Resp.“,“Y“,““]],</text:p>
          </table:table-cell>
        </table:table-row>
        <table:table-row table:style-name="ro1">
          <table:table-cell office:value-type="float" office:value="160755.4" calcext:value-type="float">
            <text:p>160755.4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Policie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391];[.J$1];[.K$1];[.I$1];[.B391];[.J$1];[.K$1];[.I$1];[.C391];[.J$1];[.K$1];[.I$1];[.D391];[.J$1];[.K$1];[.I$1];[.E391];[.J$1];[.L$1];[.M$1];[.K$1])" office:value-type="string" office:string-value="[[“160755.4“,“160755“,“IPCS Policies“,“Y“,““]]," calcext:value-type="string">
            <text:p>[[“160755.4“,“160755“,“IPCS Policies“,“Y“,““]],</text:p>
          </table:table-cell>
        </table:table-row>
        <table:table-row table:style-name="ro1">
          <table:table-cell office:value-type="float" office:value="160755.5" calcext:value-type="float">
            <text:p>160755.5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Move Money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392];[.J$1];[.K$1];[.I$1];[.B392];[.J$1];[.K$1];[.I$1];[.C392];[.J$1];[.K$1];[.I$1];[.D392];[.J$1];[.K$1];[.I$1];[.E392];[.J$1];[.L$1];[.M$1];[.K$1])" office:value-type="string" office:string-value="[[“160755.5“,“160755“,“IPCS Move Money“,“Y“,““]]," calcext:value-type="string">
            <text:p>[[“160755.5“,“160755“,“IPCS Move Money“,“Y“,““]],</text:p>
          </table:table-cell>
        </table:table-row>
        <table:table-row table:style-name="ro1">
          <table:table-cell office:value-type="float" office:value="160755.6" calcext:value-type="float">
            <text:p>160755.6</text:p>
          </table:table-cell>
          <table:table-cell office:value-type="float" office:value="160755" calcext:value-type="float">
            <text:p>160755</text:p>
          </table:table-cell>
          <table:table-cell office:value-type="string" calcext:value-type="string">
            <text:p>IPCS Travel Exp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393];[.J$1];[.K$1];[.I$1];[.B393];[.J$1];[.K$1];[.I$1];[.C393];[.J$1];[.K$1];[.I$1];[.D393];[.J$1];[.K$1];[.I$1];[.E393];[.J$1];[.L$1];[.M$1];[.K$1])" office:value-type="string" office:string-value="[[“160755.6“,“160755“,“IPCS Travel Exp“,“Y“,““]]," calcext:value-type="string">
            <text:p>[[“160755.6“,“160755“,“IPCS Travel Exp“,“Y“,““]],</text:p>
          </table:table-cell>
        </table:table-row>
        <table:table-row table:style-name="ro1">
          <table:table-cell office:value-type="string" calcext:value-type="string">
            <text:p>170754.A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 Admi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394];[.J$1];[.K$1];[.I$1];[.B394];[.J$1];[.K$1];[.I$1];[.C394];[.J$1];[.K$1];[.I$1];[.D394];[.J$1];[.K$1];[.I$1];[.E394];[.J$1];[.L$1];[.M$1];[.K$1])" office:value-type="string" office:string-value="[[“170754.A“,“170754“,“WFAM Sales Admin“,“Y“,““]]," calcext:value-type="string">
            <text:p>[[“170754.A“,“170754“,“WFAM Sales Admin“,“Y“,““]],</text:p>
          </table:table-cell>
        </table:table-row>
        <table:table-row table:style-name="ro1">
          <table:table-cell office:value-type="string" calcext:value-type="string">
            <text:p>170754.P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 Plann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395];[.J$1];[.K$1];[.I$1];[.B395];[.J$1];[.K$1];[.I$1];[.C395];[.J$1];[.K$1];[.I$1];[.D395];[.J$1];[.K$1];[.I$1];[.E395];[.J$1];[.L$1];[.M$1];[.K$1])" office:value-type="string" office:string-value="[[“170754.P“,“170754“,“WFAM Sales Planning“,“Y“,““]]," calcext:value-type="string">
            <text:p>[[“170754.P“,“170754“,“WFAM Sales Planning“,“Y“,““]],</text:p>
          </table:table-cell>
        </table:table-row>
        <table:table-row table:style-name="ro1">
          <table:table-cell office:value-type="string" calcext:value-type="string">
            <text:p>170754.R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 Report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396];[.J$1];[.K$1];[.I$1];[.B396];[.J$1];[.K$1];[.I$1];[.C396];[.J$1];[.K$1];[.I$1];[.D396];[.J$1];[.K$1];[.I$1];[.E396];[.J$1];[.L$1];[.M$1];[.K$1])" office:value-type="string" office:string-value="[[“170754.R“,“170754“,“WFAM Sales Reporting“,“Y“,““]]," calcext:value-type="string">
            <text:p>[[“170754.R“,“170754“,“WFAM Sales Reporting“,“Y“,““]],</text:p>
          </table:table-cell>
        </table:table-row>
        <table:table-row table:style-name="ro1">
          <table:table-cell office:value-type="string" calcext:value-type="string">
            <text:p>C-P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Caytie &amp; Patrick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97];[.J$1];[.K$1];[.I$1];[.B397];[.J$1];[.K$1];[.I$1];[.C397];[.J$1];[.K$1];[.I$1];[.D397];[.J$1];[.K$1];[.I$1];[.E397];[.J$1];[.L$1];[.M$1];[.K$1])" office:value-type="string" office:string-value="[[“C-P“,“CWSocial“,“Caytie &amp; Patrick“,“N“,““]]," calcext:value-type="string">
            <text:p>[[“C-P“,“CWSocial“,“Caytie &amp; Patrick“,“N“,““]],</text:p>
          </table:table-cell>
        </table:table-row>
        <table:table-row table:style-name="ro1">
          <table:table-cell office:value-type="string" calcext:value-type="string">
            <text:p>Family.9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Alyssa, Other Family, Dog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398];[.J$1];[.K$1];[.I$1];[.B398];[.J$1];[.K$1];[.I$1];[.C398];[.J$1];[.K$1];[.I$1];[.D398];[.J$1];[.K$1];[.I$1];[.E398];[.J$1];[.L$1];[.M$1];[.K$1])" office:value-type="string" office:string-value="[[“Family.9“,“FAMILY“,“Alyssa, Other Family, Dogs“,“N“,““]]," calcext:value-type="string">
            <text:p>[[“Family.9“,“FAMILY“,“Alyssa, Other Family, Dogs“,“N“,““]],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399];[.J$1];[.K$1];[.I$1];[.B399];[.J$1];[.K$1];[.I$1];[.C399];[.J$1];[.K$1];[.I$1];[.D399];[.J$1];[.K$1];[.I$1];[.E399];[.J$1];[.L$1];[.M$1];[.K$1])" office:value-type="string" office:string-value="[[“BA“,“M.Friends“,“Ben“,“Y“,““]]," calcext:value-type="string">
            <text:p>[[“BA“,“M.Friends“,“Ben“,“Y“,““]],</text:p>
          </table:table-cell>
        </table:table-row>
        <table:table-row table:style-name="ro1">
          <table:table-cell office:value-type="string" calcext:value-type="string">
            <text:p>CFA.E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- Exam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00];[.J$1];[.K$1];[.I$1];[.B400];[.J$1];[.K$1];[.I$1];[.C400];[.J$1];[.K$1];[.I$1];[.D400];[.J$1];[.K$1];[.I$1];[.E400];[.J$1];[.L$1];[.M$1];[.K$1])" office:value-type="string" office:string-value="[[“CFA.E“,“CFA“,“CFA - Exam“,“Y“,““]]," calcext:value-type="string">
            <text:p>[[“CFA.E“,“CFA“,“CFA - Exam“,“Y“,““]],</text:p>
          </table:table-cell>
        </table:table-row>
        <table:table-row table:style-name="ro1">
          <table:table-cell office:value-type="string" calcext:value-type="string">
            <text:p>PHY.G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Physics (General)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01];[.J$1];[.K$1];[.I$1];[.B401];[.J$1];[.K$1];[.I$1];[.C401];[.J$1];[.K$1];[.I$1];[.D401];[.J$1];[.K$1];[.I$1];[.E401];[.J$1];[.L$1];[.M$1];[.K$1])" office:value-type="string" office:string-value="[[“PHY.G“,“PHY“,“Physics (General)“,“Y“,““]]," calcext:value-type="string">
            <text:p>[[“PHY.G“,“PHY“,“Physics (General)“,“Y“,““]],</text:p>
          </table:table-cell>
        </table:table-row>
        <table:table-row table:style-name="ro1">
          <table:table-cell office:value-type="float" office:value="170754.1" calcext:value-type="float">
            <text:p>170754.1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 - Market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02];[.J$1];[.K$1];[.I$1];[.B402];[.J$1];[.K$1];[.I$1];[.C402];[.J$1];[.K$1];[.I$1];[.D402];[.J$1];[.K$1];[.I$1];[.E402];[.J$1];[.L$1];[.M$1];[.K$1])" office:value-type="string" office:string-value="[[“170754.1“,“170754“,“WFAM Sales - Marketing“,“Y“,““]]," calcext:value-type="string">
            <text:p>[[“170754.1“,“170754“,“WFAM Sales - Marketing“,“Y“,““]],</text:p>
          </table:table-cell>
        </table:table-row>
        <table:table-row table:style-name="ro1">
          <table:table-cell office:value-type="float" office:value="170754.2" calcext:value-type="float">
            <text:p>170754.2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 - Sales Activitie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03];[.J$1];[.K$1];[.I$1];[.B403];[.J$1];[.K$1];[.I$1];[.C403];[.J$1];[.K$1];[.I$1];[.D403];[.J$1];[.K$1];[.I$1];[.E403];[.J$1];[.L$1];[.M$1];[.K$1])" office:value-type="string" office:string-value="[[“170754.2“,“170754“,“WFAM Sales - Sales Activities“,“Y“,““]]," calcext:value-type="string">
            <text:p>[[“170754.2“,“170754“,“WFAM Sales - Sales Activities“,“Y“,““]],</text:p>
          </table:table-cell>
        </table:table-row>
        <table:table-row table:style-name="ro1">
          <table:table-cell office:value-type="float" office:value="170754.3" calcext:value-type="float">
            <text:p>170754.3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 - New Account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04];[.J$1];[.K$1];[.I$1];[.B404];[.J$1];[.K$1];[.I$1];[.C404];[.J$1];[.K$1];[.I$1];[.D404];[.J$1];[.K$1];[.I$1];[.E404];[.J$1];[.L$1];[.M$1];[.K$1])" office:value-type="string" office:string-value="[[“170754.3“,“170754“,“WFAM Sales - New Accounts“,“Y“,““]]," calcext:value-type="string">
            <text:p>[[“170754.3“,“170754“,“WFAM Sales - New Accounts“,“Y“,““]],</text:p>
          </table:table-cell>
        </table:table-row>
        <table:table-row table:style-name="ro1">
          <table:table-cell office:value-type="float" office:value="170754.4" calcext:value-type="float">
            <text:p>170754.4</text:p>
          </table:table-cell>
          <table:table-cell office:value-type="float" office:value="170754" calcext:value-type="float">
            <text:p>170754</text:p>
          </table:table-cell>
          <table:table-cell office:value-type="string" calcext:value-type="string">
            <text:p>WFAM Sales - Call Center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05];[.J$1];[.K$1];[.I$1];[.B405];[.J$1];[.K$1];[.I$1];[.C405];[.J$1];[.K$1];[.I$1];[.D405];[.J$1];[.K$1];[.I$1];[.E405];[.J$1];[.L$1];[.M$1];[.K$1])" office:value-type="string" office:string-value="[[“170754.4“,“170754“,“WFAM Sales - Call Centers“,“Y“,““]]," calcext:value-type="string">
            <text:p>[[“170754.4“,“170754“,“WFAM Sales - Call Centers“,“Y“,““]],</text:p>
          </table:table-cell>
        </table:table-row>
        <table:table-row table:style-name="ro1">
          <table:table-cell office:value-type="float" office:value="170746.1" calcext:value-type="float">
            <text:p>170746.1</text:p>
          </table:table-cell>
          <table:table-cell office:value-type="float" office:value="170746" calcext:value-type="float">
            <text:p>170746</text:p>
          </table:table-cell>
          <table:table-cell office:value-type="string" calcext:value-type="string">
            <text:p>FMG Complianc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06];[.J$1];[.K$1];[.I$1];[.B406];[.J$1];[.K$1];[.I$1];[.C406];[.J$1];[.K$1];[.I$1];[.D406];[.J$1];[.K$1];[.I$1];[.E406];[.J$1];[.L$1];[.M$1];[.K$1])" office:value-type="string" office:string-value="[[“170746.1“,“170746“,“FMG Compliance“,“Y“,““]]," calcext:value-type="string">
            <text:p>[[“170746.1“,“170746“,“FMG Compliance“,“Y“,““]],</text:p>
          </table:table-cell>
        </table:table-row>
        <table:table-row table:style-name="ro1">
          <table:table-cell office:value-type="float" office:value="170746.2" calcext:value-type="float">
            <text:p>170746.2</text:p>
          </table:table-cell>
          <table:table-cell office:value-type="float" office:value="170746" calcext:value-type="float">
            <text:p>170746</text:p>
          </table:table-cell>
          <table:table-cell office:value-type="string" calcext:value-type="string">
            <text:p>WCM Complianc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07];[.J$1];[.K$1];[.I$1];[.B407];[.J$1];[.K$1];[.I$1];[.C407];[.J$1];[.K$1];[.I$1];[.D407];[.J$1];[.K$1];[.I$1];[.E407];[.J$1];[.L$1];[.M$1];[.K$1])" office:value-type="string" office:string-value="[[“170746.2“,“170746“,“WCM Compliance“,“Y“,““]]," calcext:value-type="string">
            <text:p>[[“170746.2“,“170746“,“WCM Compliance“,“Y“,““]],</text:p>
          </table:table-cell>
        </table:table-row>
        <table:table-row table:style-name="ro1">
          <table:table-cell office:value-type="float" office:value="170746.3" calcext:value-type="float">
            <text:p>170746.3</text:p>
          </table:table-cell>
          <table:table-cell office:value-type="float" office:value="170746" calcext:value-type="float">
            <text:p>170746</text:p>
          </table:table-cell>
          <table:table-cell office:value-type="string" calcext:value-type="string">
            <text:p>Galliard Complianc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08];[.J$1];[.K$1];[.I$1];[.B408];[.J$1];[.K$1];[.I$1];[.C408];[.J$1];[.K$1];[.I$1];[.D408];[.J$1];[.K$1];[.I$1];[.E408];[.J$1];[.L$1];[.M$1];[.K$1])" office:value-type="string" office:string-value="[[“170746.3“,“170746“,“Galliard Compliance“,“Y“,““]]," calcext:value-type="string">
            <text:p>[[“170746.3“,“170746“,“Galliard Compliance“,“Y“,““]],</text:p>
          </table:table-cell>
        </table:table-row>
        <table:table-row table:style-name="ro1">
          <table:table-cell office:value-type="float" office:value="170746.4" calcext:value-type="float">
            <text:p>170746.4</text:p>
          </table:table-cell>
          <table:table-cell office:value-type="float" office:value="170746" calcext:value-type="float">
            <text:p>170746</text:p>
          </table:table-cell>
          <table:table-cell office:value-type="string" calcext:value-type="string">
            <text:p>Golden Complianc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09];[.J$1];[.K$1];[.I$1];[.B409];[.J$1];[.K$1];[.I$1];[.C409];[.J$1];[.K$1];[.I$1];[.D409];[.J$1];[.K$1];[.I$1];[.E409];[.J$1];[.L$1];[.M$1];[.K$1])" office:value-type="string" office:string-value="[[“170746.4“,“170746“,“Golden Compliance“,“Y“,““]]," calcext:value-type="string">
            <text:p>[[“170746.4“,“170746“,“Golden Compliance“,“Y“,““]],</text:p>
          </table:table-cell>
        </table:table-row>
        <table:table-row table:style-name="ro1">
          <table:table-cell office:value-type="float" office:value="170746.5" calcext:value-type="float">
            <text:p>170746.5</text:p>
          </table:table-cell>
          <table:table-cell office:value-type="float" office:value="170746" calcext:value-type="float">
            <text:p>170746</text:p>
          </table:table-cell>
          <table:table-cell office:value-type="string" calcext:value-type="string">
            <text:p>Rock Creek Complianc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10];[.J$1];[.K$1];[.I$1];[.B410];[.J$1];[.K$1];[.I$1];[.C410];[.J$1];[.K$1];[.I$1];[.D410];[.J$1];[.K$1];[.I$1];[.E410];[.J$1];[.L$1];[.M$1];[.K$1])" office:value-type="string" office:string-value="[[“170746.5“,“170746“,“Rock Creek Compliance“,“Y“,““]]," calcext:value-type="string">
            <text:p>[[“170746.5“,“170746“,“Rock Creek Compliance“,“Y“,““]],</text:p>
          </table:table-cell>
        </table:table-row>
        <table:table-row table:style-name="ro1">
          <table:table-cell office:value-type="string" calcext:value-type="string">
            <text:p>170862.03.A</text:p>
          </table:table-cell>
          <table:table-cell office:value-type="float" office:value="170862.03" calcext:value-type="float">
            <text:p>170862.03</text:p>
          </table:table-cell>
          <table:table-cell office:value-type="string" calcext:value-type="string">
            <text:p>Reg O RR Admi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11];[.J$1];[.K$1];[.I$1];[.B411];[.J$1];[.K$1];[.I$1];[.C411];[.J$1];[.K$1];[.I$1];[.D411];[.J$1];[.K$1];[.I$1];[.E411];[.J$1];[.L$1];[.M$1];[.K$1])" office:value-type="string" office:string-value="[[“170862.03.A“,“170862.03“,“Reg O RR Admin“,“Y“,““]]," calcext:value-type="string">
            <text:p>[[“170862.03.A“,“170862.03“,“Reg O RR Admin“,“Y“,““]],</text:p>
          </table:table-cell>
        </table:table-row>
        <table:table-row table:style-name="ro1">
          <table:table-cell office:value-type="string" calcext:value-type="string">
            <text:p>170862.03.P</text:p>
          </table:table-cell>
          <table:table-cell office:value-type="float" office:value="170862.03" calcext:value-type="float">
            <text:p>170862.03</text:p>
          </table:table-cell>
          <table:table-cell office:value-type="string" calcext:value-type="string">
            <text:p>Reg O RR Plann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12];[.J$1];[.K$1];[.I$1];[.B412];[.J$1];[.K$1];[.I$1];[.C412];[.J$1];[.K$1];[.I$1];[.D412];[.J$1];[.K$1];[.I$1];[.E412];[.J$1];[.L$1];[.M$1];[.K$1])" office:value-type="string" office:string-value="[[“170862.03.P“,“170862.03“,“Reg O RR Planning“,“Y“,““]]," calcext:value-type="string">
            <text:p>[[“170862.03.P“,“170862.03“,“Reg O RR Planning“,“Y“,““]],</text:p>
          </table:table-cell>
        </table:table-row>
        <table:table-row table:style-name="ro1">
          <table:table-cell office:value-type="string" calcext:value-type="string">
            <text:p>JP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Jeremy 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13];[.J$1];[.K$1];[.I$1];[.B413];[.J$1];[.K$1];[.I$1];[.C413];[.J$1];[.K$1];[.I$1];[.D413];[.J$1];[.K$1];[.I$1];[.E413];[.J$1];[.L$1];[.M$1];[.K$1])" office:value-type="string" office:string-value="[[“JP“,“M.CW“,“Jeremy P“,“N“,““]]," calcext:value-type="string">
            <text:p>[[“JP“,“M.CW“,“Jeremy P“,“N“,““]],</text:p>
          </table:table-cell>
        </table:table-row>
        <table:table-row table:style-name="ro1">
          <table:table-cell office:value-type="string" calcext:value-type="string">
            <text:p>CFA.11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Ethic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14];[.J$1];[.K$1];[.I$1];[.B414];[.J$1];[.K$1];[.I$1];[.C414];[.J$1];[.K$1];[.I$1];[.D414];[.J$1];[.K$1];[.I$1];[.E414];[.J$1];[.L$1];[.M$1];[.K$1])" office:value-type="string" office:string-value="[[“CFA.11“,“CFA“,“CFA L3 - Ethics“,“Y“,““]]," calcext:value-type="string">
            <text:p>[[“CFA.11“,“CFA“,“CFA L3 - Ethics“,“Y“,““]],</text:p>
          </table:table-cell>
        </table:table-row>
        <table:table-row table:style-name="ro1">
          <table:table-cell office:value-type="string" calcext:value-type="string">
            <text:p>CFA.12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Wealth Mgmt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15];[.J$1];[.K$1];[.I$1];[.B415];[.J$1];[.K$1];[.I$1];[.C415];[.J$1];[.K$1];[.I$1];[.D415];[.J$1];[.K$1];[.I$1];[.E415];[.J$1];[.L$1];[.M$1];[.K$1])" office:value-type="string" office:string-value="[[“CFA.12“,“CFA“,“CFA L3 - Wealth Mgmt“,“Y“,““]]," calcext:value-type="string">
            <text:p>[[“CFA.12“,“CFA“,“CFA L3 - Wealth Mgmt“,“Y“,““]],</text:p>
          </table:table-cell>
        </table:table-row>
        <table:table-row table:style-name="ro1">
          <table:table-cell office:value-type="string" calcext:value-type="string">
            <text:p>CFA.13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Capital Mkt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16];[.J$1];[.K$1];[.I$1];[.B416];[.J$1];[.K$1];[.I$1];[.C416];[.J$1];[.K$1];[.I$1];[.D416];[.J$1];[.K$1];[.I$1];[.E416];[.J$1];[.L$1];[.M$1];[.K$1])" office:value-type="string" office:string-value="[[“CFA.13“,“CFA“,“CFA L3 - Capital Mkts“,“Y“,““]]," calcext:value-type="string">
            <text:p>[[“CFA.13“,“CFA“,“CFA L3 - Capital Mkts“,“Y“,““]],</text:p>
          </table:table-cell>
        </table:table-row>
        <table:table-row table:style-name="ro1">
          <table:table-cell office:value-type="string" calcext:value-type="string">
            <text:p>CFA.14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Asset Allocatio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17];[.J$1];[.K$1];[.I$1];[.B417];[.J$1];[.K$1];[.I$1];[.C417];[.J$1];[.K$1];[.I$1];[.D417];[.J$1];[.K$1];[.I$1];[.E417];[.J$1];[.L$1];[.M$1];[.K$1])" office:value-type="string" office:string-value="[[“CFA.14“,“CFA“,“CFA L3 - Asset Allocation“,“Y“,““]]," calcext:value-type="string">
            <text:p>[[“CFA.14“,“CFA“,“CFA L3 - Asset Allocation“,“Y“,““]],</text:p>
          </table:table-cell>
        </table:table-row>
        <table:table-row table:style-name="ro1">
          <table:table-cell office:value-type="string" calcext:value-type="string">
            <text:p>CFA.15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Equity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18];[.J$1];[.K$1];[.I$1];[.B418];[.J$1];[.K$1];[.I$1];[.C418];[.J$1];[.K$1];[.I$1];[.D418];[.J$1];[.K$1];[.I$1];[.E418];[.J$1];[.L$1];[.M$1];[.K$1])" office:value-type="string" office:string-value="[[“CFA.15“,“CFA“,“CFA L3 - Equity“,“Y“,““]]," calcext:value-type="string">
            <text:p>[[“CFA.15“,“CFA“,“CFA L3 - Equity“,“Y“,““]],</text:p>
          </table:table-cell>
        </table:table-row>
        <table:table-row table:style-name="ro1">
          <table:table-cell office:value-type="string" calcext:value-type="string">
            <text:p>CFA.16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Fixed Inc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19];[.J$1];[.K$1];[.I$1];[.B419];[.J$1];[.K$1];[.I$1];[.C419];[.J$1];[.K$1];[.I$1];[.D419];[.J$1];[.K$1];[.I$1];[.E419];[.J$1];[.L$1];[.M$1];[.K$1])" office:value-type="string" office:string-value="[[“CFA.16“,“CFA“,“CFA L3 - Fixed Inc“,“Y“,““]]," calcext:value-type="string">
            <text:p>[[“CFA.16“,“CFA“,“CFA L3 - Fixed Inc“,“Y“,““]],</text:p>
          </table:table-cell>
        </table:table-row>
        <table:table-row table:style-name="ro1">
          <table:table-cell office:value-type="string" calcext:value-type="string">
            <text:p>CFA.17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Alt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20];[.J$1];[.K$1];[.I$1];[.B420];[.J$1];[.K$1];[.I$1];[.C420];[.J$1];[.K$1];[.I$1];[.D420];[.J$1];[.K$1];[.I$1];[.E420];[.J$1];[.L$1];[.M$1];[.K$1])" office:value-type="string" office:string-value="[[“CFA.17“,“CFA“,“CFA L3 - Alts“,“Y“,““]]," calcext:value-type="string">
            <text:p>[[“CFA.17“,“CFA“,“CFA L3 - Alts“,“Y“,““]],</text:p>
          </table:table-cell>
        </table:table-row>
        <table:table-row table:style-name="ro1">
          <table:table-cell office:value-type="string" calcext:value-type="string">
            <text:p>CFA.18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Risk Mgmt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21];[.J$1];[.K$1];[.I$1];[.B421];[.J$1];[.K$1];[.I$1];[.C421];[.J$1];[.K$1];[.I$1];[.D421];[.J$1];[.K$1];[.I$1];[.E421];[.J$1];[.L$1];[.M$1];[.K$1])" office:value-type="string" office:string-value="[[“CFA.18“,“CFA“,“CFA L3 - Risk Mgmt“,“Y“,““]]," calcext:value-type="string">
            <text:p>[[“CFA.18“,“CFA“,“CFA L3 - Risk Mgmt“,“Y“,““]],</text:p>
          </table:table-cell>
        </table:table-row>
        <table:table-row table:style-name="ro1">
          <table:table-cell office:value-type="string" calcext:value-type="string">
            <text:p>CFA.19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Derivative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22];[.J$1];[.K$1];[.I$1];[.B422];[.J$1];[.K$1];[.I$1];[.C422];[.J$1];[.K$1];[.I$1];[.D422];[.J$1];[.K$1];[.I$1];[.E422];[.J$1];[.L$1];[.M$1];[.K$1])" office:value-type="string" office:string-value="[[“CFA.19“,“CFA“,“CFA L3 - Derivatives“,“Y“,““]]," calcext:value-type="string">
            <text:p>[[“CFA.19“,“CFA“,“CFA L3 - Derivatives“,“Y“,““]],</text:p>
          </table:table-cell>
        </table:table-row>
        <table:table-row table:style-name="ro1">
          <table:table-cell office:value-type="string" calcext:value-type="string">
            <text:p>CFA.20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Port Mgmt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23];[.J$1];[.K$1];[.I$1];[.B423];[.J$1];[.K$1];[.I$1];[.C423];[.J$1];[.K$1];[.I$1];[.D423];[.J$1];[.K$1];[.I$1];[.E423];[.J$1];[.L$1];[.M$1];[.K$1])" office:value-type="string" office:string-value="[[“CFA.20“,“CFA“,“CFA L3 - Port Mgmt“,“Y“,““]]," calcext:value-type="string">
            <text:p>[[“CFA.20“,“CFA“,“CFA L3 - Port Mgmt“,“Y“,““]],</text:p>
          </table:table-cell>
        </table:table-row>
        <table:table-row table:style-name="ro1">
          <table:table-cell office:value-type="string" calcext:value-type="string">
            <text:p>CFA.21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Behavioral Fi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24];[.J$1];[.K$1];[.I$1];[.B424];[.J$1];[.K$1];[.I$1];[.C424];[.J$1];[.K$1];[.I$1];[.D424];[.J$1];[.K$1];[.I$1];[.E424];[.J$1];[.L$1];[.M$1];[.K$1])" office:value-type="string" office:string-value="[[“CFA.21“,“CFA“,“CFA L3 - Behavioral Fin“,“Y“,““]]," calcext:value-type="string">
            <text:p>[[“CFA.21“,“CFA“,“CFA L3 - Behavioral Fin“,“Y“,““]],</text:p>
          </table:table-cell>
        </table:table-row>
        <table:table-row table:style-name="ro1">
          <table:table-cell office:value-type="string" calcext:value-type="string">
            <text:p>CFA.22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Al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25];[.J$1];[.K$1];[.I$1];[.B425];[.J$1];[.K$1];[.I$1];[.C425];[.J$1];[.K$1];[.I$1];[.D425];[.J$1];[.K$1];[.I$1];[.E425];[.J$1];[.L$1];[.M$1];[.K$1])" office:value-type="string" office:string-value="[[“CFA.22“,“CFA“,“CFA L3 - All“,“Y“,““]]," calcext:value-type="string">
            <text:p>[[“CFA.22“,“CFA“,“CFA L3 - All“,“Y“,““]],</text:p>
          </table:table-cell>
        </table:table-row>
        <table:table-row table:style-name="ro1">
          <table:table-cell office:value-type="string" calcext:value-type="string">
            <text:p>170745.P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Plann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26];[.J$1];[.K$1];[.I$1];[.B426];[.J$1];[.K$1];[.I$1];[.C426];[.J$1];[.K$1];[.I$1];[.D426];[.J$1];[.K$1];[.I$1];[.E426];[.J$1];[.L$1];[.M$1];[.K$1])" office:value-type="string" office:string-value="[[“170745.P“,“170745“,“Galliard - Planning“,“Y“,““]]," calcext:value-type="string">
            <text:p>[[“170745.P“,“170745“,“Galliard - Planning“,“Y“,““]],</text:p>
          </table:table-cell>
        </table:table-row>
        <table:table-row table:style-name="ro1">
          <table:table-cell office:value-type="string" calcext:value-type="string">
            <text:p>DM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27];[.J$1];[.K$1];[.I$1];[.B427];[.J$1];[.K$1];[.I$1];[.C427];[.J$1];[.K$1];[.I$1];[.D427];[.J$1];[.K$1];[.I$1];[.E427];[.J$1];[.L$1];[.M$1];[.K$1])" office:value-type="string" office:string-value="[[“DM“,“M.CW“,“Devon“,“N“,““]]," calcext:value-type="string">
            <text:p>[[“DM“,“M.CW“,“Devon“,“N“,““]],</text:p>
          </table:table-cell>
        </table:table-row>
        <table:table-row table:style-name="ro1">
          <table:table-cell office:value-type="string" calcext:value-type="string">
            <text:p>JD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28];[.J$1];[.K$1];[.I$1];[.B428];[.J$1];[.K$1];[.I$1];[.C428];[.J$1];[.K$1];[.I$1];[.D428];[.J$1];[.K$1];[.I$1];[.E428];[.J$1];[.L$1];[.M$1];[.K$1])" office:value-type="string" office:string-value="[[“JD“,“M.CW“,“Johan“,“Y“,““]]," calcext:value-type="string">
            <text:p>[[“JD“,“M.CW“,“Johan“,“Y“,““]],</text:p>
          </table:table-cell>
        </table:table-row>
        <table:table-row table:style-name="ro1">
          <table:table-cell office:value-type="string" calcext:value-type="string">
            <text:p>NEWS.S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29];[.J$1];[.K$1];[.I$1];[.B429];[.J$1];[.K$1];[.I$1];[.C429];[.J$1];[.K$1];[.I$1];[.D429];[.J$1];[.K$1];[.I$1];[.E429];[.J$1];[.L$1];[.M$1];[.K$1])" office:value-type="string" office:string-value="[[“NEWS.S“,“NEWS“,“Sports“,“N“,““]]," calcext:value-type="string">
            <text:p>[[“NEWS.S“,“NEWS“,“Sports“,“N“,““]],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Mauree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30];[.J$1];[.K$1];[.I$1];[.B430];[.J$1];[.K$1];[.I$1];[.C430];[.J$1];[.K$1];[.I$1];[.D430];[.J$1];[.K$1];[.I$1];[.E430];[.J$1];[.L$1];[.M$1];[.K$1])" office:value-type="string" office:string-value="[[“MB“,“F.CW“,“Maureen“,“N“,““]]," calcext:value-type="string">
            <text:p>[[“MB“,“F.CW“,“Maureen“,“N“,““]],</text:p>
          </table:table-cell>
        </table:table-row>
        <table:table-row table:style-name="ro1">
          <table:table-cell office:value-type="string" calcext:value-type="string">
            <text:p>NB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31];[.J$1];[.K$1];[.I$1];[.B431];[.J$1];[.K$1];[.I$1];[.C431];[.J$1];[.K$1];[.I$1];[.D431];[.J$1];[.K$1];[.I$1];[.E431];[.J$1];[.L$1];[.M$1];[.K$1])" office:value-type="string" office:string-value="[[“NB“,“M.CW“,“Neil“,“N“,““]]," calcext:value-type="string">
            <text:p>[[“NB“,“M.CW“,“Neil“,“N“,““]],</text:p>
          </table:table-cell>
        </table:table-row>
        <table:table-row table:style-name="ro1">
          <table:table-cell office:value-type="string" calcext:value-type="string">
            <text:p>SM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Sand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32];[.J$1];[.K$1];[.I$1];[.B432];[.J$1];[.K$1];[.I$1];[.C432];[.J$1];[.K$1];[.I$1];[.D432];[.J$1];[.K$1];[.I$1];[.E432];[.J$1];[.L$1];[.M$1];[.K$1])" office:value-type="string" office:string-value="[[“SM“,“M.CW“,“Sandy“,“N“,““]]," calcext:value-type="string">
            <text:p>[[“SM“,“M.CW“,“Sandy“,“N“,““]],</text:p>
          </table:table-cell>
        </table:table-row>
        <table:table-row table:style-name="ro1">
          <table:table-cell office:value-type="string" calcext:value-type="string">
            <text:p>AC-ME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April &amp; Megh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33];[.J$1];[.K$1];[.I$1];[.B433];[.J$1];[.K$1];[.I$1];[.C433];[.J$1];[.K$1];[.I$1];[.D433];[.J$1];[.K$1];[.I$1];[.E433];[.J$1];[.L$1];[.M$1];[.K$1])" office:value-type="string" office:string-value="[[“AC-ME“,“F.CW“,“April &amp; Meghan“,“N“,““]]," calcext:value-type="string">
            <text:p>[[“AC-ME“,“F.CW“,“April &amp; Meghan“,“N“,““]],</text:p>
          </table:table-cell>
        </table:table-row>
        <table:table-row table:style-name="ro1">
          <table:table-cell office:value-type="string" calcext:value-type="string">
            <text:p>HC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Hass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34];[.J$1];[.K$1];[.I$1];[.B434];[.J$1];[.K$1];[.I$1];[.C434];[.J$1];[.K$1];[.I$1];[.D434];[.J$1];[.K$1];[.I$1];[.E434];[.J$1];[.L$1];[.M$1];[.K$1])" office:value-type="string" office:string-value="[[“HC“,“M.CW“,“Hassan“,“N“,““]]," calcext:value-type="string">
            <text:p>[[“HC“,“M.CW“,“Hassan“,“N“,““]],</text:p>
          </table:table-cell>
        </table:table-row>
        <table:table-row table:style-name="ro1">
          <table:table-cell office:value-type="string" calcext:value-type="string">
            <text:p>D-M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Dave &amp; Megh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35];[.J$1];[.K$1];[.I$1];[.B435];[.J$1];[.K$1];[.I$1];[.C435];[.J$1];[.K$1];[.I$1];[.D435];[.J$1];[.K$1];[.I$1];[.E435];[.J$1];[.L$1];[.M$1];[.K$1])" office:value-type="string" office:string-value="[[“D-M“,“CWSocial“,“Dave &amp; Meghan“,“N“,““]]," calcext:value-type="string">
            <text:p>[[“D-M“,“CWSocial“,“Dave &amp; Meghan“,“N“,““]],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Nicki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36];[.J$1];[.K$1];[.I$1];[.B436];[.J$1];[.K$1];[.I$1];[.C436];[.J$1];[.K$1];[.I$1];[.D436];[.J$1];[.K$1];[.I$1];[.E436];[.J$1];[.L$1];[.M$1];[.K$1])" office:value-type="string" office:string-value="[[“NW“,“F.CW“,“Nicki“,“N“,““]]," calcext:value-type="string">
            <text:p>[[“NW“,“F.CW“,“Nicki“,“N“,““]],</text:p>
          </table:table-cell>
        </table:table-row>
        <table:table-row table:style-name="ro1">
          <table:table-cell office:value-type="string" calcext:value-type="string">
            <text:p>NEWS.I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Investment New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37];[.J$1];[.K$1];[.I$1];[.B437];[.J$1];[.K$1];[.I$1];[.C437];[.J$1];[.K$1];[.I$1];[.D437];[.J$1];[.K$1];[.I$1];[.E437];[.J$1];[.L$1];[.M$1];[.K$1])" office:value-type="string" office:string-value="[[“NEWS.I“,“NEWS“,“Investment News“,“Y“,““]]," calcext:value-type="string">
            <text:p>[[“NEWS.I“,“NEWS“,“Investment News“,“Y“,““]],</text:p>
          </table:table-cell>
        </table:table-row>
        <table:table-row table:style-name="ro1">
          <table:table-cell office:value-type="float" office:value="170745.01" calcext:value-type="float">
            <text:p>170745.01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Market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38];[.J$1];[.K$1];[.I$1];[.B438];[.J$1];[.K$1];[.I$1];[.C438];[.J$1];[.K$1];[.I$1];[.D438];[.J$1];[.K$1];[.I$1];[.E438];[.J$1];[.L$1];[.M$1];[.K$1])" office:value-type="string" office:string-value="[[“170745.01“,“170745“,“Galliard - Marketing“,“Y“,““]]," calcext:value-type="string">
            <text:p>[[“170745.01“,“170745“,“Galliard - Marketing“,“Y“,““]],</text:p>
          </table:table-cell>
        </table:table-row>
        <table:table-row table:style-name="ro1">
          <table:table-cell office:value-type="float" office:value="170745.02" calcext:value-type="float">
            <text:p>170745.02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Sale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39];[.J$1];[.K$1];[.I$1];[.B439];[.J$1];[.K$1];[.I$1];[.C439];[.J$1];[.K$1];[.I$1];[.D439];[.J$1];[.K$1];[.I$1];[.E439];[.J$1];[.L$1];[.M$1];[.K$1])" office:value-type="string" office:string-value="[[“170745.02“,“170745“,“Galliard - Sales“,“Y“,““]]," calcext:value-type="string">
            <text:p>[[“170745.02“,“170745“,“Galliard - Sales“,“Y“,““]],</text:p>
          </table:table-cell>
        </table:table-row>
        <table:table-row table:style-name="ro1">
          <table:table-cell office:value-type="float" office:value="170745.03" calcext:value-type="float">
            <text:p>170745.03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New Account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40];[.J$1];[.K$1];[.I$1];[.B440];[.J$1];[.K$1];[.I$1];[.C440];[.J$1];[.K$1];[.I$1];[.D440];[.J$1];[.K$1];[.I$1];[.E440];[.J$1];[.L$1];[.M$1];[.K$1])" office:value-type="string" office:string-value="[[“170745.03“,“170745“,“Galliard - New Accounts“,“Y“,““]]," calcext:value-type="string">
            <text:p>[[“170745.03“,“170745“,“Galliard - New Accounts“,“Y“,““]],</text:p>
          </table:table-cell>
        </table:table-row>
        <table:table-row table:style-name="ro1">
          <table:table-cell office:value-type="float" office:value="170745.04" calcext:value-type="float">
            <text:p>170745.04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Service Customer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41];[.J$1];[.K$1];[.I$1];[.B441];[.J$1];[.K$1];[.I$1];[.C441];[.J$1];[.K$1];[.I$1];[.D441];[.J$1];[.K$1];[.I$1];[.E441];[.J$1];[.L$1];[.M$1];[.K$1])" office:value-type="string" office:string-value="[[“170745.04“,“170745“,“Galliard - Service Customers“,“Y“,““]]," calcext:value-type="string">
            <text:p>[[“170745.04“,“170745“,“Galliard - Service Customers“,“Y“,““]],</text:p>
          </table:table-cell>
        </table:table-row>
        <table:table-row table:style-name="ro1">
          <table:table-cell office:value-type="float" office:value="170745.05" calcext:value-type="float">
            <text:p>170745.05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Physical Security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42];[.J$1];[.K$1];[.I$1];[.B442];[.J$1];[.K$1];[.I$1];[.C442];[.J$1];[.K$1];[.I$1];[.D442];[.J$1];[.K$1];[.I$1];[.E442];[.J$1];[.L$1];[.M$1];[.K$1])" office:value-type="string" office:string-value="[[“170745.05“,“170745“,“Galliard - Physical Security“,“Y“,““]]," calcext:value-type="string">
            <text:p>[[“170745.05“,“170745“,“Galliard - Physical Security“,“Y“,““]],</text:p>
          </table:table-cell>
        </table:table-row>
        <table:table-row table:style-name="ro1">
          <table:table-cell office:value-type="float" office:value="170745.06" calcext:value-type="float">
            <text:p>170745.06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User Acces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43];[.J$1];[.K$1];[.I$1];[.B443];[.J$1];[.K$1];[.I$1];[.C443];[.J$1];[.K$1];[.I$1];[.D443];[.J$1];[.K$1];[.I$1];[.E443];[.J$1];[.L$1];[.M$1];[.K$1])" office:value-type="string" office:string-value="[[“170745.06“,“170745“,“Galliard - User Access“,“Y“,““]]," calcext:value-type="string">
            <text:p>[[“170745.06“,“170745“,“Galliard - User Access“,“Y“,““]],</text:p>
          </table:table-cell>
        </table:table-row>
        <table:table-row table:style-name="ro1">
          <table:table-cell office:value-type="float" office:value="170745.07" calcext:value-type="float">
            <text:p>170745.07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Trad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44];[.J$1];[.K$1];[.I$1];[.B444];[.J$1];[.K$1];[.I$1];[.C444];[.J$1];[.K$1];[.I$1];[.D444];[.J$1];[.K$1];[.I$1];[.E444];[.J$1];[.L$1];[.M$1];[.K$1])" office:value-type="string" office:string-value="[[“170745.07“,“170745“,“Galliard - Trading“,“Y“,““]]," calcext:value-type="string">
            <text:p>[[“170745.07“,“170745“,“Galliard - Trading“,“Y“,““]],</text:p>
          </table:table-cell>
        </table:table-row>
        <table:table-row table:style-name="ro1">
          <table:table-cell office:value-type="float" office:value="170745.08" calcext:value-type="float">
            <text:p>170745.08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Portfolio Mgmt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45];[.J$1];[.K$1];[.I$1];[.B445];[.J$1];[.K$1];[.I$1];[.C445];[.J$1];[.K$1];[.I$1];[.D445];[.J$1];[.K$1];[.I$1];[.E445];[.J$1];[.L$1];[.M$1];[.K$1])" office:value-type="string" office:string-value="[[“170745.08“,“170745“,“Galliard - Portfolio Mgmt“,“Y“,““]]," calcext:value-type="string">
            <text:p>[[“170745.08“,“170745“,“Galliard - Portfolio Mgmt“,“Y“,““]],</text:p>
          </table:table-cell>
        </table:table-row>
        <table:table-row table:style-name="ro1">
          <table:table-cell office:value-type="float" office:value="170745.09" calcext:value-type="float">
            <text:p>170745.09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Recon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46];[.J$1];[.K$1];[.I$1];[.B446];[.J$1];[.K$1];[.I$1];[.C446];[.J$1];[.K$1];[.I$1];[.D446];[.J$1];[.K$1];[.I$1];[.E446];[.J$1];[.L$1];[.M$1];[.K$1])" office:value-type="string" office:string-value="[[“170745.09“,“170745“,“Galliard - Recons“,“Y“,““]]," calcext:value-type="string">
            <text:p>[[“170745.09“,“170745“,“Galliard - Recons“,“Y“,““]],</text:p>
          </table:table-cell>
        </table:table-row>
        <table:table-row table:style-name="ro1">
          <table:table-cell office:value-type="float" office:value="170745.1" calcext:value-type="float">
            <text:p>170745.1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Oversight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47];[.J$1];[.K$1];[.I$1];[.B447];[.J$1];[.K$1];[.I$1];[.C447];[.J$1];[.K$1];[.I$1];[.D447];[.J$1];[.K$1];[.I$1];[.E447];[.J$1];[.L$1];[.M$1];[.K$1])" office:value-type="string" office:string-value="[[“170745.1“,“170745“,“Galliard - Oversight“,“Y“,““]]," calcext:value-type="string">
            <text:p>[[“170745.1“,“170745“,“Galliard - Oversight“,“Y“,““]],</text:p>
          </table:table-cell>
        </table:table-row>
        <table:table-row table:style-name="ro1">
          <table:table-cell office:value-type="string" calcext:value-type="string">
            <text:p>NORM.TV1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Game of Thron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48];[.J$1];[.K$1];[.I$1];[.B448];[.J$1];[.K$1];[.I$1];[.C448];[.J$1];[.K$1];[.I$1];[.D448];[.J$1];[.K$1];[.I$1];[.E448];[.J$1];[.L$1];[.M$1];[.K$1])" office:value-type="string" office:string-value="[[“NORM.TV1“,“NORM“,“Game of Thrones“,“N“,““]]," calcext:value-type="string">
            <text:p>[[“NORM.TV1“,“NORM“,“Game of Thrones“,“N“,““]],</text:p>
          </table:table-cell>
        </table:table-row>
        <table:table-row table:style-name="ro1">
          <table:table-cell office:value-type="string" calcext:value-type="string">
            <text:p>NORM.S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por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49];[.J$1];[.K$1];[.I$1];[.B449];[.J$1];[.K$1];[.I$1];[.C449];[.J$1];[.K$1];[.I$1];[.D449];[.J$1];[.K$1];[.I$1];[.E449];[.J$1];[.L$1];[.M$1];[.K$1])" office:value-type="string" office:string-value="[[“NORM.S“,“NORM“,“Sports“,“N“,““]]," calcext:value-type="string">
            <text:p>[[“NORM.S“,“NORM“,“Sports“,“N“,““]],</text:p>
          </table:table-cell>
        </table:table-row>
        <table:table-row table:style-name="ro1">
          <table:table-cell office:value-type="string" calcext:value-type="string">
            <text:p>170745.A</text:p>
          </table:table-cell>
          <table:table-cell office:value-type="float" office:value="170745" calcext:value-type="float">
            <text:p>170745</text:p>
          </table:table-cell>
          <table:table-cell office:value-type="string" calcext:value-type="string">
            <text:p>Galliard - Admi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50];[.J$1];[.K$1];[.I$1];[.B450];[.J$1];[.K$1];[.I$1];[.C450];[.J$1];[.K$1];[.I$1];[.D450];[.J$1];[.K$1];[.I$1];[.E450];[.J$1];[.L$1];[.M$1];[.K$1])" office:value-type="string" office:string-value="[[“170745.A“,“170745“,“Galliard - Admin“,“Y“,““]]," calcext:value-type="string">
            <text:p>[[“170745.A“,“170745“,“Galliard - Admin“,“Y“,““]],</text:p>
          </table:table-cell>
        </table:table-row>
        <table:table-row table:style-name="ro1">
          <table:table-cell office:value-type="string" calcext:value-type="string">
            <text:p>170744.P</text:p>
          </table:table-cell>
          <table:table-cell office:value-type="float" office:value="170744" calcext:value-type="float">
            <text:p>170744</text:p>
          </table:table-cell>
          <table:table-cell office:value-type="string" calcext:value-type="string">
            <text:p>WCM - Plann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51];[.J$1];[.K$1];[.I$1];[.B451];[.J$1];[.K$1];[.I$1];[.C451];[.J$1];[.K$1];[.I$1];[.D451];[.J$1];[.K$1];[.I$1];[.E451];[.J$1];[.L$1];[.M$1];[.K$1])" office:value-type="string" office:string-value="[[“170744.P“,“170744“,“WCM - Planning“,“Y“,““]]," calcext:value-type="string">
            <text:p>[[“170744.P“,“170744“,“WCM - Planning“,“Y“,““]],</text:p>
          </table:table-cell>
        </table:table-row>
        <table:table-row table:style-name="ro1">
          <table:table-cell office:value-type="string" calcext:value-type="string">
            <text:p>170744.A</text:p>
          </table:table-cell>
          <table:table-cell office:value-type="float" office:value="170744" calcext:value-type="float">
            <text:p>170744</text:p>
          </table:table-cell>
          <table:table-cell office:value-type="string" calcext:value-type="string">
            <text:p>WCM - Admi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52];[.J$1];[.K$1];[.I$1];[.B452];[.J$1];[.K$1];[.I$1];[.C452];[.J$1];[.K$1];[.I$1];[.D452];[.J$1];[.K$1];[.I$1];[.E452];[.J$1];[.L$1];[.M$1];[.K$1])" office:value-type="string" office:string-value="[[“170744.A“,“170744“,“WCM - Admin“,“Y“,““]]," calcext:value-type="string">
            <text:p>[[“170744.A“,“170744“,“WCM - Admin“,“Y“,““]],</text:p>
          </table:table-cell>
        </table:table-row>
        <table:table-row table:style-name="ro1">
          <table:table-cell office:value-type="string" calcext:value-type="string">
            <text:p>PROG.6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53];[.J$1];[.K$1];[.I$1];[.B453];[.J$1];[.K$1];[.I$1];[.C453];[.J$1];[.K$1];[.I$1];[.D453];[.J$1];[.K$1];[.I$1];[.E453];[.J$1];[.L$1];[.M$1];[.K$1])" office:value-type="string" office:string-value="[[“PROG.6“,“PROG“,“PHP“,“N“,““]]," calcext:value-type="string">
            <text:p>[[“PROG.6“,“PROG“,“PHP“,“N“,““]],</text:p>
          </table:table-cell>
        </table:table-row>
        <table:table-row table:style-name="ro1">
          <table:table-cell office:value-type="string" calcext:value-type="string">
            <text:p>PROG.7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JSO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54];[.J$1];[.K$1];[.I$1];[.B454];[.J$1];[.K$1];[.I$1];[.C454];[.J$1];[.K$1];[.I$1];[.D454];[.J$1];[.K$1];[.I$1];[.E454];[.J$1];[.L$1];[.M$1];[.K$1])" office:value-type="string" office:string-value="[[“PROG.7“,“PROG“,“JSON“,“N“,““]]," calcext:value-type="string">
            <text:p>[[“PROG.7“,“PROG“,“JSON“,“N“,““]],</text:p>
          </table:table-cell>
        </table:table-row>
        <table:table-row table:style-name="ro1">
          <table:table-cell office:value-type="float" office:value="170744.01" calcext:value-type="float">
            <text:p>170744.01</text:p>
          </table:table-cell>
          <table:table-cell office:value-type="float" office:value="170744" calcext:value-type="float">
            <text:p>170744</text:p>
          </table:table-cell>
          <table:table-cell office:value-type="string" calcext:value-type="string">
            <text:p>WCM - Trad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55];[.J$1];[.K$1];[.I$1];[.B455];[.J$1];[.K$1];[.I$1];[.C455];[.J$1];[.K$1];[.I$1];[.D455];[.J$1];[.K$1];[.I$1];[.E455];[.J$1];[.L$1];[.M$1];[.K$1])" office:value-type="string" office:string-value="[[“170744.01“,“170744“,“WCM - Trading“,“Y“,““]]," calcext:value-type="string">
            <text:p>[[“170744.01“,“170744“,“WCM - Trading“,“Y“,““]],</text:p>
          </table:table-cell>
        </table:table-row>
        <table:table-row table:style-name="ro1">
          <table:table-cell office:value-type="float" office:value="170744.02" calcext:value-type="float">
            <text:p>170744.02</text:p>
          </table:table-cell>
          <table:table-cell office:value-type="float" office:value="170744" calcext:value-type="float">
            <text:p>170744</text:p>
          </table:table-cell>
          <table:table-cell office:value-type="string" calcext:value-type="string">
            <text:p>WCM - Port. Mgmt.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56];[.J$1];[.K$1];[.I$1];[.B456];[.J$1];[.K$1];[.I$1];[.C456];[.J$1];[.K$1];[.I$1];[.D456];[.J$1];[.K$1];[.I$1];[.E456];[.J$1];[.L$1];[.M$1];[.K$1])" office:value-type="string" office:string-value="[[“170744.02“,“170744“,“WCM - Port. Mgmt.“,“Y“,““]]," calcext:value-type="string">
            <text:p>[[“170744.02“,“170744“,“WCM - Port. Mgmt.“,“Y“,““]],</text:p>
          </table:table-cell>
        </table:table-row>
        <table:table-row table:style-name="ro1">
          <table:table-cell office:value-type="float" office:value="170744.03" calcext:value-type="float">
            <text:p>170744.03</text:p>
          </table:table-cell>
          <table:table-cell office:value-type="float" office:value="170744" calcext:value-type="float">
            <text:p>170744</text:p>
          </table:table-cell>
          <table:table-cell office:value-type="string" calcext:value-type="string">
            <text:p>WCM - Client Servic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57];[.J$1];[.K$1];[.I$1];[.B457];[.J$1];[.K$1];[.I$1];[.C457];[.J$1];[.K$1];[.I$1];[.D457];[.J$1];[.K$1];[.I$1];[.E457];[.J$1];[.L$1];[.M$1];[.K$1])" office:value-type="string" office:string-value="[[“170744.03“,“170744“,“WCM - Client Service“,“Y“,““]]," calcext:value-type="string">
            <text:p>[[“170744.03“,“170744“,“WCM - Client Service“,“Y“,““]],</text:p>
          </table:table-cell>
        </table:table-row>
        <table:table-row table:style-name="ro1">
          <table:table-cell office:value-type="float" office:value="170744.04" calcext:value-type="float">
            <text:p>170744.04</text:p>
          </table:table-cell>
          <table:table-cell office:value-type="float" office:value="170744" calcext:value-type="float">
            <text:p>170744</text:p>
          </table:table-cell>
          <table:table-cell office:value-type="string" calcext:value-type="string">
            <text:p>WCM - Conf Info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58];[.J$1];[.K$1];[.I$1];[.B458];[.J$1];[.K$1];[.I$1];[.C458];[.J$1];[.K$1];[.I$1];[.D458];[.J$1];[.K$1];[.I$1];[.E458];[.J$1];[.L$1];[.M$1];[.K$1])" office:value-type="string" office:string-value="[[“170744.04“,“170744“,“WCM - Conf Info“,“Y“,““]]," calcext:value-type="string">
            <text:p>[[“170744.04“,“170744“,“WCM - Conf Info“,“Y“,““]],</text:p>
          </table:table-cell>
        </table:table-row>
        <table:table-row table:style-name="ro1">
          <table:table-cell office:value-type="string" calcext:value-type="string">
            <text:p>TRAINING.7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CPE Train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59];[.J$1];[.K$1];[.I$1];[.B459];[.J$1];[.K$1];[.I$1];[.C459];[.J$1];[.K$1];[.I$1];[.D459];[.J$1];[.K$1];[.I$1];[.E459];[.J$1];[.L$1];[.M$1];[.K$1])" office:value-type="string" office:string-value="[[“TRAINING.7“,“TRAINING“,“CPE Training“,“Y“,““]]," calcext:value-type="string">
            <text:p>[[“TRAINING.7“,“TRAINING“,“CPE Training“,“Y“,““]],</text:p>
          </table:table-cell>
        </table:table-row>
        <table:table-row table:style-name="ro1">
          <table:table-cell table:number-columns-repeated="2" office:value-type="float" office:value="170075" calcext:value-type="float">
            <text:p>170075</text:p>
          </table:table-cell>
          <table:table-cell office:value-type="string" calcext:value-type="string">
            <text:p>RI Audit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60];[.J$1];[.K$1];[.I$1];[.B460];[.J$1];[.K$1];[.I$1];[.C460];[.J$1];[.K$1];[.I$1];[.D460];[.J$1];[.K$1];[.I$1];[.E460];[.J$1];[.L$1];[.M$1];[.K$1])" office:value-type="string" office:string-value="[[“170075“,“170075“,“RI Audit - General“,“Y“,““]]," calcext:value-type="string">
            <text:p>[[“170075“,“170075“,“RI Audit - General“,“Y“,““]],</text:p>
          </table:table-cell>
        </table:table-row>
        <table:table-row table:style-name="ro1">
          <table:table-cell office:value-type="string" calcext:value-type="string">
            <text:p>POL.00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olicy Mgmt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61];[.J$1];[.K$1];[.I$1];[.B461];[.J$1];[.K$1];[.I$1];[.C461];[.J$1];[.K$1];[.I$1];[.D461];[.J$1];[.K$1];[.I$1];[.E461];[.J$1];[.L$1];[.M$1];[.K$1])" office:value-type="string" office:string-value="[[“POL.00“,“POL“,“Policy Mgmt - General“,“Y“,““]]," calcext:value-type="string">
            <text:p>[[“POL.00“,“POL“,“Policy Mgmt - General“,“Y“,““]],</text:p>
          </table:table-cell>
        </table:table-row>
        <table:table-row table:style-name="ro1">
          <table:table-cell office:value-type="string" calcext:value-type="string">
            <text:p>SHRP.00</text:p>
          </table:table-cell>
          <table:table-cell office:value-type="string" calcext:value-type="string">
            <text:p>SHRP</text:p>
          </table:table-cell>
          <table:table-cell office:value-type="string" calcext:value-type="string">
            <text:p>SHRP-RCSA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62];[.J$1];[.K$1];[.I$1];[.B462];[.J$1];[.K$1];[.I$1];[.C462];[.J$1];[.K$1];[.I$1];[.D462];[.J$1];[.K$1];[.I$1];[.E462];[.J$1];[.L$1];[.M$1];[.K$1])" office:value-type="string" office:string-value="[[“SHRP.00“,“SHRP“,“SHRP-RCSA - General“,“Y“,““]]," calcext:value-type="string">
            <text:p>[[“SHRP.00“,“SHRP“,“SHRP-RCSA - General“,“Y“,““]],</text:p>
          </table:table-cell>
        </table:table-row>
        <table:table-row table:style-name="ro1">
          <table:table-cell office:value-type="string" calcext:value-type="string">
            <text:p>ISSUE.00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Issues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63];[.J$1];[.K$1];[.I$1];[.B463];[.J$1];[.K$1];[.I$1];[.C463];[.J$1];[.K$1];[.I$1];[.D463];[.J$1];[.K$1];[.I$1];[.E463];[.J$1];[.L$1];[.M$1];[.K$1])" office:value-type="string" office:string-value="[[“ISSUE.00“,“ISSUES“,“Issues - General“,“Y“,““]]," calcext:value-type="string">
            <text:p>[[“ISSUE.00“,“ISSUES“,“Issues - General“,“Y“,““]],</text:p>
          </table:table-cell>
        </table:table-row>
        <table:table-row table:style-name="ro1">
          <table:table-cell office:value-type="string" calcext:value-type="string">
            <text:p>BPRM.00</text:p>
          </table:table-cell>
          <table:table-cell office:value-type="string" calcext:value-type="string">
            <text:p>BPRM</text:p>
          </table:table-cell>
          <table:table-cell office:value-type="string" calcext:value-type="string">
            <text:p>BPM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64];[.J$1];[.K$1];[.I$1];[.B464];[.J$1];[.K$1];[.I$1];[.C464];[.J$1];[.K$1];[.I$1];[.D464];[.J$1];[.K$1];[.I$1];[.E464];[.J$1];[.L$1];[.M$1];[.K$1])" office:value-type="string" office:string-value="[[“BPRM.00“,“BPRM“,“BPM - General“,“Y“,““]]," calcext:value-type="string">
            <text:p>[[“BPRM.00“,“BPRM“,“BPM - General“,“Y“,““]],</text:p>
          </table:table-cell>
        </table:table-row>
        <table:table-row table:style-name="ro1">
          <table:table-cell office:value-type="string" calcext:value-type="string">
            <text:p>RITV.00</text:p>
          </table:table-cell>
          <table:table-cell office:value-type="string" calcext:value-type="string">
            <text:p>RITV</text:p>
          </table:table-cell>
          <table:table-cell office:value-type="string" calcext:value-type="string">
            <text:p>RITV -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65];[.J$1];[.K$1];[.I$1];[.B465];[.J$1];[.K$1];[.I$1];[.C465];[.J$1];[.K$1];[.I$1];[.D465];[.J$1];[.K$1];[.I$1];[.E465];[.J$1];[.L$1];[.M$1];[.K$1])" office:value-type="string" office:string-value="[[“RITV.00“,“RITV“,“RITV - General“,“N“,““]]," calcext:value-type="string">
            <text:p>[[“RITV.00“,“RITV“,“RITV - General“,“N“,““]],</text:p>
          </table:table-cell>
        </table:table-row>
        <table:table-row table:style-name="ro1">
          <table:table-cell office:value-type="string" calcext:value-type="string">
            <text:p>DLP.00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DLP -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66];[.J$1];[.K$1];[.I$1];[.B466];[.J$1];[.K$1];[.I$1];[.C466];[.J$1];[.K$1];[.I$1];[.D466];[.J$1];[.K$1];[.I$1];[.E466];[.J$1];[.L$1];[.M$1];[.K$1])" office:value-type="string" office:string-value="[[“DLP.00“,“DLP“,“DLP - General“,“N“,““]]," calcext:value-type="string">
            <text:p>[[“DLP.00“,“DLP“,“DLP - General“,“N“,““]],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67];[.J$1];[.K$1];[.I$1];[.B467];[.J$1];[.K$1];[.I$1];[.C467];[.J$1];[.K$1];[.I$1];[.D467];[.J$1];[.K$1];[.I$1];[.E467];[.J$1];[.L$1];[.M$1];[.K$1])" office:value-type="string" office:string-value="[[“AB“,“F.CW“,“Alex“,“N“,““]]," calcext:value-type="string">
            <text:p>[[“AB“,“F.CW“,“Alex“,“N“,““]],</text:p>
          </table:table-cell>
        </table:table-row>
        <table:table-row table:style-name="ro1">
          <table:table-cell office:value-type="string" calcext:value-type="string">
            <text:p>AUD.00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Audits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68];[.J$1];[.K$1];[.I$1];[.B468];[.J$1];[.K$1];[.I$1];[.C468];[.J$1];[.K$1];[.I$1];[.D468];[.J$1];[.K$1];[.I$1];[.E468];[.J$1];[.L$1];[.M$1];[.K$1])" office:value-type="string" office:string-value="[[“AUD.00“,“AUD“,“Audits - General“,“Y“,““]]," calcext:value-type="string">
            <text:p>[[“AUD.00“,“AUD“,“Audits - General“,“Y“,““]],</text:p>
          </table:table-cell>
        </table:table-row>
        <table:table-row table:style-name="ro1">
          <table:table-cell office:value-type="string" calcext:value-type="string">
            <text:p>NP.00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General - New Prod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69];[.J$1];[.K$1];[.I$1];[.B469];[.J$1];[.K$1];[.I$1];[.C469];[.J$1];[.K$1];[.I$1];[.D469];[.J$1];[.K$1];[.I$1];[.E469];[.J$1];[.L$1];[.M$1];[.K$1])" office:value-type="string" office:string-value="[[“NP.00“,“NP“,“General - New Prod“,“N“,““]]," calcext:value-type="string">
            <text:p>[[“NP.00“,“NP“,“General - New Prod“,“N“,““]],</text:p>
          </table:table-cell>
        </table:table-row>
        <table:table-row table:style-name="ro1">
          <table:table-cell office:value-type="string" calcext:value-type="string">
            <text:p>C-ME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Caytie &amp; Megh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70];[.J$1];[.K$1];[.I$1];[.B470];[.J$1];[.K$1];[.I$1];[.C470];[.J$1];[.K$1];[.I$1];[.D470];[.J$1];[.K$1];[.I$1];[.E470];[.J$1];[.L$1];[.M$1];[.K$1])" office:value-type="string" office:string-value="[[“C-ME“,“F.Friends“,“Caytie &amp; Meghan“,“N“,““]]," calcext:value-type="string">
            <text:p>[[“C-ME“,“F.Friends“,“Caytie &amp; Meghan“,“N“,““]],</text:p>
          </table:table-cell>
        </table:table-row>
        <table:table-row table:style-name="ro1">
          <table:table-cell office:value-type="string" calcext:value-type="string">
            <text:p>DLP.01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Elevated Internet Acces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71];[.J$1];[.K$1];[.I$1];[.B471];[.J$1];[.K$1];[.I$1];[.C471];[.J$1];[.K$1];[.I$1];[.D471];[.J$1];[.K$1];[.I$1];[.E471];[.J$1];[.L$1];[.M$1];[.K$1])" office:value-type="string" office:string-value="[[“DLP.01“,“DLP“,“Elevated Internet Access“,“Y“,““]]," calcext:value-type="string">
            <text:p>[[“DLP.01“,“DLP“,“Elevated Internet Access“,“Y“,““]],</text:p>
          </table:table-cell>
        </table:table-row>
        <table:table-row table:style-name="ro1">
          <table:table-cell office:value-type="string" calcext:value-type="string">
            <text:p>DLP.02</text:p>
          </table:table-cell>
          <table:table-cell office:value-type="string" calcext:value-type="string">
            <text:p>DLP</text:p>
          </table:table-cell>
          <table:table-cell office:value-type="string" calcext:value-type="string">
            <text:p>Email Filter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72];[.J$1];[.K$1];[.I$1];[.B472];[.J$1];[.K$1];[.I$1];[.C472];[.J$1];[.K$1];[.I$1];[.D472];[.J$1];[.K$1];[.I$1];[.E472];[.J$1];[.L$1];[.M$1];[.K$1])" office:value-type="string" office:string-value="[[“DLP.02“,“DLP“,“Email Filtering“,“N“,““]]," calcext:value-type="string">
            <text:p>[[“DLP.02“,“DLP“,“Email Filtering“,“N“,““]],</text:p>
          </table:table-cell>
        </table:table-row>
        <table:table-row table:style-name="ro1">
          <table:table-cell office:value-type="string" calcext:value-type="string">
            <text:p>MTA.00</text:p>
          </table:table-cell>
          <table:table-cell office:value-type="string" calcext:value-type="string">
            <text:p>MTA</text:p>
          </table:table-cell>
          <table:table-cell office:value-type="string" calcext:value-type="string">
            <text:p>General - MT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73];[.J$1];[.K$1];[.I$1];[.B473];[.J$1];[.K$1];[.I$1];[.C473];[.J$1];[.K$1];[.I$1];[.D473];[.J$1];[.K$1];[.I$1];[.E473];[.J$1];[.L$1];[.M$1];[.K$1])" office:value-type="string" office:string-value="[[“MTA.00“,“MTA“,“General - MTA“,“N“,““]]," calcext:value-type="string">
            <text:p>[[“MTA.00“,“MTA“,“General - MTA“,“N“,““]],</text:p>
          </table:table-cell>
        </table:table-row>
        <table:table-row table:style-name="ro1">
          <table:table-cell office:value-type="string" calcext:value-type="string">
            <text:p>REP.00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General - Report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74];[.J$1];[.K$1];[.I$1];[.B474];[.J$1];[.K$1];[.I$1];[.C474];[.J$1];[.K$1];[.I$1];[.D474];[.J$1];[.K$1];[.I$1];[.E474];[.J$1];[.L$1];[.M$1];[.K$1])" office:value-type="string" office:string-value="[[“REP.00“,“REP“,“General - Reporting“,“Y“,““]]," calcext:value-type="string">
            <text:p>[[“REP.00“,“REP“,“General - Reporting“,“Y“,““]],</text:p>
          </table:table-cell>
        </table:table-row>
        <table:table-row table:style-name="ro1">
          <table:table-cell office:value-type="string" calcext:value-type="string">
            <text:p>REP.01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IP Qtrly Rep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75];[.J$1];[.K$1];[.I$1];[.B475];[.J$1];[.K$1];[.I$1];[.C475];[.J$1];[.K$1];[.I$1];[.D475];[.J$1];[.K$1];[.I$1];[.E475];[.J$1];[.L$1];[.M$1];[.K$1])" office:value-type="string" office:string-value="[[“REP.01“,“REP“,“IP Qtrly Rep“,“Y“,““]]," calcext:value-type="string">
            <text:p>[[“REP.01“,“REP“,“IP Qtrly Rep“,“Y“,““]],</text:p>
          </table:table-cell>
        </table:table-row>
        <table:table-row table:style-name="ro1">
          <table:table-cell office:value-type="string" calcext:value-type="string">
            <text:p>READ.02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Quor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76];[.J$1];[.K$1];[.I$1];[.B476];[.J$1];[.K$1];[.I$1];[.C476];[.J$1];[.K$1];[.I$1];[.D476];[.J$1];[.K$1];[.I$1];[.E476];[.J$1];[.L$1];[.M$1];[.K$1])" office:value-type="string" office:string-value="[[“READ.02“,“READ“,“Quora“,“N“,““]]," calcext:value-type="string">
            <text:p>[[“READ.02“,“READ“,“Quora“,“N“,““]],</text:p>
          </table:table-cell>
        </table:table-row>
        <table:table-row table:style-name="ro1">
          <table:table-cell office:value-type="string" calcext:value-type="string">
            <text:p>BPRM.01</text:p>
          </table:table-cell>
          <table:table-cell office:value-type="string" calcext:value-type="string">
            <text:p>BPRM</text:p>
          </table:table-cell>
          <table:table-cell office:value-type="string" calcext:value-type="string">
            <text:p>Process Map Updat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77];[.J$1];[.K$1];[.I$1];[.B477];[.J$1];[.K$1];[.I$1];[.C477];[.J$1];[.K$1];[.I$1];[.D477];[.J$1];[.K$1];[.I$1];[.E477];[.J$1];[.L$1];[.M$1];[.K$1])" office:value-type="string" office:string-value="[[“BPRM.01“,“BPRM“,“Process Map Updates“,“N“,““]]," calcext:value-type="string">
            <text:p>[[“BPRM.01“,“BPRM“,“Process Map Updates“,“N“,““]],</text:p>
          </table:table-cell>
        </table:table-row>
        <table:table-row table:style-name="ro1">
          <table:table-cell office:value-type="string" calcext:value-type="string">
            <text:p>FCRM.01</text:p>
          </table:table-cell>
          <table:table-cell office:value-type="string" calcext:value-type="string">
            <text:p>FCRM</text:p>
          </table:table-cell>
          <table:table-cell office:value-type="string" calcext:value-type="string">
            <text:p>FCRM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78];[.J$1];[.K$1];[.I$1];[.B478];[.J$1];[.K$1];[.I$1];[.C478];[.J$1];[.K$1];[.I$1];[.D478];[.J$1];[.K$1];[.I$1];[.E478];[.J$1];[.L$1];[.M$1];[.K$1])" office:value-type="string" office:string-value="[[“FCRM.01“,“FCRM“,“FCRM - General“,“Y“,““]]," calcext:value-type="string">
            <text:p>[[“FCRM.01“,“FCRM“,“FCRM - General“,“Y“,““]],</text:p>
          </table:table-cell>
        </table:table-row>
        <table:table-row table:style-name="ro1">
          <table:table-cell office:value-type="string" calcext:value-type="string">
            <text:p>FCRM.02</text:p>
          </table:table-cell>
          <table:table-cell office:value-type="string" calcext:value-type="string">
            <text:p>FCRM</text:p>
          </table:table-cell>
          <table:table-cell office:value-type="string" calcext:value-type="string">
            <text:p>Customer Sta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79];[.J$1];[.K$1];[.I$1];[.B479];[.J$1];[.K$1];[.I$1];[.C479];[.J$1];[.K$1];[.I$1];[.D479];[.J$1];[.K$1];[.I$1];[.E479];[.J$1];[.L$1];[.M$1];[.K$1])" office:value-type="string" office:string-value="[[“FCRM.02“,“FCRM“,“Customer Stats“,“N“,““]]," calcext:value-type="string">
            <text:p>[[“FCRM.02“,“FCRM“,“Customer Stats“,“N“,““]],</text:p>
          </table:table-cell>
        </table:table-row>
        <table:table-row table:style-name="ro1">
          <table:table-cell table:number-columns-repeated="2" office:value-type="float" office:value="180161" calcext:value-type="float">
            <text:p>180161</text:p>
          </table:table-cell>
          <table:table-cell office:value-type="string" calcext:value-type="string">
            <text:p>IP SP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80];[.J$1];[.K$1];[.I$1];[.B480];[.J$1];[.K$1];[.I$1];[.C480];[.J$1];[.K$1];[.I$1];[.D480];[.J$1];[.K$1];[.I$1];[.E480];[.J$1];[.L$1];[.M$1];[.K$1])" office:value-type="string" office:string-value="[[“180161“,“180161“,“IP SP - General“,“Y“,““]]," calcext:value-type="string">
            <text:p>[[“180161“,“180161“,“IP SP - General“,“Y“,““]],</text:p>
          </table:table-cell>
        </table:table-row>
        <table:table-row table:style-name="ro1">
          <table:table-cell office:value-type="string" calcext:value-type="string">
            <text:p>MOVE.W</text:p>
          </table:table-cell>
          <table:table-cell office:value-type="string" calcext:value-type="string">
            <text:p>WMOVE</text:p>
          </table:table-cell>
          <table:table-cell office:value-type="string" calcext:value-type="string">
            <text:p>Waxhaw Move 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81];[.J$1];[.K$1];[.I$1];[.B481];[.J$1];[.K$1];[.I$1];[.C481];[.J$1];[.K$1];[.I$1];[.D481];[.J$1];[.K$1];[.I$1];[.E481];[.J$1];[.L$1];[.M$1];[.K$1])" office:value-type="string" office:string-value="[[“MOVE.W“,“WMOVE“,“Waxhaw Move “,“N“,““]]," calcext:value-type="string">
            <text:p>[[“MOVE.W“,“WMOVE“,“Waxhaw Move “,“N“,““]],</text:p>
          </table:table-cell>
        </table:table-row>
        <table:table-row table:style-name="ro1">
          <table:table-cell office:value-type="string" calcext:value-type="string">
            <text:p>TRANS.4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Commute - Waxhaw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82];[.J$1];[.K$1];[.I$1];[.B482];[.J$1];[.K$1];[.I$1];[.C482];[.J$1];[.K$1];[.I$1];[.D482];[.J$1];[.K$1];[.I$1];[.E482];[.J$1];[.L$1];[.M$1];[.K$1])" office:value-type="string" office:string-value="[[“TRANS.4“,“TRANS“,“Commute - Waxhaw“,“N“,““]]," calcext:value-type="string">
            <text:p>[[“TRANS.4“,“TRANS“,“Commute - Waxhaw“,“N“,““]],</text:p>
          </table:table-cell>
        </table:table-row>
        <table:table-row table:style-name="ro1">
          <table:table-cell table:number-columns-repeated="2" office:value-type="float" office:value="180305" calcext:value-type="float">
            <text:p>180305</text:p>
          </table:table-cell>
          <table:table-cell office:value-type="string" calcext:value-type="string">
            <text:p>MIP Audit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83];[.J$1];[.K$1];[.I$1];[.B483];[.J$1];[.K$1];[.I$1];[.C483];[.J$1];[.K$1];[.I$1];[.D483];[.J$1];[.K$1];[.I$1];[.E483];[.J$1];[.L$1];[.M$1];[.K$1])" office:value-type="string" office:string-value="[[“180305“,“180305“,“MIP Audit - General“,“Y“,““]]," calcext:value-type="string">
            <text:p>[[“180305“,“180305“,“MIP Audit - General“,“Y“,““]],</text:p>
          </table:table-cell>
        </table:table-row>
        <table:table-row table:style-name="ro1">
          <table:table-cell office:value-type="string" calcext:value-type="string">
            <text:p>AUD.01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Reinsurance AML Audi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84];[.J$1];[.K$1];[.I$1];[.B484];[.J$1];[.K$1];[.I$1];[.C484];[.J$1];[.K$1];[.I$1];[.D484];[.J$1];[.K$1];[.I$1];[.E484];[.J$1];[.L$1];[.M$1];[.K$1])" office:value-type="string" office:string-value="[[“AUD.01“,“AUD“,“Reinsurance AML Audit“,“N“,““]]," calcext:value-type="string">
            <text:p>[[“AUD.01“,“AUD“,“Reinsurance AML Audit“,“N“,““]],</text:p>
          </table:table-cell>
        </table:table-row>
        <table:table-row table:style-name="ro1">
          <table:table-cell office:value-type="string" calcext:value-type="string">
            <text:p>AUD.02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Structured Products Audi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85];[.J$1];[.K$1];[.I$1];[.B485];[.J$1];[.K$1];[.I$1];[.C485];[.J$1];[.K$1];[.I$1];[.D485];[.J$1];[.K$1];[.I$1];[.E485];[.J$1];[.L$1];[.M$1];[.K$1])" office:value-type="string" office:string-value="[[“AUD.02“,“AUD“,“Structured Products Audit“,“N“,““]]," calcext:value-type="string">
            <text:p>[[“AUD.02“,“AUD“,“Structured Products Audit“,“N“,““]],</text:p>
          </table:table-cell>
        </table:table-row>
        <table:table-row table:style-name="ro1">
          <table:table-cell office:value-type="string" calcext:value-type="string">
            <text:p>AUD.03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MIP Audi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86];[.J$1];[.K$1];[.I$1];[.B486];[.J$1];[.K$1];[.I$1];[.C486];[.J$1];[.K$1];[.I$1];[.D486];[.J$1];[.K$1];[.I$1];[.E486];[.J$1];[.L$1];[.M$1];[.K$1])" office:value-type="string" office:string-value="[[“AUD.03“,“AUD“,“MIP Audit“,“N“,““]]," calcext:value-type="string">
            <text:p>[[“AUD.03“,“AUD“,“MIP Audit“,“N“,““]],</text:p>
          </table:table-cell>
        </table:table-row>
        <table:table-row table:style-name="ro1">
          <table:table-cell office:value-type="string" calcext:value-type="string">
            <text:p>CV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87];[.J$1];[.K$1];[.I$1];[.B487];[.J$1];[.K$1];[.I$1];[.C487];[.J$1];[.K$1];[.I$1];[.D487];[.J$1];[.K$1];[.I$1];[.E487];[.J$1];[.L$1];[.M$1];[.K$1])" office:value-type="string" office:string-value="[[“CV“,“F.Friends“,“Christine“,“N“,““]]," calcext:value-type="string">
            <text:p>[[“CV“,“F.Friends“,“Christine“,“N“,““]],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88];[.J$1];[.K$1];[.I$1];[.B488];[.J$1];[.K$1];[.I$1];[.C488];[.J$1];[.K$1];[.I$1];[.D488];[.J$1];[.K$1];[.I$1];[.E488];[.J$1];[.L$1];[.M$1];[.K$1])" office:value-type="string" office:string-value="[[“TR“,“M.Friends“,“Tyler“,“Y“,““]]," calcext:value-type="string">
            <text:p>[[“TR“,“M.Friends“,“Tyler“,“Y“,““]],</text:p>
          </table:table-cell>
        </table:table-row>
        <table:table-row table:style-name="ro1">
          <table:table-cell office:value-type="string" calcext:value-type="string">
            <text:p>TBe</text:p>
          </table:table-cell>
          <table:table-cell office:value-type="string" calcext:value-type="string">
            <text:p>F.CW</text:p>
          </table:table-cell>
          <table:table-cell office:value-type="string" calcext:value-type="string">
            <text:p>Taran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89];[.J$1];[.K$1];[.I$1];[.B489];[.J$1];[.K$1];[.I$1];[.C489];[.J$1];[.K$1];[.I$1];[.D489];[.J$1];[.K$1];[.I$1];[.E489];[.J$1];[.L$1];[.M$1];[.K$1])" office:value-type="string" office:string-value="[[“TBe“,“F.CW“,“Taran“,“N“,““]]," calcext:value-type="string">
            <text:p>[[“TBe“,“F.CW“,“Taran“,“N“,““]],</text:p>
          </table:table-cell>
        </table:table-row>
        <table:table-row table:style-name="ro1">
          <table:table-cell office:value-type="string" calcext:value-type="string">
            <text:p>CFA.23</text:p>
          </table:table-cell>
          <table:table-cell office:value-type="string" calcext:value-type="string">
            <text:p>CFA</text:p>
          </table:table-cell>
          <table:table-cell office:value-type="string" calcext:value-type="string">
            <text:p>CFA L3 - Practice Test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490];[.J$1];[.K$1];[.I$1];[.B490];[.J$1];[.K$1];[.I$1];[.C490];[.J$1];[.K$1];[.I$1];[.D490];[.J$1];[.K$1];[.I$1];[.E490];[.J$1];[.L$1];[.M$1];[.K$1])" office:value-type="string" office:string-value="[[“CFA.23“,“CFA“,“CFA L3 - Practice Tests“,“Y“,““]]," calcext:value-type="string">
            <text:p>[[“CFA.23“,“CFA“,“CFA L3 - Practice Tests“,“Y“,““]],</text:p>
          </table:table-cell>
        </table:table-row>
        <table:table-row table:style-name="ro1">
          <table:table-cell office:value-type="string" calcext:value-type="string">
            <text:p>SLA.0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SLA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91];[.J$1];[.K$1];[.I$1];[.B491];[.J$1];[.K$1];[.I$1];[.C491];[.J$1];[.K$1];[.I$1];[.D491];[.J$1];[.K$1];[.I$1];[.E491];[.J$1];[.L$1];[.M$1];[.K$1])" office:value-type="string" office:string-value="[[“SLA.0“,“SLA“,“SLA General“,“N“,““]]," calcext:value-type="string">
            <text:p>[[“SLA.0“,“SLA“,“SLA General“,“N“,““]],</text:p>
          </table:table-cell>
        </table:table-row>
        <table:table-row table:style-name="ro1">
          <table:table-cell office:value-type="string" calcext:value-type="string">
            <text:p>SP.0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ales Practices -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92];[.J$1];[.K$1];[.I$1];[.B492];[.J$1];[.K$1];[.I$1];[.C492];[.J$1];[.K$1];[.I$1];[.D492];[.J$1];[.K$1];[.I$1];[.E492];[.J$1];[.L$1];[.M$1];[.K$1])" office:value-type="string" office:string-value="[[“SP.0“,“SP“,“Sales Practices - General“,“N“,““]]," calcext:value-type="string">
            <text:p>[[“SP.0“,“SP“,“Sales Practices - General“,“N“,““]],</text:p>
          </table:table-cell>
        </table:table-row>
        <table:table-row table:style-name="ro1">
          <table:table-cell office:value-type="string" calcext:value-type="string">
            <text:p>NEWS.A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stronom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93];[.J$1];[.K$1];[.I$1];[.B493];[.J$1];[.K$1];[.I$1];[.C493];[.J$1];[.K$1];[.I$1];[.D493];[.J$1];[.K$1];[.I$1];[.E493];[.J$1];[.L$1];[.M$1];[.K$1])" office:value-type="string" office:string-value="[[“NEWS.A“,“NEWS“,“Astronomy“,“N“,““]]," calcext:value-type="string">
            <text:p>[[“NEWS.A“,“NEWS“,“Astronomy“,“N“,““]],</text:p>
          </table:table-cell>
        </table:table-row>
        <table:table-row table:style-name="ro1">
          <table:table-cell office:value-type="string" calcext:value-type="string">
            <text:p>AUD.04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Iowa Exam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94];[.J$1];[.K$1];[.I$1];[.B494];[.J$1];[.K$1];[.I$1];[.C494];[.J$1];[.K$1];[.I$1];[.D494];[.J$1];[.K$1];[.I$1];[.E494];[.J$1];[.L$1];[.M$1];[.K$1])" office:value-type="string" office:string-value="[[“AUD.04“,“AUD“,“Iowa Exam“,“N“,““]]," calcext:value-type="string">
            <text:p>[[“AUD.04“,“AUD“,“Iowa Exam“,“N“,““]],</text:p>
          </table:table-cell>
        </table:table-row>
        <table:table-row table:style-name="ro1">
          <table:table-cell office:value-type="string" calcext:value-type="string">
            <text:p>REP.02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Monthly Forum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95];[.J$1];[.K$1];[.I$1];[.B495];[.J$1];[.K$1];[.I$1];[.C495];[.J$1];[.K$1];[.I$1];[.D495];[.J$1];[.K$1];[.I$1];[.E495];[.J$1];[.L$1];[.M$1];[.K$1])" office:value-type="string" office:string-value="[[“REP.02“,“REP“,“Monthly Forum“,“N“,““]]," calcext:value-type="string">
            <text:p>[[“REP.02“,“REP“,“Monthly Forum“,“N“,““]],</text:p>
          </table:table-cell>
        </table:table-row>
        <table:table-row table:style-name="ro1">
          <table:table-cell office:value-type="string" calcext:value-type="string">
            <text:p>SA.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elf Assurance -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96];[.J$1];[.K$1];[.I$1];[.B496];[.J$1];[.K$1];[.I$1];[.C496];[.J$1];[.K$1];[.I$1];[.D496];[.J$1];[.K$1];[.I$1];[.E496];[.J$1];[.L$1];[.M$1];[.K$1])" office:value-type="string" office:string-value="[[“SA.0“,“SA“,“Self Assurance - General“,“N“,““]]," calcext:value-type="string">
            <text:p>[[“SA.0“,“SA“,“Self Assurance - General“,“N“,““]],</text:p>
          </table:table-cell>
        </table:table-row>
        <table:table-row table:style-name="ro1">
          <table:table-cell office:value-type="string" calcext:value-type="string">
            <text:p>A-R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Alyssa &amp; Ra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97];[.J$1];[.K$1];[.I$1];[.B497];[.J$1];[.K$1];[.I$1];[.C497];[.J$1];[.K$1];[.I$1];[.D497];[.J$1];[.K$1];[.I$1];[.E497];[.J$1];[.L$1];[.M$1];[.K$1])" office:value-type="string" office:string-value="[[“A-R“,“M.Friends“,“Alyssa &amp; Ray“,“N“,““]]," calcext:value-type="string">
            <text:p>[[“A-R“,“M.Friends“,“Alyssa &amp; Ray“,“N“,““]],</text:p>
          </table:table-cell>
        </table:table-row>
        <table:table-row table:style-name="ro1">
          <table:table-cell office:value-type="string" calcext:value-type="string">
            <text:p>A-M-R-T-N</text:p>
          </table:table-cell>
          <table:table-cell office:value-type="string" calcext:value-type="string">
            <text:p>CWSocial</text:p>
          </table:table-cell>
          <table:table-cell office:value-type="string" calcext:value-type="string">
            <text:p>Alyssa Melinda Ray Tom Nin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98];[.J$1];[.K$1];[.I$1];[.B498];[.J$1];[.K$1];[.I$1];[.C498];[.J$1];[.K$1];[.I$1];[.D498];[.J$1];[.K$1];[.I$1];[.E498];[.J$1];[.L$1];[.M$1];[.K$1])" office:value-type="string" office:string-value="[[“A-M-R-T-N“,“CWSocial“,“Alyssa Melinda Ray Tom Nina“,“N“,““]]," calcext:value-type="string">
            <text:p>[[“A-M-R-T-N“,“CWSocial“,“Alyssa Melinda Ray Tom Nina“,“N“,““]],</text:p>
          </table:table-cell>
        </table:table-row>
        <table:table-row table:style-name="ro1">
          <table:table-cell office:value-type="string" calcext:value-type="string">
            <text:p>A-MH</text:p>
          </table:table-cell>
          <table:table-cell office:value-type="string" calcext:value-type="string">
            <text:p>F.Friends</text:p>
          </table:table-cell>
          <table:table-cell office:value-type="string" calcext:value-type="string">
            <text:p>Alyssa &amp; Melind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499];[.J$1];[.K$1];[.I$1];[.B499];[.J$1];[.K$1];[.I$1];[.C499];[.J$1];[.K$1];[.I$1];[.D499];[.J$1];[.K$1];[.I$1];[.E499];[.J$1];[.L$1];[.M$1];[.K$1])" office:value-type="string" office:string-value="[[“A-MH“,“F.Friends“,“Alyssa &amp; Melinda“,“N“,““]]," calcext:value-type="string">
            <text:p>[[“A-MH“,“F.Friends“,“Alyssa &amp; Melinda“,“N“,““]],</text:p>
          </table:table-cell>
        </table:table-row>
        <table:table-row table:style-name="ro1">
          <table:table-cell office:value-type="string" calcext:value-type="string">
            <text:p>AUD.05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IRR ERM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500];[.J$1];[.K$1];[.I$1];[.B500];[.J$1];[.K$1];[.I$1];[.C500];[.J$1];[.K$1];[.I$1];[.D500];[.J$1];[.K$1];[.I$1];[.E500];[.J$1];[.L$1];[.M$1];[.K$1])" office:value-type="string" office:string-value="[[“AUD.05“,“AUD“,“IRR ERMA“,“N“,““]]," calcext:value-type="string">
            <text:p>[[“AUD.05“,“AUD“,“IRR ERMA“,“N“,““]],</text:p>
          </table:table-cell>
        </table:table-row>
        <table:table-row table:style-name="ro1">
          <table:table-cell office:value-type="string" calcext:value-type="string">
            <text:p>AUD.06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Trading Audi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501];[.J$1];[.K$1];[.I$1];[.B501];[.J$1];[.K$1];[.I$1];[.C501];[.J$1];[.K$1];[.I$1];[.D501];[.J$1];[.K$1];[.I$1];[.E501];[.J$1];[.L$1];[.M$1];[.K$1])" office:value-type="string" office:string-value="[[“AUD.06“,“AUD“,“Trading Audit“,“N“,““]]," calcext:value-type="string">
            <text:p>[[“AUD.06“,“AUD“,“Trading Audit“,“N“,““]],</text:p>
          </table:table-cell>
        </table:table-row>
        <table:table-row table:style-name="ro1">
          <table:table-cell office:value-type="string" calcext:value-type="string">
            <text:p>REP.03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Partner Slide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502];[.J$1];[.K$1];[.I$1];[.B502];[.J$1];[.K$1];[.I$1];[.C502];[.J$1];[.K$1];[.I$1];[.D502];[.J$1];[.K$1];[.I$1];[.E502];[.J$1];[.L$1];[.M$1];[.K$1])" office:value-type="string" office:string-value="[[“REP.03“,“REP“,“Partner Slide“,“N“,““]]," calcext:value-type="string">
            <text:p>[[“REP.03“,“REP“,“Partner Slide“,“N“,““]],</text:p>
          </table:table-cell>
        </table:table-row>
        <table:table-row table:style-name="ro1">
          <table:table-cell office:value-type="string" calcext:value-type="string">
            <text:p>NORM.F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Fashion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503];[.J$1];[.K$1];[.I$1];[.B503];[.J$1];[.K$1];[.I$1];[.C503];[.J$1];[.K$1];[.I$1];[.D503];[.J$1];[.K$1];[.I$1];[.E503];[.J$1];[.L$1];[.M$1];[.K$1])" office:value-type="string" office:string-value="[[“NORM.F“,“NORM“,“Fashion“,“Y“,““]]," calcext:value-type="string">
            <text:p>[[“NORM.F“,“NORM“,“Fashion“,“Y“,““]],</text:p>
          </table:table-cell>
        </table:table-row>
        <table:table-row table:style-name="ro1">
          <table:table-cell office:value-type="string" calcext:value-type="string">
            <text:p>RCSA.00</text:p>
          </table:table-cell>
          <table:table-cell office:value-type="string" calcext:value-type="string">
            <text:p>RCSA</text:p>
          </table:table-cell>
          <table:table-cell office:value-type="string" calcext:value-type="string">
            <text:p>RCSA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504];[.J$1];[.K$1];[.I$1];[.B504];[.J$1];[.K$1];[.I$1];[.C504];[.J$1];[.K$1];[.I$1];[.D504];[.J$1];[.K$1];[.I$1];[.E504];[.J$1];[.L$1];[.M$1];[.K$1])" office:value-type="string" office:string-value="[[“RCSA.00“,“RCSA“,“RCSA - General“,“Y“,““]]," calcext:value-type="string">
            <text:p>[[“RCSA.00“,“RCSA“,“RCSA - General“,“Y“,““]],</text:p>
          </table:table-cell>
        </table:table-row>
        <table:table-row table:style-name="ro1">
          <table:table-cell office:value-type="string" calcext:value-type="string">
            <text:p>RCSA.A</text:p>
          </table:table-cell>
          <table:table-cell office:value-type="string" calcext:value-type="string">
            <text:p>RCSA</text:p>
          </table:table-cell>
          <table:table-cell office:value-type="string" calcext:value-type="string">
            <text:p>RCSA Assessment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505];[.J$1];[.K$1];[.I$1];[.B505];[.J$1];[.K$1];[.I$1];[.C505];[.J$1];[.K$1];[.I$1];[.D505];[.J$1];[.K$1];[.I$1];[.E505];[.J$1];[.L$1];[.M$1];[.K$1])" office:value-type="string" office:string-value="[[“RCSA.A“,“RCSA“,“RCSA Assessment“,“Y“,““]]," calcext:value-type="string">
            <text:p>[[“RCSA.A“,“RCSA“,“RCSA Assessment“,“Y“,““]],</text:p>
          </table:table-cell>
        </table:table-row>
        <table:table-row table:style-name="ro1">
          <table:table-cell office:value-type="string" calcext:value-type="string">
            <text:p>RCSA.R</text:p>
          </table:table-cell>
          <table:table-cell office:value-type="string" calcext:value-type="string">
            <text:p>RCSA</text:p>
          </table:table-cell>
          <table:table-cell office:value-type="string" calcext:value-type="string">
            <text:p>RCSA Report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506];[.J$1];[.K$1];[.I$1];[.B506];[.J$1];[.K$1];[.I$1];[.C506];[.J$1];[.K$1];[.I$1];[.D506];[.J$1];[.K$1];[.I$1];[.E506];[.J$1];[.L$1];[.M$1];[.K$1])" office:value-type="string" office:string-value="[[“RCSA.R“,“RCSA“,“RCSA Reporting“,“Y“,““]]," calcext:value-type="string">
            <text:p>[[“RCSA.R“,“RCSA“,“RCSA Reporting“,“Y“,““]],</text:p>
          </table:table-cell>
        </table:table-row>
        <table:table-row table:style-name="ro1">
          <table:table-cell office:value-type="string" calcext:value-type="string">
            <text:p>RCSA.I</text:p>
          </table:table-cell>
          <table:table-cell office:value-type="string" calcext:value-type="string">
            <text:p>RCSA</text:p>
          </table:table-cell>
          <table:table-cell office:value-type="string" calcext:value-type="string">
            <text:p>Intl RCSA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507];[.J$1];[.K$1];[.I$1];[.B507];[.J$1];[.K$1];[.I$1];[.C507];[.J$1];[.K$1];[.I$1];[.D507];[.J$1];[.K$1];[.I$1];[.E507];[.J$1];[.L$1];[.M$1];[.K$1])" office:value-type="string" office:string-value="[[“RCSA.I“,“RCSA“,“Intl RCSA“,“N“,““]]," calcext:value-type="string">
            <text:p>[[“RCSA.I“,“RCSA“,“Intl RCSA“,“N“,““]],</text:p>
          </table:table-cell>
        </table:table-row>
        <table:table-row table:style-name="ro1">
          <table:table-cell office:value-type="string" calcext:value-type="string">
            <text:p>BPRM.R</text:p>
          </table:table-cell>
          <table:table-cell office:value-type="string" calcext:value-type="string">
            <text:p>BPRM</text:p>
          </table:table-cell>
          <table:table-cell office:value-type="string" calcext:value-type="string">
            <text:p>BPRM Report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508];[.J$1];[.K$1];[.I$1];[.B508];[.J$1];[.K$1];[.I$1];[.C508];[.J$1];[.K$1];[.I$1];[.D508];[.J$1];[.K$1];[.I$1];[.E508];[.J$1];[.L$1];[.M$1];[.K$1])" office:value-type="string" office:string-value="[[“BPRM.R“,“BPRM“,“BPRM Reporting“,“N“,““]]," calcext:value-type="string">
            <text:p>[[“BPRM.R“,“BPRM“,“BPRM Reporting“,“N“,““]],</text:p>
          </table:table-cell>
        </table:table-row>
        <table:table-row table:style-name="ro1">
          <table:table-cell office:value-type="string" calcext:value-type="string">
            <text:p>ISSUE.R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Issue Reporting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509];[.J$1];[.K$1];[.I$1];[.B509];[.J$1];[.K$1];[.I$1];[.C509];[.J$1];[.K$1];[.I$1];[.D509];[.J$1];[.K$1];[.I$1];[.E509];[.J$1];[.L$1];[.M$1];[.K$1])" office:value-type="string" office:string-value="[[“ISSUE.R“,“ISSUES“,“Issue Reporting“,“Y“,““]]," calcext:value-type="string">
            <text:p>[[“ISSUE.R“,“ISSUES“,“Issue Reporting“,“Y“,““]],</text:p>
          </table:table-cell>
        </table:table-row>
        <table:table-row table:style-name="ro1">
          <table:table-cell office:value-type="string" calcext:value-type="string">
            <text:p>SHRP.01</text:p>
          </table:table-cell>
          <table:table-cell office:value-type="string" calcext:value-type="string">
            <text:p>SHRP</text:p>
          </table:table-cell>
          <table:table-cell office:value-type="string" calcext:value-type="string">
            <text:p>MR Control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510];[.J$1];[.K$1];[.I$1];[.B510];[.J$1];[.K$1];[.I$1];[.C510];[.J$1];[.K$1];[.I$1];[.D510];[.J$1];[.K$1];[.I$1];[.E510];[.J$1];[.L$1];[.M$1];[.K$1])" office:value-type="string" office:string-value="[[“SHRP.01“,“SHRP“,“MR Controls“,“Y“,““]]," calcext:value-type="string">
            <text:p>[[“SHRP.01“,“SHRP“,“MR Controls“,“Y“,““]],</text:p>
          </table:table-cell>
        </table:table-row>
        <table:table-row table:style-name="ro1">
          <table:table-cell office:value-type="string" calcext:value-type="string">
            <text:p>SHPR.R</text:p>
          </table:table-cell>
          <table:table-cell office:value-type="string" calcext:value-type="string">
            <text:p>SHRP</text:p>
          </table:table-cell>
          <table:table-cell office:value-type="string" calcext:value-type="string">
            <text:p>SHRP Report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511];[.J$1];[.K$1];[.I$1];[.B511];[.J$1];[.K$1];[.I$1];[.C511];[.J$1];[.K$1];[.I$1];[.D511];[.J$1];[.K$1];[.I$1];[.E511];[.J$1];[.L$1];[.M$1];[.K$1])" office:value-type="string" office:string-value="[[“SHPR.R“,“SHRP“,“SHRP Reporting“,“N“,““]]," calcext:value-type="string">
            <text:p>[[“SHPR.R“,“SHRP“,“SHRP Reporting“,“N“,““]],</text:p>
          </table:table-cell>
        </table:table-row>
        <table:table-row table:style-name="ro1">
          <table:table-cell office:value-type="string" calcext:value-type="string">
            <text:p>ADb</text:p>
          </table:table-cell>
          <table:table-cell office:value-type="string" calcext:value-type="string">
            <text:p>M.CW</text:p>
          </table:table-cell>
          <table:table-cell office:value-type="string" calcext:value-type="string">
            <text:p>Ab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512];[.J$1];[.K$1];[.I$1];[.B512];[.J$1];[.K$1];[.I$1];[.C512];[.J$1];[.K$1];[.I$1];[.D512];[.J$1];[.K$1];[.I$1];[.E512];[.J$1];[.L$1];[.M$1];[.K$1])" office:value-type="string" office:string-value="[[“ADb“,“M.CW“,“Abe“,“Y“,““]]," calcext:value-type="string">
            <text:p>[[“ADb“,“M.CW“,“Abe“,“Y“,““]],</text:p>
          </table:table-cell>
        </table:table-row>
        <table:table-row table:style-name="ro1">
          <table:table-cell office:value-type="string" calcext:value-type="string">
            <text:p>PURC.01</text:p>
          </table:table-cell>
          <table:table-cell office:value-type="string" calcext:value-type="string">
            <text:p>PURCHASES</text:p>
          </table:table-cell>
          <table:table-cell office:value-type="string" calcext:value-type="string">
            <text:p>2018 Car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513];[.J$1];[.K$1];[.I$1];[.B513];[.J$1];[.K$1];[.I$1];[.C513];[.J$1];[.K$1];[.I$1];[.D513];[.J$1];[.K$1];[.I$1];[.E513];[.J$1];[.L$1];[.M$1];[.K$1])" office:value-type="string" office:string-value="[[“PURC.01“,“PURCHASES“,“2018 Car“,“Y“,““]]," calcext:value-type="string">
            <text:p>[[“PURC.01“,“PURCHASES“,“2018 Car“,“Y“,““]],</text:p>
          </table:table-cell>
        </table:table-row>
        <table:table-row table:style-name="ro1">
          <table:table-cell office:value-type="string" calcext:value-type="string">
            <text:p>NORM.C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ocktail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514];[.J$1];[.K$1];[.I$1];[.B514];[.J$1];[.K$1];[.I$1];[.C514];[.J$1];[.K$1];[.I$1];[.D514];[.J$1];[.K$1];[.I$1];[.E514];[.J$1];[.L$1];[.M$1];[.K$1])" office:value-type="string" office:string-value="[[“NORM.C“,“NORM“,“Cocktails“,“N“,““]]," calcext:value-type="string">
            <text:p>[[“NORM.C“,“NORM“,“Cocktails“,“N“,““]],</text:p>
          </table:table-cell>
        </table:table-row>
        <table:table-row table:style-name="ro1">
          <table:table-cell office:value-type="string" calcext:value-type="string">
            <text:p>NORM.FO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515];[.J$1];[.K$1];[.I$1];[.B515];[.J$1];[.K$1];[.I$1];[.C515];[.J$1];[.K$1];[.I$1];[.D515];[.J$1];[.K$1];[.I$1];[.E515];[.J$1];[.L$1];[.M$1];[.K$1])" office:value-type="string" office:string-value="[[“NORM.FO“,“NORM“,“Food“,“N“,““]]," calcext:value-type="string">
            <text:p>[[“NORM.FO“,“NORM“,“Food“,“N“,““]],</text:p>
          </table:table-cell>
        </table:table-row>
        <table:table-row table:style-name="ro1">
          <table:table-cell office:value-type="string" calcext:value-type="string">
            <text:p>NORM.T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516];[.J$1];[.K$1];[.I$1];[.B516];[.J$1];[.K$1];[.I$1];[.C516];[.J$1];[.K$1];[.I$1];[.D516];[.J$1];[.K$1];[.I$1];[.E516];[.J$1];[.L$1];[.M$1];[.K$1])" office:value-type="string" office:string-value="[[“NORM.T“,“NORM“,“Travel“,“N“,““]]," calcext:value-type="string">
            <text:p>[[“NORM.T“,“NORM“,“Travel“,“N“,““]],</text:p>
          </table:table-cell>
        </table:table-row>
        <table:table-row table:style-name="ro1">
          <table:table-cell office:value-type="string" calcext:value-type="string">
            <text:p>NORM.CA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517];[.J$1];[.K$1];[.I$1];[.B517];[.J$1];[.K$1];[.I$1];[.C517];[.J$1];[.K$1];[.I$1];[.D517];[.J$1];[.K$1];[.I$1];[.E517];[.J$1];[.L$1];[.M$1];[.K$1])" office:value-type="string" office:string-value="[[“NORM.CA“,“NORM“,“Cars“,“N“,““]]," calcext:value-type="string">
            <text:p>[[“NORM.CA“,“NORM“,“Cars“,“N“,““]],</text:p>
          </table:table-cell>
        </table:table-row>
        <table:table-row table:style-name="ro1">
          <table:table-cell office:value-type="string" calcext:value-type="string">
            <text:p>REP.04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Risk Committe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518];[.J$1];[.K$1];[.I$1];[.B518];[.J$1];[.K$1];[.I$1];[.C518];[.J$1];[.K$1];[.I$1];[.D518];[.J$1];[.K$1];[.I$1];[.E518];[.J$1];[.L$1];[.M$1];[.K$1])" office:value-type="string" office:string-value="[[“REP.04“,“REP“,“Risk Committee“,“Y“,““]]," calcext:value-type="string">
            <text:p>[[“REP.04“,“REP“,“Risk Committee“,“Y“,““]],</text:p>
          </table:table-cell>
        </table:table-row>
        <table:table-row table:style-name="ro1">
          <table:table-cell office:value-type="string" calcext:value-type="string">
            <text:p>PROG.8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Algorithm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519];[.J$1];[.K$1];[.I$1];[.B519];[.J$1];[.K$1];[.I$1];[.C519];[.J$1];[.K$1];[.I$1];[.D519];[.J$1];[.K$1];[.I$1];[.E519];[.J$1];[.L$1];[.M$1];[.K$1])" office:value-type="string" office:string-value="[[“PROG.8“,“PROG“,“Algorithms“,“N“,““]]," calcext:value-type="string">
            <text:p>[[“PROG.8“,“PROG“,“Algorithms“,“N“,““]],</text:p>
          </table:table-cell>
        </table:table-row>
        <table:table-row table:style-name="ro1">
          <table:table-cell office:value-type="string" calcext:value-type="string">
            <text:p>NP.01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EEF API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520];[.J$1];[.K$1];[.I$1];[.B520];[.J$1];[.K$1];[.I$1];[.C520];[.J$1];[.K$1];[.I$1];[.D520];[.J$1];[.K$1];[.I$1];[.E520];[.J$1];[.L$1];[.M$1];[.K$1])" office:value-type="string" office:string-value="[[“NP.01“,“NP“,“REEF API“,“N“,““]]," calcext:value-type="string">
            <text:p>[[“NP.01“,“NP“,“REEF API“,“N“,““]],</text:p>
          </table:table-cell>
        </table:table-row>
        <table:table-row table:style-name="ro1">
          <table:table-cell office:value-type="string" calcext:value-type="string">
            <text:p>REP.05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Weekly Repor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521];[.J$1];[.K$1];[.I$1];[.B521];[.J$1];[.K$1];[.I$1];[.C521];[.J$1];[.K$1];[.I$1];[.D521];[.J$1];[.K$1];[.I$1];[.E521];[.J$1];[.L$1];[.M$1];[.K$1])" office:value-type="string" office:string-value="[[“REP.05“,“REP“,“Weekly Report“,“N“,““]]," calcext:value-type="string">
            <text:p>[[“REP.05“,“REP“,“Weekly Report“,“N“,““]],</text:p>
          </table:table-cell>
        </table:table-row>
        <table:table-row table:style-name="ro1">
          <table:table-cell office:value-type="string" calcext:value-type="string">
            <text:p>BSDI.0</text:p>
          </table:table-cell>
          <table:table-cell office:value-type="string" calcext:value-type="string">
            <text:p>BSDI</text:p>
          </table:table-cell>
          <table:table-cell office:value-type="string" calcext:value-type="string">
            <text:p>BSDI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522];[.J$1];[.K$1];[.I$1];[.B522];[.J$1];[.K$1];[.I$1];[.C522];[.J$1];[.K$1];[.I$1];[.D522];[.J$1];[.K$1];[.I$1];[.E522];[.J$1];[.L$1];[.M$1];[.K$1])" office:value-type="string" office:string-value="[[“BSDI.0“,“BSDI“,“BSDI General“,“Y“,““]]," calcext:value-type="string">
            <text:p>[[“BSDI.0“,“BSDI“,“BSDI General“,“Y“,““]],</text:p>
          </table:table-cell>
        </table:table-row>
        <table:table-row table:style-name="ro1">
          <table:table-cell office:value-type="string" calcext:value-type="string">
            <text:p>RID.0</text:p>
          </table:table-cell>
          <table:table-cell office:value-type="string" calcext:value-type="string">
            <text:p>RID</text:p>
          </table:table-cell>
          <table:table-cell office:value-type="string" calcext:value-type="string">
            <text:p>Risk ID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523];[.J$1];[.K$1];[.I$1];[.B523];[.J$1];[.K$1];[.I$1];[.C523];[.J$1];[.K$1];[.I$1];[.D523];[.J$1];[.K$1];[.I$1];[.E523];[.J$1];[.L$1];[.M$1];[.K$1])" office:value-type="string" office:string-value="[[“RID.0“,“RID“,“Risk ID General“,“N“,““]]," calcext:value-type="string">
            <text:p>[[“RID.0“,“RID“,“Risk ID General“,“N“,““]],</text:p>
          </table:table-cell>
        </table:table-row>
        <table:table-row table:style-name="ro1">
          <table:table-cell office:value-type="string" calcext:value-type="string">
            <text:p>OB.0</text:p>
          </table:table-cell>
          <table:table-cell office:value-type="string" calcext:value-type="string">
            <text:p>OB</text:p>
          </table:table-cell>
          <table:table-cell office:value-type="string" calcext:value-type="string">
            <text:p>Onboarding -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524];[.J$1];[.K$1];[.I$1];[.B524];[.J$1];[.K$1];[.I$1];[.C524];[.J$1];[.K$1];[.I$1];[.D524];[.J$1];[.K$1];[.I$1];[.E524];[.J$1];[.L$1];[.M$1];[.K$1])" office:value-type="string" office:string-value="[[“OB.0“,“OB“,“Onboarding - General“,“N“,““]]," calcext:value-type="string">
            <text:p>[[“OB.0“,“OB“,“Onboarding - General“,“N“,““]],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M.Friends</text:p>
          </table:table-cell>
          <table:table-cell office:value-type="string" calcext:value-type="string">
            <text:p>Neighbor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525];[.J$1];[.K$1];[.I$1];[.B525];[.J$1];[.K$1];[.I$1];[.C525];[.J$1];[.K$1];[.I$1];[.D525];[.J$1];[.K$1];[.I$1];[.E525];[.J$1];[.L$1];[.M$1];[.K$1])" office:value-type="string" office:string-value="[[“N1“,“M.Friends“,“Neighbors“,“Y“,““]]," calcext:value-type="string">
            <text:p>[[“N1“,“M.Friends“,“Neighbors“,“Y“,““]],</text:p>
          </table:table-cell>
        </table:table-row>
        <table:table-row table:style-name="ro1">
          <table:table-cell office:value-type="string" calcext:value-type="string">
            <text:p>TRANS.5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Commute - Waxhaw (O)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526];[.J$1];[.K$1];[.I$1];[.B526];[.J$1];[.K$1];[.I$1];[.C526];[.J$1];[.K$1];[.I$1];[.D526];[.J$1];[.K$1];[.I$1];[.E526];[.J$1];[.L$1];[.M$1];[.K$1])" office:value-type="string" office:string-value="[[“TRANS.5“,“TRANS“,“Commute - Waxhaw (O)“,“N“,““]]," calcext:value-type="string">
            <text:p>[[“TRANS.5“,“TRANS“,“Commute - Waxhaw (O)“,“N“,““]],</text:p>
          </table:table-cell>
        </table:table-row>
        <table:table-row table:style-name="ro1">
          <table:table-cell office:value-type="string" calcext:value-type="string">
            <text:p>AUD.07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Municipals Audit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527];[.J$1];[.K$1];[.I$1];[.B527];[.J$1];[.K$1];[.I$1];[.C527];[.J$1];[.K$1];[.I$1];[.D527];[.J$1];[.K$1];[.I$1];[.E527];[.J$1];[.L$1];[.M$1];[.K$1])" office:value-type="string" office:string-value="[[“AUD.07“,“AUD“,“Municipals Audit“,“N“,““]]," calcext:value-type="string">
            <text:p>[[“AUD.07“,“AUD“,“Municipals Audit“,“N“,““]],</text:p>
          </table:table-cell>
        </table:table-row>
        <table:table-row table:style-name="ro1">
          <table:table-cell office:value-type="string" calcext:value-type="string">
            <text:p>VOL.G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lcker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528];[.J$1];[.K$1];[.I$1];[.B528];[.J$1];[.K$1];[.I$1];[.C528];[.J$1];[.K$1];[.I$1];[.D528];[.J$1];[.K$1];[.I$1];[.E528];[.J$1];[.L$1];[.M$1];[.K$1])" office:value-type="string" office:string-value="[[“VOL.G“,“VOL“,“Volcker General“,“N“,““]]," calcext:value-type="string">
            <text:p>[[“VOL.G“,“VOL“,“Volcker General“,“N“,““]],</text:p>
          </table:table-cell>
        </table:table-row>
        <table:table-row table:style-name="ro1">
          <table:table-cell office:value-type="string" calcext:value-type="string">
            <text:p>TG.0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rade Governance -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529];[.J$1];[.K$1];[.I$1];[.B529];[.J$1];[.K$1];[.I$1];[.C529];[.J$1];[.K$1];[.I$1];[.D529];[.J$1];[.K$1];[.I$1];[.E529];[.J$1];[.L$1];[.M$1];[.K$1])" office:value-type="string" office:string-value="[[“TG.0“,“TG“,“Trade Governance - General“,“N“,““]]," calcext:value-type="string">
            <text:p>[[“TG.0“,“TG“,“Trade Governance - General“,“N“,““]],</text:p>
          </table:table-cell>
        </table:table-row>
        <table:table-row table:style-name="ro1">
          <table:table-cell office:value-type="string" calcext:value-type="string">
            <text:p>NP.02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ingle Security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530];[.J$1];[.K$1];[.I$1];[.B530];[.J$1];[.K$1];[.I$1];[.C530];[.J$1];[.K$1];[.I$1];[.D530];[.J$1];[.K$1];[.I$1];[.E530];[.J$1];[.L$1];[.M$1];[.K$1])" office:value-type="string" office:string-value="[[“NP.02“,“NP“,“Single Security“,“N“,““]]," calcext:value-type="string">
            <text:p>[[“NP.02“,“NP“,“Single Security“,“N“,““]],</text:p>
          </table:table-cell>
        </table:table-row>
        <table:table-row table:style-name="ro1">
          <table:table-cell office:value-type="string" calcext:value-type="string">
            <text:p>NP.03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Reinsurance Retirement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531];[.J$1];[.K$1];[.I$1];[.B531];[.J$1];[.K$1];[.I$1];[.C531];[.J$1];[.K$1];[.I$1];[.D531];[.J$1];[.K$1];[.I$1];[.E531];[.J$1];[.L$1];[.M$1];[.K$1])" office:value-type="string" office:string-value="[[“NP.03“,“NP“,“Reinsurance Retirements“,“N“,““]]," calcext:value-type="string">
            <text:p>[[“NP.03“,“NP“,“Reinsurance Retirements“,“N“,““]],</text:p>
          </table:table-cell>
        </table:table-row>
        <table:table-row table:style-name="ro1">
          <table:table-cell office:value-type="string" calcext:value-type="string">
            <text:p>NP.04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E-Trading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532];[.J$1];[.K$1];[.I$1];[.B532];[.J$1];[.K$1];[.I$1];[.C532];[.J$1];[.K$1];[.I$1];[.D532];[.J$1];[.K$1];[.I$1];[.E532];[.J$1];[.L$1];[.M$1];[.K$1])" office:value-type="string" office:string-value="[[“NP.04“,“NP“,“E-Trading“,“N“,““]]," calcext:value-type="string">
            <text:p>[[“NP.04“,“NP“,“E-Trading“,“N“,““]],</text:p>
          </table:table-cell>
        </table:table-row>
        <table:table-row table:style-name="ro1">
          <table:table-cell office:value-type="string" calcext:value-type="string">
            <text:p>PROG.9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Visual Basic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533];[.J$1];[.K$1];[.I$1];[.B533];[.J$1];[.K$1];[.I$1];[.C533];[.J$1];[.K$1];[.I$1];[.D533];[.J$1];[.K$1];[.I$1];[.E533];[.J$1];[.L$1];[.M$1];[.K$1])" office:value-type="string" office:string-value="[[“PROG.9“,“PROG“,“Visual Basic“,“Y“,““]]," calcext:value-type="string">
            <text:p>[[“PROG.9“,“PROG“,“Visual Basic“,“Y“,““]],</text:p>
          </table:table-cell>
        </table:table-row>
        <table:table-row table:style-name="ro1">
          <table:table-cell office:value-type="string" calcext:value-type="string">
            <text:p>CHC.R</text:p>
          </table:table-cell>
          <table:table-cell office:value-type="string" calcext:value-type="string">
            <text:p>CHC</text:p>
          </table:table-cell>
          <table:table-cell office:value-type="string" calcext:value-type="string">
            <text:p>Childcare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534];[.J$1];[.K$1];[.I$1];[.B534];[.J$1];[.K$1];[.I$1];[.C534];[.J$1];[.K$1];[.I$1];[.D534];[.J$1];[.K$1];[.I$1];[.E534];[.J$1];[.L$1];[.M$1];[.K$1])" office:value-type="string" office:string-value="[[“CHC.R“,“CHC“,“Childcare“,“Y“,““]]," calcext:value-type="string">
            <text:p>[[“CHC.R“,“CHC“,“Childcare“,“Y“,““]],</text:p>
          </table:table-cell>
        </table:table-row>
        <table:table-row table:style-name="ro1">
          <table:table-cell office:value-type="string" calcext:value-type="string">
            <text:p>WRT.S</text:p>
          </table:table-cell>
          <table:table-cell office:value-type="string" calcext:value-type="string">
            <text:p>WRT</text:p>
          </table:table-cell>
          <table:table-cell office:value-type="string" calcext:value-type="string">
            <text:p>Short Stories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535];[.J$1];[.K$1];[.I$1];[.B535];[.J$1];[.K$1];[.I$1];[.C535];[.J$1];[.K$1];[.I$1];[.D535];[.J$1];[.K$1];[.I$1];[.E535];[.J$1];[.L$1];[.M$1];[.K$1])" office:value-type="string" office:string-value="[[“WRT.S“,“WRT“,“Short Stories“,“N“,““]]," calcext:value-type="string">
            <text:p>[[“WRT.S“,“WRT“,“Short Stories“,“N“,““]],</text:p>
          </table:table-cell>
        </table:table-row>
        <table:table-row table:style-name="ro1">
          <table:table-cell office:value-type="string" calcext:value-type="string">
            <text:p>SPA</text:p>
          </table:table-cell>
          <table:table-cell office:value-type="string" calcext:value-type="string">
            <text:p>FLANG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536];[.J$1];[.K$1];[.I$1];[.B536];[.J$1];[.K$1];[.I$1];[.C536];[.J$1];[.K$1];[.I$1];[.D536];[.J$1];[.K$1];[.I$1];[.E536];[.J$1];[.L$1];[.M$1];[.K$1])" office:value-type="string" office:string-value="[[“SPA“,“FLANG“,“Spanish“,“N“,““]]," calcext:value-type="string">
            <text:p>[[“SPA“,“FLANG“,“Spanish“,“N“,““]],</text:p>
          </table:table-cell>
        </table:table-row>
        <table:table-row table:style-name="ro1">
          <table:table-cell office:value-type="string" calcext:value-type="string">
            <text:p>SHRP.02</text:p>
          </table:table-cell>
          <table:table-cell office:value-type="string" calcext:value-type="string">
            <text:p>SHRP</text:p>
          </table:table-cell>
          <table:table-cell office:value-type="string" calcext:value-type="string">
            <text:p>Hierarchy Changes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537];[.J$1];[.K$1];[.I$1];[.B537];[.J$1];[.K$1];[.I$1];[.C537];[.J$1];[.K$1];[.I$1];[.D537];[.J$1];[.K$1];[.I$1];[.E537];[.J$1];[.L$1];[.M$1];[.K$1])" office:value-type="string" office:string-value="[[“SHRP.02“,“SHRP“,“Hierarchy Changes“,“Y“,““]]," calcext:value-type="string">
            <text:p>[[“SHRP.02“,“SHRP“,“Hierarchy Changes“,“Y“,““]],</text:p>
          </table:table-cell>
        </table:table-row>
        <table:table-row table:style-name="ro1">
          <table:table-cell office:value-type="string" calcext:value-type="string">
            <text:p>CRMP.0</text:p>
          </table:table-cell>
          <table:table-cell office:value-type="string" calcext:value-type="string">
            <text:p>CRMP</text:p>
          </table:table-cell>
          <table:table-cell office:value-type="string" calcext:value-type="string">
            <text:p>CRMP -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538];[.J$1];[.K$1];[.I$1];[.B538];[.J$1];[.K$1];[.I$1];[.C538];[.J$1];[.K$1];[.I$1];[.D538];[.J$1];[.K$1];[.I$1];[.E538];[.J$1];[.L$1];[.M$1];[.K$1])" office:value-type="string" office:string-value="[[“CRMP.0“,“CRMP“,“CRMP - General“,“N“,““]]," calcext:value-type="string">
            <text:p>[[“CRMP.0“,“CRMP“,“CRMP - General“,“N“,““]],</text:p>
          </table:table-cell>
        </table:table-row>
        <table:table-row table:style-name="ro1">
          <table:table-cell office:value-type="string" calcext:value-type="string">
            <text:p>TR.00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ch Risk (General)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539];[.J$1];[.K$1];[.I$1];[.B539];[.J$1];[.K$1];[.I$1];[.C539];[.J$1];[.K$1];[.I$1];[.D539];[.J$1];[.K$1];[.I$1];[.E539];[.J$1];[.L$1];[.M$1];[.K$1])" office:value-type="string" office:string-value="[[“TR.00“,“TR“,“Tech Risk (General)“,“N“,““]]," calcext:value-type="string">
            <text:p>[[“TR.00“,“TR“,“Tech Risk (General)“,“N“,““]],</text:p>
          </table:table-cell>
        </table:table-row>
        <table:table-row table:style-name="ro1">
          <table:table-cell office:value-type="string" calcext:value-type="string">
            <text:p>TR.01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540];[.J$1];[.K$1];[.I$1];[.B540];[.J$1];[.K$1];[.I$1];[.C540];[.J$1];[.K$1];[.I$1];[.D540];[.J$1];[.K$1];[.I$1];[.E540];[.J$1];[.L$1];[.M$1];[.K$1])" office:value-type="string" office:string-value="[[“TR.01“,“TR“,“Ada“,“Y“,““]]," calcext:value-type="string">
            <text:p>[[“TR.01“,“TR“,“Ada“,“Y“,““]],</text:p>
          </table:table-cell>
        </table:table-row>
        <table:table-row table:style-name="ro1">
          <table:table-cell office:value-type="string" calcext:value-type="string">
            <text:p>RC.00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Reg Control - General</text:p>
          </table:table-cell>
          <table:table-cell office:value-type="string" calcext:value-type="string">
            <text:p>Y</text:p>
          </table:table-cell>
          <table:table-cell table:number-columns-repeated="10"/>
          <table:table-cell table:formula="of:=CONCATENATE([.G$1];[.H$1];[.I$1];[.A541];[.J$1];[.K$1];[.I$1];[.B541];[.J$1];[.K$1];[.I$1];[.C541];[.J$1];[.K$1];[.I$1];[.D541];[.J$1];[.K$1];[.I$1];[.E541];[.J$1];[.L$1];[.M$1];[.K$1])" office:value-type="string" office:string-value="[[“RC.00“,“RC“,“Reg Control - General“,“Y“,““]]," calcext:value-type="string">
            <text:p>[[“RC.00“,“RC“,“Reg Control - General“,“Y“,““]],</text:p>
          </table:table-cell>
        </table:table-row>
        <table:table-row table:style-name="ro1">
          <table:table-cell office:value-type="string" calcext:value-type="string">
            <text:p>IRR.00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Intl. Reg. Rep. General</text:p>
          </table:table-cell>
          <table:table-cell office:value-type="string" calcext:value-type="string">
            <text:p>N</text:p>
          </table:table-cell>
          <table:table-cell table:number-columns-repeated="10"/>
          <table:table-cell table:formula="of:=CONCATENATE([.G$1];[.H$1];[.I$1];[.A542];[.J$1];[.K$1];[.I$1];[.B542];[.J$1];[.K$1];[.I$1];[.C542];[.J$1];[.K$1];[.I$1];[.D542];[.J$1];[.K$1];[.I$1];[.E542];[.J$1];[.L$1];[.M$1];[.K$1])" office:value-type="string" office:string-value="[[“IRR.00“,“IRR“,“Intl. Reg. Rep. General“,“N“,““]]," calcext:value-type="string">
            <text:p>[[“IRR.00“,“IRR“,“Intl. Reg. Rep. General“,“N“,““]],</text:p>
          </table:table-cell>
        </table:table-row>
        <table:table-row table:style-name="ro1" table:number-rows-repeated="104803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tblPU" table:style-name="ta1">
        <table:table-column table:style-name="co1" table:number-columns-repeated="5" table:default-cell-style-name="ce1"/>
        <table:table-column table:style-name="co2" table:default-cell-style-name="Default"/>
        <table:table-column table:style-name="co3" table:number-columns-repeated="7" table:default-cell-style-name="ce1"/>
        <table:table-column table:style-name="co3" table:default-cell-style-name="Default"/>
        <table:table-column table:style-name="co7" table:default-cell-style-name="Default"/>
        <table:table-row table:style-name="ro1">
          <table:table-cell table:number-columns-repeated="6"/>
          <table:table-cell table:number-columns-repeated="2" office:value-type="string" calcext:value-type="string">
            <text:p>[</text:p>
          </table:table-cell>
          <table:table-cell table:number-columns-repeated="2" office:value-type="string" calcext:value-type="string">
            <text:p>“</text:p>
          </table:table-cell>
          <table:table-cell office:value-type="string" calcext:value-type="string">
            <text:p>,</text:p>
          </table:table-cell>
          <table:table-cell table:number-columns-repeated="2" office:value-type="string" calcext:value-type="string">
            <text:p>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Silver</text:p>
          </table:table-cell>
          <table:table-cell table:number-columns-repeated="3"/>
          <table:table-cell table:style-name="Default" table:number-columns-repeated="7"/>
          <table:table-cell/>
          <table:table-cell table:formula="of:=CONCATENATE([.G$1];[.H$1];[.I$1];[.A2];[.J$1];[.K$1];[.I$1];[.B2];[.J$1];[.K$1];[.I$1];[.C2];[.J$1];[.L$1];[.M$1];[.K$1])" office:value-type="string" office:string-value="[[“A“,“Admin“,“Silver“]]," calcext:value-type="string">
            <text:p>[[“A“,“Admin“,“Silver“]],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red</text:p>
          </table:table-cell>
          <table:table-cell table:number-columns-repeated="11"/>
          <table:table-cell table:formula="of:=CONCATENATE([.G$1];[.H$1];[.I$1];[.A3];[.J$1];[.K$1];[.I$1];[.B3];[.J$1];[.K$1];[.I$1];[.C3];[.J$1];[.L$1];[.M$1];[.K$1])" office:value-type="string" office:string-value="[[“B“,“Break“,“red“]]," calcext:value-type="string">
            <text:p>[[“B“,“Break“,“red“]],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YellowGreen</text:p>
          </table:table-cell>
          <table:table-cell table:number-columns-repeated="11"/>
          <table:table-cell table:formula="of:=CONCATENATE([.G$1];[.H$1];[.I$1];[.A4];[.J$1];[.K$1];[.I$1];[.B4];[.J$1];[.K$1];[.I$1];[.C4];[.J$1];[.L$1];[.M$1];[.K$1])" office:value-type="string" office:string-value="[[“D“,“Development“,“YellowGreen“]]," calcext:value-type="string">
            <text:p>[[“D“,“Development“,“YellowGreen“]],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IA</text:p>
          </table:table-cell>
          <table:table-cell office:value-type="string" calcext:value-type="string">
            <text:p>pink</text:p>
          </table:table-cell>
          <table:table-cell table:number-columns-repeated="11"/>
          <table:table-cell table:formula="of:=CONCATENATE([.G$1];[.H$1];[.I$1];[.A5];[.J$1];[.K$1];[.I$1];[.B5];[.J$1];[.K$1];[.I$1];[.C5];[.J$1];[.L$1];[.M$1];[.K$1])" office:value-type="string" office:string-value="[[“I“,“IIA“,“pink“]]," calcext:value-type="string">
            <text:p>[[“I“,“IIA“,“pink“]],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lime</text:p>
          </table:table-cell>
          <table:table-cell table:number-columns-repeated="11"/>
          <table:table-cell table:formula="of:=CONCATENATE([.G$1];[.H$1];[.I$1];[.A6];[.J$1];[.K$1];[.I$1];[.B6];[.J$1];[.K$1];[.I$1];[.C6];[.J$1];[.L$1];[.M$1];[.K$1])" office:value-type="string" office:string-value="[[“M“,“Meeting“,“lime“]]," calcext:value-type="string">
            <text:p>[[“M“,“Meeting“,“lime“]],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ocial</text:p>
          </table:table-cell>
          <table:table-cell office:value-type="string" calcext:value-type="string">
            <text:p>yellow</text:p>
          </table:table-cell>
          <table:table-cell table:number-columns-repeated="11"/>
          <table:table-cell table:formula="of:=CONCATENATE([.G$1];[.H$1];[.I$1];[.A7];[.J$1];[.K$1];[.I$1];[.B7];[.J$1];[.K$1];[.I$1];[.C7];[.J$1];[.L$1];[.M$1];[.K$1])" office:value-type="string" office:string-value="[[“S“,“Social“,“yellow“]]," calcext:value-type="string">
            <text:p>[[“S“,“Social“,“yellow“]],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purple</text:p>
          </table:table-cell>
          <table:table-cell table:number-columns-repeated="11"/>
          <table:table-cell table:formula="of:=CONCATENATE([.G$1];[.H$1];[.I$1];[.A8];[.J$1];[.K$1];[.I$1];[.B8];[.J$1];[.K$1];[.I$1];[.C8];[.J$1];[.L$1];[.M$1];[.K$1])" office:value-type="string" office:string-value="[[“P“,“Personal“,“purple“]]," calcext:value-type="string">
            <text:p>[[“P“,“Personal“,“purple“]],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green</text:p>
          </table:table-cell>
          <table:table-cell table:number-columns-repeated="11"/>
          <table:table-cell table:formula="of:=CONCATENATE([.G$1];[.H$1];[.I$1];[.A9];[.J$1];[.K$1];[.I$1];[.B9];[.J$1];[.K$1];[.I$1];[.C9];[.J$1];[.L$1];[.M$1];[.K$1])" office:value-type="string" office:string-value="[[“W“,“Work“,“green“]]," calcext:value-type="string">
            <text:p>[[“W“,“Work“,“green“]],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Untracked</text:p>
          </table:table-cell>
          <table:table-cell office:value-type="string" calcext:value-type="string">
            <text:p>black</text:p>
          </table:table-cell>
          <table:table-cell table:number-columns-repeated="11"/>
          <table:table-cell table:formula="of:=CONCATENATE([.G$1];[.H$1];[.I$1];[.A10];[.J$1];[.K$1];[.I$1];[.B10];[.J$1];[.K$1];[.I$1];[.C10];[.J$1];[.L$1];[.M$1];[.K$1])" office:value-type="string" office:string-value="[[“N“,“Untracked“,“black“]]," calcext:value-type="string">
            <text:p>[[“N“,“Untracked“,“black“]],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earning</text:p>
          </table:table-cell>
          <table:table-cell office:value-type="string" calcext:value-type="string">
            <text:p>gold</text:p>
          </table:table-cell>
          <table:table-cell table:number-columns-repeated="11"/>
          <table:table-cell table:formula="of:=CONCATENATE([.G$1];[.H$1];[.I$1];[.A11];[.J$1];[.K$1];[.I$1];[.B11];[.J$1];[.K$1];[.I$1];[.C11];[.J$1];[.L$1];[.M$1];[.K$1])" office:value-type="string" office:string-value="[[“L“,“Learning“,“gold“]]," calcext:value-type="string">
            <text:p>[[“L“,“Learning“,“gold“]],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orange</text:p>
          </table:table-cell>
          <table:table-cell table:number-columns-repeated="11"/>
          <table:table-cell table:formula="of:=CONCATENATE([.G$1];[.H$1];[.I$1];[.A12];[.J$1];[.K$1];[.I$1];[.B12];[.J$1];[.K$1];[.I$1];[.C12];[.J$1];[.L$1];[.M$1];[.K$1])" office:value-type="string" office:string-value="[[“T“,“Training“,“orange“]]," calcext:value-type="string">
            <text:p>[[“T“,“Training“,“orange“]],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ductive</text:p>
          </table:table-cell>
          <table:table-cell office:value-type="string" calcext:value-type="string">
            <text:p>Peru</text:p>
          </table:table-cell>
          <table:table-cell table:number-columns-repeated="11"/>
          <table:table-cell table:formula="of:=CONCATENATE([.G$1];[.H$1];[.I$1];[.A13];[.J$1];[.K$1];[.I$1];[.B13];[.J$1];[.K$1];[.I$1];[.C13];[.J$1];[.L$1];[.M$1];[.K$1])" office:value-type="string" office:string-value="[[“1“,“Productive“,“Peru“]]," calcext:value-type="string">
            <text:p>[[“1“,“Productive“,“Peru“]],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DimGray</text:p>
          </table:table-cell>
          <table:table-cell table:number-columns-repeated="11"/>
          <table:table-cell table:formula="of:=CONCATENATE([.G$1];[.H$1];[.I$1];[.A14];[.J$1];[.K$1];[.I$1];[.B14];[.J$1];[.K$1];[.I$1];[.C14];[.J$1];[.L$1];[.M$1];[.K$1])" office:value-type="string" office:string-value="[[“2“,“Travel“,“DimGray“]]," calcext:value-type="string">
            <text:p>[[“2“,“Travel“,“DimGray“]],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Cyan</text:p>
          </table:table-cell>
          <table:table-cell table:number-columns-repeated="11"/>
          <table:table-cell table:formula="of:=CONCATENATE([.G$1];[.H$1];[.I$1];[.A15];[.J$1];[.K$1];[.I$1];[.B15];[.J$1];[.K$1];[.I$1];[.C15];[.J$1];[.L$1];[.M$1];[.K$1])" office:value-type="string" office:string-value="[[“R“,“Routine“,“Cyan“]]," calcext:value-type="string">
            <text:p>[[“R“,“Routine“,“Cyan“]],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Blue</text:p>
          </table:table-cell>
          <table:table-cell table:number-columns-repeated="11"/>
          <table:table-cell table:formula="of:=CONCATENATE([.G$1];[.H$1];[.I$1];[.A16];[.J$1];[.K$1];[.I$1];[.B16];[.J$1];[.K$1];[.I$1];[.C16];[.J$1];[.L$1];[.M$1];[.K$1])" office:value-type="string" office:string-value="[[“H“,“Health“,“Blue“]]," calcext:value-type="string">
            <text:p>[[“H“,“Health“,“Blue“]],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Fuchsia</text:p>
          </table:table-cell>
          <table:table-cell table:number-columns-repeated="11"/>
          <table:table-cell table:formula="of:=CONCATENATE([.G$1];[.H$1];[.I$1];[.A17];[.J$1];[.K$1];[.I$1];[.B17];[.J$1];[.K$1];[.I$1];[.C17];[.J$1];[.L$1];[.M$1];[.K$1])" office:value-type="string" office:string-value="[[“3“,“Meal“,“Fuchsia“]]," calcext:value-type="string">
            <text:p>[[“3“,“Meal“,“Fuchsia“]],</text:p>
          </table:table-cell>
        </table:table-row>
        <table:table-row table:style-name="ro1" table:number-rows-repeated="183">
          <table:table-cell table:number-columns-repeated="15"/>
        </table:table-row>
        <table:table-row table:style-name="ro1" table:number-rows-repeated="104837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23:03:46.775781854</meta:creation-date>
    <dc:date>2023-03-24T23:22:25.675571141</dc:date>
    <meta:editing-duration>PT8M24S</meta:editing-duration>
    <meta:editing-cycles>9</meta:editing-cycles>
    <meta:generator>LibreOffice/7.3.7.2$Linux_X86_64 LibreOffice_project/30$Build-2</meta:generator>
    <meta:document-statistic meta:table-count="4" meta:cell-count="4436" meta:object-count="0"/>
  </office:meta>
</office:document-meta>
</file>